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8.368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2.258cm"/>
    </style:style>
    <style:style style:name="co18" style:family="table-column">
      <style:table-column-properties fo:break-before="auto" style:column-width="5.038cm"/>
    </style:style>
    <style:style style:name="co19" style:family="table-column">
      <style:table-column-properties fo:break-before="auto" style:column-width="16.293cm"/>
    </style:style>
    <style:style style:name="co20" style:family="table-column">
      <style:table-column-properties fo:break-before="auto" style:column-width="2.759cm"/>
    </style:style>
    <style:style style:name="co21" style:family="table-column">
      <style:table-column-properties fo:break-before="auto" style:column-width="2.649cm"/>
    </style:style>
    <style:style style:name="co22" style:family="table-column">
      <style:table-column-properties fo:break-before="auto" style:column-width="2.676cm"/>
    </style:style>
    <style:style style:name="co23" style:family="table-column">
      <style:table-column-properties fo:break-before="auto" style:column-width="3.221cm"/>
    </style:style>
    <style:style style:name="co24" style:family="table-column">
      <style:table-column-properties fo:break-before="auto" style:column-width="4.42cm"/>
    </style:style>
    <style:style style:name="co25" style:family="table-column">
      <style:table-column-properties fo:break-before="auto" style:column-width="1.346cm"/>
    </style:style>
    <style:style style:name="co26" style:family="table-column">
      <style:table-column-properties fo:break-before="auto" style:column-width="7.701cm"/>
    </style:style>
    <style:style style:name="co27" style:family="table-column">
      <style:table-column-properties fo:break-before="auto" style:column-width="1.118cm"/>
    </style:style>
    <style:style style:name="co28" style:family="table-column">
      <style:table-column-properties fo:break-before="auto" style:column-width="6.018cm"/>
    </style:style>
    <style:style style:name="co29" style:family="table-column">
      <style:table-column-properties fo:break-before="auto" style:column-width="1.512cm"/>
    </style:style>
    <style:style style:name="co30" style:family="table-column">
      <style:table-column-properties fo:break-before="auto" style:column-width="6.435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GeoExpor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1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1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WikidataExisting.G1"/>
    </style:style>
    <style:style style:name="ce15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WikidataExisting.G1"/>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WikidataExisting.R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WikidataExisting.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6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7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8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9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2"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0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0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style style:name="ce2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2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30" style:family="table-cell" style:parent-style-name="Default">
      <style:map style:condition="cell-content()&gt;1" style:apply-style-name="ConditionalStyle_5f_1" style:base-cell-address="Q131438_1.R1"/>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7"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40"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4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style style:name="ce2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7" style:family="table-cell" style:parent-style-name="Default">
      <style:map style:condition="cell-content()&gt;1" style:apply-style-name="ConditionalStyle_5f_1" style:base-cell-address="Q131438_2.R1"/>
    </style:style>
    <style:style style:name="ce2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4"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5"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style style:name="ce2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3" style:family="table-cell" style:parent-style-name="Default">
      <style:map style:condition="cell-content()&gt;1" style:apply-style-name="ConditionalStyle_5f_1" style:base-cell-address="Q131438_3.R1"/>
    </style:style>
    <style:style style:name="ce2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8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style style:name="ce2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00" style:family="table-cell" style:parent-style-name="Default">
      <style:map style:condition="cell-content()&gt;1" style:apply-style-name="ConditionalStyle_5f_1" style:base-cell-address="Q93195.R1"/>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visibility="collapse" table:default-cell-style-name="Default"/>
        <table:table-column table:style-name="co1" table:visibility="collapse" table:default-cell-style-name="Default"/>
        <table:table-column table:style-name="co1" table:number-columns-repeated="1004"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62" office:value-type="string" calcext:value-type="string">
            <text:p>alias</text:p>
          </table:table-cell>
          <table:table-cell table:style-name="ce90" office:value-type="string" calcext:value-type="string">
            <text:p>P31_is_a</text:p>
          </table:table-cell>
          <table:table-cell table:style-name="ce94"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0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119" office:value-type="string" calcext:value-type="string">
            <text:p>P5097_logainm</text:p>
          </table:table-cell>
          <table:table-cell table:style-name="ce127" office:value-type="string" calcext:value-type="string">
            <text:p>P1545_geohive</text:p>
          </table:table-cell>
          <table:table-cell table:style-name="ce127" office:value-type="string" calcext:value-type="string">
            <text:p>ciic</text:p>
          </table:table-cell>
          <table:table-cell table:style-name="ce136" office:value-type="string" calcext:value-type="string">
            <text:p>count</text:p>
          </table:table-cell>
          <table:table-cell table:style-name="ce142" office:value-type="string" calcext:value-type="string">
            <office:annotation draw:style-name="gr1" draw:text-style-name="P2" svg:width="11.31cm" svg:height="1.508cm" svg:x="71.822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0377</text:p>
          </table:table-cell>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123" office:value-type="string" calcext:value-type="string">
            <text:p>n/a</text:p>
          </table:table-cell>
          <table:table-cell table:style-name="ce130"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office:value-type="string" calcext:value-type="string">
            <text:p>Q85390407</text:p>
          </table:table-cell>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123"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130"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office:value-type="string" calcext:value-type="string">
            <text:p>Q85390382</text:p>
          </table:table-cell>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123"/>
          <table:table-cell table:style-name="ce130"/>
          <table:table-cell table:style-name="ce130"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office:value-type="string" calcext:value-type="string">
            <text:p>Q85390384</text:p>
          </table:table-cell>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123"/>
          <table:table-cell table:style-name="ce130"/>
          <table:table-cell table:style-name="ce130"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office:value-type="string" calcext:value-type="string">
            <text:p>Q85390409</text:p>
          </table:table-cell>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123"/>
          <table:table-cell table:style-name="ce130"/>
          <table:table-cell table:style-name="ce130"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office:value-type="string" calcext:value-type="string">
            <text:p>Q85390388</text:p>
          </table:table-cell>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123"/>
          <table:table-cell table:style-name="ce130"/>
          <table:table-cell table:style-name="ce130"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office:value-type="string" calcext:value-type="string">
            <text:p>Q85390429</text:p>
          </table:table-cell>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123"/>
          <table:table-cell table:style-name="ce130"/>
          <table:table-cell table:style-name="ce130"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office:value-type="string" calcext:value-type="string">
            <text:p>Q85390391</text:p>
          </table:table-cell>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123"/>
          <table:table-cell table:style-name="ce130"/>
          <table:table-cell table:style-name="ce130"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office:value-type="string" calcext:value-type="string">
            <text:p>Q85390394</text:p>
          </table:table-cell>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123"/>
          <table:table-cell table:style-name="ce130"/>
          <table:table-cell table:style-name="ce130"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office:value-type="string" calcext:value-type="string">
            <text:p>Q85390417</text:p>
          </table:table-cell>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123"/>
          <table:table-cell table:style-name="ce130"/>
          <table:table-cell table:style-name="ce130"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office:value-type="string" calcext:value-type="string">
            <text:p>Q85390711</text:p>
          </table:table-cell>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123" office:value-type="float" office:value="43913" calcext:value-type="float">
            <text:p>43913</text:p>
          </table:table-cell>
          <table:table-cell table:style-name="ce130"/>
          <table:table-cell table:style-name="ce130"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office:value-type="string" calcext:value-type="string">
            <text:p>Q85391730</text:p>
          </table:table-cell>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123"/>
          <table:table-cell table:style-name="ce130"/>
          <table:table-cell table:style-name="ce130"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office:value-type="string" calcext:value-type="string">
            <text:p>Q85391717</text:p>
          </table:table-cell>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123"/>
          <table:table-cell table:style-name="ce130"/>
          <table:table-cell table:style-name="ce130"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office:value-type="string" calcext:value-type="string">
            <text:p>Q85391648</text:p>
          </table:table-cell>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123"/>
          <table:table-cell table:style-name="ce130"/>
          <table:table-cell table:style-name="ce130"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office:value-type="string" calcext:value-type="string">
            <text:p>Q85391650</text:p>
          </table:table-cell>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123"/>
          <table:table-cell table:style-name="ce130"/>
          <table:table-cell table:style-name="ce130"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office:value-type="string" calcext:value-type="string">
            <text:p>Q85391732</text:p>
          </table:table-cell>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123"/>
          <table:table-cell table:style-name="ce130"/>
          <table:table-cell table:style-name="ce130"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office:value-type="string" calcext:value-type="string">
            <text:p>Q85391699</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123" office:value-type="float" office:value="17499" calcext:value-type="float">
            <text:p>17499</text:p>
          </table:table-cell>
          <table:table-cell table:style-name="ce130"/>
          <table:table-cell table:style-name="ce130"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office:value-type="string" calcext:value-type="string">
            <text:p>Q85391762</text:p>
          </table:table-cell>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123"/>
          <table:table-cell table:style-name="ce130"/>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office:value-type="string" calcext:value-type="string">
            <text:p>Q85391654</text:p>
          </table:table-cell>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123"/>
          <table:table-cell table:style-name="ce130"/>
          <table:table-cell table:style-name="ce130"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office:value-type="string" calcext:value-type="string">
            <text:p>Q85391701</text:p>
          </table:table-cell>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123"/>
          <table:table-cell table:style-name="ce130"/>
          <table:table-cell table:style-name="ce130"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office:value-type="string" calcext:value-type="string">
            <text:p>Q85391656</text:p>
          </table:table-cell>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123"/>
          <table:table-cell table:style-name="ce130"/>
          <table:table-cell table:style-name="ce130"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office:value-type="string" calcext:value-type="string">
            <text:p>Q85391719</text:p>
          </table:table-cell>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123"/>
          <table:table-cell table:style-name="ce130"/>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office:value-type="string" calcext:value-type="string">
            <text:p>Q85391658</text:p>
          </table:table-cell>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123"/>
          <table:table-cell table:style-name="ce130"/>
          <table:table-cell table:style-name="ce130"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office:value-type="string" calcext:value-type="string">
            <text:p>Q85391704</text:p>
          </table:table-cell>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123"/>
          <table:table-cell table:style-name="ce130"/>
          <table:table-cell table:style-name="ce130"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office:value-type="string" calcext:value-type="string">
            <text:p>Q85391660</text:p>
          </table:table-cell>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123"/>
          <table:table-cell table:style-name="ce130"/>
          <table:table-cell table:style-name="ce130"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office:value-type="string" calcext:value-type="string">
            <text:p>Q85391706</text:p>
          </table:table-cell>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123"/>
          <table:table-cell table:style-name="ce130"/>
          <table:table-cell table:style-name="ce130"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office:value-type="string" calcext:value-type="string">
            <text:p>Q85391666</text:p>
          </table:table-cell>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123"/>
          <table:table-cell table:style-name="ce130"/>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123"/>
          <table:table-cell table:style-name="ce130"/>
          <table:table-cell table:style-name="ce130"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office:value-type="string" calcext:value-type="string">
            <text:p>Q85391668</text:p>
          </table:table-cell>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123"/>
          <table:table-cell table:style-name="ce130"/>
          <table:table-cell table:style-name="ce130"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office:value-type="string" calcext:value-type="string">
            <text:p>Q85391671</text:p>
          </table:table-cell>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123"/>
          <table:table-cell table:style-name="ce130"/>
          <table:table-cell table:style-name="ce130"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office:value-type="string" calcext:value-type="string">
            <text:p>Q85391673</text:p>
          </table:table-cell>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123"/>
          <table:table-cell table:style-name="ce130"/>
          <table:table-cell table:style-name="ce130"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office:value-type="string" calcext:value-type="string">
            <text:p>Q85391707</text:p>
          </table:table-cell>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123"/>
          <table:table-cell table:style-name="ce130"/>
          <table:table-cell table:style-name="ce130"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office:value-type="string" calcext:value-type="string">
            <text:p>Q85391722</text:p>
          </table:table-cell>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123"/>
          <table:table-cell table:style-name="ce130"/>
          <table:table-cell table:style-name="ce130"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office:value-type="string" calcext:value-type="string">
            <text:p>Q85391675</text:p>
          </table:table-cell>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123"/>
          <table:table-cell table:style-name="ce130"/>
          <table:table-cell table:style-name="ce130"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office:value-type="string" calcext:value-type="string">
            <text:p>Q85391677</text:p>
          </table:table-cell>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123"/>
          <table:table-cell table:style-name="ce130"/>
          <table:table-cell table:style-name="ce130"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office:value-type="string" calcext:value-type="string">
            <text:p>Q85391680</text:p>
          </table:table-cell>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123"/>
          <table:table-cell table:style-name="ce130"/>
          <table:table-cell table:style-name="ce130"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office:value-type="string" calcext:value-type="string">
            <text:p>Q85391708</text:p>
          </table:table-cell>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123"/>
          <table:table-cell table:style-name="ce130"/>
          <table:table-cell table:style-name="ce130"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office:value-type="string" calcext:value-type="string">
            <text:p>Q8539171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123"/>
          <table:table-cell table:style-name="ce130"/>
          <table:table-cell table:style-name="ce130"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office:value-type="string" calcext:value-type="string">
            <text:p>Q85391685</text:p>
          </table:table-cell>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123"/>
          <table:table-cell table:style-name="ce130"/>
          <table:table-cell table:style-name="ce130"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office:value-type="string" calcext:value-type="string">
            <text:p>Q85391711</text:p>
          </table:table-cell>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123"/>
          <table:table-cell table:style-name="ce130"/>
          <table:table-cell table:style-name="ce130"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123"/>
          <table:table-cell table:style-name="ce130"/>
          <table:table-cell table:style-name="ce130"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138"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123"/>
          <table:table-cell table:style-name="ce130"/>
          <table:table-cell table:style-name="ce130"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123"/>
          <table:table-cell table:style-name="ce130"/>
          <table:table-cell table:style-name="ce130"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123"/>
          <table:table-cell table:style-name="ce130"/>
          <table:table-cell table:style-name="ce130"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123"/>
          <table:table-cell table:style-name="ce130"/>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123"/>
          <table:table-cell table:style-name="ce130"/>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123"/>
          <table:table-cell table:style-name="ce130"/>
          <table:table-cell table:style-name="ce130"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123"/>
          <table:table-cell table:style-name="ce130"/>
          <table:table-cell table:style-name="ce130"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123"/>
          <table:table-cell table:style-name="ce130"/>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123"/>
          <table:table-cell table:style-name="ce130"/>
          <table:table-cell table:style-name="ce130"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123" office:value-type="float" office:value="8780" calcext:value-type="float">
            <text:p>8780</text:p>
          </table:table-cell>
          <table:table-cell table:style-name="ce130"/>
          <table:table-cell table:style-name="ce130"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123" office:value-type="float" office:value="8815" calcext:value-type="float">
            <text:p>8815</text:p>
          </table:table-cell>
          <table:table-cell table:style-name="ce130"/>
          <table:table-cell table:style-name="ce130"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130"/>
          <table:table-cell table:style-name="ce130"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123" office:value-type="float" office:value="9071" calcext:value-type="float">
            <text:p>9071</text:p>
          </table:table-cell>
          <table:table-cell table:style-name="ce130"/>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130"/>
          <table:table-cell table:style-name="ce130"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130"/>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123" office:value-type="float" office:value="9881" calcext:value-type="float">
            <text:p>9881</text:p>
          </table:table-cell>
          <table:table-cell table:style-name="ce130"/>
          <table:table-cell table:style-name="ce130"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130"/>
          <table:table-cell table:style-name="ce130"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123" office:value-type="float" office:value="9138" calcext:value-type="float">
            <text:p>9138</text:p>
          </table:table-cell>
          <table:table-cell table:style-name="ce130"/>
          <table:table-cell table:style-name="ce130"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130"/>
          <table:table-cell table:style-name="ce130"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130"/>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123" office:value-type="float" office:value="8299" calcext:value-type="float">
            <text:p>8299</text:p>
          </table:table-cell>
          <table:table-cell table:style-name="ce130"/>
          <table:table-cell table:style-name="ce130"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office:value-type="string" calcext:value-type="string">
            <text:p>Q85394270</text:p>
          </table:table-cell>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123" office:value-type="float" office:value="9970" calcext:value-type="float">
            <text:p>9970</text:p>
          </table:table-cell>
          <table:table-cell table:style-name="ce130"/>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130"/>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130"/>
          <table:table-cell table:style-name="ce130"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123" office:value-type="float" office:value="11342" calcext:value-type="float">
            <text:p>11342</text:p>
          </table:table-cell>
          <table:table-cell table:style-name="ce130"/>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123" office:value-type="float" office:value="11434" calcext:value-type="float">
            <text:p>11434</text:p>
          </table:table-cell>
          <table:table-cell table:style-name="ce130"/>
          <table:table-cell table:style-name="ce130"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123" office:value-type="float" office:value="11549" calcext:value-type="float">
            <text:p>11549</text:p>
          </table:table-cell>
          <table:table-cell table:style-name="ce130"/>
          <table:table-cell table:style-name="ce130"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130"/>
          <table:table-cell table:style-name="ce130"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130"/>
          <table:table-cell table:style-name="ce130"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123" office:value-type="float" office:value="11552" calcext:value-type="float">
            <text:p>11552</text:p>
          </table:table-cell>
          <table:table-cell table:style-name="ce130"/>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123" office:value-type="float" office:value="8237" calcext:value-type="float">
            <text:p>8237</text:p>
          </table:table-cell>
          <table:table-cell table:style-name="ce130"/>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130"/>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123" office:value-type="float" office:value="11553" calcext:value-type="float">
            <text:p>11553</text:p>
          </table:table-cell>
          <table:table-cell table:style-name="ce130"/>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123" office:value-type="float" office:value="11243" calcext:value-type="float">
            <text:p>11243</text:p>
          </table:table-cell>
          <table:table-cell table:style-name="ce130"/>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123" office:value-type="float" office:value="11538" calcext:value-type="float">
            <text:p>11538</text:p>
          </table:table-cell>
          <table:table-cell table:style-name="ce130"/>
          <table:table-cell table:style-name="ce130"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123" office:value-type="float" office:value="11451" calcext:value-type="float">
            <text:p>11451</text:p>
          </table:table-cell>
          <table:table-cell table:style-name="ce130"/>
          <table:table-cell table:style-name="ce130"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130"/>
          <table:table-cell table:style-name="ce130"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130"/>
          <table:table-cell table:style-name="ce130"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123"/>
          <table:table-cell table:style-name="ce130"/>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130"/>
          <table:table-cell table:style-name="ce130"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123" office:value-type="float" office:value="1411932" calcext:value-type="float">
            <text:p>1411932</text:p>
          </table:table-cell>
          <table:table-cell table:style-name="ce130"/>
          <table:table-cell table:style-name="ce130"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123" office:value-type="float" office:value="24261" calcext:value-type="float">
            <text:p>24261</text:p>
          </table:table-cell>
          <table:table-cell table:style-name="ce130"/>
          <table:table-cell table:style-name="ce130"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123" office:value-type="float" office:value="22713" calcext:value-type="float">
            <text:p>22713</text:p>
          </table:table-cell>
          <table:table-cell table:style-name="ce130"/>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123" office:value-type="float" office:value="22749" calcext:value-type="float">
            <text:p>22749</text:p>
          </table:table-cell>
          <table:table-cell table:style-name="ce130"/>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123" office:value-type="float" office:value="22479" calcext:value-type="float">
            <text:p>22479</text:p>
          </table:table-cell>
          <table:table-cell table:style-name="ce130"/>
          <table:table-cell table:style-name="ce130"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123" office:value-type="float" office:value="22455" calcext:value-type="float">
            <text:p>22455</text:p>
          </table:table-cell>
          <table:table-cell table:style-name="ce130"/>
          <table:table-cell table:style-name="ce130"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123" office:value-type="float" office:value="22488" calcext:value-type="float">
            <text:p>22488</text:p>
          </table:table-cell>
          <table:table-cell table:style-name="ce130"/>
          <table:table-cell table:style-name="ce130"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123" office:value-type="float" office:value="22747" calcext:value-type="float">
            <text:p>22747</text:p>
          </table:table-cell>
          <table:table-cell table:style-name="ce130"/>
          <table:table-cell table:style-name="ce130"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130"/>
          <table:table-cell table:style-name="ce130"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office:value-type="string" calcext:value-type="string">
            <text:p>Q85394310</text:p>
          </table:table-cell>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123"/>
          <table:table-cell table:style-name="ce130"/>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123" office:value-type="float" office:value="22440" calcext:value-type="float">
            <text:p>22440</text:p>
          </table:table-cell>
          <table:table-cell table:style-name="ce130"/>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123" office:value-type="float" office:value="22456" calcext:value-type="float">
            <text:p>22456</text:p>
          </table:table-cell>
          <table:table-cell table:style-name="ce130"/>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123" office:value-type="float" office:value="22441" calcext:value-type="float">
            <text:p>22441</text:p>
          </table:table-cell>
          <table:table-cell table:style-name="ce130"/>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123" office:value-type="float" office:value="22647" calcext:value-type="float">
            <text:p>22647</text:p>
          </table:table-cell>
          <table:table-cell table:style-name="ce130"/>
          <table:table-cell table:style-name="ce130"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123" office:value-type="float" office:value="22607" calcext:value-type="float">
            <text:p>22607</text:p>
          </table:table-cell>
          <table:table-cell table:style-name="ce130"/>
          <table:table-cell table:style-name="ce130"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123" office:value-type="float" office:value="22443" calcext:value-type="float">
            <text:p>22443</text:p>
          </table:table-cell>
          <table:table-cell table:style-name="ce130"/>
          <table:table-cell table:style-name="ce130"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123" office:value-type="float" office:value="22742" calcext:value-type="float">
            <text:p>22742</text:p>
          </table:table-cell>
          <table:table-cell table:style-name="ce130"/>
          <table:table-cell table:style-name="ce130"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123" office:value-type="float" office:value="22457" calcext:value-type="float">
            <text:p>22457</text:p>
          </table:table-cell>
          <table:table-cell table:style-name="ce130"/>
          <table:table-cell table:style-name="ce130"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123" office:value-type="float" office:value="22609" calcext:value-type="float">
            <text:p>22609</text:p>
          </table:table-cell>
          <table:table-cell table:style-name="ce130"/>
          <table:table-cell table:style-name="ce130"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123" office:value-type="float" office:value="24660" calcext:value-type="float">
            <text:p>24660</text:p>
          </table:table-cell>
          <table:table-cell table:style-name="ce130"/>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123" office:value-type="float" office:value="22572" calcext:value-type="float">
            <text:p>22572</text:p>
          </table:table-cell>
          <table:table-cell table:style-name="ce130"/>
          <table:table-cell table:style-name="ce130"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123" office:value-type="float" office:value="22553" calcext:value-type="float">
            <text:p>22553</text:p>
          </table:table-cell>
          <table:table-cell table:style-name="ce130"/>
          <table:table-cell table:style-name="ce130"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123" office:value-type="float" office:value="22621" calcext:value-type="float">
            <text:p>22621</text:p>
          </table:table-cell>
          <table:table-cell table:style-name="ce130"/>
          <table:table-cell table:style-name="ce130"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123" office:value-type="float" office:value="22554" calcext:value-type="float">
            <text:p>22554</text:p>
          </table:table-cell>
          <table:table-cell table:style-name="ce130"/>
          <table:table-cell table:style-name="ce130"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123" office:value-type="float" office:value="22787" calcext:value-type="float">
            <text:p>22787</text:p>
          </table:table-cell>
          <table:table-cell table:style-name="ce130"/>
          <table:table-cell table:style-name="ce130"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123" office:value-type="float" office:value="22764" calcext:value-type="float">
            <text:p>22764</text:p>
          </table:table-cell>
          <table:table-cell table:style-name="ce130"/>
          <table:table-cell table:style-name="ce130"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123" office:value-type="float" office:value="22582" calcext:value-type="float">
            <text:p>22582</text:p>
          </table:table-cell>
          <table:table-cell table:style-name="ce130"/>
          <table:table-cell table:style-name="ce130"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130"/>
          <table:table-cell table:style-name="ce130"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123" office:value-type="float" office:value="22685" calcext:value-type="float">
            <text:p>22685</text:p>
          </table:table-cell>
          <table:table-cell table:style-name="ce130"/>
          <table:table-cell table:style-name="ce130"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123" office:value-type="float" office:value="22724" calcext:value-type="float">
            <text:p>22724</text:p>
          </table:table-cell>
          <table:table-cell table:style-name="ce130"/>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123" office:value-type="float" office:value="22767" calcext:value-type="float">
            <text:p>22767</text:p>
          </table:table-cell>
          <table:table-cell table:style-name="ce130"/>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123" office:value-type="float" office:value="22517" calcext:value-type="float">
            <text:p>22517</text:p>
          </table:table-cell>
          <table:table-cell table:style-name="ce130"/>
          <table:table-cell table:style-name="ce130"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130"/>
          <table:table-cell table:style-name="ce130"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123" office:value-type="float" office:value="22452" calcext:value-type="float">
            <text:p>22452</text:p>
          </table:table-cell>
          <table:table-cell table:style-name="ce130"/>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123" office:value-type="float" office:value="22668" calcext:value-type="float">
            <text:p>22668</text:p>
          </table:table-cell>
          <table:table-cell table:style-name="ce130"/>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123"/>
          <table:table-cell table:style-name="ce130"/>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123"/>
          <table:table-cell table:style-name="ce130"/>
          <table:table-cell table:style-name="ce130"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130"/>
          <table:table-cell table:style-name="ce130"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123"/>
          <table:table-cell table:style-name="ce130"/>
          <table:table-cell table:style-name="ce130"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130"/>
          <table:table-cell table:style-name="ce130"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130"/>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130"/>
          <table:table-cell table:style-name="ce130"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130"/>
          <table:table-cell table:style-name="ce130"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130"/>
          <table:table-cell table:style-name="ce130"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123" office:value-type="float" office:value="22863" calcext:value-type="float">
            <text:p>22863</text:p>
          </table:table-cell>
          <table:table-cell table:style-name="ce130"/>
          <table:table-cell table:style-name="ce130"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130"/>
          <table:table-cell table:style-name="ce130"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123" office:value-type="float" office:value="22988" calcext:value-type="float">
            <text:p>22988</text:p>
          </table:table-cell>
          <table:table-cell table:style-name="ce130"/>
          <table:table-cell table:style-name="ce130"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130"/>
          <table:table-cell table:style-name="ce130"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123" office:value-type="float" office:value="22094" calcext:value-type="float">
            <text:p>22094</text:p>
          </table:table-cell>
          <table:table-cell table:style-name="ce130"/>
          <table:table-cell table:style-name="ce130"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123" office:value-type="float" office:value="22255" calcext:value-type="float">
            <text:p>22255</text:p>
          </table:table-cell>
          <table:table-cell table:style-name="ce130"/>
          <table:table-cell table:style-name="ce130"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123" office:value-type="float" office:value="22424" calcext:value-type="float">
            <text:p>22424</text:p>
          </table:table-cell>
          <table:table-cell table:style-name="ce130"/>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123" office:value-type="float" office:value="22344" calcext:value-type="float">
            <text:p>22344</text:p>
          </table:table-cell>
          <table:table-cell table:style-name="ce130"/>
          <table:table-cell table:style-name="ce130"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123" office:value-type="float" office:value="22295" calcext:value-type="float">
            <text:p>22295</text:p>
          </table:table-cell>
          <table:table-cell table:style-name="ce130"/>
          <table:table-cell table:style-name="ce130"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123" office:value-type="float" office:value="22106" calcext:value-type="float">
            <text:p>22106</text:p>
          </table:table-cell>
          <table:table-cell table:style-name="ce130"/>
          <table:table-cell table:style-name="ce130"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123" office:value-type="float" office:value="22072" calcext:value-type="float">
            <text:p>22072</text:p>
          </table:table-cell>
          <table:table-cell table:style-name="ce130"/>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123" office:value-type="float" office:value="22109" calcext:value-type="float">
            <text:p>22109</text:p>
          </table:table-cell>
          <table:table-cell table:style-name="ce130"/>
          <table:table-cell table:style-name="ce130"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123" office:value-type="float" office:value="22299" calcext:value-type="float">
            <text:p>22299</text:p>
          </table:table-cell>
          <table:table-cell table:style-name="ce130"/>
          <table:table-cell table:style-name="ce130"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123" office:value-type="float" office:value="22322" calcext:value-type="float">
            <text:p>22322</text:p>
          </table:table-cell>
          <table:table-cell table:style-name="ce130"/>
          <table:table-cell table:style-name="ce130"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123" office:value-type="float" office:value="23420" calcext:value-type="float">
            <text:p>23420</text:p>
          </table:table-cell>
          <table:table-cell table:style-name="ce130"/>
          <table:table-cell table:style-name="ce130"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130"/>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123" office:value-type="float" office:value="23765" calcext:value-type="float">
            <text:p>23765</text:p>
          </table:table-cell>
          <table:table-cell table:style-name="ce130"/>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123" office:value-type="float" office:value="24431" calcext:value-type="float">
            <text:p>24431</text:p>
          </table:table-cell>
          <table:table-cell table:style-name="ce130"/>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123"/>
          <table:table-cell table:style-name="ce130"/>
          <table:table-cell table:style-name="ce130"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130"/>
          <table:table-cell table:style-name="ce130"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130"/>
          <table:table-cell table:style-name="ce130"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123" office:value-type="float" office:value="24576" calcext:value-type="float">
            <text:p>24576</text:p>
          </table:table-cell>
          <table:table-cell table:style-name="ce130"/>
          <table:table-cell table:style-name="ce130"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130"/>
          <table:table-cell table:style-name="ce130"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123" office:value-type="float" office:value="24293" calcext:value-type="float">
            <text:p>24293</text:p>
          </table:table-cell>
          <table:table-cell table:style-name="ce130"/>
          <table:table-cell table:style-name="ce130"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130"/>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123" office:value-type="float" office:value="22036" calcext:value-type="float">
            <text:p>22036</text:p>
          </table:table-cell>
          <table:table-cell table:style-name="ce130"/>
          <table:table-cell table:style-name="ce130"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123" office:value-type="float" office:value="30557" calcext:value-type="float">
            <text:p>30557</text:p>
          </table:table-cell>
          <table:table-cell table:style-name="ce130"/>
          <table:table-cell table:style-name="ce130"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123" office:value-type="float" office:value="30936" calcext:value-type="float">
            <text:p>30936</text:p>
          </table:table-cell>
          <table:table-cell table:style-name="ce130"/>
          <table:table-cell table:style-name="ce130"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123" office:value-type="float" office:value="30798" calcext:value-type="float">
            <text:p>30798</text:p>
          </table:table-cell>
          <table:table-cell table:style-name="ce130"/>
          <table:table-cell table:style-name="ce130"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123" office:value-type="float" office:value="47983" calcext:value-type="float">
            <text:p>47983</text:p>
          </table:table-cell>
          <table:table-cell table:style-name="ce130"/>
          <table:table-cell table:style-name="ce130"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130"/>
          <table:table-cell table:style-name="ce130"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123" office:value-type="float" office:value="50003" calcext:value-type="float">
            <text:p>50003</text:p>
          </table:table-cell>
          <table:table-cell table:style-name="ce130"/>
          <table:table-cell table:style-name="ce130"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123" office:value-type="float" office:value="50546" calcext:value-type="float">
            <text:p>50546</text:p>
          </table:table-cell>
          <table:table-cell table:style-name="ce130"/>
          <table:table-cell table:style-name="ce130"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123" office:value-type="float" office:value="49454" calcext:value-type="float">
            <text:p>49454</text:p>
          </table:table-cell>
          <table:table-cell table:style-name="ce130"/>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123" office:value-type="float" office:value="50630" calcext:value-type="float">
            <text:p>50630</text:p>
          </table:table-cell>
          <table:table-cell table:style-name="ce130"/>
          <table:table-cell table:style-name="ce130"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123" office:value-type="float" office:value="49702" calcext:value-type="float">
            <text:p>49702</text:p>
          </table:table-cell>
          <table:table-cell table:style-name="ce130"/>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123" office:value-type="float" office:value="49746" calcext:value-type="float">
            <text:p>49746</text:p>
          </table:table-cell>
          <table:table-cell table:style-name="ce130"/>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130"/>
          <table:table-cell table:style-name="ce130"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123" office:value-type="float" office:value="49738" calcext:value-type="float">
            <text:p>49738</text:p>
          </table:table-cell>
          <table:table-cell table:style-name="ce130"/>
          <table:table-cell table:style-name="ce130"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123" office:value-type="float" office:value="49367" calcext:value-type="float">
            <text:p>49367</text:p>
          </table:table-cell>
          <table:table-cell table:style-name="ce130"/>
          <table:table-cell table:style-name="ce130"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130"/>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130"/>
          <table:table-cell table:style-name="ce130"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123" office:value-type="float" office:value="49481" calcext:value-type="float">
            <text:p>49481</text:p>
          </table:table-cell>
          <table:table-cell table:style-name="ce130"/>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123" office:value-type="float" office:value="49201" calcext:value-type="float">
            <text:p>49201</text:p>
          </table:table-cell>
          <table:table-cell table:style-name="ce130"/>
          <table:table-cell table:style-name="ce130"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123" office:value-type="float" office:value="50492" calcext:value-type="float">
            <text:p>50492</text:p>
          </table:table-cell>
          <table:table-cell table:style-name="ce130"/>
          <table:table-cell table:style-name="ce130"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123"/>
          <table:table-cell table:style-name="ce130"/>
          <table:table-cell table:style-name="ce130"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123"/>
          <table:table-cell table:style-name="ce130"/>
          <table:table-cell table:style-name="ce130"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123"/>
          <table:table-cell table:style-name="ce130"/>
          <table:table-cell table:style-name="ce130"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123" office:value-type="float" office:value="49103" calcext:value-type="float">
            <text:p>49103</text:p>
          </table:table-cell>
          <table:table-cell table:style-name="ce130"/>
          <table:table-cell table:style-name="ce130"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123" office:value-type="float" office:value="49060" calcext:value-type="float">
            <text:p>49060</text:p>
          </table:table-cell>
          <table:table-cell table:style-name="ce130"/>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123" office:value-type="float" office:value="61366" calcext:value-type="float">
            <text:p>61366</text:p>
          </table:table-cell>
          <table:table-cell table:style-name="ce130"/>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123"/>
          <table:table-cell table:style-name="ce130"/>
          <table:table-cell table:style-name="ce130"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123" office:value-type="float" office:value="3796" calcext:value-type="float">
            <text:p>3796</text:p>
          </table:table-cell>
          <table:table-cell table:style-name="ce130"/>
          <table:table-cell table:style-name="ce130"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123"/>
          <table:table-cell table:style-name="ce130"/>
          <table:table-cell table:style-name="ce130"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123" office:value-type="float" office:value="14203" calcext:value-type="float">
            <text:p>14203</text:p>
          </table:table-cell>
          <table:table-cell table:style-name="ce130"/>
          <table:table-cell table:style-name="ce130"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123" office:value-type="float" office:value="121032" calcext:value-type="float">
            <text:p>121032</text:p>
          </table:table-cell>
          <table:table-cell table:style-name="ce130"/>
          <table:table-cell table:style-name="ce130"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123" office:value-type="float" office:value="57618" calcext:value-type="float">
            <text:p>57618</text:p>
          </table:table-cell>
          <table:table-cell table:style-name="ce130"/>
          <table:table-cell table:style-name="ce130"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123" office:value-type="float" office:value="65249" calcext:value-type="float">
            <text:p>65249</text:p>
          </table:table-cell>
          <table:table-cell table:style-name="ce130"/>
          <table:table-cell table:style-name="ce130"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123"/>
          <table:table-cell table:style-name="ce130"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123"/>
          <table:table-cell table:style-name="ce130"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WikidataExisting" table:style-name="ta2">
        <table:table-column table:style-name="co17" table:number-columns-repeated="2" table:default-cell-style-name="ce2"/>
        <table:table-column table:style-name="co18" table:default-cell-style-name="ce51"/>
        <table:table-column table:style-name="co17" table:default-cell-style-name="ce51"/>
        <table:table-column table:style-name="co17" table:default-cell-style-name="ce150"/>
        <table:table-column table:style-name="co17" table:default-cell-style-name="ce19"/>
        <table:table-column table:style-name="co17" table:default-cell-style-name="ce154"/>
        <table:table-column table:style-name="co17" table:number-columns-repeated="5" table:default-cell-style-name="ce2"/>
        <table:table-column table:style-name="co17" table:default-cell-style-name="ce156"/>
        <table:table-column table:style-name="co17" table:default-cell-style-name="ce43"/>
        <table:table-column table:style-name="co17" table:default-cell-style-name="ce157"/>
        <table:table-column table:style-name="co17" table:number-columns-repeated="2" table:default-cell-style-name="ce159"/>
        <table:table-column table:style-name="co17" table:default-cell-style-name="ce162"/>
        <table:table-column table:style-name="co19" table:default-cell-style-name="ce65"/>
        <table:table-column table:style-name="co17"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13"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61" office:value-type="string" calcext:value-type="string">
            <text:p>count</text:p>
          </table:table-cell>
          <table:table-cell table:style-name="ce143"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1">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1">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1">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60"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1">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1">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58"/>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1">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60"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1">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60"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WikidataExisting.O1:WikidataExisting.Q8">
            <calcext:condition calcext:apply-style-name="ConditionalStyle_1" calcext:value="contains-text(&quot;,&quot;)" calcext:base-cell-address="WikidataExisting.O1"/>
          </calcext:conditional-format>
          <calcext:conditional-format calcext:target-range-address="WikidataExisting.O1:WikidataExisting.O8">
            <calcext:condition calcext:apply-style-name="ConditionalStyle_2" calcext:value="contains-text(&quot;n/a&quot;)" calcext:base-cell-address="WikidataExisting.O1"/>
          </calcext:conditional-format>
          <calcext:conditional-format calcext:target-range-address="WikidataExisting.G1:WikidataExisting.G8">
            <calcext:condition calcext:apply-style-name="ConditionalStyle_3" calcext:value="=&quot;Q26&quot;" calcext:base-cell-address="WikidataExisting.G1"/>
          </calcext:conditional-format>
          <calcext:conditional-format calcext:target-range-address="WikidataExisting.E1:WikidataExisting.E8">
            <calcext:condition calcext:apply-style-name="ConditionalStyle_4" calcext:value="formula-is(LEN(TRIM([.E1]))=0)" calcext:base-cell-address="WikidataExisting.E1"/>
          </calcext:conditional-format>
          <calcext:conditional-format calcext:target-range-address="WikidataExisting.R1:WikidataExisting.R8">
            <calcext:condition calcext:apply-style-name="ConditionalStyle_1" calcext:value="&gt;1" calcext:base-cell-address="WikidataExisting.R1"/>
          </calcext:conditional-format>
          <calcext:conditional-format calcext:target-range-address="WikidataExisting.M1:WikidataExisting.M8">
            <calcext:condition calcext:apply-style-name="ConditionalStyle_4" calcext:value="contains-text(&quot;0;0&quot;)" calcext:base-cell-address="WikidataExisting.M1"/>
          </calcext:conditional-format>
        </calcext:conditional-formats>
      </table:table>
      <table:table table:name="Q164421" table:style-name="ta2">
        <table:table-column table:style-name="co17" table:number-columns-repeated="4" table:default-cell-style-name="ce2"/>
        <table:table-column table:style-name="co17" table:default-cell-style-name="ce167"/>
        <table:table-column table:style-name="co17" table:default-cell-style-name="ce19"/>
        <table:table-column table:style-name="co17" table:default-cell-style-name="ce169"/>
        <table:table-column table:style-name="co17" table:number-columns-repeated="5" table:default-cell-style-name="ce2"/>
        <table:table-column table:style-name="co17" table:default-cell-style-name="ce171"/>
        <table:table-column table:style-name="co17" table:default-cell-style-name="ce2"/>
        <table:table-column table:style-name="co17" table:default-cell-style-name="ce172"/>
        <table:table-column table:style-name="co17" table:number-columns-repeated="2" table:default-cell-style-name="ce174"/>
        <table:table-column table:style-name="co17" table:default-cell-style-name="ce177"/>
        <table:table-column table:style-name="co17" table:default-cell-style-name="ce65"/>
        <table:table-column table:style-name="co17" table:number-columns-repeated="12"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164" office:value-type="string" calcext:value-type="string">
            <text:p>alias</text:p>
          </table:table-cell>
          <table:table-cell table:style-name="ce90" office:value-type="string" calcext:value-type="string">
            <text:p>P31_is_a</text:p>
          </table:table-cell>
          <table:table-cell table:style-name="ce168"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70"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6" office:value-type="string" calcext:value-type="string">
            <text:p>count</text:p>
          </table:table-cell>
          <table:table-cell table:style-name="ce142"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65"/>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72"/>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1">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66"/>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75"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1">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73"/>
          <table:table-cell table:style-name="ce51"/>
          <table:table-cell table:style-name="ce51"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1">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1">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1">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1">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1">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1">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1">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1">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2">
        <table:table-column table:style-name="co17" table:number-columns-repeated="4" table:default-cell-style-name="ce2"/>
        <table:table-column table:style-name="co17" table:default-cell-style-name="ce179"/>
        <table:table-column table:style-name="co17" table:default-cell-style-name="ce19"/>
        <table:table-column table:style-name="co17" table:default-cell-style-name="ce18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7" table:default-cell-style-name="ce186"/>
        <table:table-column table:style-name="co17" table:default-cell-style-name="ce2"/>
        <table:table-column table:style-name="co17" table:default-cell-style-name="ce190"/>
        <table:table-column table:style-name="co17" table:number-columns-repeated="2" table:default-cell-style-name="ce193"/>
        <table:table-column table:style-name="co17" table:default-cell-style-name="ce198"/>
        <table:table-column table:style-name="co17" table:default-cell-style-name="ce65"/>
        <table:table-column table:style-name="co17" table:number-columns-repeated="12"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178" office:value-type="string" calcext:value-type="string">
            <text:p>alias</text:p>
          </table:table-cell>
          <table:table-cell table:style-name="ce90" office:value-type="string" calcext:value-type="string">
            <text:p>P31_is_a</text:p>
          </table:table-cell>
          <table:table-cell table:style-name="ce181"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185"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97" office:value-type="string" calcext:value-type="string">
            <text:p>count</text:p>
          </table:table-cell>
          <table:table-cell table:style-name="ce142"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1">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1">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1">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1">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6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6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1">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196"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1">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1">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1">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187"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1">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196"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1">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1">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1">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1">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1">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83"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188" office:value-type="string" calcext:value-type="string">
            <text:p>52.5775,-7.121388888888888</text:p>
          </table:table-cell>
          <table:table-cell table:style-name="ce3" office:value-type="float" office:value="5371753" calcext:value-type="float">
            <text:p>5371753</text:p>
          </table:table-cell>
          <table:table-cell table:style-name="ce191"/>
          <table:table-cell table:style-name="ce194"/>
          <table:table-cell table:style-name="ce194"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1">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196"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1">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1">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1">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1">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1">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1">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1">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1">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1">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1">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01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1">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01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80"/>
          <table:table-cell table:style-name="ce20" office:value-type="string" calcext:value-type="string">
            <text:p>Q2221906</text:p>
          </table:table-cell>
          <table:table-cell table:style-name="ce184"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189" office:value-type="string" calcext:value-type="string">
            <text:p>52.9663889,-6.624444444444445</text:p>
          </table:table-cell>
          <table:table-cell table:style-name="ce4"/>
          <table:table-cell table:style-name="ce192"/>
          <table:table-cell table:style-name="ce195"/>
          <table:table-cell table:style-name="ce195" office:value-type="float" office:value="49" calcext:value-type="float">
            <text:p>49</text:p>
          </table:table-cell>
          <table:table-cell table:style-name="ce199"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1">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1">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00" office:value-type="string" calcext:value-type="string">
            <text:p>alias</text:p>
          </table:table-cell>
          <table:table-cell table:style-name="ce90" office:value-type="string" calcext:value-type="string">
            <text:p>P31_is_a</text:p>
          </table:table-cell>
          <table:table-cell table:style-name="ce207"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12"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18" office:value-type="string" calcext:value-type="string">
            <text:p>P5097_logainm</text:p>
          </table:table-cell>
          <table:table-cell table:style-name="ce222" office:value-type="string" calcext:value-type="string">
            <text:p>P1545_geohive</text:p>
          </table:table-cell>
          <table:table-cell table:style-name="ce222" office:value-type="string" calcext:value-type="string">
            <text:p>ciic</text:p>
          </table:table-cell>
          <table:table-cell table:style-name="ce227" office:value-type="string" calcext:value-type="string">
            <text:p>count</text:p>
          </table:table-cell>
          <table:table-cell table:style-name="ce142"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13" office:value-type="string" calcext:value-type="string">
            <text:p>53.0222222,-9.063611111111111</text:p>
          </table:table-cell>
          <table:table-cell table:style-name="ce2" office:value-type="float" office:value="4670081" calcext:value-type="float">
            <text:p>4670081</text:p>
          </table:table-cell>
          <table:table-cell table:style-name="ce218"/>
          <table:table-cell table:style-name="ce222"/>
          <table:table-cell table:style-name="ce222" office:value-type="float" office:value="52" calcext:value-type="float">
            <text:p>52</text:p>
          </table:table-cell>
          <table:table-cell table:style-name="ce228"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18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cm" svg:height="4.842cm" svg:x="17.587cm" svg:y="1.818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text:p>
          </table:table-cell>
          <table:table-cell table:style-name="ce202"/>
          <table:table-cell table:style-name="ce5" office:value-type="string" calcext:value-type="string">
            <text:p>Q1357964</text:p>
          </table:table-cell>
          <table:table-cell table:style-name="ce209"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14" office:value-type="string" calcext:value-type="string">
            <text:p>52.8463,-8.9807</text:p>
          </table:table-cell>
          <table:table-cell table:style-name="ce5"/>
          <table:table-cell table:style-name="ce219"/>
          <table:table-cell table:style-name="ce223"/>
          <table:table-cell table:style-name="ce223" office:value-type="float" office:value="53" calcext:value-type="float">
            <text:p>53</text:p>
          </table:table-cell>
          <table:table-cell table:style-name="ce22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18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01" office:value-type="string" calcext:value-type="string">
            <text:p>An tSeantsráid</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13" office:value-type="string" calcext:value-type="string">
            <text:p>52.8033333,-8.447777777777778</text:p>
          </table:table-cell>
          <table:table-cell table:style-name="ce2" office:value-type="float" office:value="5616517" calcext:value-type="float">
            <text:p>5616517</text:p>
          </table:table-cell>
          <table:table-cell table:style-name="ce218"/>
          <table:table-cell table:style-name="ce222"/>
          <table:table-cell table:style-name="ce222" office:value-type="float" office:value="54" calcext:value-type="float">
            <text:p>54</text:p>
          </table:table-cell>
          <table:table-cell table:style-name="ce228"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01" office:value-type="string" calcext:value-type="string">
            <text:p>An Com Liath Tho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13" office:value-type="string" calcext:value-type="string">
            <text:p>51.7330556,-9.28361111111111</text:p>
          </table:table-cell>
          <table:table-cell table:style-name="ce2" office:value-type="float" office:value="5990863" calcext:value-type="float">
            <text:p>5990863</text:p>
          </table:table-cell>
          <table:table-cell table:style-name="ce218"/>
          <table:table-cell table:style-name="ce222"/>
          <table:table-cell table:style-name="ce222" office:value-type="float" office:value="55" calcext:value-type="float">
            <text:p>55</text:p>
          </table:table-cell>
          <table:table-cell table:style-name="ce228"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13" office:value-type="string" calcext:value-type="string">
            <text:p>52.0680556,-8.599444444444446</text:p>
          </table:table-cell>
          <table:table-cell table:style-name="ce2" office:value-type="float" office:value="5860030" calcext:value-type="float">
            <text:p>5860030</text:p>
          </table:table-cell>
          <table:table-cell table:style-name="ce218"/>
          <table:table-cell table:style-name="ce222"/>
          <table:table-cell table:style-name="ce222" office:value-type="float" office:value="56" calcext:value-type="float">
            <text:p>56</text:p>
          </table:table-cell>
          <table:table-cell table:style-name="ce228"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01" office:value-type="string" calcext:value-type="string">
            <text:p>Baile na bPórta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3" office:value-type="string" calcext:value-type="string">
            <text:p>52.0102778,-8.453333333333333</text:p>
          </table:table-cell>
          <table:table-cell table:style-name="ce2" office:value-type="float" office:value="6384608" calcext:value-type="float">
            <text:p>6384608</text:p>
          </table:table-cell>
          <table:table-cell table:style-name="ce218"/>
          <table:table-cell table:style-name="ce222"/>
          <table:table-cell table:style-name="ce225" office:value-type="string" calcext:value-type="string">
            <text:p>59,60</text:p>
          </table:table-cell>
          <table:table-cell table:style-name="ce228"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15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13" office:value-type="string" calcext:value-type="string">
            <text:p>52.0086111,-8.360555555555555</text:p>
          </table:table-cell>
          <table:table-cell table:style-name="ce2" office:value-type="float" office:value="6368014" calcext:value-type="float">
            <text:p>6368014</text:p>
          </table:table-cell>
          <table:table-cell table:style-name="ce218"/>
          <table:table-cell table:style-name="ce222"/>
          <table:table-cell table:style-name="ce222" office:value-type="float" office:value="61" calcext:value-type="float">
            <text:p>61</text:p>
          </table:table-cell>
          <table:table-cell table:style-name="ce228"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01" office:value-type="string" calcext:value-type="string">
            <text:p>Dún Bolg</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3" office:value-type="string" calcext:value-type="string">
            <text:p>51.9808333,-8.452777777777778</text:p>
          </table:table-cell>
          <table:table-cell table:style-name="ce2" office:value-type="float" office:value="6385377" calcext:value-type="float">
            <text:p>6385377</text:p>
          </table:table-cell>
          <table:table-cell table:style-name="ce218"/>
          <table:table-cell table:style-name="ce222"/>
          <table:table-cell table:style-name="ce222" office:value-type="float" office:value="62" calcext:value-type="float">
            <text:p>62</text:p>
          </table:table-cell>
          <table:table-cell table:style-name="ce228"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01" office:value-type="string" calcext:value-type="string">
            <text:p>Gleann an Mhuilinn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13" office:value-type="string" calcext:value-type="string">
            <text:p>51.9694444,-8.175555555555555</text:p>
          </table:table-cell>
          <table:table-cell table:style-name="ce2" office:value-type="float" office:value="6384971" calcext:value-type="float">
            <text:p>6384971</text:p>
          </table:table-cell>
          <table:table-cell table:style-name="ce218"/>
          <table:table-cell table:style-name="ce222"/>
          <table:table-cell table:style-name="ce225" office:value-type="float" office:value="63.64" calcext:value-type="float">
            <text:p>63,64</text:p>
          </table:table-cell>
          <table:table-cell table:style-name="ce228"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01" office:value-type="string" calcext:value-type="string">
            <text:p>Ráth Ghobái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13" office:value-type="string" calcext:value-type="string">
            <text:p>52.0052778,-8.24611111111111</text:p>
          </table:table-cell>
          <table:table-cell table:style-name="ce2" office:value-type="float" office:value="6388535" calcext:value-type="float">
            <text:p>6388535</text:p>
          </table:table-cell>
          <table:table-cell table:style-name="ce218"/>
          <table:table-cell table:style-name="ce222"/>
          <table:table-cell table:style-name="ce222" office:value-type="float" office:value="65" calcext:value-type="float">
            <text:p>65</text:p>
          </table:table-cell>
          <table:table-cell table:style-name="ce228"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01" office:value-type="string" calcext:value-type="string">
            <text:p>Fánchoill agus Na Coillte</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13" office:value-type="string" calcext:value-type="string">
            <text:p>51.7122222,-9.935277777777777</text:p>
          </table:table-cell>
          <table:table-cell table:style-name="ce2" office:value-type="float" office:value="4793209" calcext:value-type="float">
            <text:p>4793209</text:p>
          </table:table-cell>
          <table:table-cell table:style-name="ce218" office:value-type="float" office:value="8780" calcext:value-type="float">
            <text:p>8780</text:p>
          </table:table-cell>
          <table:table-cell table:style-name="ce222"/>
          <table:table-cell table:style-name="ce222" office:value-type="float" office:value="66" calcext:value-type="float">
            <text:p>66</text:p>
          </table:table-cell>
          <table:table-cell table:style-name="ce228"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01" office:value-type="string" calcext:value-type="string">
            <text:p>Gamhair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13" office:value-type="string" calcext:value-type="string">
            <text:p>51.6288889,-9.981666666666667</text:p>
          </table:table-cell>
          <table:table-cell table:style-name="ce2" office:value-type="float" office:value="5812537" calcext:value-type="float">
            <text:p>5812537</text:p>
          </table:table-cell>
          <table:table-cell table:style-name="ce218" office:value-type="float" office:value="8815" calcext:value-type="float">
            <text:p>8815</text:p>
          </table:table-cell>
          <table:table-cell table:style-name="ce222"/>
          <table:table-cell table:style-name="ce222" office:value-type="float" office:value="67" calcext:value-type="float">
            <text:p>67</text:p>
          </table:table-cell>
          <table:table-cell table:style-name="ce228"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13" office:value-type="string" calcext:value-type="string">
            <text:p>51.7275,-9.711944444444443</text:p>
          </table:table-cell>
          <table:table-cell table:style-name="ce2" office:value-type="float" office:value="5979103" calcext:value-type="float">
            <text:p>5979103</text:p>
          </table:table-cell>
          <table:table-cell table:style-name="ce220"/>
          <table:table-cell table:style-name="ce222"/>
          <table:table-cell table:style-name="ce222" office:value-type="float" office:value="68" calcext:value-type="float">
            <text:p>68</text:p>
          </table:table-cell>
          <table:table-cell table:style-name="ce228"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01" office:value-type="string" calcext:value-type="string">
            <text:p>Achadh Loiscthe</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13" office:value-type="string" calcext:value-type="string">
            <text:p>51.6788889,-8.846944444444444</text:p>
          </table:table-cell>
          <table:table-cell table:style-name="ce2" office:value-type="float" office:value="5994609" calcext:value-type="float">
            <text:p>5994609</text:p>
          </table:table-cell>
          <table:table-cell table:style-name="ce218" office:value-type="float" office:value="9071" calcext:value-type="float">
            <text:p>9071</text:p>
          </table:table-cell>
          <table:table-cell table:style-name="ce222"/>
          <table:table-cell table:style-name="ce225" office:value-type="string" calcext:value-type="string">
            <text:p>69,70,71</text:p>
          </table:table-cell>
          <table:table-cell table:style-name="ce228"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08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13" office:value-type="string" calcext:value-type="string">
            <text:p>51.7708333,-9.088055555555556</text:p>
          </table:table-cell>
          <table:table-cell table:style-name="ce2" office:value-type="float" office:value="6156514" calcext:value-type="float">
            <text:p>6156514</text:p>
          </table:table-cell>
          <table:table-cell table:style-name="ce220"/>
          <table:table-cell table:style-name="ce222"/>
          <table:table-cell table:style-name="ce222" office:value-type="float" office:value="72" calcext:value-type="float">
            <text:p>72</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01" office:value-type="string" calcext:value-type="string">
            <text:p>Ceathrú Bhalda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13" office:value-type="string" calcext:value-type="string">
            <text:p>51.6883333,-8.95611111111111</text:p>
          </table:table-cell>
          <table:table-cell table:style-name="ce2" office:value-type="float" office:value="5995001" calcext:value-type="float">
            <text:p>5995001</text:p>
          </table:table-cell>
          <table:table-cell table:style-name="ce220"/>
          <table:table-cell table:style-name="ce222"/>
          <table:table-cell table:style-name="ce225" office:value-type="float" office:value="73.74" calcext:value-type="float">
            <text:p>73,74</text:p>
          </table:table-cell>
          <table:table-cell table:style-name="ce228"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01" office:value-type="string" calcext:value-type="string">
            <text:p>Caoinrát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13" office:value-type="string" calcext:value-type="string">
            <text:p>51.7594444,-9.185833333333333</text:p>
          </table:table-cell>
          <table:table-cell table:style-name="ce2" office:value-type="float" office:value="5990901" calcext:value-type="float">
            <text:p>5990901</text:p>
          </table:table-cell>
          <table:table-cell table:style-name="ce218" office:value-type="float" office:value="9881" calcext:value-type="float">
            <text:p>9881</text:p>
          </table:table-cell>
          <table:table-cell table:style-name="ce222"/>
          <table:table-cell table:style-name="ce222" office:value-type="float" office:value="75" calcext:value-type="float">
            <text:p>75</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06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13" office:value-type="string" calcext:value-type="string">
            <text:p>51.645,-8.893055555555556</text:p>
          </table:table-cell>
          <table:table-cell table:style-name="ce2" office:value-type="float" office:value="5998059" calcext:value-type="float">
            <text:p>5998059</text:p>
          </table:table-cell>
          <table:table-cell table:style-name="ce220"/>
          <table:table-cell table:style-name="ce222"/>
          <table:table-cell table:style-name="ce222" office:value-type="float" office:value="76" calcext:value-type="float">
            <text:p>76</text:p>
          </table:table-cell>
          <table:table-cell table:style-name="ce228"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01" office:value-type="string" calcext:value-type="string">
            <text:p>An Bhuirgéisea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13" office:value-type="string" calcext:value-type="string">
            <text:p>51.5777778,-9.0125</text:p>
          </table:table-cell>
          <table:table-cell table:style-name="ce2" office:value-type="float" office:value="5908298" calcext:value-type="float">
            <text:p>5908298</text:p>
          </table:table-cell>
          <table:table-cell table:style-name="ce218" office:value-type="float" office:value="9138" calcext:value-type="float">
            <text:p>9138</text:p>
          </table:table-cell>
          <table:table-cell table:style-name="ce222"/>
          <table:table-cell table:style-name="ce222" office:value-type="float" office:value="77" calcext:value-type="float">
            <text:p>77</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13" office:value-type="string" calcext:value-type="string">
            <text:p>51.9577778,-8.539722222222222</text:p>
          </table:table-cell>
          <table:table-cell table:style-name="ce2" office:value-type="float" office:value="5688488" calcext:value-type="float">
            <text:p>5688488</text:p>
          </table:table-cell>
          <table:table-cell table:style-name="ce220"/>
          <table:table-cell table:style-name="ce222"/>
          <table:table-cell table:style-name="ce222" office:value-type="float" office:value="78" calcext:value-type="float">
            <text:p>78</text:p>
          </table:table-cell>
          <table:table-cell table:style-name="ce228"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01" office:value-type="string" calcext:value-type="string">
            <text:p>Ráth an Cheanain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13" office:value-type="string" calcext:value-type="string">
            <text:p>51.9772222,-8.075555555555555</text:p>
          </table:table-cell>
          <table:table-cell table:style-name="ce2" office:value-type="float" office:value="6364485" calcext:value-type="float">
            <text:p>6364485</text:p>
          </table:table-cell>
          <table:table-cell table:style-name="ce220"/>
          <table:table-cell table:style-name="ce222"/>
          <table:table-cell table:style-name="ce225" office:value-type="string" calcext:value-type="string">
            <text:p>79,80</text:p>
          </table:table-cell>
          <table:table-cell table:style-name="ce228"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85394270</text:p>
          </table:table-cell>
          <table:table-cell table:style-name="ce2" office:value-type="string" calcext:value-type="string">
            <text:p>en</text:p>
          </table:table-cell>
          <table:table-cell table:style-name="ce51" office:value-type="string" calcext:value-type="string">
            <text:p>Ballyknock Townland</text:p>
          </table:table-cell>
          <table:table-cell table:style-name="ce51" office:value-type="string" calcext:value-type="string">
            <text:p>Ballyknock Townland, Co. Cork</text:p>
          </table:table-cell>
          <table:table-cell table:style-name="ce203"/>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13" office:value-type="string" calcext:value-type="string">
            <text:p>52.0269444,-8.071111111111112</text:p>
          </table:table-cell>
          <table:table-cell table:style-name="ce43" office:value-type="float" office:value="6356326" calcext:value-type="float">
            <text:p>6356326</text:p>
          </table:table-cell>
          <table:table-cell table:style-name="ce218" office:value-type="float" office:value="9970" calcext:value-type="float">
            <text:p>9970</text:p>
          </table:table-cell>
          <table:table-cell table:style-name="ce222"/>
          <table:table-cell table:style-name="ce225" office:value-type="string" calcext:value-type="string">
            <text:p>82,83,84,85,86,87,88,89,90,91,92,93,94,95,96</text:p>
          </table:table-cell>
          <table:table-cell table:style-name="ce228"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13" office:value-type="string" calcext:value-type="string">
            <text:p>51.8386111,-8.608333333333333</text:p>
          </table:table-cell>
          <table:table-cell table:style-name="ce2" office:value-type="float" office:value="6169174" calcext:value-type="float">
            <text:p>6169174</text:p>
          </table:table-cell>
          <table:table-cell table:style-name="ce220"/>
          <table:table-cell table:style-name="ce222"/>
          <table:table-cell table:style-name="ce225" office:value-type="string" calcext:value-type="string">
            <text:p>97,98,99,100,101,102</text:p>
          </table:table-cell>
          <table:table-cell table:style-name="ce228"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01" office:value-type="string" calcext:value-type="string">
            <text:p>Cúil an Fhéi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13" office:value-type="string" calcext:value-type="string">
            <text:p>51.9558333,-8.823888888888888</text:p>
          </table:table-cell>
          <table:table-cell table:style-name="ce2" office:value-type="float" office:value="6173583" calcext:value-type="float">
            <text:p>6173583</text:p>
          </table:table-cell>
          <table:table-cell table:style-name="ce218" office:value-type="float" office:value="11342" calcext:value-type="float">
            <text:p>11342</text:p>
          </table:table-cell>
          <table:table-cell table:style-name="ce222"/>
          <table:table-cell table:style-name="ce225" office:value-type="float" office:value="104.105" calcext:value-type="float">
            <text:p>104,105</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01" office:value-type="string" calcext:value-type="string">
            <text:p>Duílis</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13" office:value-type="string" calcext:value-type="string">
            <text:p>51.9408333,-8.887777777777778</text:p>
          </table:table-cell>
          <table:table-cell table:style-name="ce2" office:value-type="float" office:value="6175602" calcext:value-type="float">
            <text:p>6175602</text:p>
          </table:table-cell>
          <table:table-cell table:style-name="ce218" office:value-type="float" office:value="11434" calcext:value-type="float">
            <text:p>11434</text:p>
          </table:table-cell>
          <table:table-cell table:style-name="ce222"/>
          <table:table-cell table:style-name="ce222" office:value-type="float" office:value="106" calcext:value-type="float">
            <text:p>106</text:p>
          </table:table-cell>
          <table:table-cell table:style-name="ce228"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829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01" office:value-type="string" calcext:value-type="string">
            <text:p>Gleann na gCloch Thuaid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911111,-8.866111111111111</text:p>
          </table:table-cell>
          <table:table-cell table:style-name="ce2" office:value-type="float" office:value="6173334" calcext:value-type="float">
            <text:p>6173334</text:p>
          </table:table-cell>
          <table:table-cell table:style-name="ce218" office:value-type="float" office:value="11549" calcext:value-type="float">
            <text:p>11549</text:p>
          </table:table-cell>
          <table:table-cell table:style-name="ce222"/>
          <table:table-cell table:style-name="ce222" office:value-type="float" office:value="107" calcext:value-type="float">
            <text:p>107</text:p>
          </table:table-cell>
          <table:table-cell table:style-name="ce228"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875,-8.81</text:p>
          </table:table-cell>
          <table:table-cell table:style-name="ce2" office:value-type="float" office:value="6173335" calcext:value-type="float">
            <text:p>6173335</text:p>
          </table:table-cell>
          <table:table-cell table:style-name="ce220"/>
          <table:table-cell table:style-name="ce222"/>
          <table:table-cell table:style-name="ce222" office:value-type="float" office:value="108" calcext:value-type="float">
            <text:p>108</text:p>
          </table:table-cell>
          <table:table-cell table:style-name="ce228"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855556,-8.789444444444444</text:p>
          </table:table-cell>
          <table:table-cell table:style-name="ce2" office:value-type="float" office:value="6163387" calcext:value-type="float">
            <text:p>6163387</text:p>
          </table:table-cell>
          <table:table-cell table:style-name="ce220"/>
          <table:table-cell table:style-name="ce222"/>
          <table:table-cell table:style-name="ce222" office:value-type="float" office:value="109" calcext:value-type="float">
            <text:p>109</text:p>
          </table:table-cell>
          <table:table-cell table:style-name="ce228"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01" office:value-type="string" calcext:value-type="string">
            <text:p>An Cnoc Ramha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575,-8.83888888888889</text:p>
          </table:table-cell>
          <table:table-cell table:style-name="ce2" office:value-type="float" office:value="6173253" calcext:value-type="float">
            <text:p>6173253</text:p>
          </table:table-cell>
          <table:table-cell table:style-name="ce218" office:value-type="float" office:value="11552" calcext:value-type="float">
            <text:p>11552</text:p>
          </table:table-cell>
          <table:table-cell table:style-name="ce222"/>
          <table:table-cell table:style-name="ce225" office:value-type="float" office:value="110.111" calcext:value-type="float">
            <text:p>110,111</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744444,-8.779444444444445</text:p>
          </table:table-cell>
          <table:table-cell table:style-name="ce2" office:value-type="float" office:value="6163395" calcext:value-type="float">
            <text:p>6163395</text:p>
          </table:table-cell>
          <table:table-cell table:style-name="ce220"/>
          <table:table-cell table:style-name="ce222"/>
          <table:table-cell table:style-name="ce225" office:value-type="string" calcext:value-type="string">
            <text:p>118,119,120,121</text:p>
          </table:table-cell>
          <table:table-cell table:style-name="ce228"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01" office:value-type="string" calcext:value-type="string">
            <text:p>Cnoc idir Dhá Abhainn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708333,-8.829444444444444</text:p>
          </table:table-cell>
          <table:table-cell table:style-name="ce2" office:value-type="float" office:value="6173279" calcext:value-type="float">
            <text:p>6173279</text:p>
          </table:table-cell>
          <table:table-cell table:style-name="ce218" office:value-type="float" office:value="11553" calcext:value-type="float">
            <text:p>11553</text:p>
          </table:table-cell>
          <table:table-cell table:style-name="ce222"/>
          <table:table-cell table:style-name="ce225" office:value-type="float" office:value="122.123" calcext:value-type="float">
            <text:p>122,123</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01" office:value-type="string" calcext:value-type="string">
            <text:p>An Rú Mó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13" office:value-type="string" calcext:value-type="string">
            <text:p>51.8866667,-8.784166666666666</text:p>
          </table:table-cell>
          <table:table-cell table:style-name="ce2" office:value-type="float" office:value="6171286" calcext:value-type="float">
            <text:p>6171286</text:p>
          </table:table-cell>
          <table:table-cell table:style-name="ce218" office:value-type="float" office:value="11243" calcext:value-type="float">
            <text:p>11243</text:p>
          </table:table-cell>
          <table:table-cell table:style-name="ce222"/>
          <table:table-cell table:style-name="ce225" office:value-type="string" calcext:value-type="string">
            <text:p>124,125,126</text:p>
          </table:table-cell>
          <table:table-cell table:style-name="ce228"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01" office:value-type="string" calcext:value-type="string">
            <text:p>An Tulaigh Mhó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13" office:value-type="string" calcext:value-type="string">
            <text:p>51.9463889,-8.757222222222222</text:p>
          </table:table-cell>
          <table:table-cell table:style-name="ce2" office:value-type="float" office:value="6167687" calcext:value-type="float">
            <text:p>6167687</text:p>
          </table:table-cell>
          <table:table-cell table:style-name="ce218" office:value-type="float" office:value="11538" calcext:value-type="float">
            <text:p>11538</text:p>
          </table:table-cell>
          <table:table-cell table:style-name="ce222"/>
          <table:table-cell table:style-name="ce222" office:value-type="float" office:value="127" calcext:value-type="float">
            <text:p>127</text:p>
          </table:table-cell>
          <table:table-cell table:style-name="ce228"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01" office:value-type="string" calcext:value-type="string">
            <text:p>Carraig an Ghiolla</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13" office:value-type="string" calcext:value-type="string">
            <text:p>52.0075,-8.909166666666668</text:p>
          </table:table-cell>
          <table:table-cell table:style-name="ce2" office:value-type="float" office:value="6133254" calcext:value-type="float">
            <text:p>6133254</text:p>
          </table:table-cell>
          <table:table-cell table:style-name="ce218" office:value-type="float" office:value="11451" calcext:value-type="float">
            <text:p>11451</text:p>
          </table:table-cell>
          <table:table-cell table:style-name="ce222"/>
          <table:table-cell table:style-name="ce222" office:value-type="float" office:value="128" calcext:value-type="float">
            <text:p>128</text:p>
          </table:table-cell>
          <table:table-cell table:style-name="ce228"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13" office:value-type="string" calcext:value-type="string">
            <text:p>51.5086111,-9.02638888888889</text:p>
          </table:table-cell>
          <table:table-cell table:style-name="ce2" office:value-type="float" office:value="6018126" calcext:value-type="float">
            <text:p>6018126</text:p>
          </table:table-cell>
          <table:table-cell table:style-name="ce220"/>
          <table:table-cell table:style-name="ce222"/>
          <table:table-cell table:style-name="ce222" office:value-type="float" office:value="129" calcext:value-type="float">
            <text:p>129</text:p>
          </table:table-cell>
          <table:table-cell table:style-name="ce228"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821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04"/>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13" office:value-type="string" calcext:value-type="string">
            <text:p>52.0666667,-8.928055555555554</text:p>
          </table:table-cell>
          <table:table-cell table:style-name="ce2" office:value-type="float" office:value="5887360" calcext:value-type="float">
            <text:p>5887360</text:p>
          </table:table-cell>
          <table:table-cell table:style-name="ce220"/>
          <table:table-cell table:style-name="ce222"/>
          <table:table-cell table:style-name="ce222" office:value-type="float" office:value="130" calcext:value-type="float">
            <text:p>130</text:p>
          </table:table-cell>
          <table:table-cell table:style-name="ce228"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319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01" office:value-type="string" calcext:value-type="string">
            <text:p>An Seantó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13" office:value-type="string" calcext:value-type="string">
            <text:p>51.8494444, -9.115</text:p>
          </table:table-cell>
          <table:table-cell table:style-name="ce2" office:value-type="float" office:value="6133274" calcext:value-type="float">
            <text:p>6133274</text:p>
          </table:table-cell>
          <table:table-cell table:style-name="ce218"/>
          <table:table-cell table:style-name="ce222"/>
          <table:table-cell table:style-name="ce226" office:value-type="string" calcext:value-type="string">
            <text:p>131,132,133</text:p>
          </table:table-cell>
          <table:table-cell table:style-name="ce228"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13" office:value-type="string" calcext:value-type="string">
            <text:p>51.8283333,-9.228055555555555</text:p>
          </table:table-cell>
          <table:table-cell table:style-name="ce2" office:value-type="float" office:value="6155931" calcext:value-type="float">
            <text:p>6155931</text:p>
          </table:table-cell>
          <table:table-cell table:style-name="ce220"/>
          <table:table-cell table:style-name="ce222"/>
          <table:table-cell table:style-name="ce222" office:value-type="float" office:value="134" calcext:value-type="float">
            <text:p>134</text:p>
          </table:table-cell>
          <table:table-cell table:style-name="ce228"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319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05"/>
          <table:table-cell table:style-name="ce20" office:value-type="string" calcext:value-type="string">
            <text:p>Q2221906</text:p>
          </table:table-cell>
          <table:table-cell table:style-name="ce210"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15" office:value-type="string" calcext:value-type="string">
            <text:p>51.9261111,-9.08388888888889</text:p>
          </table:table-cell>
          <table:table-cell table:style-name="ce4"/>
          <table:table-cell table:style-name="ce221"/>
          <table:table-cell table:style-name="ce224"/>
          <table:table-cell table:style-name="ce224" office:value-type="float" office:value="135" calcext:value-type="float">
            <text:p>135</text:p>
          </table:table-cell>
          <table:table-cell table:style-name="ce229"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01" office:value-type="string" calcext:value-type="string">
            <text:p>Ard Fhearta</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16" office:value-type="string" calcext:value-type="string">
            <text:p>52.3288889,-9.772777777777778</text:p>
          </table:table-cell>
          <table:table-cell table:style-name="ce2" office:value-type="float" office:value="6297127" calcext:value-type="float">
            <text:p>6297127</text:p>
          </table:table-cell>
          <table:table-cell table:style-name="ce218" office:value-type="float" office:value="1411932" calcext:value-type="float">
            <text:p>1411932</text:p>
          </table:table-cell>
          <table:table-cell table:style-name="ce222"/>
          <table:table-cell table:style-name="ce222" office:value-type="float" office:value="136" calcext:value-type="float">
            <text:p>136</text:p>
          </table:table-cell>
          <table:table-cell table:style-name="ce228"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01"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13" office:value-type="string" calcext:value-type="string">
            <text:p>52.3627778,-9.724166666666667</text:p>
          </table:table-cell>
          <table:table-cell table:style-name="ce2" office:value-type="float" office:value="6297143" calcext:value-type="float">
            <text:p>6297143</text:p>
          </table:table-cell>
          <table:table-cell table:style-name="ce218" office:value-type="float" office:value="24261" calcext:value-type="float">
            <text:p>24261</text:p>
          </table:table-cell>
          <table:table-cell table:style-name="ce222"/>
          <table:table-cell table:style-name="ce222" office:value-type="float" office:value="137" calcext:value-type="float">
            <text:p>137</text:p>
          </table:table-cell>
          <table:table-cell table:style-name="ce228"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01" office:value-type="string" calcext:value-type="string">
            <text:p>Áth an Charbaill</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13" office:value-type="string" calcext:value-type="string">
            <text:p>52.1294444,-10.17611111111111</text:p>
          </table:table-cell>
          <table:table-cell table:style-name="ce2" office:value-type="float" office:value="6197494" calcext:value-type="float">
            <text:p>6197494</text:p>
          </table:table-cell>
          <table:table-cell table:style-name="ce218" office:value-type="float" office:value="22713" calcext:value-type="float">
            <text:p>22713</text:p>
          </table:table-cell>
          <table:table-cell table:style-name="ce222"/>
          <table:table-cell table:style-name="ce225" office:value-type="string" calcext:value-type="string">
            <text:p>138,139,140</text:p>
          </table:table-cell>
          <table:table-cell table:style-name="ce228"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01" office:value-type="string" calcext:value-type="string">
            <text:p>An Eaglais</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13" office:value-type="string" calcext:value-type="string">
            <text:p>52.1330556,-10.138055555555555</text:p>
          </table:table-cell>
          <table:table-cell table:style-name="ce2" office:value-type="float" office:value="6206124" calcext:value-type="float">
            <text:p>6206124</text:p>
          </table:table-cell>
          <table:table-cell table:style-name="ce218" office:value-type="float" office:value="22749" calcext:value-type="float">
            <text:p>22749</text:p>
          </table:table-cell>
          <table:table-cell table:style-name="ce222"/>
          <table:table-cell table:style-name="ce225" office:value-type="float" office:value="141.142" calcext:value-type="float">
            <text:p>141,142</text:p>
          </table:table-cell>
          <table:table-cell table:style-name="ce228"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01" office:value-type="string" calcext:value-type="string">
            <text:p>Áth na gCeap</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13" office:value-type="string" calcext:value-type="string">
            <text:p>52.1591667,-10.063055555555556</text:p>
          </table:table-cell>
          <table:table-cell table:style-name="ce2" office:value-type="float" office:value="6148927" calcext:value-type="float">
            <text:p>6148927</text:p>
          </table:table-cell>
          <table:table-cell table:style-name="ce218" office:value-type="float" office:value="22479" calcext:value-type="float">
            <text:p>22479</text:p>
          </table:table-cell>
          <table:table-cell table:style-name="ce222"/>
          <table:table-cell table:style-name="ce222" office:value-type="float" office:value="143" calcext:value-type="float">
            <text:p>143</text:p>
          </table:table-cell>
          <table:table-cell table:style-name="ce228"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01" office:value-type="string" calcext:value-type="string">
            <text:p>Ard Draighneái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13" office:value-type="string" calcext:value-type="string">
            <text:p>52.1430556,-10.049166666666666</text:p>
          </table:table-cell>
          <table:table-cell table:style-name="ce2" office:value-type="float" office:value="6186040" calcext:value-type="float">
            <text:p>6186040</text:p>
          </table:table-cell>
          <table:table-cell table:style-name="ce218" office:value-type="float" office:value="22455" calcext:value-type="float">
            <text:p>22455</text:p>
          </table:table-cell>
          <table:table-cell table:style-name="ce222"/>
          <table:table-cell table:style-name="ce222" office:value-type="float" office:value="144" calcext:value-type="float">
            <text:p>144</text:p>
          </table:table-cell>
          <table:table-cell table:style-name="ce228"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813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01" office:value-type="string" calcext:value-type="string">
            <text:p>Airghlean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13" office:value-type="string" calcext:value-type="string">
            <text:p>52.2675,-10.236944444444443</text:p>
          </table:table-cell>
          <table:table-cell table:style-name="ce2" office:value-type="float" office:value="6194293" calcext:value-type="float">
            <text:p>6194293</text:p>
          </table:table-cell>
          <table:table-cell table:style-name="ce218" office:value-type="float" office:value="22488" calcext:value-type="float">
            <text:p>22488</text:p>
          </table:table-cell>
          <table:table-cell table:style-name="ce222"/>
          <table:table-cell table:style-name="ce222" office:value-type="float" office:value="145" calcext:value-type="float">
            <text:p>145</text:p>
          </table:table-cell>
          <table:table-cell table:style-name="ce228"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312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01" office:value-type="string" calcext:value-type="string">
            <text:p>An Riasc</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3" office:value-type="string" calcext:value-type="string">
            <text:p>52.1666667,-10.382222222222223</text:p>
          </table:table-cell>
          <table:table-cell table:style-name="ce2" office:value-type="float" office:value="6196248" calcext:value-type="float">
            <text:p>6196248</text:p>
          </table:table-cell>
          <table:table-cell table:style-name="ce218" office:value-type="float" office:value="22747" calcext:value-type="float">
            <text:p>22747</text:p>
          </table:table-cell>
          <table:table-cell table:style-name="ce222"/>
          <table:table-cell table:style-name="ce222" office:value-type="float" office:value="146" calcext:value-type="float">
            <text:p>146</text:p>
          </table:table-cell>
          <table:table-cell table:style-name="ce228"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01" office:value-type="string" calcext:value-type="string">
            <text:p>Baile an Ístínig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13" office:value-type="string" calcext:value-type="string">
            <text:p>52.1405556,-10.2075</text:p>
          </table:table-cell>
          <table:table-cell table:style-name="ce2" office:value-type="float" office:value="6197800" calcext:value-type="float">
            <text:p>6197800</text:p>
          </table:table-cell>
          <table:table-cell table:style-name="ce220"/>
          <table:table-cell table:style-name="ce222"/>
          <table:table-cell table:style-name="ce222" office:value-type="float" office:value="147" calcext:value-type="float">
            <text:p>147</text:p>
          </table:table-cell>
          <table:table-cell table:style-name="ce228"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office:value-type="string" calcext:value-type="string">
            <text:p>Q85394310</text:p>
          </table:table-cell>
          <table:table-cell table:style-name="ce2" office:value-type="string" calcext:value-type="string">
            <text:p>en</text:p>
          </table:table-cell>
          <table:table-cell table:style-name="ce51" office:value-type="string" calcext:value-type="string">
            <text:p>Ballinrannig Townland</text:p>
          </table:table-cell>
          <table:table-cell table:style-name="ce51" office:value-type="string" calcext:value-type="string">
            <text:p>Ballinrannig Townland, Co. Kerry</text:p>
          </table:table-cell>
          <table:table-cell table:style-name="ce201" office:value-type="string" calcext:value-type="string">
            <text:p>Baile an Reannaig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3" office:value-type="string" calcext:value-type="string">
            <text:p>52.1761111,-10.386111111111111</text:p>
          </table:table-cell>
          <table:table-cell table:style-name="ce43" office:value-type="float" office:value="4288698" calcext:value-type="float">
            <text:p>4288698</text:p>
          </table:table-cell>
          <table:table-cell table:style-name="ce218"/>
          <table:table-cell table:style-name="ce222"/>
          <table:table-cell table:style-name="ce225" office:value-type="string" calcext:value-type="string">
            <text:p>148,149,150,151,152,153,154</text:p>
          </table:table-cell>
          <table:table-cell table:style-name="ce228"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01" office:value-type="string" calcext:value-type="string">
            <text:p>Baile an tSagairt</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13" office:value-type="string" calcext:value-type="string">
            <text:p>52.1725,-10.031111111111112</text:p>
          </table:table-cell>
          <table:table-cell table:style-name="ce2" office:value-type="float" office:value="6185908" calcext:value-type="float">
            <text:p>6185908</text:p>
          </table:table-cell>
          <table:table-cell table:style-name="ce218" office:value-type="float" office:value="22440" calcext:value-type="float">
            <text:p>22440</text:p>
          </table:table-cell>
          <table:table-cell table:style-name="ce222"/>
          <table:table-cell table:style-name="ce225" office:value-type="string" calcext:value-type="string">
            <text:p>155,156,157,158,159,160,161,162,163</text:p>
          </table:table-cell>
          <table:table-cell table:style-name="ce228"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5" table:number-rows-repeated="791">
          <table:table-cell table:style-name="ce2" table:number-columns-repeated="4"/>
          <table:table-cell table:style-name="ce201"/>
          <table:table-cell table:style-name="ce19"/>
          <table:table-cell table:style-name="ce208"/>
          <table:table-cell table:style-name="ce2" table:number-columns-repeated="5"/>
          <table:table-cell table:style-name="ce213"/>
          <table:table-cell table:style-name="ce2"/>
          <table:table-cell table:style-name="ce218"/>
          <table:table-cell table:style-name="ce222" table:number-columns-repeated="2"/>
          <table:table-cell table:style-name="ce230"/>
          <table:table-cell table:number-columns-repeated="1006"/>
        </table:table-row>
        <table:table-row table:style-name="ro5" table:number-rows-repeated="3">
          <table:table-cell table:number-columns-repeated="4"/>
          <table:table-cell table:style-name="ce206"/>
          <table:table-cell table:style-name="ce21"/>
          <table:table-cell table:style-name="ce211"/>
          <table:table-cell table:number-columns-repeated="5"/>
          <table:table-cell table:style-name="ce217"/>
          <table:table-cell/>
          <table:table-cell table:style-name="ce218"/>
          <table:table-cell table:style-name="ce222" table:number-columns-repeated="2"/>
          <table:table-cell table:style-name="ce230"/>
          <table:table-cell table:number-columns-repeated="1006"/>
        </table:table-row>
        <table:table-row table:style-name="ro4" table:number-rows-repeated="1047575">
          <table:table-cell table:number-columns-repeated="1024"/>
        </table:table-row>
        <table:table-row table:style-name="ro7" table:number-rows-repeated="155">
          <table:table-cell table:number-columns-repeated="1024"/>
        </table:table-row>
        <table:table-row table:style-name="ro7">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31" office:value-type="string" calcext:value-type="string">
            <text:p>alias</text:p>
          </table:table-cell>
          <table:table-cell table:style-name="ce90" office:value-type="string" calcext:value-type="string">
            <text:p>P31_is_a</text:p>
          </table:table-cell>
          <table:table-cell table:style-name="ce236"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41"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47" office:value-type="string" calcext:value-type="string">
            <text:p>P5097_logainm</text:p>
          </table:table-cell>
          <table:table-cell table:style-name="ce250" office:value-type="string" calcext:value-type="string">
            <text:p>P1545_geohive</text:p>
          </table:table-cell>
          <table:table-cell table:style-name="ce250" office:value-type="string" calcext:value-type="string">
            <text:p>ciic</text:p>
          </table:table-cell>
          <table:table-cell table:style-name="ce254" office:value-type="string" calcext:value-type="string">
            <text:p>count</text:p>
          </table:table-cell>
          <table:table-cell table:style-name="ce142"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32" office:value-type="string" calcext:value-type="string">
            <text:p>Baile an Tearma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2" office:value-type="string" calcext:value-type="string">
            <text:p>52.1552778,-10.03138888888889</text:p>
          </table:table-cell>
          <table:table-cell table:style-name="ce2" office:value-type="float" office:value="6186014" calcext:value-type="float">
            <text:p>6186014</text:p>
          </table:table-cell>
          <table:table-cell table:style-name="ce247" office:value-type="float" office:value="22456" calcext:value-type="float">
            <text:p>22456</text:p>
          </table:table-cell>
          <table:table-cell table:style-name="ce250"/>
          <table:table-cell table:style-name="ce253" office:value-type="float" office:value="164.165" calcext:value-type="float">
            <text:p>164,165</text:p>
          </table:table-cell>
          <table:table-cell table:style-name="ce255"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16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43" office:value-type="string" calcext:value-type="string">
            <text:p>52.1869444,-10.159444444444444</text:p>
          </table:table-cell>
          <table:table-cell table:style-name="ce4"/>
          <table:table-cell table:style-name="ce248"/>
          <table:table-cell table:style-name="ce251"/>
          <table:table-cell table:style-name="ce251" office:value-type="float" office:value="166" calcext:value-type="float">
            <text:p>166</text:p>
          </table:table-cell>
          <table:table-cell table:style-name="ce256"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32" office:value-type="string" calcext:value-type="string">
            <text:p>Baile Aindrí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658333,-10.0375</text:p>
          </table:table-cell>
          <table:table-cell table:style-name="ce2" office:value-type="float" office:value="6185905" calcext:value-type="float">
            <text:p>6185905</text:p>
          </table:table-cell>
          <table:table-cell table:style-name="ce247" office:value-type="float" office:value="22441" calcext:value-type="float">
            <text:p>22441</text:p>
          </table:table-cell>
          <table:table-cell table:style-name="ce250"/>
          <table:table-cell table:style-name="ce253" office:value-type="float" office:value="167.168" calcext:value-type="float">
            <text:p>167,168</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17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32" office:value-type="string" calcext:value-type="string">
            <text:p>An Baile Íochtar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42" office:value-type="string" calcext:value-type="string">
            <text:p>52.1605556,-10.323333333333332</text:p>
          </table:table-cell>
          <table:table-cell table:style-name="ce2" office:value-type="float" office:value="6201257" calcext:value-type="float">
            <text:p>6201257</text:p>
          </table:table-cell>
          <table:table-cell table:style-name="ce247" office:value-type="float" office:value="22647" calcext:value-type="float">
            <text:p>22647</text:p>
          </table:table-cell>
          <table:table-cell table:style-name="ce250"/>
          <table:table-cell table:style-name="ce250" office:value-type="float" office:value="169" calcext:value-type="float">
            <text:p>169</text:p>
          </table:table-cell>
          <table:table-cell table:style-name="ce255"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32" office:value-type="string" calcext:value-type="string">
            <text:p>An Baile Riabh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513889,-10.3275</text:p>
          </table:table-cell>
          <table:table-cell table:style-name="ce2" office:value-type="float" office:value="6201254" calcext:value-type="float">
            <text:p>6201254</text:p>
          </table:table-cell>
          <table:table-cell table:style-name="ce247" office:value-type="float" office:value="22607" calcext:value-type="float">
            <text:p>22607</text:p>
          </table:table-cell>
          <table:table-cell table:style-name="ce250"/>
          <table:table-cell table:style-name="ce250" office:value-type="float" office:value="170" calcext:value-type="float">
            <text:p>170</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32" office:value-type="string" calcext:value-type="string">
            <text:p>Baile na Hunta</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875,-10.029722222222222</text:p>
          </table:table-cell>
          <table:table-cell table:style-name="ce2" office:value-type="float" office:value="6148930" calcext:value-type="float">
            <text:p>6148930</text:p>
          </table:table-cell>
          <table:table-cell table:style-name="ce247" office:value-type="float" office:value="22443" calcext:value-type="float">
            <text:p>22443</text:p>
          </table:table-cell>
          <table:table-cell table:style-name="ce250"/>
          <table:table-cell table:style-name="ce250" office:value-type="float" office:value="171" calcext:value-type="float">
            <text:p>171</text:p>
          </table:table-cell>
          <table:table-cell table:style-name="ce255"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32" office:value-type="string" calcext:value-type="string">
            <text:p>Baile Uí Bhaoithí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42" office:value-type="string" calcext:value-type="string">
            <text:p>52.1558333,-10.400833333333333</text:p>
          </table:table-cell>
          <table:table-cell table:style-name="ce2" office:value-type="float" office:value="6196083" calcext:value-type="float">
            <text:p>6196083</text:p>
          </table:table-cell>
          <table:table-cell table:style-name="ce247" office:value-type="float" office:value="22742" calcext:value-type="float">
            <text:p>22742</text:p>
          </table:table-cell>
          <table:table-cell table:style-name="ce250"/>
          <table:table-cell table:style-name="ce250" office:value-type="float" office:value="172" calcext:value-type="float">
            <text:p>172</text:p>
          </table:table-cell>
          <table:table-cell table:style-name="ce255"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32" office:value-type="string" calcext:value-type="string">
            <text:p>An Bhreac-chlu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2" office:value-type="string" calcext:value-type="string">
            <text:p>52.1469444,-10.036388888888888</text:p>
          </table:table-cell>
          <table:table-cell table:style-name="ce2" office:value-type="float" office:value="6186041" calcext:value-type="float">
            <text:p>6186041</text:p>
          </table:table-cell>
          <table:table-cell table:style-name="ce247" office:value-type="float" office:value="22457" calcext:value-type="float">
            <text:p>22457</text:p>
          </table:table-cell>
          <table:table-cell table:style-name="ce250"/>
          <table:table-cell table:style-name="ce250" office:value-type="float" office:value="173" calcext:value-type="float">
            <text:p>173</text:p>
          </table:table-cell>
          <table:table-cell table:style-name="ce255"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13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44" office:value-type="string" calcext:value-type="string">
            <text:p>52.1869444,-10.159444444444444</text:p>
          </table:table-cell>
          <table:table-cell table:style-name="ce6"/>
          <table:table-cell table:style-name="ce249"/>
          <table:table-cell table:style-name="ce252"/>
          <table:table-cell table:style-name="ce252" office:value-type="float" office:value="174" calcext:value-type="float">
            <text:p>174</text:p>
          </table:table-cell>
          <table:table-cell table:style-name="ce255"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12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232" office:value-type="string" calcext:value-type="string">
            <text:p>Baile an Ghóilín </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258333,-10.306944444444445</text:p>
          </table:table-cell>
          <table:table-cell table:style-name="ce2" office:value-type="float" office:value="4295140" calcext:value-type="float">
            <text:p>4295140</text:p>
          </table:table-cell>
          <table:table-cell table:style-name="ce247" office:value-type="float" office:value="22609" calcext:value-type="float">
            <text:p>22609</text:p>
          </table:table-cell>
          <table:table-cell table:style-name="ce250"/>
          <table:table-cell table:style-name="ce250" office:value-type="float" office:value="175" calcext:value-type="float">
            <text:p>175</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1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232" office:value-type="string" calcext:value-type="string">
            <text:p>An Com</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42" office:value-type="string" calcext:value-type="string">
            <text:p>52.215,-9.910277777777779</text:p>
          </table:table-cell>
          <table:table-cell table:style-name="ce2" office:value-type="float" office:value="6155365" calcext:value-type="float">
            <text:p>6155365</text:p>
          </table:table-cell>
          <table:table-cell table:style-name="ce247" office:value-type="float" office:value="24660" calcext:value-type="float">
            <text:p>24660</text:p>
          </table:table-cell>
          <table:table-cell table:style-name="ce250"/>
          <table:table-cell table:style-name="ce253" office:value-type="float" office:value="176.177" calcext:value-type="float">
            <text:p>176,177</text:p>
          </table:table-cell>
          <table:table-cell table:style-name="ce255"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11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32" office:value-type="string" calcext:value-type="string">
            <text:p>Com Dhíneol Thuaid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2" office:value-type="string" calcext:value-type="string">
            <text:p>52.1119444,-10.458333333333332</text:p>
          </table:table-cell>
          <table:table-cell table:style-name="ce2" office:value-type="float" office:value="4250372" calcext:value-type="float">
            <text:p>4250372</text:p>
          </table:table-cell>
          <table:table-cell table:style-name="ce247" office:value-type="float" office:value="22572" calcext:value-type="float">
            <text:p>22572</text:p>
          </table:table-cell>
          <table:table-cell table:style-name="ce250"/>
          <table:table-cell table:style-name="ce250" office:value-type="float" office:value="178" calcext:value-type="float">
            <text:p>178</text:p>
          </table:table-cell>
          <table:table-cell table:style-name="ce255"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1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232" office:value-type="string" calcext:value-type="string">
            <text:p>An Daingea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42" office:value-type="string" calcext:value-type="string">
            <text:p>52.14,-10.270000000000001</text:p>
          </table:table-cell>
          <table:table-cell table:style-name="ce2" office:value-type="float" office:value="6199927" calcext:value-type="float">
            <text:p>6199927</text:p>
          </table:table-cell>
          <table:table-cell table:style-name="ce247" office:value-type="float" office:value="22553" calcext:value-type="float">
            <text:p>22553</text:p>
          </table:table-cell>
          <table:table-cell table:style-name="ce250"/>
          <table:table-cell table:style-name="ce250" office:value-type="float" office:value="179" calcext:value-type="float">
            <text:p>179</text:p>
          </table:table-cell>
          <table:table-cell table:style-name="ce255"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08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32" office:value-type="string" calcext:value-type="string">
            <text:p>Imleach Dhún Séa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330556,-10.228055555555555</text:p>
          </table:table-cell>
          <table:table-cell table:style-name="ce2" office:value-type="float" office:value="6197805" calcext:value-type="float">
            <text:p>6197805</text:p>
          </table:table-cell>
          <table:table-cell table:style-name="ce247" office:value-type="float" office:value="22621" calcext:value-type="float">
            <text:p>22621</text:p>
          </table:table-cell>
          <table:table-cell table:style-name="ce250"/>
          <table:table-cell table:style-name="ce250" office:value-type="float" office:value="180" calcext:value-type="float">
            <text:p>180</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08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32" office:value-type="string" calcext:value-type="string">
            <text:p>Imleach an Daing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352778,-10.270555555555557</text:p>
          </table:table-cell>
          <table:table-cell table:style-name="ce2" office:value-type="float" office:value="6199818" calcext:value-type="float">
            <text:p>6199818</text:p>
          </table:table-cell>
          <table:table-cell table:style-name="ce247" office:value-type="float" office:value="22554" calcext:value-type="float">
            <text:p>22554</text:p>
          </table:table-cell>
          <table:table-cell table:style-name="ce250"/>
          <table:table-cell table:style-name="ce250" office:value-type="float" office:value="181" calcext:value-type="float">
            <text:p>181</text:p>
          </table:table-cell>
          <table:table-cell table:style-name="ce255"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38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43" office:value-type="string" calcext:value-type="string">
            <text:p>52.1869444,-10.159444444444444</text:p>
          </table:table-cell>
          <table:table-cell table:style-name="ce4"/>
          <table:table-cell table:style-name="ce248"/>
          <table:table-cell table:style-name="ce251"/>
          <table:table-cell table:style-name="ce251" office:value-type="float" office:value="182" calcext:value-type="float">
            <text:p>182</text:p>
          </table:table-cell>
          <table:table-cell table:style-name="ce256"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0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32" office:value-type="string" calcext:value-type="string">
            <text:p>Gleann Fá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42" office:value-type="string" calcext:value-type="string">
            <text:p>52.1033333,-10.437222222222223</text:p>
          </table:table-cell>
          <table:table-cell table:style-name="ce2" office:value-type="float" office:value="4252866" calcext:value-type="float">
            <text:p>4252866</text:p>
          </table:table-cell>
          <table:table-cell table:style-name="ce247" office:value-type="float" office:value="22787" calcext:value-type="float">
            <text:p>22787</text:p>
          </table:table-cell>
          <table:table-cell table:style-name="ce250"/>
          <table:table-cell table:style-name="ce250" office:value-type="float" office:value="183" calcext:value-type="float">
            <text:p>183</text:p>
          </table:table-cell>
          <table:table-cell table:style-name="ce255"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0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32" office:value-type="string" calcext:value-type="string">
            <text:p>Gort na gCuileannach </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2" office:value-type="string" calcext:value-type="string">
            <text:p>52.1408333,-10.126666666666667</text:p>
          </table:table-cell>
          <table:table-cell table:style-name="ce2" office:value-type="float" office:value="6206523" calcext:value-type="float">
            <text:p>6206523</text:p>
          </table:table-cell>
          <table:table-cell table:style-name="ce247" office:value-type="float" office:value="22764" calcext:value-type="float">
            <text:p>22764</text:p>
          </table:table-cell>
          <table:table-cell table:style-name="ce250"/>
          <table:table-cell table:style-name="ce250" office:value-type="float" office:value="184" calcext:value-type="float">
            <text:p>184</text:p>
          </table:table-cell>
          <table:table-cell table:style-name="ce255"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32" office:value-type="string" calcext:value-type="string">
            <text:p>Inis Mhic Aoibhleá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2" office:value-type="string" calcext:value-type="string">
            <text:p>52.0444444,-10.607777777777777</text:p>
          </table:table-cell>
          <table:table-cell table:style-name="ce2" office:value-type="float" office:value="4283721" calcext:value-type="float">
            <text:p>4283721</text:p>
          </table:table-cell>
          <table:table-cell table:style-name="ce247" office:value-type="float" office:value="22582" calcext:value-type="float">
            <text:p>22582</text:p>
          </table:table-cell>
          <table:table-cell table:style-name="ce250"/>
          <table:table-cell table:style-name="ce250" office:value-type="float" office:value="185" calcext:value-type="float">
            <text:p>185</text:p>
          </table:table-cell>
          <table:table-cell table:style-name="ce255"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04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32" office:value-type="string" calcext:value-type="string">
            <text:p>Cill Fhiont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45" office:value-type="string" calcext:value-type="string">
            <text:p>52.1533333,-10.300555555555556</text:p>
          </table:table-cell>
          <table:table-cell table:style-name="ce2" office:value-type="float" office:value="6194997" calcext:value-type="float">
            <text:p>6194997</text:p>
          </table:table-cell>
          <table:table-cell table:style-name="ce249"/>
          <table:table-cell table:style-name="ce250"/>
          <table:table-cell table:style-name="ce250" office:value-type="float" office:value="186" calcext:value-type="float">
            <text:p>186</text:p>
          </table:table-cell>
          <table:table-cell table:style-name="ce255"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32" office:value-type="string" calcext:value-type="string">
            <text:p>Cill Maoilchéada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42" office:value-type="string" calcext:value-type="string">
            <text:p>52.1883333,-10.333055555555555</text:p>
          </table:table-cell>
          <table:table-cell table:style-name="ce2" office:value-type="float" office:value="6203209" calcext:value-type="float">
            <text:p>6203209</text:p>
          </table:table-cell>
          <table:table-cell table:style-name="ce247" office:value-type="float" office:value="22685" calcext:value-type="float">
            <text:p>22685</text:p>
          </table:table-cell>
          <table:table-cell table:style-name="ce250"/>
          <table:table-cell table:style-name="ce250" office:value-type="float" office:value="187" calcext:value-type="float">
            <text:p>187</text:p>
          </table:table-cell>
          <table:table-cell table:style-name="ce255"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32" office:value-type="string" calcext:value-type="string">
            <text:p>Cinn Aird</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42" office:value-type="string" calcext:value-type="string">
            <text:p>52.1205556,-10.194444444444445</text:p>
          </table:table-cell>
          <table:table-cell table:style-name="ce2" office:value-type="float" office:value="6197500" calcext:value-type="float">
            <text:p>6197500</text:p>
          </table:table-cell>
          <table:table-cell table:style-name="ce247" office:value-type="float" office:value="22724" calcext:value-type="float">
            <text:p>22724</text:p>
          </table:table-cell>
          <table:table-cell table:style-name="ce250"/>
          <table:table-cell table:style-name="ce253" office:value-type="float" office:value="188.189" calcext:value-type="float">
            <text:p>188,189</text:p>
          </table:table-cell>
          <table:table-cell table:style-name="ce255"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32" office:value-type="string" calcext:value-type="string">
            <text:p>Log na gCapall</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2" office:value-type="string" calcext:value-type="string">
            <text:p>52.1358333,-10.124722222222223</text:p>
          </table:table-cell>
          <table:table-cell table:style-name="ce2" office:value-type="float" office:value="6206135" calcext:value-type="float">
            <text:p>6206135</text:p>
          </table:table-cell>
          <table:table-cell table:style-name="ce247" office:value-type="float" office:value="22767" calcext:value-type="float">
            <text:p>22767</text:p>
          </table:table-cell>
          <table:table-cell table:style-name="ce250"/>
          <table:table-cell table:style-name="ce253" office:value-type="float" office:value="190.191" calcext:value-type="float">
            <text:p>190,191</text:p>
          </table:table-cell>
          <table:table-cell table:style-name="ce255"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32" office:value-type="string" calcext:value-type="string">
            <text:p>Martromá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42" office:value-type="string" calcext:value-type="string">
            <text:p>52.2519444,-10.023333333333333</text:p>
          </table:table-cell>
          <table:table-cell table:style-name="ce2" office:value-type="float" office:value="6176107" calcext:value-type="float">
            <text:p>6176107</text:p>
          </table:table-cell>
          <table:table-cell table:style-name="ce247" office:value-type="float" office:value="22517" calcext:value-type="float">
            <text:p>22517</text:p>
          </table:table-cell>
          <table:table-cell table:style-name="ce250"/>
          <table:table-cell table:style-name="ce250" office:value-type="float" office:value="192" calcext:value-type="float">
            <text:p>192</text:p>
          </table:table-cell>
          <table:table-cell table:style-name="ce255"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32" office:value-type="string" calcext:value-type="string">
            <text:p>Mám an Óraig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42" office:value-type="string" calcext:value-type="string">
            <text:p>52.1447222,-10.359444444444444</text:p>
          </table:table-cell>
          <table:table-cell table:style-name="ce2" office:value-type="float" office:value="6201235" calcext:value-type="float">
            <text:p>6201235</text:p>
          </table:table-cell>
          <table:table-cell table:style-name="ce249"/>
          <table:table-cell table:style-name="ce250"/>
          <table:table-cell table:style-name="ce250" office:value-type="float" office:value="193" calcext:value-type="float">
            <text:p>193</text:p>
          </table:table-cell>
          <table:table-cell table:style-name="ce255"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32" office:value-type="string" calcext:value-type="string">
            <text:p>An Ráth Dub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677778,-10.024444444444445</text:p>
          </table:table-cell>
          <table:table-cell table:style-name="ce2" office:value-type="float" office:value="6185929" calcext:value-type="float">
            <text:p>6185929</text:p>
          </table:table-cell>
          <table:table-cell table:style-name="ce247" office:value-type="float" office:value="22452" calcext:value-type="float">
            <text:p>22452</text:p>
          </table:table-cell>
          <table:table-cell table:style-name="ce250"/>
          <table:table-cell table:style-name="ce253" office:value-type="string" calcext:value-type="string">
            <text:p>194,194A</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32" office:value-type="string" calcext:value-type="string">
            <text:p>Ráth Málóid</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42" office:value-type="string" calcext:value-type="string">
            <text:p>52.1725,-9.990555555555554</text:p>
          </table:table-cell>
          <table:table-cell table:style-name="ce2" office:value-type="float" office:value="6185916" calcext:value-type="float">
            <text:p>6185916</text:p>
          </table:table-cell>
          <table:table-cell table:style-name="ce247" office:value-type="float" office:value="22668" calcext:value-type="float">
            <text:p>22668</text:p>
          </table:table-cell>
          <table:table-cell table:style-name="ce250"/>
          <table:table-cell table:style-name="ce253" office:value-type="float" office:value="195.196" calcext:value-type="float">
            <text:p>195,196</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798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42" office:value-type="string" calcext:value-type="string">
            <text:p>52.2086111,-9.621666666666668</text:p>
          </table:table-cell>
          <table:table-cell table:style-name="ce2" office:value-type="float" office:value="6343126" calcext:value-type="float">
            <text:p>6343126</text:p>
          </table:table-cell>
          <table:table-cell table:style-name="ce247"/>
          <table:table-cell table:style-name="ce250"/>
          <table:table-cell table:style-name="ce250" office:value-type="float" office:value="204" calcext:value-type="float">
            <text:p>204</text:p>
          </table:table-cell>
          <table:table-cell table:style-name="ce255"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32" office:value-type="string" calcext:value-type="string">
            <text:p>Doire Garb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42" office:value-type="string" calcext:value-type="string">
            <text:p>51.9744444,-9.665000000000001</text:p>
          </table:table-cell>
          <table:table-cell table:style-name="ce2" office:value-type="float" office:value="6263324" calcext:value-type="float">
            <text:p>6263324</text:p>
          </table:table-cell>
          <table:table-cell table:style-name="ce249"/>
          <table:table-cell table:style-name="ce250"/>
          <table:table-cell table:style-name="ce250" office:value-type="float" office:value="205" calcext:value-type="float">
            <text:p>205</text:p>
          </table:table-cell>
          <table:table-cell table:style-name="ce255"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796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32" office:value-type="string" calcext:value-type="string">
            <text:p>Cill Chuallachta Tho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42" office:value-type="string" calcext:value-type="string">
            <text:p>52.0719444,-9.747222222222222</text:p>
          </table:table-cell>
          <table:table-cell table:style-name="ce2" office:value-type="float" office:value="6275122" calcext:value-type="float">
            <text:p>6275122</text:p>
          </table:table-cell>
          <table:table-cell table:style-name="ce247"/>
          <table:table-cell table:style-name="ce250"/>
          <table:table-cell table:style-name="ce250" office:value-type="string" calcext:value-type="string">
            <text:p>206,207,208,209,210,211,212,213</text:p>
          </table:table-cell>
          <table:table-cell table:style-name="ce255"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32" office:value-type="string" calcext:value-type="string">
            <text:p>Cill Ghobnait</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5" office:value-type="string" calcext:value-type="string">
            <text:p>52.0680556,-9.71888888888889</text:p>
          </table:table-cell>
          <table:table-cell table:style-name="ce2" office:value-type="float" office:value="6271430" calcext:value-type="float">
            <text:p>6271430</text:p>
          </table:table-cell>
          <table:table-cell table:style-name="ce249"/>
          <table:table-cell table:style-name="ce250"/>
          <table:table-cell table:style-name="ce250" office:value-type="float" office:value="214" calcext:value-type="float">
            <text:p>214</text:p>
          </table:table-cell>
          <table:table-cell table:style-name="ce255"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32" office:value-type="string" calcext:value-type="string">
            <text:p>Banchlu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2" office:value-type="string" calcext:value-type="string">
            <text:p>52.0805556,-9.703055555555554</text:p>
          </table:table-cell>
          <table:table-cell table:style-name="ce2" office:value-type="float" office:value="6227080" calcext:value-type="float">
            <text:p>6227080</text:p>
          </table:table-cell>
          <table:table-cell table:style-name="ce249"/>
          <table:table-cell table:style-name="ce250"/>
          <table:table-cell table:style-name="ce253" office:value-type="string" calcext:value-type="string">
            <text:p>215,216,217,218,218A</text:p>
          </table:table-cell>
          <table:table-cell table:style-name="ce255"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32" office:value-type="string" calcext:value-type="string">
            <text:p>Doire Ghearrain Theas</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42" office:value-type="string" calcext:value-type="string">
            <text:p>51.91,-9.746666666666666</text:p>
          </table:table-cell>
          <table:table-cell table:style-name="ce2" office:value-type="float" office:value="6267983" calcext:value-type="float">
            <text:p>6267983</text:p>
          </table:table-cell>
          <table:table-cell table:style-name="ce249"/>
          <table:table-cell table:style-name="ce250"/>
          <table:table-cell table:style-name="ce250" office:value-type="float" office:value="219" calcext:value-type="float">
            <text:p>219</text:p>
          </table:table-cell>
          <table:table-cell table:style-name="ce255"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79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32" office:value-type="string" calcext:value-type="string">
            <text:p>Doire Fhíonáin Beag</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42" office:value-type="string" calcext:value-type="string">
            <text:p>51.7730556,-10.122222222222224</text:p>
          </table:table-cell>
          <table:table-cell table:style-name="ce2" office:value-type="float" office:value="6257097" calcext:value-type="float">
            <text:p>6257097</text:p>
          </table:table-cell>
          <table:table-cell table:style-name="ce249"/>
          <table:table-cell table:style-name="ce250"/>
          <table:table-cell table:style-name="ce250" office:value-type="float" office:value="220" calcext:value-type="float">
            <text:p>220</text:p>
          </table:table-cell>
          <table:table-cell table:style-name="ce255"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32" office:value-type="string" calcext:value-type="string">
            <text:p>Drom Loische</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42" office:value-type="string" calcext:value-type="string">
            <text:p>51.8811111,-9.786666666666667</text:p>
          </table:table-cell>
          <table:table-cell table:style-name="ce2" office:value-type="float" office:value="6264722" calcext:value-type="float">
            <text:p>6264722</text:p>
          </table:table-cell>
          <table:table-cell table:style-name="ce249"/>
          <table:table-cell table:style-name="ce250"/>
          <table:table-cell table:style-name="ce250" office:value-type="float" office:value="221" calcext:value-type="float">
            <text:p>221</text:p>
          </table:table-cell>
          <table:table-cell table:style-name="ce255"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791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43" office:value-type="string" calcext:value-type="string">
            <text:p>51.8586111,-9.875</text:p>
          </table:table-cell>
          <table:table-cell table:style-name="ce4"/>
          <table:table-cell table:style-name="ce248"/>
          <table:table-cell table:style-name="ce251"/>
          <table:table-cell table:style-name="ce251" office:value-type="float" office:value="222" calcext:value-type="float">
            <text:p>222</text:p>
          </table:table-cell>
          <table:table-cell table:style-name="ce256"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289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44" office:value-type="string" calcext:value-type="string">
            <text:p>51.8586111,-9.875</text:p>
          </table:table-cell>
          <table:table-cell table:style-name="ce6"/>
          <table:table-cell table:style-name="ce249"/>
          <table:table-cell table:style-name="ce252"/>
          <table:table-cell table:style-name="ce252" office:value-type="float" office:value="223" calcext:value-type="float">
            <text:p>223</text:p>
          </table:table-cell>
          <table:table-cell table:style-name="ce255"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32" office:value-type="string" calcext:value-type="string">
            <text:p>Drom an tSeabhaic</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42" office:value-type="string" calcext:value-type="string">
            <text:p>51.8852778,-9.525833333333335</text:p>
          </table:table-cell>
          <table:table-cell table:style-name="ce2" office:value-type="float" office:value="6333226" calcext:value-type="float">
            <text:p>6333226</text:p>
          </table:table-cell>
          <table:table-cell table:style-name="ce247" office:value-type="float" office:value="22863" calcext:value-type="float">
            <text:p>22863</text:p>
          </table:table-cell>
          <table:table-cell table:style-name="ce250"/>
          <table:table-cell table:style-name="ce250" office:value-type="float" office:value="224" calcext:value-type="float">
            <text:p>224</text:p>
          </table:table-cell>
          <table:table-cell table:style-name="ce255"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288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44" office:value-type="string" calcext:value-type="string">
            <text:p>51.8475,-9.551666666666668</text:p>
          </table:table-cell>
          <table:table-cell table:style-name="ce6"/>
          <table:table-cell table:style-name="ce249"/>
          <table:table-cell table:style-name="ce252"/>
          <table:table-cell table:style-name="ce252" office:value-type="float" office:value="225" calcext:value-type="float">
            <text:p>225</text:p>
          </table:table-cell>
          <table:table-cell table:style-name="ce255"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42" office:value-type="string" calcext:value-type="string">
            <text:p>51.8394444,-9.389166666666666</text:p>
          </table:table-cell>
          <table:table-cell table:style-name="ce2" office:value-type="float" office:value="5725191" calcext:value-type="float">
            <text:p>5725191</text:p>
          </table:table-cell>
          <table:table-cell table:style-name="ce249"/>
          <table:table-cell table:style-name="ce250"/>
          <table:table-cell table:style-name="ce250" office:value-type="float" office:value="226" calcext:value-type="float">
            <text:p>226</text:p>
          </table:table-cell>
          <table:table-cell table:style-name="ce255"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32" office:value-type="string" calcext:value-type="string">
            <text:p>An Lomán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42" office:value-type="string" calcext:value-type="string">
            <text:p>51.8833333,-9.413611111111111</text:p>
          </table:table-cell>
          <table:table-cell table:style-name="ce2" office:value-type="float" office:value="6344027" calcext:value-type="float">
            <text:p>6344027</text:p>
          </table:table-cell>
          <table:table-cell table:style-name="ce247" office:value-type="float" office:value="22988" calcext:value-type="float">
            <text:p>22988</text:p>
          </table:table-cell>
          <table:table-cell table:style-name="ce250"/>
          <table:table-cell table:style-name="ce250" office:value-type="float" office:value="227" calcext:value-type="float">
            <text:p>227</text:p>
          </table:table-cell>
          <table:table-cell table:style-name="ce255"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42" office:value-type="string" calcext:value-type="string">
            <text:p>52.5666667,-9.421388888888888</text:p>
          </table:table-cell>
          <table:table-cell table:style-name="ce2" office:value-type="float" office:value="6266577" calcext:value-type="float">
            <text:p>6266577</text:p>
          </table:table-cell>
          <table:table-cell table:style-name="ce249"/>
          <table:table-cell table:style-name="ce250"/>
          <table:table-cell table:style-name="ce250" office:value-type="float" office:value="228" calcext:value-type="float">
            <text:p>228</text:p>
          </table:table-cell>
          <table:table-cell table:style-name="ce255"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32" office:value-type="string" calcext:value-type="string">
            <text:p>Ceann Boir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211111,-10.166666666666666</text:p>
          </table:table-cell>
          <table:table-cell table:style-name="ce2" office:value-type="float" office:value="6239630" calcext:value-type="float">
            <text:p>6239630</text:p>
          </table:table-cell>
          <table:table-cell table:style-name="ce247" office:value-type="float" office:value="22094" calcext:value-type="float">
            <text:p>22094</text:p>
          </table:table-cell>
          <table:table-cell table:style-name="ce250"/>
          <table:table-cell table:style-name="ce250" office:value-type="float" office:value="229" calcext:value-type="float">
            <text:p>229</text:p>
          </table:table-cell>
          <table:table-cell table:style-name="ce255"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232" office:value-type="string" calcext:value-type="string">
            <text:p>Clochán Cártha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42" office:value-type="string" calcext:value-type="string">
            <text:p>51.8941667,-10.176944444444445</text:p>
          </table:table-cell>
          <table:table-cell table:style-name="ce2" office:value-type="float" office:value="6242965" calcext:value-type="float">
            <text:p>6242965</text:p>
          </table:table-cell>
          <table:table-cell table:style-name="ce247" office:value-type="float" office:value="22255" calcext:value-type="float">
            <text:p>22255</text:p>
          </table:table-cell>
          <table:table-cell table:style-name="ce250"/>
          <table:table-cell table:style-name="ce250" office:value-type="float" office:value="230" calcext:value-type="float">
            <text:p>230</text:p>
          </table:table-cell>
          <table:table-cell table:style-name="ce255"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32" office:value-type="string" calcext:value-type="string">
            <text:p>An Chúil Tho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42" office:value-type="string" calcext:value-type="string">
            <text:p>51.9122222,-10.365555555555556</text:p>
          </table:table-cell>
          <table:table-cell table:style-name="ce2" office:value-type="float" office:value="6058809" calcext:value-type="float">
            <text:p>6058809</text:p>
          </table:table-cell>
          <table:table-cell table:style-name="ce247" office:value-type="float" office:value="22424" calcext:value-type="float">
            <text:p>22424</text:p>
          </table:table-cell>
          <table:table-cell table:style-name="ce250"/>
          <table:table-cell table:style-name="ce253" office:value-type="float" office:value="231.232" calcext:value-type="float">
            <text:p>231,232</text:p>
          </table:table-cell>
          <table:table-cell table:style-name="ce255"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32" office:value-type="string" calcext:value-type="string">
            <text:p>Drom Cao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42" office:value-type="string" calcext:value-type="string">
            <text:p>51.8480556,-10.11361111111111</text:p>
          </table:table-cell>
          <table:table-cell table:style-name="ce2" office:value-type="float" office:value="6258135" calcext:value-type="float">
            <text:p>6258135</text:p>
          </table:table-cell>
          <table:table-cell table:style-name="ce247" office:value-type="float" office:value="22344" calcext:value-type="float">
            <text:p>22344</text:p>
          </table:table-cell>
          <table:table-cell table:style-name="ce250"/>
          <table:table-cell table:style-name="ce250" office:value-type="float" office:value="233" calcext:value-type="float">
            <text:p>233</text:p>
          </table:table-cell>
          <table:table-cell table:style-name="ce255"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32" office:value-type="string" calcext:value-type="string">
            <text:p>Cill Chaoithe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42" office:value-type="string" calcext:value-type="string">
            <text:p>52.0311111,-10.029166666666667</text:p>
          </table:table-cell>
          <table:table-cell table:style-name="ce2" office:value-type="float" office:value="6192274" calcext:value-type="float">
            <text:p>6192274</text:p>
          </table:table-cell>
          <table:table-cell table:style-name="ce247" office:value-type="float" office:value="22295" calcext:value-type="float">
            <text:p>22295</text:p>
          </table:table-cell>
          <table:table-cell table:style-name="ce250"/>
          <table:table-cell table:style-name="ce250" office:value-type="float" office:value="234" calcext:value-type="float">
            <text:p>234</text:p>
          </table:table-cell>
          <table:table-cell table:style-name="ce255"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32" office:value-type="string" calcext:value-type="string">
            <text:p>Cill Ó gCró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133333,-10.175833333333333</text:p>
          </table:table-cell>
          <table:table-cell table:style-name="ce2" office:value-type="float" office:value="6239736" calcext:value-type="float">
            <text:p>6239736</text:p>
          </table:table-cell>
          <table:table-cell table:style-name="ce247" office:value-type="float" office:value="22106" calcext:value-type="float">
            <text:p>22106</text:p>
          </table:table-cell>
          <table:table-cell table:style-name="ce250"/>
          <table:table-cell table:style-name="ce250" office:value-type="float" office:value="235" calcext:value-type="float">
            <text:p>235</text:p>
          </table:table-cell>
          <table:table-cell table:style-name="ce255"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32" office:value-type="string" calcext:value-type="string">
            <text:p>Cill Urlaí</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42" office:value-type="string" calcext:value-type="string">
            <text:p>51.8433333,-10.301944444444445</text:p>
          </table:table-cell>
          <table:table-cell table:style-name="ce2" office:value-type="float" office:value="6231758" calcext:value-type="float">
            <text:p>6231758</text:p>
          </table:table-cell>
          <table:table-cell table:style-name="ce247" office:value-type="float" office:value="22072" calcext:value-type="float">
            <text:p>22072</text:p>
          </table:table-cell>
          <table:table-cell table:style-name="ce250"/>
          <table:table-cell table:style-name="ce253" office:value-type="float" office:value="236.237" calcext:value-type="float">
            <text:p>236,237</text:p>
          </table:table-cell>
          <table:table-cell table:style-name="ce255"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232" office:value-type="string" calcext:value-type="string">
            <text:p>Leit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233333,-10.220833333333333</text:p>
          </table:table-cell>
          <table:table-cell table:style-name="ce2" office:value-type="float" office:value="4726137" calcext:value-type="float">
            <text:p>4726137</text:p>
          </table:table-cell>
          <table:table-cell table:style-name="ce247" office:value-type="float" office:value="22109" calcext:value-type="float">
            <text:p>22109</text:p>
          </table:table-cell>
          <table:table-cell table:style-name="ce250"/>
          <table:table-cell table:style-name="ce250" office:value-type="float" office:value="238" calcext:value-type="float">
            <text:p>238</text:p>
          </table:table-cell>
          <table:table-cell table:style-name="ce255"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5" table:number-rows-repeated="798">
          <table:table-cell table:style-name="ce2" table:number-columns-repeated="4"/>
          <table:table-cell table:style-name="ce232"/>
          <table:table-cell table:style-name="ce19"/>
          <table:table-cell table:style-name="ce237"/>
          <table:table-cell table:style-name="ce2" table:number-columns-repeated="5"/>
          <table:table-cell table:style-name="ce242"/>
          <table:table-cell table:style-name="ce2"/>
          <table:table-cell table:style-name="ce247"/>
          <table:table-cell table:style-name="ce250" table:number-columns-repeated="2"/>
          <table:table-cell table:style-name="ce257"/>
          <table:table-cell table:number-columns-repeated="1006"/>
        </table:table-row>
        <table:table-row table:style-name="ro5" table:number-rows-repeated="3">
          <table:table-cell table:number-columns-repeated="4"/>
          <table:table-cell table:style-name="ce235"/>
          <table:table-cell table:style-name="ce21"/>
          <table:table-cell table:style-name="ce240"/>
          <table:table-cell table:number-columns-repeated="5"/>
          <table:table-cell table:style-name="ce246"/>
          <table:table-cell/>
          <table:table-cell table:style-name="ce247"/>
          <table:table-cell table:style-name="ce250" table:number-columns-repeated="2"/>
          <table:table-cell table:style-name="ce257"/>
          <table:table-cell table:number-columns-repeated="1006"/>
        </table:table-row>
        <table:table-row table:style-name="ro4" table:number-rows-repeated="1047575">
          <table:table-cell table:number-columns-repeated="1024"/>
        </table:table-row>
        <table:table-row table:style-name="ro7" table:number-rows-repeated="148">
          <table:table-cell table:number-columns-repeated="1024"/>
        </table:table-row>
        <table:table-row table:style-name="ro7">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58" office:value-type="string" calcext:value-type="string">
            <text:p>alias</text:p>
          </table:table-cell>
          <table:table-cell table:style-name="ce90" office:value-type="string" calcext:value-type="string">
            <text:p>P31_is_a</text:p>
          </table:table-cell>
          <table:table-cell table:style-name="ce264"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6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73" office:value-type="string" calcext:value-type="string">
            <text:p>P5097_logainm</text:p>
          </table:table-cell>
          <table:table-cell table:style-name="ce276" office:value-type="string" calcext:value-type="string">
            <text:p>P1545_geohive</text:p>
          </table:table-cell>
          <table:table-cell table:style-name="ce276" office:value-type="string" calcext:value-type="string">
            <text:p>ciic</text:p>
          </table:table-cell>
          <table:table-cell table:style-name="ce280" office:value-type="string" calcext:value-type="string">
            <text:p>count</text:p>
          </table:table-cell>
          <table:table-cell table:style-name="ce142"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59" office:value-type="string" calcext:value-type="string">
            <text:p>Leitir Thiar</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9" office:value-type="string" calcext:value-type="string">
            <text:p>52.0136111,-10.025277777777779</text:p>
          </table:table-cell>
          <table:table-cell table:style-name="ce2" office:value-type="float" office:value="6192392" calcext:value-type="float">
            <text:p>6192392</text:p>
          </table:table-cell>
          <table:table-cell table:style-name="ce273" office:value-type="float" office:value="22299" calcext:value-type="float">
            <text:p>22299</text:p>
          </table:table-cell>
          <table:table-cell table:style-name="ce276"/>
          <table:table-cell table:style-name="ce276" office:value-type="float" office:value="239" calcext:value-type="float">
            <text:p>239</text:p>
          </table:table-cell>
          <table:table-cell table:style-name="ce281"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59" office:value-type="string" calcext:value-type="string">
            <text:p>Tir O mBaoill</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69" office:value-type="string" calcext:value-type="string">
            <text:p>51.9708333,-10.05888888888889</text:p>
          </table:table-cell>
          <table:table-cell table:style-name="ce2" office:value-type="float" office:value="6231895" calcext:value-type="float">
            <text:p>6231895</text:p>
          </table:table-cell>
          <table:table-cell table:style-name="ce273" office:value-type="float" office:value="22322" calcext:value-type="float">
            <text:p>22322</text:p>
          </table:table-cell>
          <table:table-cell table:style-name="ce276"/>
          <table:table-cell table:style-name="ce276" office:value-type="float" office:value="240" calcext:value-type="float">
            <text:p>240</text:p>
          </table:table-cell>
          <table:table-cell table:style-name="ce281"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259" office:value-type="string" calcext:value-type="string">
            <text:p>Cill Bhean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69" office:value-type="string" calcext:value-type="string">
            <text:p>52.0861111,-9.67361111111111</text:p>
          </table:table-cell>
          <table:table-cell table:style-name="ce2" office:value-type="float" office:value="6293852" calcext:value-type="float">
            <text:p>6293852</text:p>
          </table:table-cell>
          <table:table-cell table:style-name="ce273" office:value-type="float" office:value="23420" calcext:value-type="float">
            <text:p>23420</text:p>
          </table:table-cell>
          <table:table-cell table:style-name="ce276"/>
          <table:table-cell table:style-name="ce276" office:value-type="float" office:value="241" calcext:value-type="float">
            <text:p>241</text:p>
          </table:table-cell>
          <table:table-cell table:style-name="ce281"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69" office:value-type="string" calcext:value-type="string">
            <text:p>52.0777778,-9.558333333333334</text:p>
          </table:table-cell>
          <table:table-cell table:style-name="ce2" office:value-type="float" office:value="6320454" calcext:value-type="float">
            <text:p>6320454</text:p>
          </table:table-cell>
          <table:table-cell table:style-name="ce274"/>
          <table:table-cell table:style-name="ce276"/>
          <table:table-cell table:style-name="ce278" office:value-type="string" calcext:value-type="string">
            <text:p>242,242A</text:p>
          </table:table-cell>
          <table:table-cell table:style-name="ce281"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15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60"/>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69" office:value-type="string" calcext:value-type="string">
            <text:p>52.1288889,-9.631666666666668</text:p>
          </table:table-cell>
          <table:table-cell table:style-name="ce2" office:value-type="float" office:value="6301240" calcext:value-type="float">
            <text:p>6301240</text:p>
          </table:table-cell>
          <table:table-cell table:style-name="ce273" office:value-type="float" office:value="23765" calcext:value-type="float">
            <text:p>23765</text:p>
          </table:table-cell>
          <table:table-cell table:style-name="ce276"/>
          <table:table-cell table:style-name="ce279" office:value-type="string" calcext:value-type="string">
            <text:p>243,244,245,246</text:p>
          </table:table-cell>
          <table:table-cell table:style-name="ce281"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59" office:value-type="string" calcext:value-type="string">
            <text:p>Ard Cánacht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69" office:value-type="string" calcext:value-type="string">
            <text:p>52.1655556,-9.73361111111111</text:p>
          </table:table-cell>
          <table:table-cell table:style-name="ce2" office:value-type="float" office:value="6278144" calcext:value-type="float">
            <text:p>6278144</text:p>
          </table:table-cell>
          <table:table-cell table:style-name="ce273" office:value-type="float" office:value="24431" calcext:value-type="float">
            <text:p>24431</text:p>
          </table:table-cell>
          <table:table-cell table:style-name="ce276"/>
          <table:table-cell table:style-name="ce278" office:value-type="string" calcext:value-type="string">
            <text:p>246A,246B</text:p>
          </table:table-cell>
          <table:table-cell table:style-name="ce281"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15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59" office:value-type="string" calcext:value-type="string">
            <text:p>Ard Uí Mhána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69" office:value-type="string" calcext:value-type="string">
            <text:p>52.1477780,-9.6627780</text:p>
          </table:table-cell>
          <table:table-cell table:style-name="ce2"/>
          <table:table-cell table:style-name="ce273"/>
          <table:table-cell table:style-name="ce276"/>
          <table:table-cell table:style-name="ce276" office:value-type="float" office:value="247" calcext:value-type="float">
            <text:p>247</text:p>
          </table:table-cell>
          <table:table-cell table:style-name="ce281"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59" office:value-type="string" calcext:value-type="string">
            <text:p>Bán an Ghleann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69" office:value-type="string" calcext:value-type="string">
            <text:p>52.1425,-9.43888888888889</text:p>
          </table:table-cell>
          <table:table-cell table:style-name="ce2" office:value-type="float" office:value="6313763" calcext:value-type="float">
            <text:p>6313763</text:p>
          </table:table-cell>
          <table:table-cell table:style-name="ce274"/>
          <table:table-cell table:style-name="ce276"/>
          <table:table-cell table:style-name="ce276" office:value-type="float" office:value="248" calcext:value-type="float">
            <text:p>248</text:p>
          </table:table-cell>
          <table:table-cell table:style-name="ce281"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59" office:value-type="string" calcext:value-type="string">
            <text:p>An Bhreac-choill</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69" office:value-type="string" calcext:value-type="string">
            <text:p>52.1619444,-9.687777777777779</text:p>
          </table:table-cell>
          <table:table-cell table:style-name="ce2" office:value-type="float" office:value="6278220" calcext:value-type="float">
            <text:p>6278220</text:p>
          </table:table-cell>
          <table:table-cell table:style-name="ce274"/>
          <table:table-cell table:style-name="ce276"/>
          <table:table-cell table:style-name="ce276" office:value-type="float" office:value="249" calcext:value-type="float">
            <text:p>249</text:p>
          </table:table-cell>
          <table:table-cell table:style-name="ce281"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59" office:value-type="string" calcext:value-type="string">
            <text:p>Corcaigh Bu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69" office:value-type="string" calcext:value-type="string">
            <text:p>52.1658333,-9.771944444444445</text:p>
          </table:table-cell>
          <table:table-cell table:style-name="ce2" office:value-type="float" office:value="5747690" calcext:value-type="float">
            <text:p>5747690</text:p>
          </table:table-cell>
          <table:table-cell table:style-name="ce273" office:value-type="float" office:value="24576" calcext:value-type="float">
            <text:p>24576</text:p>
          </table:table-cell>
          <table:table-cell table:style-name="ce276"/>
          <table:table-cell table:style-name="ce276" office:value-type="float" office:value="250" calcext:value-type="float">
            <text:p>250</text:p>
          </table:table-cell>
          <table:table-cell table:style-name="ce281"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1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69" office:value-type="string" calcext:value-type="string">
            <text:p>52.1916667,-9.5325</text:p>
          </table:table-cell>
          <table:table-cell table:style-name="ce2" office:value-type="float" office:value="6343125" calcext:value-type="float">
            <text:p>6343125</text:p>
          </table:table-cell>
          <table:table-cell table:style-name="ce274"/>
          <table:table-cell table:style-name="ce276"/>
          <table:table-cell table:style-name="ce276" office:value-type="float" office:value="251" calcext:value-type="float">
            <text:p>251</text:p>
          </table:table-cell>
          <table:table-cell table:style-name="ce281"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59" office:value-type="string" calcext:value-type="string">
            <text:p>Gort an tSléibh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69" office:value-type="string" calcext:value-type="string">
            <text:p>52.2266667,-9.581944444444444</text:p>
          </table:table-cell>
          <table:table-cell table:style-name="ce2" office:value-type="float" office:value="6351605" calcext:value-type="float">
            <text:p>6351605</text:p>
          </table:table-cell>
          <table:table-cell table:style-name="ce273" office:value-type="float" office:value="24293" calcext:value-type="float">
            <text:p>24293</text:p>
          </table:table-cell>
          <table:table-cell table:style-name="ce276"/>
          <table:table-cell table:style-name="ce276" office:value-type="float" office:value="252" calcext:value-type="float">
            <text:p>252</text:p>
          </table:table-cell>
          <table:table-cell table:style-name="ce281"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09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0" office:value-type="string" calcext:value-type="string">
            <text:p>52.2336111,-9.540833333333333</text:p>
          </table:table-cell>
          <table:table-cell table:style-name="ce4"/>
          <table:table-cell table:style-name="ce275"/>
          <table:table-cell table:style-name="ce277"/>
          <table:table-cell table:style-name="ce277" office:value-type="float" office:value="253" calcext:value-type="float">
            <text:p>253</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0" office:value-type="string" calcext:value-type="string">
            <text:p>52.2336111,-9.540833333333333</text:p>
          </table:table-cell>
          <table:table-cell table:style-name="ce4"/>
          <table:table-cell table:style-name="ce275"/>
          <table:table-cell table:style-name="ce277"/>
          <table:table-cell table:style-name="ce277" office:value-type="float" office:value="254" calcext:value-type="float">
            <text:p>254</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59" office:value-type="string" calcext:value-type="string">
            <text:p>Tigh na hAill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69" office:value-type="string" calcext:value-type="string">
            <text:p>52.1247222,-9.7575</text:p>
          </table:table-cell>
          <table:table-cell table:style-name="ce2" office:value-type="float" office:value="6296323" calcext:value-type="float">
            <text:p>6296323</text:p>
          </table:table-cell>
          <table:table-cell table:style-name="ce274"/>
          <table:table-cell table:style-name="ce276"/>
          <table:table-cell table:style-name="ce278" office:value-type="float" office:value="255.256" calcext:value-type="float">
            <text:p>255,256</text:p>
          </table:table-cell>
          <table:table-cell table:style-name="ce281"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259" office:value-type="string" calcext:value-type="string">
            <text:p>Trá L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69" office:value-type="string" calcext:value-type="string">
            <text:p>52.2680556,-9.710277777777778</text:p>
          </table:table-cell>
          <table:table-cell table:style-name="ce2" office:value-type="float" office:value="6334675" calcext:value-type="float">
            <text:p>6334675</text:p>
          </table:table-cell>
          <table:table-cell table:style-name="ce273" office:value-type="float" office:value="22036" calcext:value-type="float">
            <text:p>22036</text:p>
          </table:table-cell>
          <table:table-cell table:style-name="ce276"/>
          <table:table-cell table:style-name="ce276" office:value-type="string" calcext:value-type="string">
            <text:p>256A</text:p>
          </table:table-cell>
          <table:table-cell table:style-name="ce281"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59" office:value-type="string" calcext:value-type="string">
            <text:p>Baile Uí Fhaol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71" office:value-type="string" calcext:value-type="string">
            <text:p>52.4575,-8.823888888888888</text:p>
          </table:table-cell>
          <table:table-cell table:style-name="ce2" office:value-type="float" office:value="6054256" calcext:value-type="float">
            <text:p>6054256</text:p>
          </table:table-cell>
          <table:table-cell table:style-name="ce273" office:value-type="float" office:value="30557" calcext:value-type="float">
            <text:p>30557</text:p>
          </table:table-cell>
          <table:table-cell table:style-name="ce276"/>
          <table:table-cell table:style-name="ce276" office:value-type="float" office:value="257" calcext:value-type="float">
            <text:p>257</text:p>
          </table:table-cell>
          <table:table-cell table:style-name="ce281"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59" office:value-type="string" calcext:value-type="string">
            <text:p>Baile an Gharra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69" office:value-type="string" calcext:value-type="string">
            <text:p>52.3819444,-8.377222222222223</text:p>
          </table:table-cell>
          <table:table-cell table:style-name="ce2" office:value-type="float" office:value="5959013" calcext:value-type="float">
            <text:p>5959013</text:p>
          </table:table-cell>
          <table:table-cell table:style-name="ce273" office:value-type="float" office:value="30936" calcext:value-type="float">
            <text:p>30936</text:p>
          </table:table-cell>
          <table:table-cell table:style-name="ce276"/>
          <table:table-cell table:style-name="ce276" office:value-type="float" office:value="258" calcext:value-type="float">
            <text:p>258</text:p>
          </table:table-cell>
          <table:table-cell table:style-name="ce281"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59" office:value-type="string" calcext:value-type="string">
            <text:p>Garraí an Phúc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71" office:value-type="string" calcext:value-type="string">
            <text:p>52.3286111,-8.562777777777779</text:p>
          </table:table-cell>
          <table:table-cell table:style-name="ce2" office:value-type="float" office:value="5342510" calcext:value-type="float">
            <text:p>5342510</text:p>
          </table:table-cell>
          <table:table-cell table:style-name="ce273" office:value-type="float" office:value="30798" calcext:value-type="float">
            <text:p>30798</text:p>
          </table:table-cell>
          <table:table-cell table:style-name="ce276"/>
          <table:table-cell table:style-name="ce276" office:value-type="float" office:value="259" calcext:value-type="float">
            <text:p>259</text:p>
          </table:table-cell>
          <table:table-cell table:style-name="ce281"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59" office:value-type="string" calcext:value-type="string">
            <text:p>An Caisleán Nu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71" office:value-type="string" calcext:value-type="string">
            <text:p>52.2758333,-8.105277777777777</text:p>
          </table:table-cell>
          <table:table-cell table:style-name="ce2" office:value-type="float" office:value="5568441" calcext:value-type="float">
            <text:p>5568441</text:p>
          </table:table-cell>
          <table:table-cell table:style-name="ce273" office:value-type="float" office:value="47983" calcext:value-type="float">
            <text:p>47983</text:p>
          </table:table-cell>
          <table:table-cell table:style-name="ce276"/>
          <table:table-cell table:style-name="ce276" office:value-type="float" office:value="260" calcext:value-type="float">
            <text:p>260</text:p>
          </table:table-cell>
          <table:table-cell table:style-name="ce281"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69" office:value-type="string" calcext:value-type="string">
            <text:p>52.2216667,-7.758055555555556</text:p>
          </table:table-cell>
          <table:table-cell table:style-name="ce2" office:value-type="float" office:value="5554449" calcext:value-type="float">
            <text:p>5554449</text:p>
          </table:table-cell>
          <table:table-cell table:style-name="ce274"/>
          <table:table-cell table:style-name="ce276"/>
          <table:table-cell table:style-name="ce276" office:value-type="float" office:value="261" calcext:value-type="float">
            <text:p>261</text:p>
          </table:table-cell>
          <table:table-cell table:style-name="ce281"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59" office:value-type="string" calcext:value-type="string">
            <text:p>Suí Mochud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69" office:value-type="string" calcext:value-type="string">
            <text:p>52.1994444,-7.998888888888889</text:p>
          </table:table-cell>
          <table:table-cell table:style-name="ce2" office:value-type="float" office:value="5513598" calcext:value-type="float">
            <text:p>5513598</text:p>
          </table:table-cell>
          <table:table-cell table:style-name="ce273" office:value-type="float" office:value="50003" calcext:value-type="float">
            <text:p>50003</text:p>
          </table:table-cell>
          <table:table-cell table:style-name="ce276"/>
          <table:table-cell table:style-name="ce276" office:value-type="float" office:value="262" calcext:value-type="float">
            <text:p>262</text:p>
          </table:table-cell>
          <table:table-cell table:style-name="ce281"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02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59" office:value-type="string" calcext:value-type="string">
            <text:p>Ard Ó Séast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69" office:value-type="string" calcext:value-type="string">
            <text:p>51.9441667, -7.729166666666667</text:p>
          </table:table-cell>
          <table:table-cell table:style-name="ce2" office:value-type="float" office:value="5902807" calcext:value-type="float">
            <text:p>5902807</text:p>
          </table:table-cell>
          <table:table-cell table:style-name="ce273" office:value-type="float" office:value="50546" calcext:value-type="float">
            <text:p>50546</text:p>
          </table:table-cell>
          <table:table-cell table:style-name="ce276"/>
          <table:table-cell table:style-name="ce276" office:value-type="string" calcext:value-type="string">
            <text:p>263,264,265</text:p>
          </table:table-cell>
          <table:table-cell table:style-name="ce281"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259" office:value-type="string" calcext:value-type="string">
            <text:p>An Drom Mór</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69" office:value-type="string" calcext:value-type="string">
            <text:p>52.0644444,-7.848888888888888</text:p>
          </table:table-cell>
          <table:table-cell table:style-name="ce2" office:value-type="float" office:value="5892072" calcext:value-type="float">
            <text:p>5892072</text:p>
          </table:table-cell>
          <table:table-cell table:style-name="ce273" office:value-type="float" office:value="49454" calcext:value-type="float">
            <text:p>49454</text:p>
          </table:table-cell>
          <table:table-cell table:style-name="ce276"/>
          <table:table-cell table:style-name="ce278" office:value-type="string" calcext:value-type="string">
            <text:p>266,267,268</text:p>
          </table:table-cell>
          <table:table-cell table:style-name="ce281"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59" office:value-type="string" calcext:value-type="string">
            <text:p>Cois na Gráins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69" office:value-type="string" calcext:value-type="string">
            <text:p>51.9883333,-7.755833333333333</text:p>
          </table:table-cell>
          <table:table-cell table:style-name="ce2" office:value-type="float" office:value="5902828" calcext:value-type="float">
            <text:p>5902828</text:p>
          </table:table-cell>
          <table:table-cell table:style-name="ce273" office:value-type="float" office:value="50630" calcext:value-type="float">
            <text:p>50630</text:p>
          </table:table-cell>
          <table:table-cell table:style-name="ce276"/>
          <table:table-cell table:style-name="ce276" office:value-type="float" office:value="269" calcext:value-type="float">
            <text:p>269</text:p>
          </table:table-cell>
          <table:table-cell table:style-name="ce281"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259" office:value-type="string" calcext:value-type="string">
            <text:p>Baile Uí Mhúin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69" office:value-type="string" calcext:value-type="string">
            <text:p>52.1333333,-7.439166666666667</text:p>
          </table:table-cell>
          <table:table-cell table:style-name="ce2" office:value-type="float" office:value="5675582" calcext:value-type="float">
            <text:p>5675582</text:p>
          </table:table-cell>
          <table:table-cell table:style-name="ce273" office:value-type="float" office:value="49702" calcext:value-type="float">
            <text:p>49702</text:p>
          </table:table-cell>
          <table:table-cell table:style-name="ce276"/>
          <table:table-cell table:style-name="ce278" office:value-type="float" office:value="270.271" calcext:value-type="float">
            <text:p>270,271</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59" office:value-type="string" calcext:value-type="string">
            <text:p>Drom Lóch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69" office:value-type="string" calcext:value-type="string">
            <text:p>52.1630556,-7.468055555555556</text:p>
          </table:table-cell>
          <table:table-cell table:style-name="ce2" office:value-type="float" office:value="5675587" calcext:value-type="float">
            <text:p>5675587</text:p>
          </table:table-cell>
          <table:table-cell table:style-name="ce273" office:value-type="float" office:value="49746" calcext:value-type="float">
            <text:p>49746</text:p>
          </table:table-cell>
          <table:table-cell table:style-name="ce276"/>
          <table:table-cell table:style-name="ce278" office:value-type="string" calcext:value-type="string">
            <text:p>272,273,274,275,276,277,278,279,280,281</text:p>
          </table:table-cell>
          <table:table-cell table:style-name="ce281"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71" office:value-type="string" calcext:value-type="string">
            <text:p>52.1552778,-7.495</text:p>
          </table:table-cell>
          <table:table-cell table:style-name="ce2" office:value-type="float" office:value="5700944" calcext:value-type="float">
            <text:p>5700944</text:p>
          </table:table-cell>
          <table:table-cell table:style-name="ce274"/>
          <table:table-cell table:style-name="ce276"/>
          <table:table-cell table:style-name="ce276" office:value-type="float" office:value="282" calcext:value-type="float">
            <text:p>282</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352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59" office:value-type="string" calcext:value-type="string">
            <text:p>Garrán Mhiolúin Íochtarac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69" office:value-type="string" calcext:value-type="string">
            <text:p>52.1913889,-7.483333333333333</text:p>
          </table:table-cell>
          <table:table-cell table:style-name="ce2" office:value-type="float" office:value="5678108" calcext:value-type="float">
            <text:p>5678108</text:p>
          </table:table-cell>
          <table:table-cell table:style-name="ce273" office:value-type="float" office:value="49738" calcext:value-type="float">
            <text:p>49738</text:p>
          </table:table-cell>
          <table:table-cell table:style-name="ce276"/>
          <table:table-cell table:style-name="ce276" office:value-type="float" office:value="283.284" calcext:value-type="float">
            <text:p>283,284</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259" office:value-type="string" calcext:value-type="string">
            <text:p>An Chill Bheag</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69" office:value-type="string" calcext:value-type="string">
            <text:p>52.1102778,-7.544722222222222</text:p>
          </table:table-cell>
          <table:table-cell table:style-name="ce2" office:value-type="float" office:value="5686922" calcext:value-type="float">
            <text:p>5686922</text:p>
          </table:table-cell>
          <table:table-cell table:style-name="ce273" office:value-type="float" office:value="49367" calcext:value-type="float">
            <text:p>49367</text:p>
          </table:table-cell>
          <table:table-cell table:style-name="ce276"/>
          <table:table-cell table:style-name="ce276" office:value-type="float" office:value="285" calcext:value-type="float">
            <text:p>285</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69" office:value-type="string" calcext:value-type="string">
            <text:p>52.0905556,-7.549722222222222</text:p>
          </table:table-cell>
          <table:table-cell table:style-name="ce2" office:value-type="float" office:value="5686923" calcext:value-type="float">
            <text:p>5686923</text:p>
          </table:table-cell>
          <table:table-cell table:style-name="ce274"/>
          <table:table-cell table:style-name="ce276"/>
          <table:table-cell table:style-name="ce278" office:value-type="string" calcext:value-type="string">
            <text:p>286,287,288,289,290</text:p>
          </table:table-cell>
          <table:table-cell table:style-name="ce281"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69" office:value-type="string" calcext:value-type="string">
            <text:p>52.1025,-7.804444444444444</text:p>
          </table:table-cell>
          <table:table-cell table:style-name="ce2" office:value-type="float" office:value="5845852" calcext:value-type="float">
            <text:p>5845852</text:p>
          </table:table-cell>
          <table:table-cell table:style-name="ce274"/>
          <table:table-cell table:style-name="ce276"/>
          <table:table-cell table:style-name="ce276" office:value-type="float" office:value="291" calcext:value-type="float">
            <text:p>291</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259" office:value-type="string" calcext:value-type="string">
            <text:p>An Cnoc Bu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69" office:value-type="string" calcext:value-type="string">
            <text:p>52.1113889,-7.6</text:p>
          </table:table-cell>
          <table:table-cell table:style-name="ce2" office:value-type="float" office:value="5735901" calcext:value-type="float">
            <text:p>5735901</text:p>
          </table:table-cell>
          <table:table-cell table:style-name="ce273" office:value-type="float" office:value="49481" calcext:value-type="float">
            <text:p>49481</text:p>
          </table:table-cell>
          <table:table-cell table:style-name="ce276"/>
          <table:table-cell table:style-name="ce278" office:value-type="string" calcext:value-type="string">
            <text:p>292,293,294,295,296,297,298,299</text:p>
          </table:table-cell>
          <table:table-cell table:style-name="ce281"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849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70" office:value-type="string" calcext:value-type="string">
            <text:p>52.1608333,-7.59</text:p>
          </table:table-cell>
          <table:table-cell table:style-name="ce4"/>
          <table:table-cell table:style-name="ce275"/>
          <table:table-cell table:style-name="ce277"/>
          <table:table-cell table:style-name="ce277" office:value-type="float" office:value="300" calcext:value-type="float">
            <text:p>300</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59" office:value-type="string" calcext:value-type="string">
            <text:p>Tuar an Churra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69" office:value-type="string" calcext:value-type="string">
            <text:p>52.2672222,-7.746944444444445</text:p>
          </table:table-cell>
          <table:table-cell table:style-name="ce2" office:value-type="float" office:value="5639955" calcext:value-type="float">
            <text:p>5639955</text:p>
          </table:table-cell>
          <table:table-cell table:style-name="ce273" office:value-type="float" office:value="49201" calcext:value-type="float">
            <text:p>49201</text:p>
          </table:table-cell>
          <table:table-cell table:style-name="ce276"/>
          <table:table-cell table:style-name="ce276" office:value-type="float" office:value="301" calcext:value-type="float">
            <text:p>301</text:p>
          </table:table-cell>
          <table:table-cell table:style-name="ce281"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59" office:value-type="string" calcext:value-type="string">
            <text:p>Baile Mhiolú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69" office:value-type="string" calcext:value-type="string">
            <text:p>52.185,-7.226666666666667</text:p>
          </table:table-cell>
          <table:table-cell table:style-name="ce2" office:value-type="float" office:value="5651269" calcext:value-type="float">
            <text:p>5651269</text:p>
          </table:table-cell>
          <table:table-cell table:style-name="ce273" office:value-type="float" office:value="50492" calcext:value-type="float">
            <text:p>50492</text:p>
          </table:table-cell>
          <table:table-cell table:style-name="ce276"/>
          <table:table-cell table:style-name="ce276" office:value-type="float" office:value="302" calcext:value-type="float">
            <text:p>302</text:p>
          </table:table-cell>
          <table:table-cell table:style-name="ce281"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346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69" office:value-type="string" calcext:value-type="string">
            <text:p>52.3111111,-7.385000000000001</text:p>
          </table:table-cell>
          <table:table-cell table:style-name="ce2" office:value-type="float" office:value="5644373" calcext:value-type="float">
            <text:p>5644373</text:p>
          </table:table-cell>
          <table:table-cell table:style-name="ce273"/>
          <table:table-cell table:style-name="ce276"/>
          <table:table-cell table:style-name="ce276" office:value-type="float" office:value="303" calcext:value-type="float">
            <text:p>303</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84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71" office:value-type="string" calcext:value-type="string">
            <text:p>52.3305556,-7.391111111111112</text:p>
          </table:table-cell>
          <table:table-cell table:style-name="ce2" office:value-type="float" office:value="5644386" calcext:value-type="float">
            <text:p>5644386</text:p>
          </table:table-cell>
          <table:table-cell table:style-name="ce273"/>
          <table:table-cell table:style-name="ce276"/>
          <table:table-cell table:style-name="ce276" office:value-type="float" office:value="304" calcext:value-type="float">
            <text:p>304</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345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69" office:value-type="string" calcext:value-type="string">
            <text:p>52.3241667,-7.379166666666666</text:p>
          </table:table-cell>
          <table:table-cell table:style-name="ce2" office:value-type="float" office:value="5644389" calcext:value-type="float">
            <text:p>5644389</text:p>
          </table:table-cell>
          <table:table-cell table:style-name="ce273"/>
          <table:table-cell table:style-name="ce276"/>
          <table:table-cell table:style-name="ce276" office:value-type="float" office:value="305" calcext:value-type="float">
            <text:p>305</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843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59" office:value-type="string" calcext:value-type="string">
            <text:p>Cnoc an Leathbhail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69" office:value-type="string" calcext:value-type="string">
            <text:p>52.3263889,-7.511666666666667</text:p>
          </table:table-cell>
          <table:table-cell table:style-name="ce2" office:value-type="float" office:value="5642056" calcext:value-type="float">
            <text:p>5642056</text:p>
          </table:table-cell>
          <table:table-cell table:style-name="ce273" office:value-type="float" office:value="49103" calcext:value-type="float">
            <text:p>49103</text:p>
          </table:table-cell>
          <table:table-cell table:style-name="ce276"/>
          <table:table-cell table:style-name="ce276" office:value-type="float" office:value="306" calcext:value-type="float">
            <text:p>306</text:p>
          </table:table-cell>
          <table:table-cell table:style-name="ce281"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343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59" office:value-type="string" calcext:value-type="string">
            <text:p>Bearna na Gaoith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69" office:value-type="string" calcext:value-type="string">
            <text:p>52.3419444,-7.487777777777778</text:p>
          </table:table-cell>
          <table:table-cell table:style-name="ce2" office:value-type="float" office:value="5644403" calcext:value-type="float">
            <text:p>5644403</text:p>
          </table:table-cell>
          <table:table-cell table:style-name="ce273" office:value-type="float" office:value="49060" calcext:value-type="float">
            <text:p>49060</text:p>
          </table:table-cell>
          <table:table-cell table:style-name="ce276"/>
          <table:table-cell table:style-name="ce279" office:value-type="float" office:value="307.308" calcext:value-type="float">
            <text:p>307,308</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5" table:number-rows-repeated="800">
          <table:table-cell table:style-name="ce2" table:number-columns-repeated="4"/>
          <table:table-cell table:style-name="ce259"/>
          <table:table-cell table:style-name="ce19"/>
          <table:table-cell table:style-name="ce265"/>
          <table:table-cell table:style-name="ce2" table:number-columns-repeated="5"/>
          <table:table-cell table:style-name="ce269"/>
          <table:table-cell table:style-name="ce2"/>
          <table:table-cell table:style-name="ce273"/>
          <table:table-cell table:style-name="ce276" table:number-columns-repeated="2"/>
          <table:table-cell table:style-name="ce283"/>
          <table:table-cell table:number-columns-repeated="1006"/>
        </table:table-row>
        <table:table-row table:style-name="ro5" table:number-rows-repeated="3">
          <table:table-cell table:number-columns-repeated="4"/>
          <table:table-cell table:style-name="ce263"/>
          <table:table-cell table:style-name="ce21"/>
          <table:table-cell table:style-name="ce267"/>
          <table:table-cell table:number-columns-repeated="5"/>
          <table:table-cell table:style-name="ce272"/>
          <table:table-cell/>
          <table:table-cell table:style-name="ce273"/>
          <table:table-cell table:style-name="ce276" table:number-columns-repeated="2"/>
          <table:table-cell table:style-name="ce283"/>
          <table:table-cell table:number-columns-repeated="1006"/>
        </table:table-row>
        <table:table-row table:style-name="ro4" table:number-rows-repeated="1047575">
          <table:table-cell table:number-columns-repeated="1024"/>
        </table:table-row>
        <table:table-row table:style-name="ro7" table:number-rows-repeated="155">
          <table:table-cell table:number-columns-repeated="1024"/>
        </table:table-row>
        <table:table-row table:style-name="ro7">
          <table:table-cell table:number-columns-repeated="1024"/>
        </table:table-row>
        <calcext:conditional-formats>
          <calcext:conditional-format calcext:target-range-address="Q131438_3.O1:Q131438_3.Q845">
            <calcext:condition calcext:apply-style-name="ConditionalStyle_1" calcext:value="contains-text(&quot;,&quot;)" calcext:base-cell-address="Q131438_3.O1"/>
          </calcext:conditional-format>
          <calcext:conditional-format calcext:target-range-address="Q131438_3.O1:Q131438_3.O845">
            <calcext:condition calcext:apply-style-name="ConditionalStyle_2" calcext:value="contains-text(&quot;n/a&quot;)" calcext:base-cell-address="Q131438_3.O1"/>
          </calcext:conditional-format>
          <calcext:conditional-format calcext:target-range-address="Q131438_3.G1:Q131438_3.G845">
            <calcext:condition calcext:apply-style-name="ConditionalStyle_3" calcext:value="=&quot;Q26&quot;" calcext:base-cell-address="Q131438_3.G1"/>
          </calcext:conditional-format>
          <calcext:conditional-format calcext:target-range-address="Q131438_3.E1:Q131438_3.E845">
            <calcext:condition calcext:apply-style-name="ConditionalStyle_4" calcext:value="formula-is(LEN(TRIM([.E1]))=0)" calcext:base-cell-address="Q131438_3.E1"/>
          </calcext:conditional-format>
          <calcext:conditional-format calcext:target-range-address="Q131438_3.R1:Q131438_3.R845">
            <calcext:condition calcext:apply-style-name="ConditionalStyle_1" calcext:value="&gt;1" calcext:base-cell-address="Q131438_3.R1"/>
          </calcext:conditional-format>
          <calcext:conditional-format calcext:target-range-address="Q131438_3.M1:Q131438_3.M845">
            <calcext:condition calcext:apply-style-name="ConditionalStyle_4" calcext:value="contains-text(&quot;0;0&quot;)" calcext:base-cell-address="Q131438_3.M1"/>
          </calcext:conditional-format>
        </calcext:conditional-formats>
      </table:table>
      <table:table table:name="Q93195"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51" office:value-type="string" calcext:value-type="string">
            <text:p>lang</text:p>
          </table:table-cell>
          <table:table-cell table:style-name="ce51" office:value-type="string" calcext:value-type="string">
            <text:p>label</text:p>
          </table:table-cell>
          <table:table-cell table:style-name="ce51" office:value-type="string" calcext:value-type="string">
            <text:p>description</text:p>
          </table:table-cell>
          <table:table-cell table:style-name="ce284" office:value-type="string" calcext:value-type="string">
            <text:p>alias</text:p>
          </table:table-cell>
          <table:table-cell table:style-name="ce90" office:value-type="string" calcext:value-type="string">
            <text:p>P31_is_a</text:p>
          </table:table-cell>
          <table:table-cell table:style-name="ce288" office:value-type="string" calcext:value-type="string">
            <text:p>P17_state</text:p>
          </table:table-cell>
          <table:table-cell table:style-name="ce51" office:value-type="string" calcext:value-type="string">
            <text:p>P131_provinz</text:p>
          </table:table-cell>
          <table:table-cell table:style-name="ce51" office:value-type="string" calcext:value-type="string">
            <text:p>P131_county</text:p>
          </table:table-cell>
          <table:table-cell table:style-name="ce51" office:value-type="string" calcext:value-type="string">
            <text:p>P131_barony</text:p>
          </table:table-cell>
          <table:table-cell table:style-name="ce51" office:value-type="string" calcext:value-type="string">
            <text:p>P131_civilparish</text:p>
          </table:table-cell>
          <table:table-cell table:style-name="ce51" office:value-type="string" calcext:value-type="string">
            <text:p>P131_electoraldevision</text:p>
          </table:table-cell>
          <table:table-cell table:style-name="ce292"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51" office:value-type="string" calcext:value-type="string">
            <text:p>P402_osm</text:p>
          </table:table-cell>
          <table:table-cell table:style-name="ce295" office:value-type="string" calcext:value-type="string">
            <text:p>P5097_logainm</text:p>
          </table:table-cell>
          <table:table-cell table:style-name="ce296" office:value-type="string" calcext:value-type="string">
            <text:p>P1545_geohive</text:p>
          </table:table-cell>
          <table:table-cell table:style-name="ce296" office:value-type="string" calcext:value-type="string">
            <text:p>ciic</text:p>
          </table:table-cell>
          <table:table-cell table:style-name="ce298" office:value-type="string" calcext:value-type="string">
            <text:p>count</text:p>
          </table:table-cell>
          <table:table-cell table:style-name="ce142"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85" office:value-type="string" calcext:value-type="string">
            <text:p>Carn Coim</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293" office:value-type="string" calcext:value-type="string">
            <text:p>54.8030556,-6.183333333333334</text:p>
          </table:table-cell>
          <table:table-cell table:style-name="ce2" office:value-type="float" office:value="4149573" calcext:value-type="float">
            <text:p>4149573</text:p>
          </table:table-cell>
          <table:table-cell table:style-name="ce295" office:value-type="float" office:value="61366" calcext:value-type="float">
            <text:p>61366</text:p>
          </table:table-cell>
          <table:table-cell table:style-name="ce296"/>
          <table:table-cell table:style-name="ce297" office:value-type="string" calcext:value-type="string">
            <text:p>309,310</text:p>
          </table:table-cell>
          <table:table-cell table:style-name="ce299"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85" office:value-type="string" calcext:value-type="string">
            <text:p>Droim Conmhaoil</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293" office:value-type="string" calcext:value-type="string">
            <text:p>54.3072222,-6.655277777777778</text:p>
          </table:table-cell>
          <table:table-cell table:style-name="ce2" office:value-type="float" office:value="5326637" calcext:value-type="float">
            <text:p>5326637</text:p>
          </table:table-cell>
          <table:table-cell table:style-name="ce295"/>
          <table:table-cell table:style-name="ce296"/>
          <table:table-cell table:style-name="ce296" office:value-type="float" office:value="311" calcext:value-type="float">
            <text:p>311</text:p>
          </table:table-cell>
          <table:table-cell table:style-name="ce299"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85" office:value-type="string" calcext:value-type="string">
            <text:p>Ráth an Tamhain</text:p>
          </table:table-cell>
          <table:table-cell table:style-name="ce19" office:value-type="string" calcext:value-type="string">
            <text:p>Q2151232</text:p>
          </table:table-cell>
          <table:table-cell table:style-name="ce28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293" office:value-type="string" calcext:value-type="string">
            <text:p>53.805,-6.954444444444444</text:p>
          </table:table-cell>
          <table:table-cell table:style-name="ce2" office:value-type="float" office:value="4630934" calcext:value-type="float">
            <text:p>4630934</text:p>
          </table:table-cell>
          <table:table-cell table:style-name="ce295" office:value-type="float" office:value="3796" calcext:value-type="float">
            <text:p>3796</text:p>
          </table:table-cell>
          <table:table-cell table:style-name="ce296"/>
          <table:table-cell table:style-name="ce296" office:value-type="float" office:value="312" calcext:value-type="float">
            <text:p>312</text:p>
          </table:table-cell>
          <table:table-cell table:style-name="ce299"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16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86"/>
          <table:table-cell table:style-name="ce19" office:value-type="string" calcext:value-type="string">
            <text:p>Q2151232</text:p>
          </table:table-cell>
          <table:table-cell table:style-name="ce28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293" office:value-type="string" calcext:value-type="string">
            <text:p>53.7944444,-7.209444444444444</text:p>
          </table:table-cell>
          <table:table-cell table:style-name="ce2" office:value-type="float" office:value="4584217" calcext:value-type="float">
            <text:p>4584217</text:p>
          </table:table-cell>
          <table:table-cell table:style-name="ce295"/>
          <table:table-cell table:style-name="ce296"/>
          <table:table-cell table:style-name="ce296" office:value-type="float" office:value="313" calcext:value-type="float">
            <text:p>313</text:p>
          </table:table-cell>
          <table:table-cell table:style-name="ce299"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86"/>
          <table:table-cell table:style-name="ce19" office:value-type="string" calcext:value-type="string">
            <text:p>Q2151232</text:p>
          </table:table-cell>
          <table:table-cell table:style-name="ce289" office:value-type="string" calcext:value-type="string">
            <office:annotation draw:style-name="gr1" draw:text-style-name="P2" svg:width="11.505cm" svg:height="1.508cm" svg:x="27.305cm" svg:y="3.316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293" office:value-type="string" calcext:value-type="string">
            <text:p>54.6086111,-7.871111111111111</text:p>
          </table:table-cell>
          <table:table-cell table:style-name="ce2" office:value-type="float" office:value="4087469" calcext:value-type="float">
            <text:p>4087469</text:p>
          </table:table-cell>
          <table:table-cell table:style-name="ce295" office:value-type="float" office:value="14203" calcext:value-type="float">
            <text:p>14203</text:p>
          </table:table-cell>
          <table:table-cell table:style-name="ce296"/>
          <table:table-cell table:style-name="ce296" office:value-type="float" office:value="314" calcext:value-type="float">
            <text:p>314</text:p>
          </table:table-cell>
          <table:table-cell table:style-name="ce299"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85" office:value-type="string" calcext:value-type="string">
            <text:p>Mullach an Chnoic</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293" office:value-type="string" calcext:value-type="string">
            <text:p>54.3622222,-7.5175</text:p>
          </table:table-cell>
          <table:table-cell table:style-name="ce2" office:value-type="float" office:value="3572741" calcext:value-type="float">
            <text:p>3572741</text:p>
          </table:table-cell>
          <table:table-cell table:style-name="ce295" office:value-type="float" office:value="121032" calcext:value-type="float">
            <text:p>121032</text:p>
          </table:table-cell>
          <table:table-cell table:style-name="ce296"/>
          <table:table-cell table:style-name="ce296" office:value-type="float" office:value="315" calcext:value-type="float">
            <text:p>315</text:p>
          </table:table-cell>
          <table:table-cell table:style-name="ce299"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14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85" office:value-type="string" calcext:value-type="string">
            <text:p>Dun-a-lios</text:p>
          </table:table-cell>
          <table:table-cell table:style-name="ce19" office:value-type="string" calcext:value-type="string">
            <text:p>Q2151232</text:p>
          </table:table-cell>
          <table:table-cell table:style-name="ce290"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293" office:value-type="string" calcext:value-type="string">
            <text:p>55.1166667,-6.7444444444444445</text:p>
          </table:table-cell>
          <table:table-cell table:style-name="ce2" office:value-type="float" office:value="4617106" calcext:value-type="float">
            <text:p>4617106</text:p>
          </table:table-cell>
          <table:table-cell table:style-name="ce295" office:value-type="float" office:value="57618" calcext:value-type="float">
            <text:p>57618</text:p>
          </table:table-cell>
          <table:table-cell table:style-name="ce296"/>
          <table:table-cell table:style-name="ce296" office:value-type="float" office:value="316" calcext:value-type="float">
            <text:p>316</text:p>
          </table:table-cell>
          <table:table-cell table:style-name="ce299"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85" office:value-type="string" calcext:value-type="string">
            <text:p>Achadh Scriobach</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293" office:value-type="string" calcext:value-type="string">
            <text:p>54.6994444,-7.047777777777777</text:p>
          </table:table-cell>
          <table:table-cell table:style-name="ce2" office:value-type="float" office:value="4555833" calcext:value-type="float">
            <text:p>4555833</text:p>
          </table:table-cell>
          <table:table-cell table:style-name="ce295" office:value-type="float" office:value="65249" calcext:value-type="float">
            <text:p>65249</text:p>
          </table:table-cell>
          <table:table-cell table:style-name="ce296"/>
          <table:table-cell table:style-name="ce296" office:value-type="float" office:value="317" calcext:value-type="float">
            <text:p>317</text:p>
          </table:table-cell>
          <table:table-cell table:style-name="ce299"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285"/>
          <table:table-cell table:style-name="ce19"/>
          <table:table-cell table:style-name="ce289"/>
          <table:table-cell table:style-name="ce2" table:number-columns-repeated="5"/>
          <table:table-cell table:style-name="ce293"/>
          <table:table-cell table:style-name="ce2"/>
          <table:table-cell table:style-name="ce295"/>
          <table:table-cell table:style-name="ce296" table:number-columns-repeated="2"/>
          <table:table-cell table:style-name="ce300"/>
          <table:table-cell table:number-columns-repeated="1006"/>
        </table:table-row>
        <table:table-row table:style-name="ro5" table:number-rows-repeated="3">
          <table:table-cell table:number-columns-repeated="4"/>
          <table:table-cell table:style-name="ce287"/>
          <table:table-cell table:style-name="ce21"/>
          <table:table-cell table:style-name="ce291"/>
          <table:table-cell table:number-columns-repeated="5"/>
          <table:table-cell table:style-name="ce294"/>
          <table:table-cell/>
          <table:table-cell table:style-name="ce295"/>
          <table:table-cell table:style-name="ce296" table:number-columns-repeated="2"/>
          <table:table-cell table:style-name="ce300"/>
          <table:table-cell table:number-columns-repeated="1006"/>
        </table:table-row>
        <table:table-row table:style-name="ro4" table:number-rows-repeated="1047575">
          <table:table-cell table:number-columns-repeated="1024"/>
        </table:table-row>
        <table:table-row table:style-name="ro7" table:number-rows-repeated="188">
          <table:table-cell table:number-columns-repeated="1024"/>
        </table:table-row>
        <table:table-row table:style-name="ro7">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table table:name="GeoExport" table:style-name="ta3">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1" table:number-columns-repeated="4" table:default-cell-style-name="Default"/>
        <table:table-column table:style-name="co29" table:default-cell-style-name="Default"/>
        <table:table-column table:style-name="co30" table:default-cell-style-name="Default"/>
        <table:table-column table:style-name="co1" table:number-columns-repeated="1015"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office:value-type="string" calcext:value-type="string">
            <text:p>place</text:p>
          </table:table-cell>
          <table:table-cell table:style-name="ce69" office:value-type="string" calcext:value-type="string">
            <text:p>country</text:p>
          </table:table-cell>
          <table:table-cell table:style-name="ce69" office:value-type="string" calcext:value-type="string">
            <text:p>county</text:p>
          </table:table-cell>
          <table:table-cell table:style-name="ce69"/>
          <table:table-cell table:style-name="ce78" office:value-type="string" calcext:value-type="string">
            <text:p>ciic</text:p>
          </table:table-cell>
          <table:table-cell table:style-name="ce3" office:value-type="string" calcext:value-type="string">
            <text:p>latlon</text:p>
          </table:table-cell>
          <table:table-cell table:style-name="ce69" office:value-type="string" calcext:value-type="string">
            <text:p>place</text:p>
          </table:table-cell>
          <table:table-cell table:style-name="ce69" office:value-type="string" calcext:value-type="string">
            <text:p>country</text:p>
          </table:table-cell>
          <table:table-cell table:style-name="ce69" office:value-type="string" calcext:value-type="string">
            <text:p>county</text:p>
          </table:table-cell>
          <table:table-cell table:style-name="ce69" table:number-columns-repeated="17"/>
          <table:table-cell table:number-columns-repeated="995"/>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formula="of:=[$Townlands.A2]" office:value-type="string" office:string-value="Q85390377" calcext:value-type="string">
            <text:p>Q85390377</text:p>
          </table:table-cell>
          <table:table-cell table:formula="of:=[$Townlands.G2]" office:value-type="string" office:string-value="Q27" calcext:value-type="string">
            <text:p>Q27</text:p>
          </table:table-cell>
          <table:table-cell table:formula="of:=[$Townlands.I2]" office:value-type="string" office:string-value="Q169923" calcext:value-type="string">
            <text:p>Q169923</text:p>
          </table:table-cell>
          <table:table-cell/>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style-name="ce72" table:formula="of:=[.D2]" office:value-type="string" office:string-value="Q85390377" calcext:value-type="string">
            <text:p>Q85390377</text:p>
          </table:table-cell>
          <table:table-cell table:style-name="ce72" table:formula="of:=[.E2]" office:value-type="string" office:string-value="Q27" calcext:value-type="string">
            <text:p>Q27</text:p>
          </table:table-cell>
          <table:table-cell table:style-name="ce72" table:formula="of:=[.F2]" office:value-type="string" office:string-value="Q169923" calcext:value-type="string">
            <text:p>Q169923</text:p>
          </table:table-cell>
          <table:table-cell table:number-columns-repeated="1012"/>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formula="of:=[$Townlands.A3]" office:value-type="string" office:string-value="Q85390407" calcext:value-type="string">
            <text:p>Q85390407</text:p>
          </table:table-cell>
          <table:table-cell table:formula="of:=[$Townlands.G3]" office:value-type="string" office:string-value="Q27" calcext:value-type="string">
            <text:p>Q27</text:p>
          </table:table-cell>
          <table:table-cell table:formula="of:=[$Townlands.I3]" office:value-type="string" office:string-value="Q107397" calcext:value-type="string">
            <text:p>Q107397</text:p>
          </table:table-cell>
          <table:table-cell/>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style-name="ce72" table:formula="of:=[.D3]" office:value-type="string" office:string-value="Q85390407" calcext:value-type="string">
            <text:p>Q85390407</text:p>
          </table:table-cell>
          <table:table-cell table:style-name="ce72" table:formula="of:=[.E3]" office:value-type="string" office:string-value="Q27" calcext:value-type="string">
            <text:p>Q27</text:p>
          </table:table-cell>
          <table:table-cell table:style-name="ce72" table:formula="of:=[.F3]" office:value-type="string" office:string-value="Q107397" calcext:value-type="string">
            <text:p>Q107397</text:p>
          </table:table-cell>
          <table:table-cell table:number-columns-repeated="1012"/>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formula="of:=[$Townlands.A4]" office:value-type="string" office:string-value="Q85390382" calcext:value-type="string">
            <text:p>Q85390382</text:p>
          </table:table-cell>
          <table:table-cell table:formula="of:=[$Townlands.G4]" office:value-type="string" office:string-value="Q27" calcext:value-type="string">
            <text:p>Q27</text:p>
          </table:table-cell>
          <table:table-cell table:formula="of:=[$Townlands.I4]" office:value-type="string" office:string-value="Q178626" calcext:value-type="string">
            <text:p>Q178626</text:p>
          </table:table-cell>
          <table:table-cell/>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style-name="ce72" table:formula="of:=[.D4]" office:value-type="string" office:string-value="Q85390382" calcext:value-type="string">
            <text:p>Q85390382</text:p>
          </table:table-cell>
          <table:table-cell table:style-name="ce72" table:formula="of:=[.E4]" office:value-type="string" office:string-value="Q27" calcext:value-type="string">
            <text:p>Q27</text:p>
          </table:table-cell>
          <table:table-cell table:style-name="ce72" table:formula="of:=[.F4]" office:value-type="string" office:string-value="Q178626" calcext:value-type="string">
            <text:p>Q178626</text:p>
          </table:table-cell>
          <table:table-cell table:number-columns-repeated="1012"/>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formula="of:=[$Townlands.A5]" office:value-type="string" office:string-value="Q72006009" calcext:value-type="string">
            <text:p>Q72006009</text:p>
          </table:table-cell>
          <table:table-cell table:formula="of:=[$Townlands.G5]" office:value-type="string" office:string-value="Q27" calcext:value-type="string">
            <text:p>Q27</text:p>
          </table:table-cell>
          <table:table-cell table:formula="of:=[$Townlands.I5]" office:value-type="string" office:string-value="Q178626" calcext:value-type="string">
            <text:p>Q178626</text:p>
          </table:table-cell>
          <table:table-cell/>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style-name="ce72" table:formula="of:=[.D5]" office:value-type="string" office:string-value="Q72006009" calcext:value-type="string">
            <text:p>Q72006009</text:p>
          </table:table-cell>
          <table:table-cell table:style-name="ce72" table:formula="of:=[.E5]" office:value-type="string" office:string-value="Q27" calcext:value-type="string">
            <text:p>Q27</text:p>
          </table:table-cell>
          <table:table-cell table:style-name="ce72" table:formula="of:=[.F5]" office:value-type="string" office:string-value="Q178626" calcext:value-type="string">
            <text:p>Q178626</text:p>
          </table:table-cell>
          <table:table-cell table:number-columns-repeated="1012"/>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formula="of:=[$Townlands.A6]" office:value-type="string" office:string-value="Q85390384" calcext:value-type="string">
            <text:p>Q85390384</text:p>
          </table:table-cell>
          <table:table-cell table:formula="of:=[$Townlands.G6]" office:value-type="string" office:string-value="Q27" calcext:value-type="string">
            <text:p>Q27</text:p>
          </table:table-cell>
          <table:table-cell table:formula="of:=[$Townlands.I6]" office:value-type="string" office:string-value="Q178626" calcext:value-type="string">
            <text:p>Q178626</text:p>
          </table:table-cell>
          <table:table-cell/>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style-name="ce72" table:formula="of:=[.D6]" office:value-type="string" office:string-value="Q85390384" calcext:value-type="string">
            <text:p>Q85390384</text:p>
          </table:table-cell>
          <table:table-cell table:style-name="ce72" table:formula="of:=[.E6]" office:value-type="string" office:string-value="Q27" calcext:value-type="string">
            <text:p>Q27</text:p>
          </table:table-cell>
          <table:table-cell table:style-name="ce72" table:formula="of:=[.F6]" office:value-type="string" office:string-value="Q178626" calcext:value-type="string">
            <text:p>Q178626</text:p>
          </table:table-cell>
          <table:table-cell table:number-columns-repeated="1012"/>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formula="of:=[$Townlands.A7]" office:value-type="string" office:string-value="Q85390409" calcext:value-type="string">
            <text:p>Q85390409</text:p>
          </table:table-cell>
          <table:table-cell table:formula="of:=[$Townlands.G7]" office:value-type="string" office:string-value="Q27" calcext:value-type="string">
            <text:p>Q27</text:p>
          </table:table-cell>
          <table:table-cell table:formula="of:=[$Townlands.I7]" office:value-type="string" office:string-value="Q178626" calcext:value-type="string">
            <text:p>Q178626</text:p>
          </table:table-cell>
          <table:table-cell/>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style-name="ce72" table:formula="of:=[.D7]" office:value-type="string" office:string-value="Q85390409" calcext:value-type="string">
            <text:p>Q85390409</text:p>
          </table:table-cell>
          <table:table-cell table:style-name="ce72" table:formula="of:=[.E7]" office:value-type="string" office:string-value="Q27" calcext:value-type="string">
            <text:p>Q27</text:p>
          </table:table-cell>
          <table:table-cell table:style-name="ce72" table:formula="of:=[.F7]" office:value-type="string" office:string-value="Q178626" calcext:value-type="string">
            <text:p>Q178626</text:p>
          </table:table-cell>
          <table:table-cell table:number-columns-repeated="1012"/>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formula="of:=[$Townlands.A8]" office:value-type="string" office:string-value="Q85390388" calcext:value-type="string">
            <text:p>Q85390388</text:p>
          </table:table-cell>
          <table:table-cell table:formula="of:=[$Townlands.G8]" office:value-type="string" office:string-value="Q27" calcext:value-type="string">
            <text:p>Q27</text:p>
          </table:table-cell>
          <table:table-cell table:formula="of:=[$Townlands.I8]" office:value-type="string" office:string-value="Q178626" calcext:value-type="string">
            <text:p>Q178626</text:p>
          </table:table-cell>
          <table:table-cell/>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style-name="ce72" table:formula="of:=[.D8]" office:value-type="string" office:string-value="Q85390388" calcext:value-type="string">
            <text:p>Q85390388</text:p>
          </table:table-cell>
          <table:table-cell table:style-name="ce72" table:formula="of:=[.E8]" office:value-type="string" office:string-value="Q27" calcext:value-type="string">
            <text:p>Q27</text:p>
          </table:table-cell>
          <table:table-cell table:style-name="ce72" table:formula="of:=[.F8]" office:value-type="string" office:string-value="Q178626" calcext:value-type="string">
            <text:p>Q178626</text:p>
          </table:table-cell>
          <table:table-cell table:number-columns-repeated="1012"/>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formula="of:=[$Townlands.A9]" office:value-type="string" office:string-value="Q85390429" calcext:value-type="string">
            <text:p>Q85390429</text:p>
          </table:table-cell>
          <table:table-cell table:formula="of:=[$Townlands.G9]" office:value-type="string" office:string-value="Q27" calcext:value-type="string">
            <text:p>Q27</text:p>
          </table:table-cell>
          <table:table-cell table:formula="of:=[$Townlands.I9]" office:value-type="string" office:string-value="Q178626" calcext:value-type="string">
            <text:p>Q178626</text:p>
          </table:table-cell>
          <table:table-cell/>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style-name="ce72" table:formula="of:=[.D9]" office:value-type="string" office:string-value="Q85390429" calcext:value-type="string">
            <text:p>Q85390429</text:p>
          </table:table-cell>
          <table:table-cell table:style-name="ce72" table:formula="of:=[.E9]" office:value-type="string" office:string-value="Q27" calcext:value-type="string">
            <text:p>Q27</text:p>
          </table:table-cell>
          <table:table-cell table:style-name="ce72" table:formula="of:=[.F9]" office:value-type="string" office:string-value="Q178626" calcext:value-type="string">
            <text:p>Q178626</text:p>
          </table:table-cell>
          <table:table-cell table:number-columns-repeated="1012"/>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formula="of:=[$Townlands.A10]" office:value-type="string" office:string-value="Q85390391" calcext:value-type="string">
            <text:p>Q85390391</text:p>
          </table:table-cell>
          <table:table-cell table:formula="of:=[$Townlands.G10]" office:value-type="string" office:string-value="Q27" calcext:value-type="string">
            <text:p>Q27</text:p>
          </table:table-cell>
          <table:table-cell table:formula="of:=[$Townlands.I10]" office:value-type="string" office:string-value="Q178626" calcext:value-type="string">
            <text:p>Q178626</text:p>
          </table:table-cell>
          <table:table-cell/>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style-name="ce72" table:formula="of:=[.D10]" office:value-type="string" office:string-value="Q85390391" calcext:value-type="string">
            <text:p>Q85390391</text:p>
          </table:table-cell>
          <table:table-cell table:style-name="ce72" table:formula="of:=[.E10]" office:value-type="string" office:string-value="Q27" calcext:value-type="string">
            <text:p>Q27</text:p>
          </table:table-cell>
          <table:table-cell table:style-name="ce72" table:formula="of:=[.F10]" office:value-type="string" office:string-value="Q178626" calcext:value-type="string">
            <text:p>Q178626</text:p>
          </table:table-cell>
          <table:table-cell table:number-columns-repeated="1012"/>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formula="of:=[$Townlands.A11]" office:value-type="string" office:string-value="Q85390394" calcext:value-type="string">
            <text:p>Q85390394</text:p>
          </table:table-cell>
          <table:table-cell table:formula="of:=[$Townlands.G11]" office:value-type="string" office:string-value="Q27" calcext:value-type="string">
            <text:p>Q27</text:p>
          </table:table-cell>
          <table:table-cell table:formula="of:=[$Townlands.I11]" office:value-type="string" office:string-value="Q178626" calcext:value-type="string">
            <text:p>Q178626</text:p>
          </table:table-cell>
          <table:table-cell/>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style-name="ce72" table:formula="of:=[.D11]" office:value-type="string" office:string-value="Q85390394" calcext:value-type="string">
            <text:p>Q85390394</text:p>
          </table:table-cell>
          <table:table-cell table:style-name="ce72" table:formula="of:=[.E11]" office:value-type="string" office:string-value="Q27" calcext:value-type="string">
            <text:p>Q27</text:p>
          </table:table-cell>
          <table:table-cell table:style-name="ce72" table:formula="of:=[.F11]" office:value-type="string" office:string-value="Q178626" calcext:value-type="string">
            <text:p>Q178626</text:p>
          </table:table-cell>
          <table:table-cell table:number-columns-repeated="1012"/>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formula="of:=[$Townlands.A12]" office:value-type="string" office:string-value="Q85390417" calcext:value-type="string">
            <text:p>Q85390417</text:p>
          </table:table-cell>
          <table:table-cell table:formula="of:=[$Townlands.G12]" office:value-type="string" office:string-value="Q27" calcext:value-type="string">
            <text:p>Q27</text:p>
          </table:table-cell>
          <table:table-cell table:formula="of:=[$Townlands.I12]" office:value-type="string" office:string-value="Q179437" calcext:value-type="string">
            <text:p>Q179437</text:p>
          </table:table-cell>
          <table:table-cell/>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style-name="ce72" table:formula="of:=[.D12]" office:value-type="string" office:string-value="Q85390417" calcext:value-type="string">
            <text:p>Q85390417</text:p>
          </table:table-cell>
          <table:table-cell table:style-name="ce72" table:formula="of:=[.E12]" office:value-type="string" office:string-value="Q27" calcext:value-type="string">
            <text:p>Q27</text:p>
          </table:table-cell>
          <table:table-cell table:style-name="ce72" table:formula="of:=[.F12]" office:value-type="string" office:string-value="Q179437" calcext:value-type="string">
            <text:p>Q179437</text:p>
          </table:table-cell>
          <table:table-cell table:number-columns-repeated="1012"/>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formula="of:=[$Townlands.A13]" office:value-type="string" office:string-value="Q85390711" calcext:value-type="string">
            <text:p>Q85390711</text:p>
          </table:table-cell>
          <table:table-cell table:formula="of:=[$Townlands.G13]" office:value-type="string" office:string-value="Q27" calcext:value-type="string">
            <text:p>Q27</text:p>
          </table:table-cell>
          <table:table-cell table:formula="of:=[$Townlands.I13]" office:value-type="string" office:string-value="Q179437" calcext:value-type="string">
            <text:p>Q179437</text:p>
          </table:table-cell>
          <table:table-cell/>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style-name="ce72" table:formula="of:=[.D13]" office:value-type="string" office:string-value="Q85390711" calcext:value-type="string">
            <text:p>Q85390711</text:p>
          </table:table-cell>
          <table:table-cell table:style-name="ce72" table:formula="of:=[.E13]" office:value-type="string" office:string-value="Q27" calcext:value-type="string">
            <text:p>Q27</text:p>
          </table:table-cell>
          <table:table-cell table:style-name="ce72" table:formula="of:=[.F13]" office:value-type="string" office:string-value="Q179437" calcext:value-type="string">
            <text:p>Q179437</text:p>
          </table:table-cell>
          <table:table-cell table:number-columns-repeated="1012"/>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formula="of:=[$Townlands.A14]" office:value-type="string" office:string-value="Q85391730" calcext:value-type="string">
            <text:p>Q85391730</text:p>
          </table:table-cell>
          <table:table-cell table:formula="of:=[$Townlands.G14]" office:value-type="string" office:string-value="Q27" calcext:value-type="string">
            <text:p>Q27</text:p>
          </table:table-cell>
          <table:table-cell table:formula="of:=[$Townlands.I14]" office:value-type="string" office:string-value="Q181882" calcext:value-type="string">
            <text:p>Q181882</text:p>
          </table:table-cell>
          <table:table-cell/>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style-name="ce72" table:formula="of:=[.D13]" office:value-type="string" office:string-value="Q85390711" calcext:value-type="string">
            <text:p>Q85390711</text:p>
          </table:table-cell>
          <table:table-cell table:style-name="ce72" table:formula="of:=[.E13]" office:value-type="string" office:string-value="Q27" calcext:value-type="string">
            <text:p>Q27</text:p>
          </table:table-cell>
          <table:table-cell table:style-name="ce72" table:formula="of:=[.F13]" office:value-type="string" office:string-value="Q179437" calcext:value-type="string">
            <text:p>Q179437</text:p>
          </table:table-cell>
          <table:table-cell table:number-columns-repeated="1012"/>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formula="of:=[$Townlands.A15]" office:value-type="string" office:string-value="Q85391717" calcext:value-type="string">
            <text:p>Q85391717</text:p>
          </table:table-cell>
          <table:table-cell table:formula="of:=[$Townlands.G15]" office:value-type="string" office:string-value="Q27" calcext:value-type="string">
            <text:p>Q27</text:p>
          </table:table-cell>
          <table:table-cell table:formula="of:=[$Townlands.I15]" office:value-type="string" office:string-value="Q181882" calcext:value-type="string">
            <text:p>Q181882</text:p>
          </table:table-cell>
          <table:table-cell/>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style-name="ce72" table:formula="of:=[.D14]" office:value-type="string" office:string-value="Q85391730" calcext:value-type="string">
            <text:p>Q85391730</text:p>
          </table:table-cell>
          <table:table-cell table:style-name="ce72" table:formula="of:=[.E14]" office:value-type="string" office:string-value="Q27" calcext:value-type="string">
            <text:p>Q27</text:p>
          </table:table-cell>
          <table:table-cell table:style-name="ce72" table:formula="of:=[.F14]" office:value-type="string" office:string-value="Q181882" calcext:value-type="string">
            <text:p>Q181882</text:p>
          </table:table-cell>
          <table:table-cell table:number-columns-repeated="1012"/>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formula="of:=[$Townlands.A16]" office:value-type="string" office:string-value="Q85391648" calcext:value-type="string">
            <text:p>Q85391648</text:p>
          </table:table-cell>
          <table:table-cell table:formula="of:=[$Townlands.G16]" office:value-type="string" office:string-value="Q27" calcext:value-type="string">
            <text:p>Q27</text:p>
          </table:table-cell>
          <table:table-cell table:formula="of:=[$Townlands.I16]" office:value-type="string" office:string-value="Q181882" calcext:value-type="string">
            <text:p>Q181882</text:p>
          </table:table-cell>
          <table:table-cell/>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style-name="ce72" table:formula="of:=[.D15]" office:value-type="string" office:string-value="Q85391717" calcext:value-type="string">
            <text:p>Q85391717</text:p>
          </table:table-cell>
          <table:table-cell table:style-name="ce72" table:formula="of:=[.E15]" office:value-type="string" office:string-value="Q27" calcext:value-type="string">
            <text:p>Q27</text:p>
          </table:table-cell>
          <table:table-cell table:style-name="ce72" table:formula="of:=[.F15]" office:value-type="string" office:string-value="Q181882" calcext:value-type="string">
            <text:p>Q181882</text:p>
          </table:table-cell>
          <table:table-cell table:number-columns-repeated="1012"/>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formula="of:=[$Townlands.A17]" office:value-type="string" office:string-value="Q85391650" calcext:value-type="string">
            <text:p>Q85391650</text:p>
          </table:table-cell>
          <table:table-cell table:formula="of:=[$Townlands.G17]" office:value-type="string" office:string-value="Q27" calcext:value-type="string">
            <text:p>Q27</text:p>
          </table:table-cell>
          <table:table-cell table:formula="of:=[$Townlands.I17]" office:value-type="string" office:string-value="Q181882" calcext:value-type="string">
            <text:p>Q181882</text:p>
          </table:table-cell>
          <table:table-cell/>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style-name="ce72" table:formula="of:=[.D16]" office:value-type="string" office:string-value="Q85391648" calcext:value-type="string">
            <text:p>Q85391648</text:p>
          </table:table-cell>
          <table:table-cell table:style-name="ce72" table:formula="of:=[.E16]" office:value-type="string" office:string-value="Q27" calcext:value-type="string">
            <text:p>Q27</text:p>
          </table:table-cell>
          <table:table-cell table:style-name="ce72" table:formula="of:=[.F16]" office:value-type="string" office:string-value="Q181882" calcext:value-type="string">
            <text:p>Q181882</text:p>
          </table:table-cell>
          <table:table-cell table:number-columns-repeated="1012"/>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formula="of:=[$Townlands.A18]" office:value-type="string" office:string-value="Q85391732" calcext:value-type="string">
            <text:p>Q85391732</text:p>
          </table:table-cell>
          <table:table-cell table:formula="of:=[$Townlands.G18]" office:value-type="string" office:string-value="Q27" calcext:value-type="string">
            <text:p>Q27</text:p>
          </table:table-cell>
          <table:table-cell table:formula="of:=[$Townlands.I18]" office:value-type="string" office:string-value="Q173500" calcext:value-type="string">
            <text:p>Q173500</text:p>
          </table:table-cell>
          <table:table-cell/>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style-name="ce72" table:formula="of:=[.D17]" office:value-type="string" office:string-value="Q85391650" calcext:value-type="string">
            <text:p>Q85391650</text:p>
          </table:table-cell>
          <table:table-cell table:style-name="ce72" table:formula="of:=[.E17]" office:value-type="string" office:string-value="Q27" calcext:value-type="string">
            <text:p>Q27</text:p>
          </table:table-cell>
          <table:table-cell table:style-name="ce72" table:formula="of:=[.F17]" office:value-type="string" office:string-value="Q181882" calcext:value-type="string">
            <text:p>Q181882</text:p>
          </table:table-cell>
          <table:table-cell table:number-columns-repeated="1012"/>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formula="of:=[$Townlands.A20]" office:value-type="string" office:string-value="Q85391762" calcext:value-type="string">
            <text:p>Q85391762</text:p>
          </table:table-cell>
          <table:table-cell table:formula="of:=[$Townlands.G19]" office:value-type="string" office:string-value="Q27" calcext:value-type="string">
            <text:p>Q27</text:p>
          </table:table-cell>
          <table:table-cell table:formula="of:=[$Townlands.I19]" office:value-type="string" office:string-value="Q173500" calcext:value-type="string">
            <text:p>Q173500</text:p>
          </table:table-cell>
          <table:table-cell/>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style-name="ce72" table:formula="of:=[.D18]" office:value-type="string" office:string-value="Q85391732" calcext:value-type="string">
            <text:p>Q85391732</text:p>
          </table:table-cell>
          <table:table-cell table:style-name="ce72" table:formula="of:=[.E18]" office:value-type="string" office:string-value="Q27" calcext:value-type="string">
            <text:p>Q27</text:p>
          </table:table-cell>
          <table:table-cell table:style-name="ce72" table:formula="of:=[.F18]" office:value-type="string" office:string-value="Q173500" calcext:value-type="string">
            <text:p>Q173500</text:p>
          </table:table-cell>
          <table:table-cell table:number-columns-repeated="1012"/>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formula="of:=[$Townlands.A21]" office:value-type="string" office:string-value="Q85391654" calcext:value-type="string">
            <text:p>Q85391654</text:p>
          </table:table-cell>
          <table:table-cell table:formula="of:=[$Townlands.G20]" office:value-type="string" office:string-value="Q27" calcext:value-type="string">
            <text:p>Q27</text:p>
          </table:table-cell>
          <table:table-cell table:formula="of:=[$Townlands.I20]" office:value-type="string" office:string-value="Q173332" calcext:value-type="string">
            <text:p>Q173332</text:p>
          </table:table-cell>
          <table:table-cell/>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formula="of:=[$Townlands.A22]" office:value-type="string" office:string-value="Q85391701" calcext:value-type="string">
            <text:p>Q85391701</text:p>
          </table:table-cell>
          <table:table-cell table:formula="of:=[$Townlands.G21]" office:value-type="string" office:string-value="Q27" calcext:value-type="string">
            <text:p>Q27</text:p>
          </table:table-cell>
          <table:table-cell table:formula="of:=[$Townlands.I21]" office:value-type="string" office:string-value="Q173332" calcext:value-type="string">
            <text:p>Q173332</text:p>
          </table:table-cell>
          <table:table-cell/>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formula="of:=[$Townlands.A23]" office:value-type="string" office:string-value="Q85391656" calcext:value-type="string">
            <text:p>Q85391656</text:p>
          </table:table-cell>
          <table:table-cell table:formula="of:=[$Townlands.G22]" office:value-type="string" office:string-value="Q27" calcext:value-type="string">
            <text:p>Q27</text:p>
          </table:table-cell>
          <table:table-cell table:formula="of:=[$Townlands.I22]" office:value-type="string" office:string-value="Q180231" calcext:value-type="string">
            <text:p>Q180231</text:p>
          </table:table-cell>
          <table:table-cell/>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formula="of:=[$Townlands.A24]" office:value-type="string" office:string-value="Q85391719" calcext:value-type="string">
            <text:p>Q85391719</text:p>
          </table:table-cell>
          <table:table-cell table:formula="of:=[$Townlands.G23]" office:value-type="string" office:string-value="Q27" calcext:value-type="string">
            <text:p>Q27</text:p>
          </table:table-cell>
          <table:table-cell table:formula="of:=[$Townlands.I23]" office:value-type="string" office:string-value="Q180231" calcext:value-type="string">
            <text:p>Q180231</text:p>
          </table:table-cell>
          <table:table-cell/>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formula="of:=[$Townlands.A25]" office:value-type="string" office:string-value="Q85391658" calcext:value-type="string">
            <text:p>Q85391658</text:p>
          </table:table-cell>
          <table:table-cell table:formula="of:=[$Townlands.G24]" office:value-type="string" office:string-value="Q27" calcext:value-type="string">
            <text:p>Q27</text:p>
          </table:table-cell>
          <table:table-cell table:formula="of:=[$Townlands.I24]" office:value-type="string" office:string-value="Q180231" calcext:value-type="string">
            <text:p>Q180231</text:p>
          </table:table-cell>
          <table:table-cell/>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formula="of:=[$Townlands.A26]" office:value-type="string" office:string-value="Q85391704" calcext:value-type="string">
            <text:p>Q85391704</text:p>
          </table:table-cell>
          <table:table-cell table:formula="of:=[$Townlands.G25]" office:value-type="string" office:string-value="Q27" calcext:value-type="string">
            <text:p>Q27</text:p>
          </table:table-cell>
          <table:table-cell table:formula="of:=[$Townlands.I25]" office:value-type="string" office:string-value="Q180231" calcext:value-type="string">
            <text:p>Q180231</text:p>
          </table:table-cell>
          <table:table-cell/>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formula="of:=[$Townlands.A27]" office:value-type="string" office:string-value="Q85391660" calcext:value-type="string">
            <text:p>Q85391660</text:p>
          </table:table-cell>
          <table:table-cell table:formula="of:=[$Townlands.G26]" office:value-type="string" office:string-value="Q27" calcext:value-type="string">
            <text:p>Q27</text:p>
          </table:table-cell>
          <table:table-cell table:formula="of:=[$Townlands.I26]" office:value-type="string" office:string-value="Q180231" calcext:value-type="string">
            <text:p>Q180231</text:p>
          </table:table-cell>
          <table:table-cell/>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formula="of:=[$Townlands.A28]" office:value-type="string" office:string-value="Q85391706" calcext:value-type="string">
            <text:p>Q85391706</text:p>
          </table:table-cell>
          <table:table-cell table:formula="of:=[$Townlands.G27]" office:value-type="string" office:string-value="Q27" calcext:value-type="string">
            <text:p>Q27</text:p>
          </table:table-cell>
          <table:table-cell table:formula="of:=[$Townlands.I27]" office:value-type="string" office:string-value="Q180231" calcext:value-type="string">
            <text:p>Q180231</text:p>
          </table:table-cell>
          <table:table-cell/>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style-name="ce72" table:formula="of:=[.D20]" office:value-type="string" office:string-value="Q85391654" calcext:value-type="string">
            <text:p>Q85391654</text:p>
          </table:table-cell>
          <table:table-cell table:style-name="ce72" table:formula="of:=[.E20]" office:value-type="string" office:string-value="Q27" calcext:value-type="string">
            <text:p>Q27</text:p>
          </table:table-cell>
          <table:table-cell table:style-name="ce72" table:formula="of:=[.F20]" office:value-type="string" office:string-value="Q173332" calcext:value-type="string">
            <text:p>Q173332</text:p>
          </table:table-cell>
          <table:table-cell table:number-columns-repeated="1012"/>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formula="of:=[$Townlands.A29]" office:value-type="string" office:string-value="Q85391735" calcext:value-type="string">
            <text:p>Q85391735</text:p>
          </table:table-cell>
          <table:table-cell table:formula="of:=[$Townlands.G28]" office:value-type="string" office:string-value="Q27" calcext:value-type="string">
            <text:p>Q27</text:p>
          </table:table-cell>
          <table:table-cell table:formula="of:=[$Townlands.I28]" office:value-type="string" office:string-value="Q180231" calcext:value-type="string">
            <text:p>Q180231</text:p>
          </table:table-cell>
          <table:table-cell/>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style-name="ce72" table:formula="of:=[.D21]" office:value-type="string" office:string-value="Q85391701" calcext:value-type="string">
            <text:p>Q85391701</text:p>
          </table:table-cell>
          <table:table-cell table:style-name="ce72" table:formula="of:=[.E21]" office:value-type="string" office:string-value="Q27" calcext:value-type="string">
            <text:p>Q27</text:p>
          </table:table-cell>
          <table:table-cell table:style-name="ce72" table:formula="of:=[.F21]" office:value-type="string" office:string-value="Q173332" calcext:value-type="string">
            <text:p>Q173332</text:p>
          </table:table-cell>
          <table:table-cell table:number-columns-repeated="1012"/>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formula="of:=[$Townlands.A30]" office:value-type="string" office:string-value="Q85391666" calcext:value-type="string">
            <text:p>Q85391666</text:p>
          </table:table-cell>
          <table:table-cell table:formula="of:=[$Townlands.G29]" office:value-type="string" office:string-value="Q27" calcext:value-type="string">
            <text:p>Q27</text:p>
          </table:table-cell>
          <table:table-cell table:formula="of:=[$Townlands.I29]" office:value-type="string" office:string-value="Q180231" calcext:value-type="string">
            <text:p>Q180231</text:p>
          </table:table-cell>
          <table:table-cell/>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style-name="ce80" table:formula="of:=[.D22]" office:value-type="string" office:string-value="Q85391656" calcext:value-type="string">
            <text:p>Q85391656</text:p>
          </table:table-cell>
          <table:table-cell table:style-name="ce80" table:formula="of:=[.E22]" office:value-type="string" office:string-value="Q27" calcext:value-type="string">
            <text:p>Q27</text:p>
          </table:table-cell>
          <table:table-cell table:style-name="ce80" table:formula="of:=[.F22]" office:value-type="string" office:string-value="Q180231" calcext:value-type="string">
            <text:p>Q180231</text:p>
          </table:table-cell>
          <table:table-cell table:number-columns-repeated="1012"/>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formula="of:=[$Townlands.A31]" office:value-type="string" office:string-value="Q69378747" calcext:value-type="string">
            <text:p>Q69378747</text:p>
          </table:table-cell>
          <table:table-cell table:formula="of:=[$Townlands.G30]" office:value-type="string" office:string-value="Q27" calcext:value-type="string">
            <text:p>Q27</text:p>
          </table:table-cell>
          <table:table-cell table:formula="of:=[$Townlands.I30]" office:value-type="string" office:string-value="Q180231" calcext:value-type="string">
            <text:p>Q180231</text:p>
          </table:table-cell>
          <table:table-cell/>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style-name="ce72" table:formula="of:=[.D23]" office:value-type="string" office:string-value="Q85391719" calcext:value-type="string">
            <text:p>Q85391719</text:p>
          </table:table-cell>
          <table:table-cell table:style-name="ce72" table:formula="of:=[.E23]" office:value-type="string" office:string-value="Q27" calcext:value-type="string">
            <text:p>Q27</text:p>
          </table:table-cell>
          <table:table-cell table:style-name="ce72" table:formula="of:=[.F23]" office:value-type="string" office:string-value="Q180231" calcext:value-type="string">
            <text:p>Q180231</text:p>
          </table:table-cell>
          <table:table-cell table:number-columns-repeated="1012"/>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formula="of:=[$Townlands.A32]" office:value-type="string" office:string-value="Q85391668" calcext:value-type="string">
            <text:p>Q85391668</text:p>
          </table:table-cell>
          <table:table-cell table:formula="of:=[$Townlands.G31]" office:value-type="string" office:string-value="Q27" calcext:value-type="string">
            <text:p>Q27</text:p>
          </table:table-cell>
          <table:table-cell table:formula="of:=[$Townlands.I31]" office:value-type="string" office:string-value="Q180231" calcext:value-type="string">
            <text:p>Q180231</text:p>
          </table:table-cell>
          <table:table-cell/>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style-name="ce72" table:formula="of:=[.D23]" office:value-type="string" office:string-value="Q85391719" calcext:value-type="string">
            <text:p>Q85391719</text:p>
          </table:table-cell>
          <table:table-cell table:style-name="ce72" table:formula="of:=[.E23]" office:value-type="string" office:string-value="Q27" calcext:value-type="string">
            <text:p>Q27</text:p>
          </table:table-cell>
          <table:table-cell table:style-name="ce72" table:formula="of:=[.F23]" office:value-type="string" office:string-value="Q180231" calcext:value-type="string">
            <text:p>Q180231</text:p>
          </table:table-cell>
          <table:table-cell table:number-columns-repeated="1012"/>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formula="of:=[$Townlands.A33]" office:value-type="string" office:string-value="Q85391671" calcext:value-type="string">
            <text:p>Q85391671</text:p>
          </table:table-cell>
          <table:table-cell table:formula="of:=[$Townlands.G32]" office:value-type="string" office:string-value="Q27" calcext:value-type="string">
            <text:p>Q27</text:p>
          </table:table-cell>
          <table:table-cell table:formula="of:=[$Townlands.I32]" office:value-type="string" office:string-value="Q183539" calcext:value-type="string">
            <text:p>Q183539</text:p>
          </table:table-cell>
          <table:table-cell/>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style-name="ce72" table:formula="of:=[.D24]" office:value-type="string" office:string-value="Q85391658" calcext:value-type="string">
            <text:p>Q85391658</text:p>
          </table:table-cell>
          <table:table-cell table:style-name="ce72" table:formula="of:=[.E24]" office:value-type="string" office:string-value="Q27" calcext:value-type="string">
            <text:p>Q27</text:p>
          </table:table-cell>
          <table:table-cell table:style-name="ce72" table:formula="of:=[.F24]" office:value-type="string" office:string-value="Q180231" calcext:value-type="string">
            <text:p>Q180231</text:p>
          </table:table-cell>
          <table:table-cell table:number-columns-repeated="1012"/>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formula="of:=[$Townlands.A34]" office:value-type="string" office:string-value="Q85391673" calcext:value-type="string">
            <text:p>Q85391673</text:p>
          </table:table-cell>
          <table:table-cell table:formula="of:=[$Townlands.G33]" office:value-type="string" office:string-value="Q27" calcext:value-type="string">
            <text:p>Q27</text:p>
          </table:table-cell>
          <table:table-cell table:formula="of:=[$Townlands.I33]" office:value-type="string" office:string-value="Q183544" calcext:value-type="string">
            <text:p>Q183544</text:p>
          </table:table-cell>
          <table:table-cell/>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style-name="ce72" table:formula="of:=[.D25]" office:value-type="string" office:string-value="Q85391704" calcext:value-type="string">
            <text:p>Q85391704</text:p>
          </table:table-cell>
          <table:table-cell table:style-name="ce72" table:formula="of:=[.E25]" office:value-type="string" office:string-value="Q27" calcext:value-type="string">
            <text:p>Q27</text:p>
          </table:table-cell>
          <table:table-cell table:style-name="ce72" table:formula="of:=[.F25]" office:value-type="string" office:string-value="Q180231" calcext:value-type="string">
            <text:p>Q180231</text:p>
          </table:table-cell>
          <table:table-cell table:number-columns-repeated="1012"/>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formula="of:=[$Townlands.A35]" office:value-type="string" office:string-value="Q85391707" calcext:value-type="string">
            <text:p>Q85391707</text:p>
          </table:table-cell>
          <table:table-cell table:formula="of:=[$Townlands.G34]" office:value-type="string" office:string-value="Q27" calcext:value-type="string">
            <text:p>Q27</text:p>
          </table:table-cell>
          <table:table-cell table:formula="of:=[$Townlands.I34]" office:value-type="string" office:string-value="Q183544" calcext:value-type="string">
            <text:p>Q183544</text:p>
          </table:table-cell>
          <table:table-cell/>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style-name="ce72" table:formula="of:=[.D26]" office:value-type="string" office:string-value="Q85391660" calcext:value-type="string">
            <text:p>Q85391660</text:p>
          </table:table-cell>
          <table:table-cell table:style-name="ce72" table:formula="of:=[.E26]" office:value-type="string" office:string-value="Q27" calcext:value-type="string">
            <text:p>Q27</text:p>
          </table:table-cell>
          <table:table-cell table:style-name="ce72" table:formula="of:=[.F26]" office:value-type="string" office:string-value="Q180231" calcext:value-type="string">
            <text:p>Q180231</text:p>
          </table:table-cell>
          <table:table-cell table:number-columns-repeated="1012"/>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formula="of:=[$Townlands.A36]" office:value-type="string" office:string-value="Q85391722" calcext:value-type="string">
            <text:p>Q85391722</text:p>
          </table:table-cell>
          <table:table-cell table:formula="of:=[$Townlands.G35]" office:value-type="string" office:string-value="Q27" calcext:value-type="string">
            <text:p>Q27</text:p>
          </table:table-cell>
          <table:table-cell table:formula="of:=[$Townlands.I35]" office:value-type="string" office:string-value="Q184599" calcext:value-type="string">
            <text:p>Q184599</text:p>
          </table:table-cell>
          <table:table-cell/>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style-name="ce72" table:formula="of:=[.D27]" office:value-type="string" office:string-value="Q85391706" calcext:value-type="string">
            <text:p>Q85391706</text:p>
          </table:table-cell>
          <table:table-cell table:style-name="ce72" table:formula="of:=[.E27]" office:value-type="string" office:string-value="Q27" calcext:value-type="string">
            <text:p>Q27</text:p>
          </table:table-cell>
          <table:table-cell table:style-name="ce72" table:formula="of:=[.F27]" office:value-type="string" office:string-value="Q180231" calcext:value-type="string">
            <text:p>Q180231</text:p>
          </table:table-cell>
          <table:table-cell table:number-columns-repeated="1012"/>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formula="of:=[$Townlands.A37]" office:value-type="string" office:string-value="Q85391675" calcext:value-type="string">
            <text:p>Q85391675</text:p>
          </table:table-cell>
          <table:table-cell table:formula="of:=[$Townlands.G36]" office:value-type="string" office:string-value="Q27" calcext:value-type="string">
            <text:p>Q27</text:p>
          </table:table-cell>
          <table:table-cell table:formula="of:=[$Townlands.I36]" office:value-type="string" office:string-value="Q184599" calcext:value-type="string">
            <text:p>Q184599</text:p>
          </table:table-cell>
          <table:table-cell/>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style-name="ce72" table:formula="of:=[.D28]" office:value-type="string" office:string-value="Q85391735" calcext:value-type="string">
            <text:p>Q85391735</text:p>
          </table:table-cell>
          <table:table-cell table:style-name="ce72" table:formula="of:=[.E28]" office:value-type="string" office:string-value="Q27" calcext:value-type="string">
            <text:p>Q27</text:p>
          </table:table-cell>
          <table:table-cell table:style-name="ce72" table:formula="of:=[.F28]" office:value-type="string" office:string-value="Q180231" calcext:value-type="string">
            <text:p>Q180231</text:p>
          </table:table-cell>
          <table:table-cell table:number-columns-repeated="1012"/>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formula="of:=[$Townlands.A38]" office:value-type="string" office:string-value="Q85391677" calcext:value-type="string">
            <text:p>Q85391677</text:p>
          </table:table-cell>
          <table:table-cell table:formula="of:=[$Townlands.G37]" office:value-type="string" office:string-value="Q27" calcext:value-type="string">
            <text:p>Q27</text:p>
          </table:table-cell>
          <table:table-cell table:formula="of:=[$Townlands.I37]" office:value-type="string" office:string-value="Q184599" calcext:value-type="string">
            <text:p>Q184599</text:p>
          </table:table-cell>
          <table:table-cell/>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style-name="ce72" table:formula="of:=[.D29]" office:value-type="string" office:string-value="Q85391666" calcext:value-type="string">
            <text:p>Q85391666</text:p>
          </table:table-cell>
          <table:table-cell table:style-name="ce72" table:formula="of:=[.E29]" office:value-type="string" office:string-value="Q27" calcext:value-type="string">
            <text:p>Q27</text:p>
          </table:table-cell>
          <table:table-cell table:style-name="ce72" table:formula="of:=[.F29]" office:value-type="string" office:string-value="Q180231" calcext:value-type="string">
            <text:p>Q180231</text:p>
          </table:table-cell>
          <table:table-cell table:number-columns-repeated="1012"/>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formula="of:=[$Townlands.A39]" office:value-type="string" office:string-value="Q85391680" calcext:value-type="string">
            <text:p>Q85391680</text:p>
          </table:table-cell>
          <table:table-cell table:formula="of:=[$Townlands.G38]" office:value-type="string" office:string-value="Q27" calcext:value-type="string">
            <text:p>Q27</text:p>
          </table:table-cell>
          <table:table-cell table:formula="of:=[$Townlands.I38]" office:value-type="string" office:string-value="Q184599" calcext:value-type="string">
            <text:p>Q184599</text:p>
          </table:table-cell>
          <table:table-cell/>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style-name="ce72" table:formula="of:=[.D29]" office:value-type="string" office:string-value="Q85391666" calcext:value-type="string">
            <text:p>Q85391666</text:p>
          </table:table-cell>
          <table:table-cell table:style-name="ce72" table:formula="of:=[.E29]" office:value-type="string" office:string-value="Q27" calcext:value-type="string">
            <text:p>Q27</text:p>
          </table:table-cell>
          <table:table-cell table:style-name="ce72" table:formula="of:=[.F29]" office:value-type="string" office:string-value="Q180231" calcext:value-type="string">
            <text:p>Q180231</text:p>
          </table:table-cell>
          <table:table-cell table:number-columns-repeated="1012"/>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formula="of:=[$Townlands.A40]" office:value-type="string" office:string-value="Q85391708" calcext:value-type="string">
            <text:p>Q85391708</text:p>
          </table:table-cell>
          <table:table-cell table:formula="of:=[$Townlands.G39]" office:value-type="string" office:string-value="Q27" calcext:value-type="string">
            <text:p>Q27</text:p>
          </table:table-cell>
          <table:table-cell table:formula="of:=[$Townlands.I39]" office:value-type="string" office:string-value="Q184599" calcext:value-type="string">
            <text:p>Q184599</text:p>
          </table:table-cell>
          <table:table-cell/>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style-name="ce72" table:formula="of:=[.D30]" office:value-type="string" office:string-value="Q69378747" calcext:value-type="string">
            <text:p>Q69378747</text:p>
          </table:table-cell>
          <table:table-cell table:style-name="ce72" table:formula="of:=[.E30]" office:value-type="string" office:string-value="Q27" calcext:value-type="string">
            <text:p>Q27</text:p>
          </table:table-cell>
          <table:table-cell table:style-name="ce72" table:formula="of:=[.F30]" office:value-type="string" office:string-value="Q180231" calcext:value-type="string">
            <text:p>Q180231</text:p>
          </table:table-cell>
          <table:table-cell table:number-columns-repeated="1012"/>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formula="of:=[$Townlands.A41]" office:value-type="string" office:string-value="Q85391710" calcext:value-type="string">
            <text:p>Q85391710</text:p>
          </table:table-cell>
          <table:table-cell table:formula="of:=[$Townlands.G40]" office:value-type="string" office:string-value="Q27" calcext:value-type="string">
            <text:p>Q27</text:p>
          </table:table-cell>
          <table:table-cell table:formula="of:=[$Townlands.I40]" office:value-type="string" office:string-value="Q182591" calcext:value-type="string">
            <text:p>Q182591</text:p>
          </table:table-cell>
          <table:table-cell/>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style-name="ce72" table:formula="of:=[.D31]" office:value-type="string" office:string-value="Q85391668" calcext:value-type="string">
            <text:p>Q85391668</text:p>
          </table:table-cell>
          <table:table-cell table:style-name="ce72" table:formula="of:=[.E31]" office:value-type="string" office:string-value="Q27" calcext:value-type="string">
            <text:p>Q27</text:p>
          </table:table-cell>
          <table:table-cell table:style-name="ce72" table:formula="of:=[.F31]" office:value-type="string" office:string-value="Q180231" calcext:value-type="string">
            <text:p>Q180231</text:p>
          </table:table-cell>
          <table:table-cell table:number-columns-repeated="1012"/>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formula="of:=[$Townlands.A42]" office:value-type="string" office:string-value="Q85391683" calcext:value-type="string">
            <text:p>Q85391683</text:p>
          </table:table-cell>
          <table:table-cell table:formula="of:=[$Townlands.G41]" office:value-type="string" office:string-value="Q27" calcext:value-type="string">
            <text:p>Q27</text:p>
          </table:table-cell>
          <table:table-cell table:formula="of:=[$Townlands.I41]" office:value-type="string" office:string-value="Q182591" calcext:value-type="string">
            <text:p>Q182591</text:p>
          </table:table-cell>
          <table:table-cell/>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style-name="ce72" table:formula="of:=[.D32]" office:value-type="string" office:string-value="Q85391671" calcext:value-type="string">
            <text:p>Q85391671</text:p>
          </table:table-cell>
          <table:table-cell table:style-name="ce72" table:formula="of:=[.E32]" office:value-type="string" office:string-value="Q27" calcext:value-type="string">
            <text:p>Q27</text:p>
          </table:table-cell>
          <table:table-cell table:style-name="ce72" table:formula="of:=[.F32]" office:value-type="string" office:string-value="Q183539" calcext:value-type="string">
            <text:p>Q183539</text:p>
          </table:table-cell>
          <table:table-cell table:number-columns-repeated="1012"/>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formula="of:=[$Townlands.A43]" office:value-type="string" office:string-value="Q85391685" calcext:value-type="string">
            <text:p>Q85391685</text:p>
          </table:table-cell>
          <table:table-cell table:formula="of:=[$Townlands.G42]" office:value-type="string" office:string-value="Q27" calcext:value-type="string">
            <text:p>Q27</text:p>
          </table:table-cell>
          <table:table-cell table:formula="of:=[$Townlands.I42]" office:value-type="string" office:string-value="Q182591" calcext:value-type="string">
            <text:p>Q182591</text:p>
          </table:table-cell>
          <table:table-cell/>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style-name="ce72" table:formula="of:=[.D33]" office:value-type="string" office:string-value="Q85391673" calcext:value-type="string">
            <text:p>Q85391673</text:p>
          </table:table-cell>
          <table:table-cell table:style-name="ce72" table:formula="of:=[.E33]" office:value-type="string" office:string-value="Q27" calcext:value-type="string">
            <text:p>Q27</text:p>
          </table:table-cell>
          <table:table-cell table:style-name="ce72" table:formula="of:=[.F33]" office:value-type="string" office:string-value="Q183544" calcext:value-type="string">
            <text:p>Q183544</text:p>
          </table:table-cell>
          <table:table-cell table:number-columns-repeated="1012"/>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formula="of:=[$Townlands.A44]" office:value-type="string" office:string-value="Q85391711" calcext:value-type="string">
            <text:p>Q85391711</text:p>
          </table:table-cell>
          <table:table-cell table:formula="of:=[$Townlands.G43]" office:value-type="string" office:string-value="Q27" calcext:value-type="string">
            <text:p>Q27</text:p>
          </table:table-cell>
          <table:table-cell table:formula="of:=[$Townlands.I43]" office:value-type="string" office:string-value="Q182591" calcext:value-type="string">
            <text:p>Q182591</text:p>
          </table:table-cell>
          <table:table-cell/>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style-name="ce72" table:formula="of:=[.D34]" office:value-type="string" office:string-value="Q85391707" calcext:value-type="string">
            <text:p>Q85391707</text:p>
          </table:table-cell>
          <table:table-cell table:style-name="ce72" table:formula="of:=[.E34]" office:value-type="string" office:string-value="Q27" calcext:value-type="string">
            <text:p>Q27</text:p>
          </table:table-cell>
          <table:table-cell table:style-name="ce72" table:formula="of:=[.F34]" office:value-type="string" office:string-value="Q183544" calcext:value-type="string">
            <text:p>Q183544</text:p>
          </table:table-cell>
          <table:table-cell table:number-columns-repeated="1012"/>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formula="of:=[$Townlands.A45]" office:value-type="string" office:string-value="Q85393909" calcext:value-type="string">
            <text:p>Q85393909</text:p>
          </table:table-cell>
          <table:table-cell table:formula="of:=[$Townlands.G44]" office:value-type="string" office:string-value="Q27" calcext:value-type="string">
            <text:p>Q27</text:p>
          </table:table-cell>
          <table:table-cell table:formula="of:=[$Townlands.I44]" office:value-type="string" office:string-value="Q182591" calcext:value-type="string">
            <text:p>Q182591</text:p>
          </table:table-cell>
          <table:table-cell/>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style-name="ce72" table:formula="of:=[.D35]" office:value-type="string" office:string-value="Q85391722" calcext:value-type="string">
            <text:p>Q85391722</text:p>
          </table:table-cell>
          <table:table-cell table:style-name="ce72" table:formula="of:=[.E35]" office:value-type="string" office:string-value="Q27" calcext:value-type="string">
            <text:p>Q27</text:p>
          </table:table-cell>
          <table:table-cell table:style-name="ce72" table:formula="of:=[.F35]" office:value-type="string" office:string-value="Q184599" calcext:value-type="string">
            <text:p>Q184599</text:p>
          </table:table-cell>
          <table:table-cell table:number-columns-repeated="1012"/>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formula="of:=[$Townlands.A46]" office:value-type="string" office:string-value="Q85394775" calcext:value-type="string">
            <text:p>Q85394775</text:p>
          </table:table-cell>
          <table:table-cell table:formula="of:=[$Townlands.G45]" office:value-type="string" office:string-value="Q27" calcext:value-type="string">
            <text:p>Q27</text:p>
          </table:table-cell>
          <table:table-cell table:formula="of:=[$Townlands.I45]" office:value-type="string" office:string-value="Q181862" calcext:value-type="string">
            <text:p>Q181862</text:p>
          </table:table-cell>
          <table:table-cell/>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style-name="ce72" table:formula="of:=[.D36]" office:value-type="string" office:string-value="Q85391675" calcext:value-type="string">
            <text:p>Q85391675</text:p>
          </table:table-cell>
          <table:table-cell table:style-name="ce72" table:formula="of:=[.E36]" office:value-type="string" office:string-value="Q27" calcext:value-type="string">
            <text:p>Q27</text:p>
          </table:table-cell>
          <table:table-cell table:style-name="ce72" table:formula="of:=[.F36]" office:value-type="string" office:string-value="Q184599" calcext:value-type="string">
            <text:p>Q184599</text:p>
          </table:table-cell>
          <table:table-cell table:number-columns-repeated="1012"/>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formula="of:=[$Townlands.A47]" office:value-type="string" office:string-value="Q85393912" calcext:value-type="string">
            <text:p>Q85393912</text:p>
          </table:table-cell>
          <table:table-cell table:formula="of:=[$Townlands.G46]" office:value-type="string" office:string-value="Q27" calcext:value-type="string">
            <text:p>Q27</text:p>
          </table:table-cell>
          <table:table-cell table:formula="of:=[$Townlands.I46]" office:value-type="string" office:string-value="Q181862" calcext:value-type="string">
            <text:p>Q181862</text:p>
          </table:table-cell>
          <table:table-cell/>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style-name="ce72" table:formula="of:=[.D37]" office:value-type="string" office:string-value="Q85391677" calcext:value-type="string">
            <text:p>Q85391677</text:p>
          </table:table-cell>
          <table:table-cell table:style-name="ce72" table:formula="of:=[.E37]" office:value-type="string" office:string-value="Q27" calcext:value-type="string">
            <text:p>Q27</text:p>
          </table:table-cell>
          <table:table-cell table:style-name="ce72" table:formula="of:=[.F37]" office:value-type="string" office:string-value="Q184599" calcext:value-type="string">
            <text:p>Q184599</text:p>
          </table:table-cell>
          <table:table-cell table:number-columns-repeated="1012"/>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formula="of:=[$Townlands.A48]" office:value-type="string" office:string-value="Q85394096" calcext:value-type="string">
            <text:p>Q85394096</text:p>
          </table:table-cell>
          <table:table-cell table:formula="of:=[$Townlands.G47]" office:value-type="string" office:string-value="Q27" calcext:value-type="string">
            <text:p>Q27</text:p>
          </table:table-cell>
          <table:table-cell table:formula="of:=[$Townlands.I47]" office:value-type="string" office:string-value="Q181862" calcext:value-type="string">
            <text:p>Q181862</text:p>
          </table:table-cell>
          <table:table-cell/>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style-name="ce72" table:formula="of:=[.D38]" office:value-type="string" office:string-value="Q85391680" calcext:value-type="string">
            <text:p>Q85391680</text:p>
          </table:table-cell>
          <table:table-cell table:style-name="ce72" table:formula="of:=[.E38]" office:value-type="string" office:string-value="Q27" calcext:value-type="string">
            <text:p>Q27</text:p>
          </table:table-cell>
          <table:table-cell table:style-name="ce72" table:formula="of:=[.F38]" office:value-type="string" office:string-value="Q184599" calcext:value-type="string">
            <text:p>Q184599</text:p>
          </table:table-cell>
          <table:table-cell table:number-columns-repeated="1012"/>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formula="of:=[$Townlands.A49]" office:value-type="string" office:string-value="Q85393991" calcext:value-type="string">
            <text:p>Q85393991</text:p>
          </table:table-cell>
          <table:table-cell table:formula="of:=[$Townlands.G48]" office:value-type="string" office:string-value="Q27" calcext:value-type="string">
            <text:p>Q27</text:p>
          </table:table-cell>
          <table:table-cell table:formula="of:=[$Townlands.I48]" office:value-type="string" office:string-value="Q162475" calcext:value-type="string">
            <text:p>Q162475</text:p>
          </table:table-cell>
          <table:table-cell/>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style-name="ce72" table:formula="of:=[.D39]" office:value-type="string" office:string-value="Q85391708" calcext:value-type="string">
            <text:p>Q85391708</text:p>
          </table:table-cell>
          <table:table-cell table:style-name="ce72" table:formula="of:=[.E39]" office:value-type="string" office:string-value="Q27" calcext:value-type="string">
            <text:p>Q27</text:p>
          </table:table-cell>
          <table:table-cell table:style-name="ce72" table:formula="of:=[.F39]" office:value-type="string" office:string-value="Q184599" calcext:value-type="string">
            <text:p>Q184599</text:p>
          </table:table-cell>
          <table:table-cell table:number-columns-repeated="1012"/>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formula="of:=[$Townlands.A50]" office:value-type="string" office:string-value="Q72006007" calcext:value-type="string">
            <text:p>Q72006007</text:p>
          </table:table-cell>
          <table:table-cell table:formula="of:=[$Townlands.G49]" office:value-type="string" office:string-value="Q27" calcext:value-type="string">
            <text:p>Q27</text:p>
          </table:table-cell>
          <table:table-cell table:formula="of:=[$Townlands.I49]" office:value-type="string" office:string-value="Q162475" calcext:value-type="string">
            <text:p>Q162475</text:p>
          </table:table-cell>
          <table:table-cell/>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style-name="ce72" table:formula="of:=[.D40]" office:value-type="string" office:string-value="Q85391710" calcext:value-type="string">
            <text:p>Q85391710</text:p>
          </table:table-cell>
          <table:table-cell table:style-name="ce72" table:formula="of:=[.E40]" office:value-type="string" office:string-value="Q27" calcext:value-type="string">
            <text:p>Q27</text:p>
          </table:table-cell>
          <table:table-cell table:style-name="ce72" table:formula="of:=[.F40]" office:value-type="string" office:string-value="Q182591" calcext:value-type="string">
            <text:p>Q182591</text:p>
          </table:table-cell>
          <table:table-cell table:number-columns-repeated="1012"/>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formula="of:=[$Townlands.A51]" office:value-type="string" office:string-value="Q85393914" calcext:value-type="string">
            <text:p>Q85393914</text:p>
          </table:table-cell>
          <table:table-cell table:formula="of:=[$Townlands.G50]" office:value-type="string" office:string-value="Q27" calcext:value-type="string">
            <text:p>Q27</text:p>
          </table:table-cell>
          <table:table-cell table:formula="of:=[$Townlands.I50]" office:value-type="string" office:string-value="Q162475" calcext:value-type="string">
            <text:p>Q162475</text:p>
          </table:table-cell>
          <table:table-cell/>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style-name="ce72" table:formula="of:=[.D41]" office:value-type="string" office:string-value="Q85391683" calcext:value-type="string">
            <text:p>Q85391683</text:p>
          </table:table-cell>
          <table:table-cell table:style-name="ce72" table:formula="of:=[.E41]" office:value-type="string" office:string-value="Q27" calcext:value-type="string">
            <text:p>Q27</text:p>
          </table:table-cell>
          <table:table-cell table:style-name="ce72" table:formula="of:=[.F41]" office:value-type="string" office:string-value="Q182591" calcext:value-type="string">
            <text:p>Q182591</text:p>
          </table:table-cell>
          <table:table-cell table:number-columns-repeated="1012"/>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formula="of:=[$Townlands.A52]" office:value-type="string" office:string-value="Q85393915" calcext:value-type="string">
            <text:p>Q85393915</text:p>
          </table:table-cell>
          <table:table-cell table:formula="of:=[$Townlands.G51]" office:value-type="string" office:string-value="Q27" calcext:value-type="string">
            <text:p>Q27</text:p>
          </table:table-cell>
          <table:table-cell table:formula="of:=[$Townlands.I51]" office:value-type="string" office:string-value="Q162475" calcext:value-type="string">
            <text:p>Q162475</text:p>
          </table:table-cell>
          <table:table-cell/>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style-name="ce72" table:formula="of:=[.D42]" office:value-type="string" office:string-value="Q85391685" calcext:value-type="string">
            <text:p>Q85391685</text:p>
          </table:table-cell>
          <table:table-cell table:style-name="ce72" table:formula="of:=[.E42]" office:value-type="string" office:string-value="Q27" calcext:value-type="string">
            <text:p>Q27</text:p>
          </table:table-cell>
          <table:table-cell table:style-name="ce72" table:formula="of:=[.F42]" office:value-type="string" office:string-value="Q182591" calcext:value-type="string">
            <text:p>Q182591</text:p>
          </table:table-cell>
          <table:table-cell table:number-columns-repeated="1012"/>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formula="of:=[$Townlands.A53]" office:value-type="string" office:string-value="Q85393918" calcext:value-type="string">
            <text:p>Q85393918</text:p>
          </table:table-cell>
          <table:table-cell table:formula="of:=[$Townlands.G52]" office:value-type="string" office:string-value="Q27" calcext:value-type="string">
            <text:p>Q27</text:p>
          </table:table-cell>
          <table:table-cell table:formula="of:=[$Townlands.I52]" office:value-type="string" office:string-value="Q162475" calcext:value-type="string">
            <text:p>Q162475</text:p>
          </table:table-cell>
          <table:table-cell/>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style-name="ce72" table:formula="of:=[.D43]" office:value-type="string" office:string-value="Q85391711" calcext:value-type="string">
            <text:p>Q85391711</text:p>
          </table:table-cell>
          <table:table-cell table:style-name="ce72" table:formula="of:=[.E43]" office:value-type="string" office:string-value="Q27" calcext:value-type="string">
            <text:p>Q27</text:p>
          </table:table-cell>
          <table:table-cell table:style-name="ce72" table:formula="of:=[.F43]" office:value-type="string" office:string-value="Q182591" calcext:value-type="string">
            <text:p>Q182591</text:p>
          </table:table-cell>
          <table:table-cell table:number-columns-repeated="1012"/>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formula="of:=[$Townlands.A54]" office:value-type="string" office:string-value="Q85393995" calcext:value-type="string">
            <text:p>Q85393995</text:p>
          </table:table-cell>
          <table:table-cell table:formula="of:=[$Townlands.G53]" office:value-type="string" office:string-value="Q27" calcext:value-type="string">
            <text:p>Q27</text:p>
          </table:table-cell>
          <table:table-cell table:formula="of:=[$Townlands.I53]" office:value-type="string" office:string-value="Q162475" calcext:value-type="string">
            <text:p>Q162475</text:p>
          </table:table-cell>
          <table:table-cell/>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style-name="ce72" table:formula="of:=[.D44]" office:value-type="string" office:string-value="Q85393909" calcext:value-type="string">
            <text:p>Q85393909</text:p>
          </table:table-cell>
          <table:table-cell table:style-name="ce72" table:formula="of:=[.E44]" office:value-type="string" office:string-value="Q27" calcext:value-type="string">
            <text:p>Q27</text:p>
          </table:table-cell>
          <table:table-cell table:style-name="ce72" table:formula="of:=[.F44]" office:value-type="string" office:string-value="Q182591" calcext:value-type="string">
            <text:p>Q182591</text:p>
          </table:table-cell>
          <table:table-cell table:number-columns-repeated="1012"/>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formula="of:=[$Townlands.A55]" office:value-type="string" office:string-value="Q85393922" calcext:value-type="string">
            <text:p>Q85393922</text:p>
          </table:table-cell>
          <table:table-cell table:formula="of:=[$Townlands.G54]" office:value-type="string" office:string-value="Q27" calcext:value-type="string">
            <text:p>Q27</text:p>
          </table:table-cell>
          <table:table-cell table:formula="of:=[$Townlands.I54]" office:value-type="string" office:string-value="Q162475" calcext:value-type="string">
            <text:p>Q162475</text:p>
          </table:table-cell>
          <table:table-cell/>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style-name="ce72" table:formula="of:=[.D45]" office:value-type="string" office:string-value="Q85394775" calcext:value-type="string">
            <text:p>Q85394775</text:p>
          </table:table-cell>
          <table:table-cell table:style-name="ce72" table:formula="of:=[.E45]" office:value-type="string" office:string-value="Q27" calcext:value-type="string">
            <text:p>Q27</text:p>
          </table:table-cell>
          <table:table-cell table:style-name="ce72" table:formula="of:=[.F45]" office:value-type="string" office:string-value="Q181862" calcext:value-type="string">
            <text:p>Q181862</text:p>
          </table:table-cell>
          <table:table-cell table:number-columns-repeated="1012"/>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formula="of:=[$Townlands.A56]" office:value-type="string" office:string-value="Q85393998" calcext:value-type="string">
            <text:p>Q85393998</text:p>
          </table:table-cell>
          <table:table-cell table:formula="of:=[$Townlands.G55]" office:value-type="string" office:string-value="Q27" calcext:value-type="string">
            <text:p>Q27</text:p>
          </table:table-cell>
          <table:table-cell table:formula="of:=[$Townlands.I55]" office:value-type="string" office:string-value="Q162475" calcext:value-type="string">
            <text:p>Q162475</text:p>
          </table:table-cell>
          <table:table-cell/>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style-name="ce72" table:formula="of:=[.D46]" office:value-type="string" office:string-value="Q85393912" calcext:value-type="string">
            <text:p>Q85393912</text:p>
          </table:table-cell>
          <table:table-cell table:style-name="ce72" table:formula="of:=[.E46]" office:value-type="string" office:string-value="Q27" calcext:value-type="string">
            <text:p>Q27</text:p>
          </table:table-cell>
          <table:table-cell table:style-name="ce72" table:formula="of:=[.F46]" office:value-type="string" office:string-value="Q181862" calcext:value-type="string">
            <text:p>Q181862</text:p>
          </table:table-cell>
          <table:table-cell table:number-columns-repeated="1012"/>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formula="of:=[$Townlands.A57]" office:value-type="string" office:string-value="Q85394098" calcext:value-type="string">
            <text:p>Q85394098</text:p>
          </table:table-cell>
          <table:table-cell table:formula="of:=[$Townlands.G56]" office:value-type="string" office:string-value="Q27" calcext:value-type="string">
            <text:p>Q27</text:p>
          </table:table-cell>
          <table:table-cell table:formula="of:=[$Townlands.I56]" office:value-type="string" office:string-value="Q162475" calcext:value-type="string">
            <text:p>Q162475</text:p>
          </table:table-cell>
          <table:table-cell/>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style-name="ce72" table:formula="of:=[.D47]" office:value-type="string" office:string-value="Q85394096" calcext:value-type="string">
            <text:p>Q85394096</text:p>
          </table:table-cell>
          <table:table-cell table:style-name="ce72" table:formula="of:=[.E47]" office:value-type="string" office:string-value="Q27" calcext:value-type="string">
            <text:p>Q27</text:p>
          </table:table-cell>
          <table:table-cell table:style-name="ce72" table:formula="of:=[.F47]" office:value-type="string" office:string-value="Q181862" calcext:value-type="string">
            <text:p>Q181862</text:p>
          </table:table-cell>
          <table:table-cell table:number-columns-repeated="1012"/>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formula="of:=[$Townlands.A58]" office:value-type="string" office:string-value="Q85394111" calcext:value-type="string">
            <text:p>Q85394111</text:p>
          </table:table-cell>
          <table:table-cell table:formula="of:=[$Townlands.G57]" office:value-type="string" office:string-value="Q27" calcext:value-type="string">
            <text:p>Q27</text:p>
          </table:table-cell>
          <table:table-cell table:formula="of:=[$Townlands.I57]" office:value-type="string" office:string-value="Q162475" calcext:value-type="string">
            <text:p>Q162475</text:p>
          </table:table-cell>
          <table:table-cell/>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style-name="ce72" table:formula="of:=[.D48]" office:value-type="string" office:string-value="Q85393991" calcext:value-type="string">
            <text:p>Q85393991</text:p>
          </table:table-cell>
          <table:table-cell table:style-name="ce72" table:formula="of:=[.E48]" office:value-type="string" office:string-value="Q27" calcext:value-type="string">
            <text:p>Q27</text:p>
          </table:table-cell>
          <table:table-cell table:style-name="ce72" table:formula="of:=[.F48]" office:value-type="string" office:string-value="Q162475" calcext:value-type="string">
            <text:p>Q162475</text:p>
          </table:table-cell>
          <table:table-cell table:number-columns-repeated="1012"/>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formula="of:=[$Townlands.A59]" office:value-type="string" office:string-value="Q85394002" calcext:value-type="string">
            <text:p>Q85394002</text:p>
          </table:table-cell>
          <table:table-cell table:formula="of:=[$Townlands.G58]" office:value-type="string" office:string-value="Q27" calcext:value-type="string">
            <text:p>Q27</text:p>
          </table:table-cell>
          <table:table-cell table:formula="of:=[$Townlands.I58]" office:value-type="string" office:string-value="Q162475" calcext:value-type="string">
            <text:p>Q162475</text:p>
          </table:table-cell>
          <table:table-cell/>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style-name="ce72" table:formula="of:=[.D49]" office:value-type="string" office:string-value="Q72006007" calcext:value-type="string">
            <text:p>Q72006007</text:p>
          </table:table-cell>
          <table:table-cell table:style-name="ce72" table:formula="of:=[.E49]" office:value-type="string" office:string-value="Q27" calcext:value-type="string">
            <text:p>Q27</text:p>
          </table:table-cell>
          <table:table-cell table:style-name="ce72" table:formula="of:=[.F49]" office:value-type="string" office:string-value="Q162475" calcext:value-type="string">
            <text:p>Q162475</text:p>
          </table:table-cell>
          <table:table-cell table:number-columns-repeated="1012"/>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formula="of:=[$Townlands.A60]" office:value-type="string" office:string-value="Q85394004" calcext:value-type="string">
            <text:p>Q85394004</text:p>
          </table:table-cell>
          <table:table-cell table:formula="of:=[$Townlands.G59]" office:value-type="string" office:string-value="Q27" calcext:value-type="string">
            <text:p>Q27</text:p>
          </table:table-cell>
          <table:table-cell table:formula="of:=[$Townlands.I59]" office:value-type="string" office:string-value="Q162475" calcext:value-type="string">
            <text:p>Q162475</text:p>
          </table:table-cell>
          <table:table-cell/>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style-name="ce72" table:formula="of:=[.D49]" office:value-type="string" office:string-value="Q72006007" calcext:value-type="string">
            <text:p>Q72006007</text:p>
          </table:table-cell>
          <table:table-cell table:style-name="ce72" table:formula="of:=[.E49]" office:value-type="string" office:string-value="Q27" calcext:value-type="string">
            <text:p>Q27</text:p>
          </table:table-cell>
          <table:table-cell table:style-name="ce72" table:formula="of:=[.F49]" office:value-type="string" office:string-value="Q162475" calcext:value-type="string">
            <text:p>Q162475</text:p>
          </table:table-cell>
          <table:table-cell table:number-columns-repeated="1012"/>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formula="of:=[$Townlands.A61]" office:value-type="string" office:string-value="Q85393926" calcext:value-type="string">
            <text:p>Q85393926</text:p>
          </table:table-cell>
          <table:table-cell table:formula="of:=[$Townlands.G60]" office:value-type="string" office:string-value="Q27" calcext:value-type="string">
            <text:p>Q27</text:p>
          </table:table-cell>
          <table:table-cell table:formula="of:=[$Townlands.I60]" office:value-type="string" office:string-value="Q162475" calcext:value-type="string">
            <text:p>Q162475</text:p>
          </table:table-cell>
          <table:table-cell/>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style-name="ce72" table:formula="of:=[.D50]" office:value-type="string" office:string-value="Q85393914" calcext:value-type="string">
            <text:p>Q85393914</text:p>
          </table:table-cell>
          <table:table-cell table:style-name="ce72" table:formula="of:=[.E50]" office:value-type="string" office:string-value="Q27" calcext:value-type="string">
            <text:p>Q27</text:p>
          </table:table-cell>
          <table:table-cell table:style-name="ce72" table:formula="of:=[.F50]" office:value-type="string" office:string-value="Q162475" calcext:value-type="string">
            <text:p>Q162475</text:p>
          </table:table-cell>
          <table:table-cell table:number-columns-repeated="1012"/>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formula="of:=[$Townlands.A62]" office:value-type="string" office:string-value="Q85393928" calcext:value-type="string">
            <text:p>Q85393928</text:p>
          </table:table-cell>
          <table:table-cell table:formula="of:=[$Townlands.G61]" office:value-type="string" office:string-value="Q27" calcext:value-type="string">
            <text:p>Q27</text:p>
          </table:table-cell>
          <table:table-cell table:formula="of:=[$Townlands.I61]" office:value-type="string" office:string-value="Q162475" calcext:value-type="string">
            <text:p>Q162475</text:p>
          </table:table-cell>
          <table:table-cell/>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style-name="ce72" table:formula="of:=[.D50]" office:value-type="string" office:string-value="Q85393914" calcext:value-type="string">
            <text:p>Q85393914</text:p>
          </table:table-cell>
          <table:table-cell table:style-name="ce72" table:formula="of:=[.E50]" office:value-type="string" office:string-value="Q27" calcext:value-type="string">
            <text:p>Q27</text:p>
          </table:table-cell>
          <table:table-cell table:style-name="ce72" table:formula="of:=[.F50]" office:value-type="string" office:string-value="Q162475" calcext:value-type="string">
            <text:p>Q162475</text:p>
          </table:table-cell>
          <table:table-cell table:number-columns-repeated="1012"/>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formula="of:=[$Townlands.A63]" office:value-type="string" office:string-value="Q85394006" calcext:value-type="string">
            <text:p>Q85394006</text:p>
          </table:table-cell>
          <table:table-cell table:formula="of:=[$Townlands.G62]" office:value-type="string" office:string-value="Q27" calcext:value-type="string">
            <text:p>Q27</text:p>
          </table:table-cell>
          <table:table-cell table:formula="of:=[$Townlands.I62]" office:value-type="string" office:string-value="Q162475" calcext:value-type="string">
            <text:p>Q162475</text:p>
          </table:table-cell>
          <table:table-cell/>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style-name="ce72" table:formula="of:=[.D51]" office:value-type="string" office:string-value="Q85393915" calcext:value-type="string">
            <text:p>Q85393915</text:p>
          </table:table-cell>
          <table:table-cell table:style-name="ce72" table:formula="of:=[.E51]" office:value-type="string" office:string-value="Q27" calcext:value-type="string">
            <text:p>Q27</text:p>
          </table:table-cell>
          <table:table-cell table:style-name="ce72" table:formula="of:=[.F51]" office:value-type="string" office:string-value="Q162475" calcext:value-type="string">
            <text:p>Q162475</text:p>
          </table:table-cell>
          <table:table-cell table:number-columns-repeated="1012"/>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formula="of:=[$Townlands.A64]" office:value-type="string" office:string-value="Q85393931" calcext:value-type="string">
            <text:p>Q85393931</text:p>
          </table:table-cell>
          <table:table-cell table:formula="of:=[$Townlands.G63]" office:value-type="string" office:string-value="Q27" calcext:value-type="string">
            <text:p>Q27</text:p>
          </table:table-cell>
          <table:table-cell table:formula="of:=[$Townlands.I63]" office:value-type="string" office:string-value="Q162475" calcext:value-type="string">
            <text:p>Q162475</text:p>
          </table:table-cell>
          <table:table-cell/>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style-name="ce72" table:formula="of:=[.D52]" office:value-type="string" office:string-value="Q85393918" calcext:value-type="string">
            <text:p>Q85393918</text:p>
          </table:table-cell>
          <table:table-cell table:style-name="ce72" table:formula="of:=[.E52]" office:value-type="string" office:string-value="Q27" calcext:value-type="string">
            <text:p>Q27</text:p>
          </table:table-cell>
          <table:table-cell table:style-name="ce72" table:formula="of:=[.F52]" office:value-type="string" office:string-value="Q162475" calcext:value-type="string">
            <text:p>Q162475</text:p>
          </table:table-cell>
          <table:table-cell table:number-columns-repeated="1012"/>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formula="of:=[$Townlands.A65]" office:value-type="string" office:string-value="Q85394074" calcext:value-type="string">
            <text:p>Q85394074</text:p>
          </table:table-cell>
          <table:table-cell table:formula="of:=[$Townlands.G64]" office:value-type="string" office:string-value="Q27" calcext:value-type="string">
            <text:p>Q27</text:p>
          </table:table-cell>
          <table:table-cell table:formula="of:=[$Townlands.I64]" office:value-type="string" office:string-value="Q162475" calcext:value-type="string">
            <text:p>Q162475</text:p>
          </table:table-cell>
          <table:table-cell/>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style-name="ce72" table:formula="of:=[.D53]" office:value-type="string" office:string-value="Q85393995" calcext:value-type="string">
            <text:p>Q85393995</text:p>
          </table:table-cell>
          <table:table-cell table:style-name="ce72" table:formula="of:=[.E53]" office:value-type="string" office:string-value="Q27" calcext:value-type="string">
            <text:p>Q27</text:p>
          </table:table-cell>
          <table:table-cell table:style-name="ce72" table:formula="of:=[.F53]" office:value-type="string" office:string-value="Q162475" calcext:value-type="string">
            <text:p>Q162475</text:p>
          </table:table-cell>
          <table:table-cell table:number-columns-repeated="1012"/>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formula="of:=[$Townlands.A66]" office:value-type="string" office:string-value="Q85393934" calcext:value-type="string">
            <text:p>Q85393934</text:p>
          </table:table-cell>
          <table:table-cell table:formula="of:=[$Townlands.G65]" office:value-type="string" office:string-value="Q27" calcext:value-type="string">
            <text:p>Q27</text:p>
          </table:table-cell>
          <table:table-cell table:formula="of:=[$Townlands.I65]" office:value-type="string" office:string-value="Q162475" calcext:value-type="string">
            <text:p>Q162475</text:p>
          </table:table-cell>
          <table:table-cell/>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style-name="ce72" table:formula="of:=[.D53]" office:value-type="string" office:string-value="Q85393995" calcext:value-type="string">
            <text:p>Q85393995</text:p>
          </table:table-cell>
          <table:table-cell table:style-name="ce72" table:formula="of:=[.E53]" office:value-type="string" office:string-value="Q27" calcext:value-type="string">
            <text:p>Q27</text:p>
          </table:table-cell>
          <table:table-cell table:style-name="ce72" table:formula="of:=[.F53]" office:value-type="string" office:string-value="Q162475" calcext:value-type="string">
            <text:p>Q162475</text:p>
          </table:table-cell>
          <table:table-cell table:number-columns-repeated="1012"/>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formula="of:=[$Townlands.A67]" office:value-type="string" office:string-value="Q69385525" calcext:value-type="string">
            <text:p>Q69385525</text:p>
          </table:table-cell>
          <table:table-cell table:formula="of:=[$Townlands.G66]" office:value-type="string" office:string-value="Q27" calcext:value-type="string">
            <text:p>Q27</text:p>
          </table:table-cell>
          <table:table-cell table:formula="of:=[$Townlands.I66]" office:value-type="string" office:string-value="Q162475" calcext:value-type="string">
            <text:p>Q162475</text:p>
          </table:table-cell>
          <table:table-cell/>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style-name="ce72" table:formula="of:=[.D54]" office:value-type="string" office:string-value="Q85393922" calcext:value-type="string">
            <text:p>Q85393922</text:p>
          </table:table-cell>
          <table:table-cell table:style-name="ce72" table:formula="of:=[.E54]" office:value-type="string" office:string-value="Q27" calcext:value-type="string">
            <text:p>Q27</text:p>
          </table:table-cell>
          <table:table-cell table:style-name="ce72" table:formula="of:=[.F54]" office:value-type="string" office:string-value="Q162475" calcext:value-type="string">
            <text:p>Q162475</text:p>
          </table:table-cell>
          <table:table-cell table:number-columns-repeated="1012"/>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formula="of:=[$Townlands.A68]" office:value-type="string" office:string-value="Q85394270" calcext:value-type="string">
            <text:p>Q85394270</text:p>
          </table:table-cell>
          <table:table-cell table:formula="of:=[$Townlands.G67]" office:value-type="string" office:string-value="Q27" calcext:value-type="string">
            <text:p>Q27</text:p>
          </table:table-cell>
          <table:table-cell table:formula="of:=[$Townlands.I67]" office:value-type="string" office:string-value="Q162475" calcext:value-type="string">
            <text:p>Q162475</text:p>
          </table:table-cell>
          <table:table-cell/>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style-name="ce72" table:formula="of:=[.D55]" office:value-type="string" office:string-value="Q85393998" calcext:value-type="string">
            <text:p>Q85393998</text:p>
          </table:table-cell>
          <table:table-cell table:style-name="ce72" table:formula="of:=[.E55]" office:value-type="string" office:string-value="Q27" calcext:value-type="string">
            <text:p>Q27</text:p>
          </table:table-cell>
          <table:table-cell table:style-name="ce72" table:formula="of:=[.F55]" office:value-type="string" office:string-value="Q162475" calcext:value-type="string">
            <text:p>Q162475</text:p>
          </table:table-cell>
          <table:table-cell table:number-columns-repeated="1012"/>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formula="of:=[$Townlands.A69]" office:value-type="string" office:string-value="Q85394010" calcext:value-type="string">
            <text:p>Q85394010</text:p>
          </table:table-cell>
          <table:table-cell table:formula="of:=[$Townlands.G68]" office:value-type="string" office:string-value="Q27" calcext:value-type="string">
            <text:p>Q27</text:p>
          </table:table-cell>
          <table:table-cell table:formula="of:=[$Townlands.I68]" office:value-type="string" office:string-value="Q162475" calcext:value-type="string">
            <text:p>Q162475</text:p>
          </table:table-cell>
          <table:table-cell/>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style-name="ce72" table:formula="of:=[.D56]" office:value-type="string" office:string-value="Q85394098" calcext:value-type="string">
            <text:p>Q85394098</text:p>
          </table:table-cell>
          <table:table-cell table:style-name="ce72" table:formula="of:=[.E56]" office:value-type="string" office:string-value="Q27" calcext:value-type="string">
            <text:p>Q27</text:p>
          </table:table-cell>
          <table:table-cell table:style-name="ce72" table:formula="of:=[.F56]" office:value-type="string" office:string-value="Q162475" calcext:value-type="string">
            <text:p>Q162475</text:p>
          </table:table-cell>
          <table:table-cell table:number-columns-repeated="1012"/>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formula="of:=[$Townlands.A70]" office:value-type="string" office:string-value="Q69378412" calcext:value-type="string">
            <text:p>Q69378412</text:p>
          </table:table-cell>
          <table:table-cell table:formula="of:=[$Townlands.G69]" office:value-type="string" office:string-value="Q27" calcext:value-type="string">
            <text:p>Q27</text:p>
          </table:table-cell>
          <table:table-cell table:formula="of:=[$Townlands.I69]" office:value-type="string" office:string-value="Q162475" calcext:value-type="string">
            <text:p>Q162475</text:p>
          </table:table-cell>
          <table:table-cell/>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style-name="ce72" table:formula="of:=[.D57]" office:value-type="string" office:string-value="Q85394111" calcext:value-type="string">
            <text:p>Q85394111</text:p>
          </table:table-cell>
          <table:table-cell table:style-name="ce72" table:formula="of:=[.E57]" office:value-type="string" office:string-value="Q27" calcext:value-type="string">
            <text:p>Q27</text:p>
          </table:table-cell>
          <table:table-cell table:style-name="ce72" table:formula="of:=[.F57]" office:value-type="string" office:string-value="Q162475" calcext:value-type="string">
            <text:p>Q162475</text:p>
          </table:table-cell>
          <table:table-cell table:number-columns-repeated="1012"/>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formula="of:=[$Townlands.A71]" office:value-type="string" office:string-value="Q85394077" calcext:value-type="string">
            <text:p>Q85394077</text:p>
          </table:table-cell>
          <table:table-cell table:formula="of:=[$Townlands.G70]" office:value-type="string" office:string-value="Q27" calcext:value-type="string">
            <text:p>Q27</text:p>
          </table:table-cell>
          <table:table-cell table:formula="of:=[$Townlands.I70]" office:value-type="string" office:string-value="Q162475" calcext:value-type="string">
            <text:p>Q162475</text:p>
          </table:table-cell>
          <table:table-cell/>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formula="of:=[$Townlands.A72]" office:value-type="string" office:string-value="Q85393938" calcext:value-type="string">
            <text:p>Q85393938</text:p>
          </table:table-cell>
          <table:table-cell table:formula="of:=[$Townlands.G71]" office:value-type="string" office:string-value="Q27" calcext:value-type="string">
            <text:p>Q27</text:p>
          </table:table-cell>
          <table:table-cell table:formula="of:=[$Townlands.I71]" office:value-type="string" office:string-value="Q162475" calcext:value-type="string">
            <text:p>Q162475</text:p>
          </table:table-cell>
          <table:table-cell/>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formula="of:=[$Townlands.A73]" office:value-type="string" office:string-value="Q85394126" calcext:value-type="string">
            <text:p>Q85394126</text:p>
          </table:table-cell>
          <table:table-cell table:formula="of:=[$Townlands.G72]" office:value-type="string" office:string-value="Q27" calcext:value-type="string">
            <text:p>Q27</text:p>
          </table:table-cell>
          <table:table-cell table:formula="of:=[$Townlands.I72]" office:value-type="string" office:string-value="Q162475" calcext:value-type="string">
            <text:p>Q162475</text:p>
          </table:table-cell>
          <table:table-cell/>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formula="of:=[$Townlands.A74]" office:value-type="string" office:string-value="Q85394079" calcext:value-type="string">
            <text:p>Q85394079</text:p>
          </table:table-cell>
          <table:table-cell table:formula="of:=[$Townlands.G73]" office:value-type="string" office:string-value="Q27" calcext:value-type="string">
            <text:p>Q27</text:p>
          </table:table-cell>
          <table:table-cell table:formula="of:=[$Townlands.I73]" office:value-type="string" office:string-value="Q162475" calcext:value-type="string">
            <text:p>Q162475</text:p>
          </table:table-cell>
          <table:table-cell/>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style-name="ce72" table:formula="of:=[.D59]" office:value-type="string" office:string-value="Q85394004" calcext:value-type="string">
            <text:p>Q85394004</text:p>
          </table:table-cell>
          <table:table-cell table:style-name="ce72" table:formula="of:=[.E59]" office:value-type="string" office:string-value="Q27" calcext:value-type="string">
            <text:p>Q27</text:p>
          </table:table-cell>
          <table:table-cell table:style-name="ce72" table:formula="of:=[.F59]" office:value-type="string" office:string-value="Q162475" calcext:value-type="string">
            <text:p>Q162475</text:p>
          </table:table-cell>
          <table:table-cell table:number-columns-repeated="1012"/>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formula="of:=[$Townlands.A75]" office:value-type="string" office:string-value="Q85394014" calcext:value-type="string">
            <text:p>Q85394014</text:p>
          </table:table-cell>
          <table:table-cell table:formula="of:=[$Townlands.G74]" office:value-type="string" office:string-value="Q27" calcext:value-type="string">
            <text:p>Q27</text:p>
          </table:table-cell>
          <table:table-cell table:formula="of:=[$Townlands.I74]" office:value-type="string" office:string-value="Q162475" calcext:value-type="string">
            <text:p>Q162475</text:p>
          </table:table-cell>
          <table:table-cell/>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style-name="ce72" table:formula="of:=[.D60]" office:value-type="string" office:string-value="Q85393926" calcext:value-type="string">
            <text:p>Q85393926</text:p>
          </table:table-cell>
          <table:table-cell table:style-name="ce72" table:formula="of:=[.E60]" office:value-type="string" office:string-value="Q27" calcext:value-type="string">
            <text:p>Q27</text:p>
          </table:table-cell>
          <table:table-cell table:style-name="ce72" table:formula="of:=[.F60]" office:value-type="string" office:string-value="Q162475" calcext:value-type="string">
            <text:p>Q162475</text:p>
          </table:table-cell>
          <table:table-cell table:number-columns-repeated="1012"/>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formula="of:=[$Townlands.A76]" office:value-type="string" office:string-value="Q85393940" calcext:value-type="string">
            <text:p>Q85393940</text:p>
          </table:table-cell>
          <table:table-cell table:formula="of:=[$Townlands.G75]" office:value-type="string" office:string-value="Q27" calcext:value-type="string">
            <text:p>Q27</text:p>
          </table:table-cell>
          <table:table-cell table:formula="of:=[$Townlands.I75]" office:value-type="string" office:string-value="Q162475" calcext:value-type="string">
            <text:p>Q162475</text:p>
          </table:table-cell>
          <table:table-cell/>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style-name="ce72" table:formula="of:=[.D60]" office:value-type="string" office:string-value="Q85393926" calcext:value-type="string">
            <text:p>Q85393926</text:p>
          </table:table-cell>
          <table:table-cell table:style-name="ce72" table:formula="of:=[.E60]" office:value-type="string" office:string-value="Q27" calcext:value-type="string">
            <text:p>Q27</text:p>
          </table:table-cell>
          <table:table-cell table:style-name="ce72" table:formula="of:=[.F60]" office:value-type="string" office:string-value="Q162475" calcext:value-type="string">
            <text:p>Q162475</text:p>
          </table:table-cell>
          <table:table-cell table:number-columns-repeated="1012"/>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formula="of:=[$Townlands.A77]" office:value-type="string" office:string-value="Q69383268" calcext:value-type="string">
            <text:p>Q69383268</text:p>
          </table:table-cell>
          <table:table-cell table:formula="of:=[$Townlands.G76]" office:value-type="string" office:string-value="Q27" calcext:value-type="string">
            <text:p>Q27</text:p>
          </table:table-cell>
          <table:table-cell table:formula="of:=[$Townlands.I76]" office:value-type="string" office:string-value="Q162475" calcext:value-type="string">
            <text:p>Q162475</text:p>
          </table:table-cell>
          <table:table-cell/>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style-name="ce72" table:formula="of:=[.D61]" office:value-type="string" office:string-value="Q85393928" calcext:value-type="string">
            <text:p>Q85393928</text:p>
          </table:table-cell>
          <table:table-cell table:style-name="ce72" table:formula="of:=[.E61]" office:value-type="string" office:string-value="Q27" calcext:value-type="string">
            <text:p>Q27</text:p>
          </table:table-cell>
          <table:table-cell table:style-name="ce72" table:formula="of:=[.F61]" office:value-type="string" office:string-value="Q162475" calcext:value-type="string">
            <text:p>Q162475</text:p>
          </table:table-cell>
          <table:table-cell table:number-columns-repeated="1012"/>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formula="of:=[$Townlands.A78]" office:value-type="string" office:string-value="Q85394081" calcext:value-type="string">
            <text:p>Q85394081</text:p>
          </table:table-cell>
          <table:table-cell table:formula="of:=[$Townlands.G77]" office:value-type="string" office:string-value="Q27" calcext:value-type="string">
            <text:p>Q27</text:p>
          </table:table-cell>
          <table:table-cell table:formula="of:=[$Townlands.I77]" office:value-type="string" office:string-value="Q162475" calcext:value-type="string">
            <text:p>Q162475</text:p>
          </table:table-cell>
          <table:table-cell/>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style-name="ce72" table:formula="of:=[.D62]" office:value-type="string" office:string-value="Q85394006" calcext:value-type="string">
            <text:p>Q85394006</text:p>
          </table:table-cell>
          <table:table-cell table:style-name="ce72" table:formula="of:=[.E62]" office:value-type="string" office:string-value="Q27" calcext:value-type="string">
            <text:p>Q27</text:p>
          </table:table-cell>
          <table:table-cell table:style-name="ce72" table:formula="of:=[.F62]" office:value-type="string" office:string-value="Q162475" calcext:value-type="string">
            <text:p>Q162475</text:p>
          </table:table-cell>
          <table:table-cell table:number-columns-repeated="1012"/>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formula="of:=[$Townlands.A79]" office:value-type="string" office:string-value="Q85394114" calcext:value-type="string">
            <text:p>Q85394114</text:p>
          </table:table-cell>
          <table:table-cell table:formula="of:=[$Townlands.G78]" office:value-type="string" office:string-value="Q27" calcext:value-type="string">
            <text:p>Q27</text:p>
          </table:table-cell>
          <table:table-cell table:formula="of:=[$Townlands.I78]" office:value-type="string" office:string-value="Q162475" calcext:value-type="string">
            <text:p>Q162475</text:p>
          </table:table-cell>
          <table:table-cell/>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style-name="ce72" table:formula="of:=[.D63]" office:value-type="string" office:string-value="Q85393931" calcext:value-type="string">
            <text:p>Q85393931</text:p>
          </table:table-cell>
          <table:table-cell table:style-name="ce72" table:formula="of:=[.E63]" office:value-type="string" office:string-value="Q27" calcext:value-type="string">
            <text:p>Q27</text:p>
          </table:table-cell>
          <table:table-cell table:style-name="ce72" table:formula="of:=[.F63]" office:value-type="string" office:string-value="Q162475" calcext:value-type="string">
            <text:p>Q162475</text:p>
          </table:table-cell>
          <table:table-cell table:number-columns-repeated="1012"/>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formula="of:=[$Townlands.A80]" office:value-type="string" office:string-value="Q85394017" calcext:value-type="string">
            <text:p>Q85394017</text:p>
          </table:table-cell>
          <table:table-cell table:formula="of:=[$Townlands.G79]" office:value-type="string" office:string-value="Q27" calcext:value-type="string">
            <text:p>Q27</text:p>
          </table:table-cell>
          <table:table-cell table:formula="of:=[$Townlands.I79]" office:value-type="string" office:string-value="Q162475" calcext:value-type="string">
            <text:p>Q162475</text:p>
          </table:table-cell>
          <table:table-cell/>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style-name="ce72" table:formula="of:=[.D64]" office:value-type="string" office:string-value="Q85394074" calcext:value-type="string">
            <text:p>Q85394074</text:p>
          </table:table-cell>
          <table:table-cell table:style-name="ce72" table:formula="of:=[.E64]" office:value-type="string" office:string-value="Q27" calcext:value-type="string">
            <text:p>Q27</text:p>
          </table:table-cell>
          <table:table-cell table:style-name="ce72" table:formula="of:=[.F64]" office:value-type="string" office:string-value="Q162475" calcext:value-type="string">
            <text:p>Q162475</text:p>
          </table:table-cell>
          <table:table-cell table:number-columns-repeated="1012"/>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formula="of:=[$Townlands.A81]" office:value-type="string" office:string-value="Q85394019" calcext:value-type="string">
            <text:p>Q85394019</text:p>
          </table:table-cell>
          <table:table-cell table:formula="of:=[$Townlands.G80]" office:value-type="string" office:string-value="Q27" calcext:value-type="string">
            <text:p>Q27</text:p>
          </table:table-cell>
          <table:table-cell table:formula="of:=[$Townlands.I80]" office:value-type="string" office:string-value="Q162475" calcext:value-type="string">
            <text:p>Q162475</text:p>
          </table:table-cell>
          <table:table-cell/>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style-name="ce72" table:formula="of:=[.D65]" office:value-type="string" office:string-value="Q85393934" calcext:value-type="string">
            <text:p>Q85393934</text:p>
          </table:table-cell>
          <table:table-cell table:style-name="ce72" table:formula="of:=[.E65]" office:value-type="string" office:string-value="Q27" calcext:value-type="string">
            <text:p>Q27</text:p>
          </table:table-cell>
          <table:table-cell table:style-name="ce72" table:formula="of:=[.F65]" office:value-type="string" office:string-value="Q162475" calcext:value-type="string">
            <text:p>Q162475</text:p>
          </table:table-cell>
          <table:table-cell table:number-columns-repeated="1012"/>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formula="of:=[$Townlands.A82]" office:value-type="string" office:string-value="Q85393943" calcext:value-type="string">
            <text:p>Q85393943</text:p>
          </table:table-cell>
          <table:table-cell table:formula="of:=[$Townlands.G81]" office:value-type="string" office:string-value="Q27" calcext:value-type="string">
            <text:p>Q27</text:p>
          </table:table-cell>
          <table:table-cell table:formula="of:=[$Townlands.I81]" office:value-type="string" office:string-value="Q162475" calcext:value-type="string">
            <text:p>Q162475</text:p>
          </table:table-cell>
          <table:table-cell/>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style-name="ce72" table:formula="of:=[.D65]" office:value-type="string" office:string-value="Q85393934" calcext:value-type="string">
            <text:p>Q85393934</text:p>
          </table:table-cell>
          <table:table-cell table:style-name="ce72" table:formula="of:=[.E65]" office:value-type="string" office:string-value="Q27" calcext:value-type="string">
            <text:p>Q27</text:p>
          </table:table-cell>
          <table:table-cell table:style-name="ce72" table:formula="of:=[.F65]" office:value-type="string" office:string-value="Q162475" calcext:value-type="string">
            <text:p>Q162475</text:p>
          </table:table-cell>
          <table:table-cell table:number-columns-repeated="1012"/>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formula="of:=[$Townlands.A83]" office:value-type="string" office:string-value="Q85393945" calcext:value-type="string">
            <text:p>Q85393945</text:p>
          </table:table-cell>
          <table:table-cell table:formula="of:=[$Townlands.G82]" office:value-type="string" office:string-value="Q27" calcext:value-type="string">
            <text:p>Q27</text:p>
          </table:table-cell>
          <table:table-cell table:formula="of:=[$Townlands.I82]" office:value-type="string" office:string-value="Q162475" calcext:value-type="string">
            <text:p>Q162475</text:p>
          </table:table-cell>
          <table:table-cell/>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style-name="ce72" table:formula="of:=[.D66]" office:value-type="string" office:string-value="Q69385525" calcext:value-type="string">
            <text:p>Q69385525</text:p>
          </table:table-cell>
          <table:table-cell table:style-name="ce72" table:formula="of:=[.E66]" office:value-type="string" office:string-value="Q27" calcext:value-type="string">
            <text:p>Q27</text:p>
          </table:table-cell>
          <table:table-cell table:style-name="ce72" table:formula="of:=[.F66]" office:value-type="string" office:string-value="Q162475" calcext:value-type="string">
            <text:p>Q162475</text:p>
          </table:table-cell>
          <table:table-cell table:number-columns-repeated="1012"/>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formula="of:=[$Townlands.A84]" office:value-type="string" office:string-value="Q85393948" calcext:value-type="string">
            <text:p>Q85393948</text:p>
          </table:table-cell>
          <table:table-cell table:formula="of:=[$Townlands.G83]" office:value-type="string" office:string-value="Q27" calcext:value-type="string">
            <text:p>Q27</text:p>
          </table:table-cell>
          <table:table-cell table:formula="of:=[$Townlands.I83]" office:value-type="string" office:string-value="Q162475" calcext:value-type="string">
            <text:p>Q162475</text:p>
          </table:table-cell>
          <table:table-cell/>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style-name="ce72" table:formula="of:=[.D67]" office:value-type="string" office:string-value="Q85394270" calcext:value-type="string">
            <text:p>Q85394270</text:p>
          </table:table-cell>
          <table:table-cell table:style-name="ce72" table:formula="of:=[.E67]" office:value-type="string" office:string-value="Q27" calcext:value-type="string">
            <text:p>Q27</text:p>
          </table:table-cell>
          <table:table-cell table:style-name="ce72" table:formula="of:=[.F67]" office:value-type="string" office:string-value="Q162475" calcext:value-type="string">
            <text:p>Q162475</text:p>
          </table:table-cell>
          <table:table-cell table:number-columns-repeated="1012"/>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formula="of:=[$Townlands.A85]" office:value-type="string" office:string-value="Q85394021" calcext:value-type="string">
            <text:p>Q85394021</text:p>
          </table:table-cell>
          <table:table-cell table:formula="of:=[$Townlands.G84]" office:value-type="string" office:string-value="Q27" calcext:value-type="string">
            <text:p>Q27</text:p>
          </table:table-cell>
          <table:table-cell table:formula="of:=[$Townlands.I84]" office:value-type="string" office:string-value="Q162475" calcext:value-type="string">
            <text:p>Q162475</text:p>
          </table:table-cell>
          <table:table-cell/>
          <table:table-cell table:style-name="ce79" office:value-type="float" office:value="83" calcext:value-type="float">
            <text:p>83</text:p>
          </table:table-cell>
          <table:table-cell table:style-name="ce72" table:formula="of:=[.I83]" office:value-type="string" office:string-value="52.0269444,-8.071111111111112" calcext:value-type="string">
            <text:p>52.0269444,-8.071111111111112</text:p>
          </table:table-cell>
          <table:table-cell table:style-name="ce72" table:formula="of:=[.J83]" office:value-type="string" office:string-value="Q85394270" calcext:value-type="string">
            <text:p>Q85394270</text:p>
          </table:table-cell>
          <table:table-cell table:style-name="ce72" table:formula="of:=[.K83]" office:value-type="string" office:string-value="Q27" calcext:value-type="string">
            <text:p>Q27</text:p>
          </table:table-cell>
          <table:table-cell table:style-name="ce72" table:formula="of:=[.L83]" office:value-type="string" office:string-value="Q162475" calcext:value-type="string">
            <text:p>Q162475</text:p>
          </table:table-cell>
          <table:table-cell table:number-columns-repeated="1012"/>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formula="of:=[$Townlands.A86]" office:value-type="string" office:string-value="Q85394084" calcext:value-type="string">
            <text:p>Q85394084</text:p>
          </table:table-cell>
          <table:table-cell table:formula="of:=[$Townlands.G85]" office:value-type="string" office:string-value="Q27" calcext:value-type="string">
            <text:p>Q27</text:p>
          </table:table-cell>
          <table:table-cell table:formula="of:=[$Townlands.I85]" office:value-type="string" office:string-value="Q162475" calcext:value-type="string">
            <text:p>Q162475</text:p>
          </table:table-cell>
          <table:table-cell/>
          <table:table-cell table:style-name="ce79" office:value-type="float" office:value="84" calcext:value-type="float">
            <text:p>84</text:p>
          </table:table-cell>
          <table:table-cell table:style-name="ce72" table:formula="of:=[.I84]" office:value-type="string" office:string-value="52.0269444,-8.071111111111112" calcext:value-type="string">
            <text:p>52.0269444,-8.071111111111112</text:p>
          </table:table-cell>
          <table:table-cell table:style-name="ce72" table:formula="of:=[.J84]" office:value-type="string" office:string-value="Q85394270" calcext:value-type="string">
            <text:p>Q85394270</text:p>
          </table:table-cell>
          <table:table-cell table:style-name="ce72" table:formula="of:=[.K84]" office:value-type="string" office:string-value="Q27" calcext:value-type="string">
            <text:p>Q27</text:p>
          </table:table-cell>
          <table:table-cell table:style-name="ce72" table:formula="of:=[.L84]" office:value-type="string" office:string-value="Q162475" calcext:value-type="string">
            <text:p>Q162475</text:p>
          </table:table-cell>
          <table:table-cell table:number-columns-repeated="1012"/>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formula="of:=[$Townlands.A87]" office:value-type="string" office:string-value="Q85394128" calcext:value-type="string">
            <text:p>Q85394128</text:p>
          </table:table-cell>
          <table:table-cell table:formula="of:=[$Townlands.G86]" office:value-type="string" office:string-value="Q27" calcext:value-type="string">
            <text:p>Q27</text:p>
          </table:table-cell>
          <table:table-cell table:formula="of:=[$Townlands.I86]" office:value-type="string" office:string-value="Q162475" calcext:value-type="string">
            <text:p>Q162475</text:p>
          </table:table-cell>
          <table:table-cell/>
          <table:table-cell table:style-name="ce79" office:value-type="float" office:value="85" calcext:value-type="float">
            <text:p>85</text:p>
          </table:table-cell>
          <table:table-cell table:style-name="ce72" table:formula="of:=[.I85]" office:value-type="string" office:string-value="52.0269444,-8.071111111111112" calcext:value-type="string">
            <text:p>52.0269444,-8.071111111111112</text:p>
          </table:table-cell>
          <table:table-cell table:style-name="ce72" table:formula="of:=[.J85]" office:value-type="string" office:string-value="Q85394270" calcext:value-type="string">
            <text:p>Q85394270</text:p>
          </table:table-cell>
          <table:table-cell table:style-name="ce72" table:formula="of:=[.K85]" office:value-type="string" office:string-value="Q27" calcext:value-type="string">
            <text:p>Q27</text:p>
          </table:table-cell>
          <table:table-cell table:style-name="ce72" table:formula="of:=[.L85]" office:value-type="string" office:string-value="Q162475" calcext:value-type="string">
            <text:p>Q162475</text:p>
          </table:table-cell>
          <table:table-cell table:number-columns-repeated="1012"/>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formula="of:=[$Townlands.A88]" office:value-type="string" office:string-value="Q85394024" calcext:value-type="string">
            <text:p>Q85394024</text:p>
          </table:table-cell>
          <table:table-cell table:formula="of:=[$Townlands.G87]" office:value-type="string" office:string-value="Q27" calcext:value-type="string">
            <text:p>Q27</text:p>
          </table:table-cell>
          <table:table-cell table:formula="of:=[$Townlands.I87]" office:value-type="string" office:string-value="Q162475" calcext:value-type="string">
            <text:p>Q162475</text:p>
          </table:table-cell>
          <table:table-cell/>
          <table:table-cell table:style-name="ce79" office:value-type="float" office:value="86" calcext:value-type="float">
            <text:p>86</text:p>
          </table:table-cell>
          <table:table-cell table:style-name="ce72" table:formula="of:=[.I86]" office:value-type="string" office:string-value="52.0269444,-8.071111111111112" calcext:value-type="string">
            <text:p>52.0269444,-8.071111111111112</text:p>
          </table:table-cell>
          <table:table-cell table:style-name="ce72" table:formula="of:=[.J86]" office:value-type="string" office:string-value="Q85394270" calcext:value-type="string">
            <text:p>Q85394270</text:p>
          </table:table-cell>
          <table:table-cell table:style-name="ce72" table:formula="of:=[.K86]" office:value-type="string" office:string-value="Q27" calcext:value-type="string">
            <text:p>Q27</text:p>
          </table:table-cell>
          <table:table-cell table:style-name="ce72" table:formula="of:=[.L86]" office:value-type="string" office:string-value="Q162475" calcext:value-type="string">
            <text:p>Q162475</text:p>
          </table:table-cell>
          <table:table-cell table:number-columns-repeated="1012"/>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formula="of:=[$Townlands.A89]" office:value-type="string" office:string-value="Q85394087" calcext:value-type="string">
            <text:p>Q85394087</text:p>
          </table:table-cell>
          <table:table-cell table:formula="of:=[$Townlands.G88]" office:value-type="string" office:string-value="Q27" calcext:value-type="string">
            <text:p>Q27</text:p>
          </table:table-cell>
          <table:table-cell table:formula="of:=[$Townlands.I88]" office:value-type="string" office:string-value="Q184469" calcext:value-type="string">
            <text:p>Q184469</text:p>
          </table:table-cell>
          <table:table-cell/>
          <table:table-cell table:style-name="ce79" office:value-type="float" office:value="87" calcext:value-type="float">
            <text:p>87</text:p>
          </table:table-cell>
          <table:table-cell table:style-name="ce72" table:formula="of:=[.I87]" office:value-type="string" office:string-value="52.0269444,-8.071111111111112" calcext:value-type="string">
            <text:p>52.0269444,-8.071111111111112</text:p>
          </table:table-cell>
          <table:table-cell table:style-name="ce72" table:formula="of:=[.J87]" office:value-type="string" office:string-value="Q85394270" calcext:value-type="string">
            <text:p>Q85394270</text:p>
          </table:table-cell>
          <table:table-cell table:style-name="ce72" table:formula="of:=[.K87]" office:value-type="string" office:string-value="Q27" calcext:value-type="string">
            <text:p>Q27</text:p>
          </table:table-cell>
          <table:table-cell table:style-name="ce72" table:formula="of:=[.L87]" office:value-type="string" office:string-value="Q162475" calcext:value-type="string">
            <text:p>Q162475</text:p>
          </table:table-cell>
          <table:table-cell table:number-columns-repeated="1012"/>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formula="of:=[$Townlands.A90]" office:value-type="string" office:string-value="Q85393952" calcext:value-type="string">
            <text:p>Q85393952</text:p>
          </table:table-cell>
          <table:table-cell table:formula="of:=[$Townlands.G89]" office:value-type="string" office:string-value="Q27" calcext:value-type="string">
            <text:p>Q27</text:p>
          </table:table-cell>
          <table:table-cell table:formula="of:=[$Townlands.I89]" office:value-type="string" office:string-value="Q184469" calcext:value-type="string">
            <text:p>Q184469</text:p>
          </table:table-cell>
          <table:table-cell/>
          <table:table-cell table:style-name="ce79" office:value-type="float" office:value="88" calcext:value-type="float">
            <text:p>88</text:p>
          </table:table-cell>
          <table:table-cell table:style-name="ce72" table:formula="of:=[.I88]" office:value-type="string" office:string-value="52.0269444,-8.071111111111112" calcext:value-type="string">
            <text:p>52.0269444,-8.071111111111112</text:p>
          </table:table-cell>
          <table:table-cell table:style-name="ce72" table:formula="of:=[.J88]" office:value-type="string" office:string-value="Q85394270" calcext:value-type="string">
            <text:p>Q85394270</text:p>
          </table:table-cell>
          <table:table-cell table:style-name="ce72" table:formula="of:=[.K88]" office:value-type="string" office:string-value="Q27" calcext:value-type="string">
            <text:p>Q27</text:p>
          </table:table-cell>
          <table:table-cell table:style-name="ce72" table:formula="of:=[.L88]" office:value-type="string" office:string-value="Q162475" calcext:value-type="string">
            <text:p>Q162475</text:p>
          </table:table-cell>
          <table:table-cell table:number-columns-repeated="1012"/>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formula="of:=[$Townlands.A91]" office:value-type="string" office:string-value="Q85393955" calcext:value-type="string">
            <text:p>Q85393955</text:p>
          </table:table-cell>
          <table:table-cell table:formula="of:=[$Townlands.G90]" office:value-type="string" office:string-value="Q27" calcext:value-type="string">
            <text:p>Q27</text:p>
          </table:table-cell>
          <table:table-cell table:formula="of:=[$Townlands.I90]" office:value-type="string" office:string-value="Q184469" calcext:value-type="string">
            <text:p>Q184469</text:p>
          </table:table-cell>
          <table:table-cell/>
          <table:table-cell table:style-name="ce79" office:value-type="float" office:value="89" calcext:value-type="float">
            <text:p>89</text:p>
          </table:table-cell>
          <table:table-cell table:style-name="ce72" table:formula="of:=[.I89]" office:value-type="string" office:string-value="52.0269444,-8.071111111111112" calcext:value-type="string">
            <text:p>52.0269444,-8.071111111111112</text:p>
          </table:table-cell>
          <table:table-cell table:style-name="ce72" table:formula="of:=[.J89]" office:value-type="string" office:string-value="Q85394270" calcext:value-type="string">
            <text:p>Q85394270</text:p>
          </table:table-cell>
          <table:table-cell table:style-name="ce72" table:formula="of:=[.K89]" office:value-type="string" office:string-value="Q27" calcext:value-type="string">
            <text:p>Q27</text:p>
          </table:table-cell>
          <table:table-cell table:style-name="ce72" table:formula="of:=[.L89]" office:value-type="string" office:string-value="Q162475" calcext:value-type="string">
            <text:p>Q162475</text:p>
          </table:table-cell>
          <table:table-cell table:number-columns-repeated="1012"/>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formula="of:=[$Townlands.A92]" office:value-type="string" office:string-value="Q85394130" calcext:value-type="string">
            <text:p>Q85394130</text:p>
          </table:table-cell>
          <table:table-cell table:formula="of:=[$Townlands.G91]" office:value-type="string" office:string-value="Q27" calcext:value-type="string">
            <text:p>Q27</text:p>
          </table:table-cell>
          <table:table-cell table:formula="of:=[$Townlands.I91]" office:value-type="string" office:string-value="Q184469" calcext:value-type="string">
            <text:p>Q184469</text:p>
          </table:table-cell>
          <table:table-cell/>
          <table:table-cell table:style-name="ce79" office:value-type="float" office:value="90" calcext:value-type="float">
            <text:p>90</text:p>
          </table:table-cell>
          <table:table-cell table:style-name="ce72" table:formula="of:=[.I90]" office:value-type="string" office:string-value="52.0269444,-8.071111111111112" calcext:value-type="string">
            <text:p>52.0269444,-8.071111111111112</text:p>
          </table:table-cell>
          <table:table-cell table:style-name="ce72" table:formula="of:=[.J90]" office:value-type="string" office:string-value="Q85394270" calcext:value-type="string">
            <text:p>Q85394270</text:p>
          </table:table-cell>
          <table:table-cell table:style-name="ce72" table:formula="of:=[.K90]" office:value-type="string" office:string-value="Q27" calcext:value-type="string">
            <text:p>Q27</text:p>
          </table:table-cell>
          <table:table-cell table:style-name="ce72" table:formula="of:=[.L90]" office:value-type="string" office:string-value="Q162475" calcext:value-type="string">
            <text:p>Q162475</text:p>
          </table:table-cell>
          <table:table-cell table:number-columns-repeated="1012"/>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formula="of:=[$Townlands.A93]" office:value-type="string" office:string-value="Q85394026" calcext:value-type="string">
            <text:p>Q85394026</text:p>
          </table:table-cell>
          <table:table-cell table:formula="of:=[$Townlands.G92]" office:value-type="string" office:string-value="Q27" calcext:value-type="string">
            <text:p>Q27</text:p>
          </table:table-cell>
          <table:table-cell table:formula="of:=[$Townlands.I92]" office:value-type="string" office:string-value="Q184469" calcext:value-type="string">
            <text:p>Q184469</text:p>
          </table:table-cell>
          <table:table-cell/>
          <table:table-cell table:style-name="ce79" office:value-type="float" office:value="91" calcext:value-type="float">
            <text:p>91</text:p>
          </table:table-cell>
          <table:table-cell table:style-name="ce72" table:formula="of:=[.I91]" office:value-type="string" office:string-value="52.0269444,-8.071111111111112" calcext:value-type="string">
            <text:p>52.0269444,-8.071111111111112</text:p>
          </table:table-cell>
          <table:table-cell table:style-name="ce72" table:formula="of:=[.J91]" office:value-type="string" office:string-value="Q85394270" calcext:value-type="string">
            <text:p>Q85394270</text:p>
          </table:table-cell>
          <table:table-cell table:style-name="ce72" table:formula="of:=[.K91]" office:value-type="string" office:string-value="Q27" calcext:value-type="string">
            <text:p>Q27</text:p>
          </table:table-cell>
          <table:table-cell table:style-name="ce72" table:formula="of:=[.L91]" office:value-type="string" office:string-value="Q162475" calcext:value-type="string">
            <text:p>Q162475</text:p>
          </table:table-cell>
          <table:table-cell table:number-columns-repeated="1012"/>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formula="of:=[$Townlands.A94]" office:value-type="string" office:string-value="Q85394028" calcext:value-type="string">
            <text:p>Q85394028</text:p>
          </table:table-cell>
          <table:table-cell table:formula="of:=[$Townlands.G93]" office:value-type="string" office:string-value="Q27" calcext:value-type="string">
            <text:p>Q27</text:p>
          </table:table-cell>
          <table:table-cell table:formula="of:=[$Townlands.I93]" office:value-type="string" office:string-value="Q184469" calcext:value-type="string">
            <text:p>Q184469</text:p>
          </table:table-cell>
          <table:table-cell/>
          <table:table-cell table:style-name="ce79" office:value-type="float" office:value="92" calcext:value-type="float">
            <text:p>92</text:p>
          </table:table-cell>
          <table:table-cell table:style-name="ce72" table:formula="of:=[.I92]" office:value-type="string" office:string-value="52.0269444,-8.071111111111112" calcext:value-type="string">
            <text:p>52.0269444,-8.071111111111112</text:p>
          </table:table-cell>
          <table:table-cell table:style-name="ce72" table:formula="of:=[.J92]" office:value-type="string" office:string-value="Q85394270" calcext:value-type="string">
            <text:p>Q85394270</text:p>
          </table:table-cell>
          <table:table-cell table:style-name="ce72" table:formula="of:=[.K92]" office:value-type="string" office:string-value="Q27" calcext:value-type="string">
            <text:p>Q27</text:p>
          </table:table-cell>
          <table:table-cell table:style-name="ce72" table:formula="of:=[.L92]" office:value-type="string" office:string-value="Q162475" calcext:value-type="string">
            <text:p>Q162475</text:p>
          </table:table-cell>
          <table:table-cell table:number-columns-repeated="1012"/>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formula="of:=[$Townlands.A95]" office:value-type="string" office:string-value="Q85393959" calcext:value-type="string">
            <text:p>Q85393959</text:p>
          </table:table-cell>
          <table:table-cell table:formula="of:=[$Townlands.G94]" office:value-type="string" office:string-value="Q27" calcext:value-type="string">
            <text:p>Q27</text:p>
          </table:table-cell>
          <table:table-cell table:formula="of:=[$Townlands.I94]" office:value-type="string" office:string-value="Q184469" calcext:value-type="string">
            <text:p>Q184469</text:p>
          </table:table-cell>
          <table:table-cell/>
          <table:table-cell table:style-name="ce79" office:value-type="float" office:value="93" calcext:value-type="float">
            <text:p>93</text:p>
          </table:table-cell>
          <table:table-cell table:style-name="ce72" table:formula="of:=[.I93]" office:value-type="string" office:string-value="52.0269444,-8.071111111111112" calcext:value-type="string">
            <text:p>52.0269444,-8.071111111111112</text:p>
          </table:table-cell>
          <table:table-cell table:style-name="ce72" table:formula="of:=[.J93]" office:value-type="string" office:string-value="Q85394270" calcext:value-type="string">
            <text:p>Q85394270</text:p>
          </table:table-cell>
          <table:table-cell table:style-name="ce72" table:formula="of:=[.K93]" office:value-type="string" office:string-value="Q27" calcext:value-type="string">
            <text:p>Q27</text:p>
          </table:table-cell>
          <table:table-cell table:style-name="ce72" table:formula="of:=[.L93]" office:value-type="string" office:string-value="Q162475" calcext:value-type="string">
            <text:p>Q162475</text:p>
          </table:table-cell>
          <table:table-cell table:number-columns-repeated="1012"/>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formula="of:=[$Townlands.A96]" office:value-type="string" office:string-value="Q85393961" calcext:value-type="string">
            <text:p>Q85393961</text:p>
          </table:table-cell>
          <table:table-cell table:formula="of:=[$Townlands.G95]" office:value-type="string" office:string-value="Q27" calcext:value-type="string">
            <text:p>Q27</text:p>
          </table:table-cell>
          <table:table-cell table:formula="of:=[$Townlands.I95]" office:value-type="string" office:string-value="Q184469" calcext:value-type="string">
            <text:p>Q184469</text:p>
          </table:table-cell>
          <table:table-cell/>
          <table:table-cell table:style-name="ce79" office:value-type="float" office:value="94" calcext:value-type="float">
            <text:p>94</text:p>
          </table:table-cell>
          <table:table-cell table:style-name="ce72" table:formula="of:=[.I94]" office:value-type="string" office:string-value="52.0269444,-8.071111111111112" calcext:value-type="string">
            <text:p>52.0269444,-8.071111111111112</text:p>
          </table:table-cell>
          <table:table-cell table:style-name="ce72" table:formula="of:=[.J94]" office:value-type="string" office:string-value="Q85394270" calcext:value-type="string">
            <text:p>Q85394270</text:p>
          </table:table-cell>
          <table:table-cell table:style-name="ce72" table:formula="of:=[.K94]" office:value-type="string" office:string-value="Q27" calcext:value-type="string">
            <text:p>Q27</text:p>
          </table:table-cell>
          <table:table-cell table:style-name="ce72" table:formula="of:=[.L94]" office:value-type="string" office:string-value="Q162475" calcext:value-type="string">
            <text:p>Q162475</text:p>
          </table:table-cell>
          <table:table-cell table:number-columns-repeated="1012"/>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formula="of:=[$Townlands.A97]" office:value-type="string" office:string-value="Q85394310" calcext:value-type="string">
            <text:p>Q85394310</text:p>
          </table:table-cell>
          <table:table-cell table:formula="of:=[$Townlands.G96]" office:value-type="string" office:string-value="Q27" calcext:value-type="string">
            <text:p>Q27</text:p>
          </table:table-cell>
          <table:table-cell table:formula="of:=[$Townlands.I96]" office:value-type="string" office:string-value="Q184469" calcext:value-type="string">
            <text:p>Q184469</text:p>
          </table:table-cell>
          <table:table-cell/>
          <table:table-cell table:style-name="ce79" office:value-type="float" office:value="95" calcext:value-type="float">
            <text:p>95</text:p>
          </table:table-cell>
          <table:table-cell table:style-name="ce72" table:formula="of:=[.I95]" office:value-type="string" office:string-value="52.0269444,-8.071111111111112" calcext:value-type="string">
            <text:p>52.0269444,-8.071111111111112</text:p>
          </table:table-cell>
          <table:table-cell table:style-name="ce72" table:formula="of:=[.J95]" office:value-type="string" office:string-value="Q85394270" calcext:value-type="string">
            <text:p>Q85394270</text:p>
          </table:table-cell>
          <table:table-cell table:style-name="ce72" table:formula="of:=[.K95]" office:value-type="string" office:string-value="Q27" calcext:value-type="string">
            <text:p>Q27</text:p>
          </table:table-cell>
          <table:table-cell table:style-name="ce72" table:formula="of:=[.L95]" office:value-type="string" office:string-value="Q162475" calcext:value-type="string">
            <text:p>Q162475</text:p>
          </table:table-cell>
          <table:table-cell table:number-columns-repeated="1012"/>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formula="of:=[$Townlands.A98]" office:value-type="string" office:string-value="Q85393964" calcext:value-type="string">
            <text:p>Q85393964</text:p>
          </table:table-cell>
          <table:table-cell table:formula="of:=[$Townlands.G97]" office:value-type="string" office:string-value="Q27" calcext:value-type="string">
            <text:p>Q27</text:p>
          </table:table-cell>
          <table:table-cell table:formula="of:=[$Townlands.I97]" office:value-type="string" office:string-value="Q184469" calcext:value-type="string">
            <text:p>Q184469</text:p>
          </table:table-cell>
          <table:table-cell/>
          <table:table-cell table:style-name="ce79" office:value-type="float" office:value="96" calcext:value-type="float">
            <text:p>96</text:p>
          </table:table-cell>
          <table:table-cell table:style-name="ce72" table:formula="of:=[.I96]" office:value-type="string" office:string-value="52.0269444,-8.071111111111112" calcext:value-type="string">
            <text:p>52.0269444,-8.071111111111112</text:p>
          </table:table-cell>
          <table:table-cell table:style-name="ce72" table:formula="of:=[.J96]" office:value-type="string" office:string-value="Q85394270" calcext:value-type="string">
            <text:p>Q85394270</text:p>
          </table:table-cell>
          <table:table-cell table:style-name="ce72" table:formula="of:=[.K96]" office:value-type="string" office:string-value="Q27" calcext:value-type="string">
            <text:p>Q27</text:p>
          </table:table-cell>
          <table:table-cell table:style-name="ce72" table:formula="of:=[.L96]" office:value-type="string" office:string-value="Q162475" calcext:value-type="string">
            <text:p>Q162475</text:p>
          </table:table-cell>
          <table:table-cell table:number-columns-repeated="1012"/>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formula="of:=[$Townlands.A99]" office:value-type="string" office:string-value="Q85395620" calcext:value-type="string">
            <text:p>Q85395620</text:p>
          </table:table-cell>
          <table:table-cell table:formula="of:=[$Townlands.G98]" office:value-type="string" office:string-value="Q27" calcext:value-type="string">
            <text:p>Q27</text:p>
          </table:table-cell>
          <table:table-cell table:formula="of:=[$Townlands.I98]" office:value-type="string" office:string-value="Q184469" calcext:value-type="string">
            <text:p>Q184469</text:p>
          </table:table-cell>
          <table:table-cell/>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formula="of:=[$Townlands.A100]" office:value-type="string" office:string-value="Q85395552" calcext:value-type="string">
            <text:p>Q85395552</text:p>
          </table:table-cell>
          <table:table-cell table:formula="of:=[$Townlands.G99]" office:value-type="string" office:string-value="Q27" calcext:value-type="string">
            <text:p>Q27</text:p>
          </table:table-cell>
          <table:table-cell table:formula="of:=[$Townlands.I99]" office:value-type="string" office:string-value="Q184469" calcext:value-type="string">
            <text:p>Q184469</text:p>
          </table:table-cell>
          <table:table-cell/>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formula="of:=[$Townlands.A101]" office:value-type="string" office:string-value="Q85395515" calcext:value-type="string">
            <text:p>Q85395515</text:p>
          </table:table-cell>
          <table:table-cell table:formula="of:=[$Townlands.G100]" office:value-type="string" office:string-value="Q27" calcext:value-type="string">
            <text:p>Q27</text:p>
          </table:table-cell>
          <table:table-cell table:formula="of:=[$Townlands.I100]" office:value-type="string" office:string-value="Q184469" calcext:value-type="string">
            <text:p>Q184469</text:p>
          </table:table-cell>
          <table:table-cell/>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formula="of:=[$Townlands.A102]" office:value-type="string" office:string-value="Q85395517" calcext:value-type="string">
            <text:p>Q85395517</text:p>
          </table:table-cell>
          <table:table-cell table:formula="of:=[$Townlands.G101]" office:value-type="string" office:string-value="Q27" calcext:value-type="string">
            <text:p>Q27</text:p>
          </table:table-cell>
          <table:table-cell table:formula="of:=[$Townlands.I101]" office:value-type="string" office:string-value="Q184469" calcext:value-type="string">
            <text:p>Q184469</text:p>
          </table:table-cell>
          <table:table-cell/>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formula="of:=[$Townlands.A103]" office:value-type="string" office:string-value="Q85395592" calcext:value-type="string">
            <text:p>Q85395592</text:p>
          </table:table-cell>
          <table:table-cell table:formula="of:=[$Townlands.G102]" office:value-type="string" office:string-value="Q27" calcext:value-type="string">
            <text:p>Q27</text:p>
          </table:table-cell>
          <table:table-cell table:formula="of:=[$Townlands.I102]" office:value-type="string" office:string-value="Q184469" calcext:value-type="string">
            <text:p>Q184469</text:p>
          </table:table-cell>
          <table:table-cell/>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formula="of:=[$Townlands.A104]" office:value-type="string" office:string-value="Q85395518" calcext:value-type="string">
            <text:p>Q85395518</text:p>
          </table:table-cell>
          <table:table-cell table:formula="of:=[$Townlands.G103]" office:value-type="string" office:string-value="Q27" calcext:value-type="string">
            <text:p>Q27</text:p>
          </table:table-cell>
          <table:table-cell table:formula="of:=[$Townlands.I103]" office:value-type="string" office:string-value="Q184469" calcext:value-type="string">
            <text:p>Q184469</text:p>
          </table:table-cell>
          <table:table-cell/>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formula="of:=[$Townlands.A105]" office:value-type="string" office:string-value="Q85395519" calcext:value-type="string">
            <text:p>Q85395519</text:p>
          </table:table-cell>
          <table:table-cell table:formula="of:=[$Townlands.G104]" office:value-type="string" office:string-value="Q27" calcext:value-type="string">
            <text:p>Q27</text:p>
          </table:table-cell>
          <table:table-cell table:formula="of:=[$Townlands.I104]" office:value-type="string" office:string-value="Q184469" calcext:value-type="string">
            <text:p>Q184469</text:p>
          </table:table-cell>
          <table:table-cell/>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style-name="ce72" table:formula="of:=[.D69]" office:value-type="string" office:string-value="Q69378412" calcext:value-type="string">
            <text:p>Q69378412</text:p>
          </table:table-cell>
          <table:table-cell table:style-name="ce72" table:formula="of:=[.E69]" office:value-type="string" office:string-value="Q27" calcext:value-type="string">
            <text:p>Q27</text:p>
          </table:table-cell>
          <table:table-cell table:style-name="ce72" table:formula="of:=[.F69]" office:value-type="string" office:string-value="Q162475" calcext:value-type="string">
            <text:p>Q162475</text:p>
          </table:table-cell>
          <table:table-cell table:number-columns-repeated="1012"/>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formula="of:=[$Townlands.A106]" office:value-type="string" office:string-value="Q85395554" calcext:value-type="string">
            <text:p>Q85395554</text:p>
          </table:table-cell>
          <table:table-cell table:formula="of:=[$Townlands.G105]" office:value-type="string" office:string-value="Q27" calcext:value-type="string">
            <text:p>Q27</text:p>
          </table:table-cell>
          <table:table-cell table:formula="of:=[$Townlands.I105]" office:value-type="string" office:string-value="Q184469" calcext:value-type="string">
            <text:p>Q184469</text:p>
          </table:table-cell>
          <table:table-cell/>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style-name="ce72" table:formula="of:=[.D70]" office:value-type="string" office:string-value="Q85394077" calcext:value-type="string">
            <text:p>Q85394077</text:p>
          </table:table-cell>
          <table:table-cell table:style-name="ce72" table:formula="of:=[.E70]" office:value-type="string" office:string-value="Q27" calcext:value-type="string">
            <text:p>Q27</text:p>
          </table:table-cell>
          <table:table-cell table:style-name="ce72" table:formula="of:=[.F70]" office:value-type="string" office:string-value="Q162475" calcext:value-type="string">
            <text:p>Q162475</text:p>
          </table:table-cell>
          <table:table-cell table:number-columns-repeated="1012"/>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formula="of:=[$Townlands.A107]" office:value-type="string" office:string-value="Q85395555" calcext:value-type="string">
            <text:p>Q85395555</text:p>
          </table:table-cell>
          <table:table-cell table:formula="of:=[$Townlands.G106]" office:value-type="string" office:string-value="Q27" calcext:value-type="string">
            <text:p>Q27</text:p>
          </table:table-cell>
          <table:table-cell table:formula="of:=[$Townlands.I106]" office:value-type="string" office:string-value="Q184469" calcext:value-type="string">
            <text:p>Q184469</text:p>
          </table:table-cell>
          <table:table-cell/>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style-name="ce72" table:formula="of:=[.D70]" office:value-type="string" office:string-value="Q85394077" calcext:value-type="string">
            <text:p>Q85394077</text:p>
          </table:table-cell>
          <table:table-cell table:style-name="ce72" table:formula="of:=[.E70]" office:value-type="string" office:string-value="Q27" calcext:value-type="string">
            <text:p>Q27</text:p>
          </table:table-cell>
          <table:table-cell table:style-name="ce72" table:formula="of:=[.F70]" office:value-type="string" office:string-value="Q162475" calcext:value-type="string">
            <text:p>Q162475</text:p>
          </table:table-cell>
          <table:table-cell table:number-columns-repeated="1012"/>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formula="of:=[$Townlands.A108]" office:value-type="string" office:string-value="Q85395594" calcext:value-type="string">
            <text:p>Q85395594</text:p>
          </table:table-cell>
          <table:table-cell table:formula="of:=[$Townlands.G107]" office:value-type="string" office:string-value="Q27" calcext:value-type="string">
            <text:p>Q27</text:p>
          </table:table-cell>
          <table:table-cell table:formula="of:=[$Townlands.I107]" office:value-type="string" office:string-value="Q184469" calcext:value-type="string">
            <text:p>Q184469</text:p>
          </table:table-cell>
          <table:table-cell/>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style-name="ce72" table:formula="of:=[.D71]" office:value-type="string" office:string-value="Q85393938" calcext:value-type="string">
            <text:p>Q85393938</text:p>
          </table:table-cell>
          <table:table-cell table:style-name="ce72" table:formula="of:=[.E71]" office:value-type="string" office:string-value="Q27" calcext:value-type="string">
            <text:p>Q27</text:p>
          </table:table-cell>
          <table:table-cell table:style-name="ce72" table:formula="of:=[.F71]" office:value-type="string" office:string-value="Q162475" calcext:value-type="string">
            <text:p>Q162475</text:p>
          </table:table-cell>
          <table:table-cell table:number-columns-repeated="1012"/>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formula="of:=[$Townlands.A109]" office:value-type="string" office:string-value="Q85395556" calcext:value-type="string">
            <text:p>Q85395556</text:p>
          </table:table-cell>
          <table:table-cell table:formula="of:=[$Townlands.G108]" office:value-type="string" office:string-value="Q27" calcext:value-type="string">
            <text:p>Q27</text:p>
          </table:table-cell>
          <table:table-cell table:formula="of:=[$Townlands.I108]" office:value-type="string" office:string-value="Q184469" calcext:value-type="string">
            <text:p>Q184469</text:p>
          </table:table-cell>
          <table:table-cell/>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style-name="ce72" table:formula="of:=[.D72]" office:value-type="string" office:string-value="Q85394126" calcext:value-type="string">
            <text:p>Q85394126</text:p>
          </table:table-cell>
          <table:table-cell table:style-name="ce72" table:formula="of:=[.E72]" office:value-type="string" office:string-value="Q27" calcext:value-type="string">
            <text:p>Q27</text:p>
          </table:table-cell>
          <table:table-cell table:style-name="ce72" table:formula="of:=[.F72]" office:value-type="string" office:string-value="Q162475" calcext:value-type="string">
            <text:p>Q162475</text:p>
          </table:table-cell>
          <table:table-cell table:number-columns-repeated="1012"/>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formula="of:=[$Townlands.A110]" office:value-type="string" office:string-value="Q85395557" calcext:value-type="string">
            <text:p>Q85395557</text:p>
          </table:table-cell>
          <table:table-cell table:formula="of:=[$Townlands.G109]" office:value-type="string" office:string-value="Q27" calcext:value-type="string">
            <text:p>Q27</text:p>
          </table:table-cell>
          <table:table-cell table:formula="of:=[$Townlands.I109]" office:value-type="string" office:string-value="Q184469" calcext:value-type="string">
            <text:p>Q184469</text:p>
          </table:table-cell>
          <table:table-cell/>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style-name="ce72" table:formula="of:=[.D73]" office:value-type="string" office:string-value="Q85394079" calcext:value-type="string">
            <text:p>Q85394079</text:p>
          </table:table-cell>
          <table:table-cell table:style-name="ce72" table:formula="of:=[.E73]" office:value-type="string" office:string-value="Q27" calcext:value-type="string">
            <text:p>Q27</text:p>
          </table:table-cell>
          <table:table-cell table:style-name="ce72" table:formula="of:=[.F73]" office:value-type="string" office:string-value="Q162475" calcext:value-type="string">
            <text:p>Q162475</text:p>
          </table:table-cell>
          <table:table-cell table:number-columns-repeated="1012"/>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formula="of:=[$Townlands.A111]" office:value-type="string" office:string-value="Q85395597" calcext:value-type="string">
            <text:p>Q85395597</text:p>
          </table:table-cell>
          <table:table-cell table:formula="of:=[$Townlands.G110]" office:value-type="string" office:string-value="Q27" calcext:value-type="string">
            <text:p>Q27</text:p>
          </table:table-cell>
          <table:table-cell table:formula="of:=[$Townlands.I110]" office:value-type="string" office:string-value="Q184469" calcext:value-type="string">
            <text:p>Q184469</text:p>
          </table:table-cell>
          <table:table-cell/>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style-name="ce72" table:formula="of:=[.D74]" office:value-type="string" office:string-value="Q85394014" calcext:value-type="string">
            <text:p>Q85394014</text:p>
          </table:table-cell>
          <table:table-cell table:style-name="ce72" table:formula="of:=[.E74]" office:value-type="string" office:string-value="Q27" calcext:value-type="string">
            <text:p>Q27</text:p>
          </table:table-cell>
          <table:table-cell table:style-name="ce72" table:formula="of:=[.F74]" office:value-type="string" office:string-value="Q162475" calcext:value-type="string">
            <text:p>Q162475</text:p>
          </table:table-cell>
          <table:table-cell table:number-columns-repeated="1012"/>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formula="of:=[$Townlands.A112]" office:value-type="string" office:string-value="Q85395559" calcext:value-type="string">
            <text:p>Q85395559</text:p>
          </table:table-cell>
          <table:table-cell table:formula="of:=[$Townlands.G111]" office:value-type="string" office:string-value="Q27" calcext:value-type="string">
            <text:p>Q27</text:p>
          </table:table-cell>
          <table:table-cell table:formula="of:=[$Townlands.I111]" office:value-type="string" office:string-value="Q184469" calcext:value-type="string">
            <text:p>Q184469</text:p>
          </table:table-cell>
          <table:table-cell/>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style-name="ce72" table:formula="of:=[.D75]" office:value-type="string" office:string-value="Q85393940" calcext:value-type="string">
            <text:p>Q85393940</text:p>
          </table:table-cell>
          <table:table-cell table:style-name="ce72" table:formula="of:=[.E75]" office:value-type="string" office:string-value="Q27" calcext:value-type="string">
            <text:p>Q27</text:p>
          </table:table-cell>
          <table:table-cell table:style-name="ce72" table:formula="of:=[.F75]" office:value-type="string" office:string-value="Q162475" calcext:value-type="string">
            <text:p>Q162475</text:p>
          </table:table-cell>
          <table:table-cell table:number-columns-repeated="1012"/>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formula="of:=[$Townlands.A113]" office:value-type="string" office:string-value="Q85395521" calcext:value-type="string">
            <text:p>Q85395521</text:p>
          </table:table-cell>
          <table:table-cell table:formula="of:=[$Townlands.G112]" office:value-type="string" office:string-value="Q27" calcext:value-type="string">
            <text:p>Q27</text:p>
          </table:table-cell>
          <table:table-cell table:formula="of:=[$Townlands.I112]" office:value-type="string" office:string-value="Q184469" calcext:value-type="string">
            <text:p>Q184469</text:p>
          </table:table-cell>
          <table:table-cell/>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style-name="ce72" table:formula="of:=[.D75]" office:value-type="string" office:string-value="Q85393940" calcext:value-type="string">
            <text:p>Q85393940</text:p>
          </table:table-cell>
          <table:table-cell table:style-name="ce72" table:formula="of:=[.E75]" office:value-type="string" office:string-value="Q27" calcext:value-type="string">
            <text:p>Q27</text:p>
          </table:table-cell>
          <table:table-cell table:style-name="ce72" table:formula="of:=[.F75]" office:value-type="string" office:string-value="Q162475" calcext:value-type="string">
            <text:p>Q162475</text:p>
          </table:table-cell>
          <table:table-cell table:number-columns-repeated="1012"/>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formula="of:=[$Townlands.A114]" office:value-type="string" office:string-value="Q85395522" calcext:value-type="string">
            <text:p>Q85395522</text:p>
          </table:table-cell>
          <table:table-cell table:formula="of:=[$Townlands.G113]" office:value-type="string" office:string-value="Q27" calcext:value-type="string">
            <text:p>Q27</text:p>
          </table:table-cell>
          <table:table-cell table:formula="of:=[$Townlands.I113]" office:value-type="string" office:string-value="Q184469" calcext:value-type="string">
            <text:p>Q184469</text:p>
          </table:table-cell>
          <table:table-cell/>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formula="of:=[$Townlands.A115]" office:value-type="string" office:string-value="Q85395523" calcext:value-type="string">
            <text:p>Q85395523</text:p>
          </table:table-cell>
          <table:table-cell table:formula="of:=[$Townlands.G114]" office:value-type="string" office:string-value="Q27" calcext:value-type="string">
            <text:p>Q27</text:p>
          </table:table-cell>
          <table:table-cell table:formula="of:=[$Townlands.I114]" office:value-type="string" office:string-value="Q184469" calcext:value-type="string">
            <text:p>Q184469</text:p>
          </table:table-cell>
          <table:table-cell/>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formula="of:=[$Townlands.A116]" office:value-type="string" office:string-value="Q85395524" calcext:value-type="string">
            <text:p>Q85395524</text:p>
          </table:table-cell>
          <table:table-cell table:formula="of:=[$Townlands.G115]" office:value-type="string" office:string-value="Q27" calcext:value-type="string">
            <text:p>Q27</text:p>
          </table:table-cell>
          <table:table-cell table:formula="of:=[$Townlands.I115]" office:value-type="string" office:string-value="Q184469" calcext:value-type="string">
            <text:p>Q184469</text:p>
          </table:table-cell>
          <table:table-cell/>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formula="of:=[$Townlands.A117]" office:value-type="string" office:string-value="Q85395526" calcext:value-type="string">
            <text:p>Q85395526</text:p>
          </table:table-cell>
          <table:table-cell table:formula="of:=[$Townlands.G116]" office:value-type="string" office:string-value="Q27" calcext:value-type="string">
            <text:p>Q27</text:p>
          </table:table-cell>
          <table:table-cell table:formula="of:=[$Townlands.I116]" office:value-type="string" office:string-value="Q184469" calcext:value-type="string">
            <text:p>Q184469</text:p>
          </table:table-cell>
          <table:table-cell/>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formula="of:=[$Townlands.A118]" office:value-type="string" office:string-value="Q85395599" calcext:value-type="string">
            <text:p>Q85395599</text:p>
          </table:table-cell>
          <table:table-cell table:formula="of:=[$Townlands.G117]" office:value-type="string" office:string-value="Q27" calcext:value-type="string">
            <text:p>Q27</text:p>
          </table:table-cell>
          <table:table-cell table:formula="of:=[$Townlands.I117]" office:value-type="string" office:string-value="Q184469" calcext:value-type="string">
            <text:p>Q184469</text:p>
          </table:table-cell>
          <table:table-cell/>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formula="of:=[$Townlands.A119]" office:value-type="string" office:string-value="Q85395528" calcext:value-type="string">
            <text:p>Q85395528</text:p>
          </table:table-cell>
          <table:table-cell table:formula="of:=[$Townlands.G118]" office:value-type="string" office:string-value="Q27" calcext:value-type="string">
            <text:p>Q27</text:p>
          </table:table-cell>
          <table:table-cell table:formula="of:=[$Townlands.I118]" office:value-type="string" office:string-value="Q184469" calcext:value-type="string">
            <text:p>Q184469</text:p>
          </table:table-cell>
          <table:table-cell/>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formula="of:=[$Townlands.A120]" office:value-type="string" office:string-value="Q85395530" calcext:value-type="string">
            <text:p>Q85395530</text:p>
          </table:table-cell>
          <table:table-cell table:formula="of:=[$Townlands.G119]" office:value-type="string" office:string-value="Q27" calcext:value-type="string">
            <text:p>Q27</text:p>
          </table:table-cell>
          <table:table-cell table:formula="of:=[$Townlands.I119]" office:value-type="string" office:string-value="Q184469" calcext:value-type="string">
            <text:p>Q184469</text:p>
          </table:table-cell>
          <table:table-cell/>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formula="of:=[$Townlands.A121]" office:value-type="string" office:string-value="Q85395562" calcext:value-type="string">
            <text:p>Q85395562</text:p>
          </table:table-cell>
          <table:table-cell table:formula="of:=[$Townlands.G120]" office:value-type="string" office:string-value="Q27" calcext:value-type="string">
            <text:p>Q27</text:p>
          </table:table-cell>
          <table:table-cell table:formula="of:=[$Townlands.I120]" office:value-type="string" office:string-value="Q184469" calcext:value-type="string">
            <text:p>Q184469</text:p>
          </table:table-cell>
          <table:table-cell/>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formula="of:=[$Townlands.A122]" office:value-type="string" office:string-value="Q85395622" calcext:value-type="string">
            <text:p>Q85395622</text:p>
          </table:table-cell>
          <table:table-cell table:formula="of:=[$Townlands.G121]" office:value-type="string" office:string-value="Q27" calcext:value-type="string">
            <text:p>Q27</text:p>
          </table:table-cell>
          <table:table-cell table:formula="of:=[$Townlands.I121]" office:value-type="string" office:string-value="Q184469" calcext:value-type="string">
            <text:p>Q184469</text:p>
          </table:table-cell>
          <table:table-cell/>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formula="of:=[$Townlands.A123]" office:value-type="string" office:string-value="Q85395564" calcext:value-type="string">
            <text:p>Q85395564</text:p>
          </table:table-cell>
          <table:table-cell table:formula="of:=[$Townlands.G122]" office:value-type="string" office:string-value="Q27" calcext:value-type="string">
            <text:p>Q27</text:p>
          </table:table-cell>
          <table:table-cell table:formula="of:=[$Townlands.I122]" office:value-type="string" office:string-value="Q184469" calcext:value-type="string">
            <text:p>Q184469</text:p>
          </table:table-cell>
          <table:table-cell/>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formula="of:=[$Townlands.A124]" office:value-type="string" office:string-value="Q85395627" calcext:value-type="string">
            <text:p>Q85395627</text:p>
          </table:table-cell>
          <table:table-cell table:formula="of:=[$Townlands.G123]" office:value-type="string" office:string-value="Q27" calcext:value-type="string">
            <text:p>Q27</text:p>
          </table:table-cell>
          <table:table-cell table:formula="of:=[$Townlands.I123]" office:value-type="string" office:string-value="Q184469" calcext:value-type="string">
            <text:p>Q184469</text:p>
          </table:table-cell>
          <table:table-cell/>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style-name="ce72" table:formula="of:=[.D78]" office:value-type="string" office:string-value="Q85394114" calcext:value-type="string">
            <text:p>Q85394114</text:p>
          </table:table-cell>
          <table:table-cell table:style-name="ce72" table:formula="of:=[.E78]" office:value-type="string" office:string-value="Q27" calcext:value-type="string">
            <text:p>Q27</text:p>
          </table:table-cell>
          <table:table-cell table:style-name="ce72" table:formula="of:=[.F78]" office:value-type="string" office:string-value="Q162475" calcext:value-type="string">
            <text:p>Q162475</text:p>
          </table:table-cell>
          <table:table-cell table:number-columns-repeated="1012"/>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formula="of:=[$Townlands.A125]" office:value-type="string" office:string-value="Q85395567" calcext:value-type="string">
            <text:p>Q85395567</text:p>
          </table:table-cell>
          <table:table-cell table:formula="of:=[$Townlands.G124]" office:value-type="string" office:string-value="Q27" calcext:value-type="string">
            <text:p>Q27</text:p>
          </table:table-cell>
          <table:table-cell table:formula="of:=[$Townlands.I124]" office:value-type="string" office:string-value="Q184469" calcext:value-type="string">
            <text:p>Q184469</text:p>
          </table:table-cell>
          <table:table-cell/>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style-name="ce72" table:formula="of:=[.D78]" office:value-type="string" office:string-value="Q85394114" calcext:value-type="string">
            <text:p>Q85394114</text:p>
          </table:table-cell>
          <table:table-cell table:style-name="ce72" table:formula="of:=[.E78]" office:value-type="string" office:string-value="Q27" calcext:value-type="string">
            <text:p>Q27</text:p>
          </table:table-cell>
          <table:table-cell table:style-name="ce72" table:formula="of:=[.F78]" office:value-type="string" office:string-value="Q162475" calcext:value-type="string">
            <text:p>Q162475</text:p>
          </table:table-cell>
          <table:table-cell table:number-columns-repeated="1012"/>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formula="of:=[$Townlands.A126]" office:value-type="string" office:string-value="Q69379704" calcext:value-type="string">
            <text:p>Q69379704</text:p>
          </table:table-cell>
          <table:table-cell table:formula="of:=[$Townlands.G125]" office:value-type="string" office:string-value="Q27" calcext:value-type="string">
            <text:p>Q27</text:p>
          </table:table-cell>
          <table:table-cell table:formula="of:=[$Townlands.I125]" office:value-type="string" office:string-value="Q184469" calcext:value-type="string">
            <text:p>Q184469</text:p>
          </table:table-cell>
          <table:table-cell/>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formula="of:=[$Townlands.A127]" office:value-type="string" office:string-value="Q85395570" calcext:value-type="string">
            <text:p>Q85395570</text:p>
          </table:table-cell>
          <table:table-cell table:formula="of:=[$Townlands.G126]" office:value-type="string" office:string-value="Q27" calcext:value-type="string">
            <text:p>Q27</text:p>
          </table:table-cell>
          <table:table-cell table:formula="of:=[$Townlands.I126]" office:value-type="string" office:string-value="Q184469" calcext:value-type="string">
            <text:p>Q184469</text:p>
          </table:table-cell>
          <table:table-cell/>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formula="of:=[$Townlands.A128]" office:value-type="string" office:string-value="Q85395535" calcext:value-type="string">
            <text:p>Q85395535</text:p>
          </table:table-cell>
          <table:table-cell table:formula="of:=[$Townlands.G127]" office:value-type="string" office:string-value="Q27" calcext:value-type="string">
            <text:p>Q27</text:p>
          </table:table-cell>
          <table:table-cell table:formula="of:=[$Townlands.I127]" office:value-type="string" office:string-value="Q184469" calcext:value-type="string">
            <text:p>Q184469</text:p>
          </table:table-cell>
          <table:table-cell/>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formula="of:=[$Townlands.A129]" office:value-type="string" office:string-value="Q85395537" calcext:value-type="string">
            <text:p>Q85395537</text:p>
          </table:table-cell>
          <table:table-cell table:formula="of:=[$Townlands.G128]" office:value-type="string" office:string-value="Q27" calcext:value-type="string">
            <text:p>Q27</text:p>
          </table:table-cell>
          <table:table-cell table:formula="of:=[$Townlands.I128]" office:value-type="string" office:string-value="Q184469" calcext:value-type="string">
            <text:p>Q184469</text:p>
          </table:table-cell>
          <table:table-cell/>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style-name="ce72" table:formula="of:=[.D80]" office:value-type="string" office:string-value="Q85394019" calcext:value-type="string">
            <text:p>Q85394019</text:p>
          </table:table-cell>
          <table:table-cell table:style-name="ce72" table:formula="of:=[.E80]" office:value-type="string" office:string-value="Q27" calcext:value-type="string">
            <text:p>Q27</text:p>
          </table:table-cell>
          <table:table-cell table:style-name="ce72" table:formula="of:=[.F80]" office:value-type="string" office:string-value="Q162475" calcext:value-type="string">
            <text:p>Q162475</text:p>
          </table:table-cell>
          <table:table-cell table:number-columns-repeated="1012"/>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formula="of:=[$Townlands.A130]" office:value-type="string" office:string-value="Q85395538" calcext:value-type="string">
            <text:p>Q85395538</text:p>
          </table:table-cell>
          <table:table-cell table:formula="of:=[$Townlands.G129]" office:value-type="string" office:string-value="Q27" calcext:value-type="string">
            <text:p>Q27</text:p>
          </table:table-cell>
          <table:table-cell table:formula="of:=[$Townlands.I129]" office:value-type="string" office:string-value="Q184469" calcext:value-type="string">
            <text:p>Q184469</text:p>
          </table:table-cell>
          <table:table-cell/>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style-name="ce72" table:formula="of:=[.D81]" office:value-type="string" office:string-value="Q85393943" calcext:value-type="string">
            <text:p>Q85393943</text:p>
          </table:table-cell>
          <table:table-cell table:style-name="ce72" table:formula="of:=[.E81]" office:value-type="string" office:string-value="Q27" calcext:value-type="string">
            <text:p>Q27</text:p>
          </table:table-cell>
          <table:table-cell table:style-name="ce72" table:formula="of:=[.F81]" office:value-type="string" office:string-value="Q162475" calcext:value-type="string">
            <text:p>Q162475</text:p>
          </table:table-cell>
          <table:table-cell table:number-columns-repeated="1012"/>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formula="of:=[$Townlands.A131]" office:value-type="string" office:string-value="Q85395539" calcext:value-type="string">
            <text:p>Q85395539</text:p>
          </table:table-cell>
          <table:table-cell table:formula="of:=[$Townlands.G130]" office:value-type="string" office:string-value="Q27" calcext:value-type="string">
            <text:p>Q27</text:p>
          </table:table-cell>
          <table:table-cell table:formula="of:=[$Townlands.I130]" office:value-type="string" office:string-value="Q184469" calcext:value-type="string">
            <text:p>Q184469</text:p>
          </table:table-cell>
          <table:table-cell/>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style-name="ce72" table:formula="of:=[.D82]" office:value-type="string" office:string-value="Q85393945" calcext:value-type="string">
            <text:p>Q85393945</text:p>
          </table:table-cell>
          <table:table-cell table:style-name="ce72" table:formula="of:=[.E82]" office:value-type="string" office:string-value="Q27" calcext:value-type="string">
            <text:p>Q27</text:p>
          </table:table-cell>
          <table:table-cell table:style-name="ce72" table:formula="of:=[.F82]" office:value-type="string" office:string-value="Q162475" calcext:value-type="string">
            <text:p>Q162475</text:p>
          </table:table-cell>
          <table:table-cell table:number-columns-repeated="1012"/>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formula="of:=[$Townlands.A132]" office:value-type="string" office:string-value="Q85395602" calcext:value-type="string">
            <text:p>Q85395602</text:p>
          </table:table-cell>
          <table:table-cell table:formula="of:=[$Townlands.G131]" office:value-type="string" office:string-value="Q27" calcext:value-type="string">
            <text:p>Q27</text:p>
          </table:table-cell>
          <table:table-cell table:formula="of:=[$Townlands.I131]" office:value-type="string" office:string-value="Q184469" calcext:value-type="string">
            <text:p>Q184469</text:p>
          </table:table-cell>
          <table:table-cell/>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style-name="ce72" table:formula="of:=[.D83]" office:value-type="string" office:string-value="Q85393948" calcext:value-type="string">
            <text:p>Q85393948</text:p>
          </table:table-cell>
          <table:table-cell table:style-name="ce72" table:formula="of:=[.E83]" office:value-type="string" office:string-value="Q27" calcext:value-type="string">
            <text:p>Q27</text:p>
          </table:table-cell>
          <table:table-cell table:style-name="ce72" table:formula="of:=[.F83]" office:value-type="string" office:string-value="Q162475" calcext:value-type="string">
            <text:p>Q162475</text:p>
          </table:table-cell>
          <table:table-cell table:number-columns-repeated="1012"/>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formula="of:=[$Townlands.A133]" office:value-type="string" office:string-value="Q85395573" calcext:value-type="string">
            <text:p>Q85395573</text:p>
          </table:table-cell>
          <table:table-cell table:formula="of:=[$Townlands.G132]" office:value-type="string" office:string-value="Q27" calcext:value-type="string">
            <text:p>Q27</text:p>
          </table:table-cell>
          <table:table-cell table:formula="of:=[$Townlands.I132]" office:value-type="string" office:string-value="Q184469" calcext:value-type="string">
            <text:p>Q184469</text:p>
          </table:table-cell>
          <table:table-cell/>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formula="of:=[$Townlands.A134]" office:value-type="string" office:string-value="Q85395540" calcext:value-type="string">
            <text:p>Q85395540</text:p>
          </table:table-cell>
          <table:table-cell table:formula="of:=[$Townlands.G133]" office:value-type="string" office:string-value="Q27" calcext:value-type="string">
            <text:p>Q27</text:p>
          </table:table-cell>
          <table:table-cell table:formula="of:=[$Townlands.I133]" office:value-type="string" office:string-value="Q184469" calcext:value-type="string">
            <text:p>Q184469</text:p>
          </table:table-cell>
          <table:table-cell/>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formula="of:=[$Townlands.A135]" office:value-type="string" office:string-value="Q85395541" calcext:value-type="string">
            <text:p>Q85395541</text:p>
          </table:table-cell>
          <table:table-cell table:formula="of:=[$Townlands.G134]" office:value-type="string" office:string-value="Q27" calcext:value-type="string">
            <text:p>Q27</text:p>
          </table:table-cell>
          <table:table-cell table:formula="of:=[$Townlands.I134]" office:value-type="string" office:string-value="Q184469" calcext:value-type="string">
            <text:p>Q184469</text:p>
          </table:table-cell>
          <table:table-cell/>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formula="of:=[$Townlands.A136]" office:value-type="string" office:string-value="Q85395605" calcext:value-type="string">
            <text:p>Q85395605</text:p>
          </table:table-cell>
          <table:table-cell table:formula="of:=[$Townlands.G135]" office:value-type="string" office:string-value="Q27" calcext:value-type="string">
            <text:p>Q27</text:p>
          </table:table-cell>
          <table:table-cell table:formula="of:=[$Townlands.I135]" office:value-type="string" office:string-value="Q184469" calcext:value-type="string">
            <text:p>Q184469</text:p>
          </table:table-cell>
          <table:table-cell/>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style-name="ce72" table:formula="of:=[.D85]" office:value-type="string" office:string-value="Q85394084" calcext:value-type="string">
            <text:p>Q85394084</text:p>
          </table:table-cell>
          <table:table-cell table:style-name="ce72" table:formula="of:=[.E85]" office:value-type="string" office:string-value="Q27" calcext:value-type="string">
            <text:p>Q27</text:p>
          </table:table-cell>
          <table:table-cell table:style-name="ce72" table:formula="of:=[.F85]" office:value-type="string" office:string-value="Q162475" calcext:value-type="string">
            <text:p>Q162475</text:p>
          </table:table-cell>
          <table:table-cell table:number-columns-repeated="1012"/>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formula="of:=[$Townlands.A137]" office:value-type="string" office:string-value="Q85395543" calcext:value-type="string">
            <text:p>Q85395543</text:p>
          </table:table-cell>
          <table:table-cell table:formula="of:=[$Townlands.G136]" office:value-type="string" office:string-value="Q27" calcext:value-type="string">
            <text:p>Q27</text:p>
          </table:table-cell>
          <table:table-cell table:formula="of:=[$Townlands.I136]" office:value-type="string" office:string-value="Q184469" calcext:value-type="string">
            <text:p>Q184469</text:p>
          </table:table-cell>
          <table:table-cell/>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style-name="ce72" table:formula="of:=[.D86]" office:value-type="string" office:string-value="Q85394128" calcext:value-type="string">
            <text:p>Q85394128</text:p>
          </table:table-cell>
          <table:table-cell table:style-name="ce72" table:formula="of:=[.E86]" office:value-type="string" office:string-value="Q27" calcext:value-type="string">
            <text:p>Q27</text:p>
          </table:table-cell>
          <table:table-cell table:style-name="ce72" table:formula="of:=[.F86]" office:value-type="string" office:string-value="Q162475" calcext:value-type="string">
            <text:p>Q162475</text:p>
          </table:table-cell>
          <table:table-cell table:number-columns-repeated="1012"/>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formula="of:=[$Townlands.A138]" office:value-type="string" office:string-value="Q85395607" calcext:value-type="string">
            <text:p>Q85395607</text:p>
          </table:table-cell>
          <table:table-cell table:formula="of:=[$Townlands.G137]" office:value-type="string" office:string-value="Q27" calcext:value-type="string">
            <text:p>Q27</text:p>
          </table:table-cell>
          <table:table-cell table:formula="of:=[$Townlands.I137]" office:value-type="string" office:string-value="Q184469" calcext:value-type="string">
            <text:p>Q184469</text:p>
          </table:table-cell>
          <table:table-cell/>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style-name="ce81" table:formula="of:=[.D87]" office:value-type="string" office:string-value="Q85394024" calcext:value-type="string">
            <text:p>Q85394024</text:p>
          </table:table-cell>
          <table:table-cell table:style-name="ce81" table:formula="of:=[.E87]" office:value-type="string" office:string-value="Q27" calcext:value-type="string">
            <text:p>Q27</text:p>
          </table:table-cell>
          <table:table-cell table:style-name="ce81" table:formula="of:=[.F87]" office:value-type="string" office:string-value="Q162475" calcext:value-type="string">
            <text:p>Q162475</text:p>
          </table:table-cell>
          <table:table-cell table:number-columns-repeated="1012"/>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formula="of:=[$Townlands.A139]" office:value-type="string" office:string-value="Q85395624" calcext:value-type="string">
            <text:p>Q85395624</text:p>
          </table:table-cell>
          <table:table-cell table:formula="of:=[$Townlands.G138]" office:value-type="string" office:string-value="Q27" calcext:value-type="string">
            <text:p>Q27</text:p>
          </table:table-cell>
          <table:table-cell table:formula="of:=[$Townlands.I138]" office:value-type="string" office:string-value="Q184469" calcext:value-type="string">
            <text:p>Q184469</text:p>
          </table:table-cell>
          <table:table-cell/>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style-name="ce72" table:formula="of:=[.D88]" office:value-type="string" office:string-value="Q85394087" calcext:value-type="string">
            <text:p>Q85394087</text:p>
          </table:table-cell>
          <table:table-cell table:style-name="ce72" table:formula="of:=[.E88]" office:value-type="string" office:string-value="Q27" calcext:value-type="string">
            <text:p>Q27</text:p>
          </table:table-cell>
          <table:table-cell table:style-name="ce72" table:formula="of:=[.F88]" office:value-type="string" office:string-value="Q184469" calcext:value-type="string">
            <text:p>Q184469</text:p>
          </table:table-cell>
          <table:table-cell table:number-columns-repeated="1012"/>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formula="of:=[$Townlands.A140]" office:value-type="string" office:string-value="Q85395546" calcext:value-type="string">
            <text:p>Q85395546</text:p>
          </table:table-cell>
          <table:table-cell table:formula="of:=[$Townlands.G139]" office:value-type="string" office:string-value="Q27" calcext:value-type="string">
            <text:p>Q27</text:p>
          </table:table-cell>
          <table:table-cell table:formula="of:=[$Townlands.I139]" office:value-type="string" office:string-value="Q184469" calcext:value-type="string">
            <text:p>Q184469</text:p>
          </table:table-cell>
          <table:table-cell/>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formula="of:=[$Townlands.A141]" office:value-type="string" office:string-value="Q85395548" calcext:value-type="string">
            <text:p>Q85395548</text:p>
          </table:table-cell>
          <table:table-cell table:formula="of:=[$Townlands.G140]" office:value-type="string" office:string-value="Q27" calcext:value-type="string">
            <text:p>Q27</text:p>
          </table:table-cell>
          <table:table-cell table:formula="of:=[$Townlands.I140]" office:value-type="string" office:string-value="Q184469" calcext:value-type="string">
            <text:p>Q184469</text:p>
          </table:table-cell>
          <table:table-cell/>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formula="of:=[$Townlands.A142]" office:value-type="string" office:string-value="Q85395576" calcext:value-type="string">
            <text:p>Q85395576</text:p>
          </table:table-cell>
          <table:table-cell table:formula="of:=[$Townlands.G141]" office:value-type="string" office:string-value="Q27" calcext:value-type="string">
            <text:p>Q27</text:p>
          </table:table-cell>
          <table:table-cell table:formula="of:=[$Townlands.I141]" office:value-type="string" office:string-value="Q184469" calcext:value-type="string">
            <text:p>Q184469</text:p>
          </table:table-cell>
          <table:table-cell/>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formula="of:=[$Townlands.A143]" office:value-type="string" office:string-value="Q85395549" calcext:value-type="string">
            <text:p>Q85395549</text:p>
          </table:table-cell>
          <table:table-cell table:formula="of:=[$Townlands.G142]" office:value-type="string" office:string-value="Q27" calcext:value-type="string">
            <text:p>Q27</text:p>
          </table:table-cell>
          <table:table-cell table:formula="of:=[$Townlands.I142]" office:value-type="string" office:string-value="Q184469" calcext:value-type="string">
            <text:p>Q184469</text:p>
          </table:table-cell>
          <table:table-cell/>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style-name="ce72" table:formula="of:=[.D90]" office:value-type="string" office:string-value="Q85393955" calcext:value-type="string">
            <text:p>Q85393955</text:p>
          </table:table-cell>
          <table:table-cell table:style-name="ce72" table:formula="of:=[.E90]" office:value-type="string" office:string-value="Q27" calcext:value-type="string">
            <text:p>Q27</text:p>
          </table:table-cell>
          <table:table-cell table:style-name="ce72" table:formula="of:=[.F90]" office:value-type="string" office:string-value="Q184469" calcext:value-type="string">
            <text:p>Q184469</text:p>
          </table:table-cell>
          <table:table-cell table:number-columns-repeated="1012"/>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formula="of:=[$Townlands.A144]" office:value-type="string" office:string-value="Q85395579" calcext:value-type="string">
            <text:p>Q85395579</text:p>
          </table:table-cell>
          <table:table-cell table:formula="of:=[$Townlands.G143]" office:value-type="string" office:string-value="Q27" calcext:value-type="string">
            <text:p>Q27</text:p>
          </table:table-cell>
          <table:table-cell table:formula="of:=[$Townlands.I143]" office:value-type="string" office:string-value="Q184469" calcext:value-type="string">
            <text:p>Q184469</text:p>
          </table:table-cell>
          <table:table-cell/>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style-name="ce72" table:formula="of:=[.D90]" office:value-type="string" office:string-value="Q85393955" calcext:value-type="string">
            <text:p>Q85393955</text:p>
          </table:table-cell>
          <table:table-cell table:style-name="ce72" table:formula="of:=[.E90]" office:value-type="string" office:string-value="Q27" calcext:value-type="string">
            <text:p>Q27</text:p>
          </table:table-cell>
          <table:table-cell table:style-name="ce72" table:formula="of:=[.F90]" office:value-type="string" office:string-value="Q184469" calcext:value-type="string">
            <text:p>Q184469</text:p>
          </table:table-cell>
          <table:table-cell table:number-columns-repeated="1012"/>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formula="of:=[$Townlands.A145]" office:value-type="string" office:string-value="Q85395550" calcext:value-type="string">
            <text:p>Q85395550</text:p>
          </table:table-cell>
          <table:table-cell table:formula="of:=[$Townlands.G144]" office:value-type="string" office:string-value="Q27" calcext:value-type="string">
            <text:p>Q27</text:p>
          </table:table-cell>
          <table:table-cell table:formula="of:=[$Townlands.I144]" office:value-type="string" office:string-value="Q184469" calcext:value-type="string">
            <text:p>Q184469</text:p>
          </table:table-cell>
          <table:table-cell/>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style-name="ce72" table:formula="of:=[.D91]" office:value-type="string" office:string-value="Q85394130" calcext:value-type="string">
            <text:p>Q85394130</text:p>
          </table:table-cell>
          <table:table-cell table:style-name="ce72" table:formula="of:=[.E91]" office:value-type="string" office:string-value="Q27" calcext:value-type="string">
            <text:p>Q27</text:p>
          </table:table-cell>
          <table:table-cell table:style-name="ce72" table:formula="of:=[.F91]" office:value-type="string" office:string-value="Q184469" calcext:value-type="string">
            <text:p>Q184469</text:p>
          </table:table-cell>
          <table:table-cell table:number-columns-repeated="1012"/>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formula="of:=[$Townlands.A146]" office:value-type="string" office:string-value="Q85395582" calcext:value-type="string">
            <text:p>Q85395582</text:p>
          </table:table-cell>
          <table:table-cell table:formula="of:=[$Townlands.G145]" office:value-type="string" office:string-value="Q27" calcext:value-type="string">
            <text:p>Q27</text:p>
          </table:table-cell>
          <table:table-cell table:formula="of:=[$Townlands.I145]" office:value-type="string" office:string-value="Q184469" calcext:value-type="string">
            <text:p>Q184469</text:p>
          </table:table-cell>
          <table:table-cell/>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style-name="ce72" table:formula="of:=[.D92]" office:value-type="string" office:string-value="Q85394026" calcext:value-type="string">
            <text:p>Q85394026</text:p>
          </table:table-cell>
          <table:table-cell table:style-name="ce72" table:formula="of:=[.E92]" office:value-type="string" office:string-value="Q27" calcext:value-type="string">
            <text:p>Q27</text:p>
          </table:table-cell>
          <table:table-cell table:style-name="ce72" table:formula="of:=[.F92]" office:value-type="string" office:string-value="Q184469" calcext:value-type="string">
            <text:p>Q184469</text:p>
          </table:table-cell>
          <table:table-cell table:number-columns-repeated="1012"/>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formula="of:=[$Townlands.A147]" office:value-type="string" office:string-value="Q85395618" calcext:value-type="string">
            <text:p>Q85395618</text:p>
          </table:table-cell>
          <table:table-cell table:formula="of:=[$Townlands.G146]" office:value-type="string" office:string-value="Q27" calcext:value-type="string">
            <text:p>Q27</text:p>
          </table:table-cell>
          <table:table-cell table:formula="of:=[$Townlands.I146]" office:value-type="string" office:string-value="Q184469" calcext:value-type="string">
            <text:p>Q184469</text:p>
          </table:table-cell>
          <table:table-cell/>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style-name="ce72" table:formula="of:=[.D93]" office:value-type="string" office:string-value="Q85394028" calcext:value-type="string">
            <text:p>Q85394028</text:p>
          </table:table-cell>
          <table:table-cell table:style-name="ce72" table:formula="of:=[.E93]" office:value-type="string" office:string-value="Q27" calcext:value-type="string">
            <text:p>Q27</text:p>
          </table:table-cell>
          <table:table-cell table:style-name="ce72" table:formula="of:=[.F93]" office:value-type="string" office:string-value="Q184469" calcext:value-type="string">
            <text:p>Q184469</text:p>
          </table:table-cell>
          <table:table-cell table:number-columns-repeated="1012"/>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formula="of:=[$Townlands.A148]" office:value-type="string" office:string-value="Q85395551" calcext:value-type="string">
            <text:p>Q85395551</text:p>
          </table:table-cell>
          <table:table-cell table:formula="of:=[$Townlands.G147]" office:value-type="string" office:string-value="Q27" calcext:value-type="string">
            <text:p>Q27</text:p>
          </table:table-cell>
          <table:table-cell table:formula="of:=[$Townlands.I147]" office:value-type="string" office:string-value="Q184469" calcext:value-type="string">
            <text:p>Q184469</text:p>
          </table:table-cell>
          <table:table-cell/>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style-name="ce72" table:formula="of:=[.D94]" office:value-type="string" office:string-value="Q85393959" calcext:value-type="string">
            <text:p>Q85393959</text:p>
          </table:table-cell>
          <table:table-cell table:style-name="ce72" table:formula="of:=[.E94]" office:value-type="string" office:string-value="Q27" calcext:value-type="string">
            <text:p>Q27</text:p>
          </table:table-cell>
          <table:table-cell table:style-name="ce72" table:formula="of:=[.F94]" office:value-type="string" office:string-value="Q184469" calcext:value-type="string">
            <text:p>Q184469</text:p>
          </table:table-cell>
          <table:table-cell table:number-columns-repeated="1012"/>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formula="of:=[$Townlands.A149]" office:value-type="string" office:string-value="Q85395585" calcext:value-type="string">
            <text:p>Q85395585</text:p>
          </table:table-cell>
          <table:table-cell table:formula="of:=[$Townlands.G148]" office:value-type="string" office:string-value="Q27" calcext:value-type="string">
            <text:p>Q27</text:p>
          </table:table-cell>
          <table:table-cell table:formula="of:=[$Townlands.I148]" office:value-type="string" office:string-value="Q184469" calcext:value-type="string">
            <text:p>Q184469</text:p>
          </table:table-cell>
          <table:table-cell/>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style-name="ce72" table:formula="of:=[.D95]" office:value-type="string" office:string-value="Q85393961" calcext:value-type="string">
            <text:p>Q85393961</text:p>
          </table:table-cell>
          <table:table-cell table:style-name="ce72" table:formula="of:=[.E95]" office:value-type="string" office:string-value="Q27" calcext:value-type="string">
            <text:p>Q27</text:p>
          </table:table-cell>
          <table:table-cell table:style-name="ce72" table:formula="of:=[.F95]" office:value-type="string" office:string-value="Q184469" calcext:value-type="string">
            <text:p>Q184469</text:p>
          </table:table-cell>
          <table:table-cell table:number-columns-repeated="1012"/>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formula="of:=[$Townlands.A150]" office:value-type="string" office:string-value="Q85396891" calcext:value-type="string">
            <text:p>Q85396891</text:p>
          </table:table-cell>
          <table:table-cell table:formula="of:=[$Townlands.G149]" office:value-type="string" office:string-value="Q27" calcext:value-type="string">
            <text:p>Q27</text:p>
          </table:table-cell>
          <table:table-cell table:formula="of:=[$Townlands.I149]" office:value-type="string" office:string-value="Q184469" calcext:value-type="string">
            <text:p>Q184469</text:p>
          </table:table-cell>
          <table:table-cell/>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formula="of:=[$Townlands.A151]" office:value-type="string" office:string-value="Q85396810" calcext:value-type="string">
            <text:p>Q85396810</text:p>
          </table:table-cell>
          <table:table-cell table:formula="of:=[$Townlands.G150]" office:value-type="string" office:string-value="Q27" calcext:value-type="string">
            <text:p>Q27</text:p>
          </table:table-cell>
          <table:table-cell table:formula="of:=[$Townlands.I150]" office:value-type="string" office:string-value="Q184469" calcext:value-type="string">
            <text:p>Q184469</text:p>
          </table:table-cell>
          <table:table-cell/>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formula="of:=[$Townlands.A152]" office:value-type="string" office:string-value="Q85396894" calcext:value-type="string">
            <text:p>Q85396894</text:p>
          </table:table-cell>
          <table:table-cell table:formula="of:=[$Townlands.G151]" office:value-type="string" office:string-value="Q27" calcext:value-type="string">
            <text:p>Q27</text:p>
          </table:table-cell>
          <table:table-cell table:formula="of:=[$Townlands.I151]" office:value-type="string" office:string-value="Q184469" calcext:value-type="string">
            <text:p>Q184469</text:p>
          </table:table-cell>
          <table:table-cell/>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formula="of:=[$Townlands.A153]" office:value-type="string" office:string-value="Q85396972" calcext:value-type="string">
            <text:p>Q85396972</text:p>
          </table:table-cell>
          <table:table-cell table:formula="of:=[$Townlands.G152]" office:value-type="string" office:string-value="Q27" calcext:value-type="string">
            <text:p>Q27</text:p>
          </table:table-cell>
          <table:table-cell table:formula="of:=[$Townlands.I152]" office:value-type="string" office:string-value="Q184469" calcext:value-type="string">
            <text:p>Q184469</text:p>
          </table:table-cell>
          <table:table-cell/>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formula="of:=[$Townlands.A154]" office:value-type="string" office:string-value="Q85396812" calcext:value-type="string">
            <text:p>Q85396812</text:p>
          </table:table-cell>
          <table:table-cell table:formula="of:=[$Townlands.G153]" office:value-type="string" office:string-value="Q27" calcext:value-type="string">
            <text:p>Q27</text:p>
          </table:table-cell>
          <table:table-cell table:formula="of:=[$Townlands.I153]" office:value-type="string" office:string-value="Q184469" calcext:value-type="string">
            <text:p>Q184469</text:p>
          </table:table-cell>
          <table:table-cell/>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formula="of:=[$Townlands.A155]" office:value-type="string" office:string-value="Q85396815" calcext:value-type="string">
            <text:p>Q85396815</text:p>
          </table:table-cell>
          <table:table-cell table:formula="of:=[$Townlands.G154]" office:value-type="string" office:string-value="Q27" calcext:value-type="string">
            <text:p>Q27</text:p>
          </table:table-cell>
          <table:table-cell table:formula="of:=[$Townlands.I154]" office:value-type="string" office:string-value="Q184469" calcext:value-type="string">
            <text:p>Q184469</text:p>
          </table:table-cell>
          <table:table-cell/>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formula="of:=[$Townlands.A156]" office:value-type="string" office:string-value="Q85396974" calcext:value-type="string">
            <text:p>Q85396974</text:p>
          </table:table-cell>
          <table:table-cell table:formula="of:=[$Townlands.G155]" office:value-type="string" office:string-value="Q27" calcext:value-type="string">
            <text:p>Q27</text:p>
          </table:table-cell>
          <table:table-cell table:formula="of:=[$Townlands.I155]" office:value-type="string" office:string-value="Q184469" calcext:value-type="string">
            <text:p>Q184469</text:p>
          </table:table-cell>
          <table:table-cell/>
          <table:table-cell table:style-name="ce78"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formula="of:=[$Townlands.A157]" office:value-type="string" office:string-value="Q85396897" calcext:value-type="string">
            <text:p>Q85396897</text:p>
          </table:table-cell>
          <table:table-cell table:formula="of:=[$Townlands.G156]" office:value-type="string" office:string-value="Q27" calcext:value-type="string">
            <text:p>Q27</text:p>
          </table:table-cell>
          <table:table-cell table:formula="of:=[$Townlands.I156]" office:value-type="string" office:string-value="Q184469" calcext:value-type="string">
            <text:p>Q184469</text:p>
          </table:table-cell>
          <table:table-cell/>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formula="of:=[$Townlands.A158]" office:value-type="string" office:string-value="Q85396931" calcext:value-type="string">
            <text:p>Q85396931</text:p>
          </table:table-cell>
          <table:table-cell table:formula="of:=[$Townlands.G157]" office:value-type="string" office:string-value="Q27" calcext:value-type="string">
            <text:p>Q27</text:p>
          </table:table-cell>
          <table:table-cell table:formula="of:=[$Townlands.I157]" office:value-type="string" office:string-value="Q184469" calcext:value-type="string">
            <text:p>Q184469</text:p>
          </table:table-cell>
          <table:table-cell/>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formula="of:=[$Townlands.A159]" office:value-type="string" office:string-value="Q85396820" calcext:value-type="string">
            <text:p>Q85396820</text:p>
          </table:table-cell>
          <table:table-cell table:formula="of:=[$Townlands.G158]" office:value-type="string" office:string-value="Q27" calcext:value-type="string">
            <text:p>Q27</text:p>
          </table:table-cell>
          <table:table-cell table:formula="of:=[$Townlands.I158]" office:value-type="string" office:string-value="Q184469" calcext:value-type="string">
            <text:p>Q184469</text:p>
          </table:table-cell>
          <table:table-cell/>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formula="of:=[$Townlands.A160]" office:value-type="string" office:string-value="Q85396823" calcext:value-type="string">
            <text:p>Q85396823</text:p>
          </table:table-cell>
          <table:table-cell table:formula="of:=[$Townlands.G159]" office:value-type="string" office:string-value="Q27" calcext:value-type="string">
            <text:p>Q27</text:p>
          </table:table-cell>
          <table:table-cell table:formula="of:=[$Townlands.I159]" office:value-type="string" office:string-value="Q184469" calcext:value-type="string">
            <text:p>Q184469</text:p>
          </table:table-cell>
          <table:table-cell/>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formula="of:=[$Townlands.A161]" office:value-type="string" office:string-value="Q85396933" calcext:value-type="string">
            <text:p>Q85396933</text:p>
          </table:table-cell>
          <table:table-cell table:formula="of:=[$Townlands.G160]" office:value-type="string" office:string-value="Q27" calcext:value-type="string">
            <text:p>Q27</text:p>
          </table:table-cell>
          <table:table-cell table:formula="of:=[$Townlands.I160]" office:value-type="string" office:string-value="Q184469" calcext:value-type="string">
            <text:p>Q184469</text:p>
          </table:table-cell>
          <table:table-cell/>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formula="of:=[$Townlands.A162]" office:value-type="string" office:string-value="Q85396826" calcext:value-type="string">
            <text:p>Q85396826</text:p>
          </table:table-cell>
          <table:table-cell table:formula="of:=[$Townlands.G161]" office:value-type="string" office:string-value="Q27" calcext:value-type="string">
            <text:p>Q27</text:p>
          </table:table-cell>
          <table:table-cell table:formula="of:=[$Townlands.I161]" office:value-type="string" office:string-value="Q184469" calcext:value-type="string">
            <text:p>Q184469</text:p>
          </table:table-cell>
          <table:table-cell/>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formula="of:=[$Townlands.A163]" office:value-type="string" office:string-value="Q85396936" calcext:value-type="string">
            <text:p>Q85396936</text:p>
          </table:table-cell>
          <table:table-cell table:formula="of:=[$Townlands.G162]" office:value-type="string" office:string-value="Q27" calcext:value-type="string">
            <text:p>Q27</text:p>
          </table:table-cell>
          <table:table-cell table:formula="of:=[$Townlands.I162]" office:value-type="string" office:string-value="Q184469" calcext:value-type="string">
            <text:p>Q184469</text:p>
          </table:table-cell>
          <table:table-cell/>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formula="of:=[$Townlands.A164]" office:value-type="string" office:string-value="Q85396900" calcext:value-type="string">
            <text:p>Q85396900</text:p>
          </table:table-cell>
          <table:table-cell table:formula="of:=[$Townlands.G163]" office:value-type="string" office:string-value="Q27" calcext:value-type="string">
            <text:p>Q27</text:p>
          </table:table-cell>
          <table:table-cell table:formula="of:=[$Townlands.I163]" office:value-type="string" office:string-value="Q184469" calcext:value-type="string">
            <text:p>Q184469</text:p>
          </table:table-cell>
          <table:table-cell/>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formula="of:=[$Townlands.A165]" office:value-type="string" office:string-value="Q85396830" calcext:value-type="string">
            <text:p>Q85396830</text:p>
          </table:table-cell>
          <table:table-cell table:formula="of:=[$Townlands.G164]" office:value-type="string" office:string-value="Q27" calcext:value-type="string">
            <text:p>Q27</text:p>
          </table:table-cell>
          <table:table-cell table:formula="of:=[$Townlands.I164]" office:value-type="string" office:string-value="Q184469" calcext:value-type="string">
            <text:p>Q184469</text:p>
          </table:table-cell>
          <table:table-cell/>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formula="of:=[$Townlands.A166]" office:value-type="string" office:string-value="Q85396834" calcext:value-type="string">
            <text:p>Q85396834</text:p>
          </table:table-cell>
          <table:table-cell table:formula="of:=[$Townlands.G165]" office:value-type="string" office:string-value="Q27" calcext:value-type="string">
            <text:p>Q27</text:p>
          </table:table-cell>
          <table:table-cell table:formula="of:=[$Townlands.I165]" office:value-type="string" office:string-value="Q184469" calcext:value-type="string">
            <text:p>Q184469</text:p>
          </table:table-cell>
          <table:table-cell/>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style-name="ce72" table:formula="of:=[.D98]" office:value-type="string" office:string-value="Q85395620" calcext:value-type="string">
            <text:p>Q85395620</text:p>
          </table:table-cell>
          <table:table-cell table:style-name="ce72" table:formula="of:=[.E98]" office:value-type="string" office:string-value="Q27" calcext:value-type="string">
            <text:p>Q27</text:p>
          </table:table-cell>
          <table:table-cell table:style-name="ce72" table:formula="of:=[.F98]" office:value-type="string" office:string-value="Q184469" calcext:value-type="string">
            <text:p>Q184469</text:p>
          </table:table-cell>
          <table:table-cell table:number-columns-repeated="1012"/>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formula="of:=[$Townlands.A167]" office:value-type="string" office:string-value="Q85396837" calcext:value-type="string">
            <text:p>Q85396837</text:p>
          </table:table-cell>
          <table:table-cell table:formula="of:=[$Townlands.G166]" office:value-type="string" office:string-value="Q27" calcext:value-type="string">
            <text:p>Q27</text:p>
          </table:table-cell>
          <table:table-cell table:formula="of:=[$Townlands.I166]" office:value-type="string" office:string-value="Q178283" calcext:value-type="string">
            <text:p>Q178283</text:p>
          </table:table-cell>
          <table:table-cell/>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style-name="ce72" table:formula="of:=[.D98]" office:value-type="string" office:string-value="Q85395620" calcext:value-type="string">
            <text:p>Q85395620</text:p>
          </table:table-cell>
          <table:table-cell table:style-name="ce72" table:formula="of:=[.E98]" office:value-type="string" office:string-value="Q27" calcext:value-type="string">
            <text:p>Q27</text:p>
          </table:table-cell>
          <table:table-cell table:style-name="ce72" table:formula="of:=[.F98]" office:value-type="string" office:string-value="Q184469" calcext:value-type="string">
            <text:p>Q184469</text:p>
          </table:table-cell>
          <table:table-cell table:number-columns-repeated="1012"/>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formula="of:=[$Townlands.A168]" office:value-type="string" office:string-value="Q85396939" calcext:value-type="string">
            <text:p>Q85396939</text:p>
          </table:table-cell>
          <table:table-cell table:formula="of:=[$Townlands.G167]" office:value-type="string" office:string-value="Q27" calcext:value-type="string">
            <text:p>Q27</text:p>
          </table:table-cell>
          <table:table-cell table:formula="of:=[$Townlands.I167]" office:value-type="string" office:string-value="Q178283" calcext:value-type="string">
            <text:p>Q178283</text:p>
          </table:table-cell>
          <table:table-cell/>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style-name="ce72" table:formula="of:=[.D99]" office:value-type="string" office:string-value="Q85395552" calcext:value-type="string">
            <text:p>Q85395552</text:p>
          </table:table-cell>
          <table:table-cell table:style-name="ce72" table:formula="of:=[.E99]" office:value-type="string" office:string-value="Q27" calcext:value-type="string">
            <text:p>Q27</text:p>
          </table:table-cell>
          <table:table-cell table:style-name="ce72" table:formula="of:=[.F99]" office:value-type="string" office:string-value="Q184469" calcext:value-type="string">
            <text:p>Q184469</text:p>
          </table:table-cell>
          <table:table-cell table:number-columns-repeated="1012"/>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formula="of:=[$Townlands.A169]" office:value-type="string" office:string-value="Q85396941" calcext:value-type="string">
            <text:p>Q85396941</text:p>
          </table:table-cell>
          <table:table-cell table:formula="of:=[$Townlands.G168]" office:value-type="string" office:string-value="Q27" calcext:value-type="string">
            <text:p>Q27</text:p>
          </table:table-cell>
          <table:table-cell table:formula="of:=[$Townlands.I168]" office:value-type="string" office:string-value="Q178283" calcext:value-type="string">
            <text:p>Q178283</text:p>
          </table:table-cell>
          <table:table-cell/>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style-name="ce72" table:formula="of:=[.D100]" office:value-type="string" office:string-value="Q85395515" calcext:value-type="string">
            <text:p>Q85395515</text:p>
          </table:table-cell>
          <table:table-cell table:style-name="ce72" table:formula="of:=[.E100]" office:value-type="string" office:string-value="Q27" calcext:value-type="string">
            <text:p>Q27</text:p>
          </table:table-cell>
          <table:table-cell table:style-name="ce72" table:formula="of:=[.F100]" office:value-type="string" office:string-value="Q184469" calcext:value-type="string">
            <text:p>Q184469</text:p>
          </table:table-cell>
          <table:table-cell table:number-columns-repeated="1012"/>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formula="of:=[$Townlands.A170]" office:value-type="string" office:string-value="Q85396903" calcext:value-type="string">
            <text:p>Q85396903</text:p>
          </table:table-cell>
          <table:table-cell table:formula="of:=[$Townlands.G169]" office:value-type="string" office:string-value="Q27" calcext:value-type="string">
            <text:p>Q27</text:p>
          </table:table-cell>
          <table:table-cell table:formula="of:=[$Townlands.I169]" office:value-type="string" office:string-value="Q184618" calcext:value-type="string">
            <text:p>Q184618</text:p>
          </table:table-cell>
          <table:table-cell/>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style-name="ce72" table:formula="of:=[.D100]" office:value-type="string" office:string-value="Q85395515" calcext:value-type="string">
            <text:p>Q85395515</text:p>
          </table:table-cell>
          <table:table-cell table:style-name="ce72" table:formula="of:=[.E100]" office:value-type="string" office:string-value="Q27" calcext:value-type="string">
            <text:p>Q27</text:p>
          </table:table-cell>
          <table:table-cell table:style-name="ce72" table:formula="of:=[.F100]" office:value-type="string" office:string-value="Q184469" calcext:value-type="string">
            <text:p>Q184469</text:p>
          </table:table-cell>
          <table:table-cell table:number-columns-repeated="1012"/>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formula="of:=[$Townlands.A171]" office:value-type="string" office:string-value="Q85396840" calcext:value-type="string">
            <text:p>Q85396840</text:p>
          </table:table-cell>
          <table:table-cell table:formula="of:=[$Townlands.G170]" office:value-type="string" office:string-value="Q27" calcext:value-type="string">
            <text:p>Q27</text:p>
          </table:table-cell>
          <table:table-cell table:formula="of:=[$Townlands.I170]" office:value-type="string" office:string-value="Q184618" calcext:value-type="string">
            <text:p>Q184618</text:p>
          </table:table-cell>
          <table:table-cell/>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style-name="ce72" table:formula="of:=[.D101]" office:value-type="string" office:string-value="Q85395517" calcext:value-type="string">
            <text:p>Q85395517</text:p>
          </table:table-cell>
          <table:table-cell table:style-name="ce72" table:formula="of:=[.E101]" office:value-type="string" office:string-value="Q27" calcext:value-type="string">
            <text:p>Q27</text:p>
          </table:table-cell>
          <table:table-cell table:style-name="ce72" table:formula="of:=[.F101]" office:value-type="string" office:string-value="Q184469" calcext:value-type="string">
            <text:p>Q184469</text:p>
          </table:table-cell>
          <table:table-cell table:number-columns-repeated="1012"/>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formula="of:=[$Townlands.A172]" office:value-type="string" office:string-value="Q85396905" calcext:value-type="string">
            <text:p>Q85396905</text:p>
          </table:table-cell>
          <table:table-cell table:formula="of:=[$Townlands.G171]" office:value-type="string" office:string-value="Q27" calcext:value-type="string">
            <text:p>Q27</text:p>
          </table:table-cell>
          <table:table-cell table:formula="of:=[$Townlands.I171]" office:value-type="string" office:string-value="Q184594" calcext:value-type="string">
            <text:p>Q184594</text:p>
          </table:table-cell>
          <table:table-cell/>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style-name="ce72" table:formula="of:=[.D102]" office:value-type="string" office:string-value="Q85395592" calcext:value-type="string">
            <text:p>Q85395592</text:p>
          </table:table-cell>
          <table:table-cell table:style-name="ce72" table:formula="of:=[.E102]" office:value-type="string" office:string-value="Q27" calcext:value-type="string">
            <text:p>Q27</text:p>
          </table:table-cell>
          <table:table-cell table:style-name="ce72" table:formula="of:=[.F102]" office:value-type="string" office:string-value="Q184469" calcext:value-type="string">
            <text:p>Q184469</text:p>
          </table:table-cell>
          <table:table-cell table:number-columns-repeated="1012"/>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formula="of:=[$Townlands.A173]" office:value-type="string" office:string-value="Q85396907" calcext:value-type="string">
            <text:p>Q85396907</text:p>
          </table:table-cell>
          <table:table-cell table:formula="of:=[$Townlands.G172]" office:value-type="string" office:string-value="Q27" calcext:value-type="string">
            <text:p>Q27</text:p>
          </table:table-cell>
          <table:table-cell table:formula="of:=[$Townlands.I172]" office:value-type="string" office:string-value="Q184594" calcext:value-type="string">
            <text:p>Q184594</text:p>
          </table:table-cell>
          <table:table-cell/>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style-name="ce72" table:formula="of:=[.D103]" office:value-type="string" office:string-value="Q85395518" calcext:value-type="string">
            <text:p>Q85395518</text:p>
          </table:table-cell>
          <table:table-cell table:style-name="ce72" table:formula="of:=[.E103]" office:value-type="string" office:string-value="Q27" calcext:value-type="string">
            <text:p>Q27</text:p>
          </table:table-cell>
          <table:table-cell table:style-name="ce72" table:formula="of:=[.F103]" office:value-type="string" office:string-value="Q184469" calcext:value-type="string">
            <text:p>Q184469</text:p>
          </table:table-cell>
          <table:table-cell table:number-columns-repeated="1012"/>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formula="of:=[$Townlands.A174]" office:value-type="string" office:string-value="Q85396845" calcext:value-type="string">
            <text:p>Q85396845</text:p>
          </table:table-cell>
          <table:table-cell table:formula="of:=[$Townlands.G173]" office:value-type="string" office:string-value="Q27" calcext:value-type="string">
            <text:p>Q27</text:p>
          </table:table-cell>
          <table:table-cell table:formula="of:=[$Townlands.I173]" office:value-type="string" office:string-value="Q184594" calcext:value-type="string">
            <text:p>Q184594</text:p>
          </table:table-cell>
          <table:table-cell/>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style-name="ce72" table:formula="of:=[.D104]" office:value-type="string" office:string-value="Q85395519" calcext:value-type="string">
            <text:p>Q85395519</text:p>
          </table:table-cell>
          <table:table-cell table:style-name="ce72" table:formula="of:=[.E104]" office:value-type="string" office:string-value="Q27" calcext:value-type="string">
            <text:p>Q27</text:p>
          </table:table-cell>
          <table:table-cell table:style-name="ce72" table:formula="of:=[.F104]" office:value-type="string" office:string-value="Q184469" calcext:value-type="string">
            <text:p>Q184469</text:p>
          </table:table-cell>
          <table:table-cell table:number-columns-repeated="1012"/>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formula="of:=[$Townlands.A175]" office:value-type="string" office:string-value="Q85396847" calcext:value-type="string">
            <text:p>Q85396847</text:p>
          </table:table-cell>
          <table:table-cell table:formula="of:=[$Townlands.G174]" office:value-type="string" office:string-value="Q27" calcext:value-type="string">
            <text:p>Q27</text:p>
          </table:table-cell>
          <table:table-cell table:formula="of:=[$Townlands.I174]" office:value-type="string" office:string-value="Q184594" calcext:value-type="string">
            <text:p>Q184594</text:p>
          </table:table-cell>
          <table:table-cell/>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style-name="ce72" table:formula="of:=[.D105]" office:value-type="string" office:string-value="Q85395554" calcext:value-type="string">
            <text:p>Q85395554</text:p>
          </table:table-cell>
          <table:table-cell table:style-name="ce72" table:formula="of:=[.E105]" office:value-type="string" office:string-value="Q27" calcext:value-type="string">
            <text:p>Q27</text:p>
          </table:table-cell>
          <table:table-cell table:style-name="ce72" table:formula="of:=[.F105]" office:value-type="string" office:string-value="Q184469" calcext:value-type="string">
            <text:p>Q184469</text:p>
          </table:table-cell>
          <table:table-cell table:number-columns-repeated="1012"/>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formula="of:=[$Townlands.A176]" office:value-type="string" office:string-value="Q85396849" calcext:value-type="string">
            <text:p>Q85396849</text:p>
          </table:table-cell>
          <table:table-cell table:formula="of:=[$Townlands.G175]" office:value-type="string" office:string-value="Q27" calcext:value-type="string">
            <text:p>Q27</text:p>
          </table:table-cell>
          <table:table-cell table:formula="of:=[$Townlands.I175]" office:value-type="string" office:string-value="Q184594" calcext:value-type="string">
            <text:p>Q184594</text:p>
          </table:table-cell>
          <table:table-cell/>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style-name="ce72" table:formula="of:=[.D106]" office:value-type="string" office:string-value="Q85395555" calcext:value-type="string">
            <text:p>Q85395555</text:p>
          </table:table-cell>
          <table:table-cell table:style-name="ce72" table:formula="of:=[.E106]" office:value-type="string" office:string-value="Q27" calcext:value-type="string">
            <text:p>Q27</text:p>
          </table:table-cell>
          <table:table-cell table:style-name="ce72" table:formula="of:=[.F106]" office:value-type="string" office:string-value="Q184469" calcext:value-type="string">
            <text:p>Q184469</text:p>
          </table:table-cell>
          <table:table-cell table:number-columns-repeated="1012"/>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formula="of:=[$Townlands.A177]" office:value-type="string" office:string-value="Q85396851" calcext:value-type="string">
            <text:p>Q85396851</text:p>
          </table:table-cell>
          <table:table-cell table:formula="of:=[$Townlands.G176]" office:value-type="string" office:string-value="Q27" calcext:value-type="string">
            <text:p>Q27</text:p>
          </table:table-cell>
          <table:table-cell table:formula="of:=[$Townlands.I176]" office:value-type="string" office:string-value="Q184594" calcext:value-type="string">
            <text:p>Q184594</text:p>
          </table:table-cell>
          <table:table-cell/>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style-name="ce72" table:formula="of:=[.D107]" office:value-type="string" office:string-value="Q85395594" calcext:value-type="string">
            <text:p>Q85395594</text:p>
          </table:table-cell>
          <table:table-cell table:style-name="ce72" table:formula="of:=[.E107]" office:value-type="string" office:string-value="Q27" calcext:value-type="string">
            <text:p>Q27</text:p>
          </table:table-cell>
          <table:table-cell table:style-name="ce72" table:formula="of:=[.F107]" office:value-type="string" office:string-value="Q184469" calcext:value-type="string">
            <text:p>Q184469</text:p>
          </table:table-cell>
          <table:table-cell table:number-columns-repeated="1012"/>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formula="of:=[$Townlands.A178]" office:value-type="string" office:string-value="Q85396944" calcext:value-type="string">
            <text:p>Q85396944</text:p>
          </table:table-cell>
          <table:table-cell table:formula="of:=[$Townlands.G177]" office:value-type="string" office:string-value="Q27" calcext:value-type="string">
            <text:p>Q27</text:p>
          </table:table-cell>
          <table:table-cell table:formula="of:=[$Townlands.I177]" office:value-type="string" office:string-value="Q184594" calcext:value-type="string">
            <text:p>Q184594</text:p>
          </table:table-cell>
          <table:table-cell/>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style-name="ce72" table:formula="of:=[.D108]" office:value-type="string" office:string-value="Q85395556" calcext:value-type="string">
            <text:p>Q85395556</text:p>
          </table:table-cell>
          <table:table-cell table:style-name="ce72" table:formula="of:=[.E108]" office:value-type="string" office:string-value="Q27" calcext:value-type="string">
            <text:p>Q27</text:p>
          </table:table-cell>
          <table:table-cell table:style-name="ce72" table:formula="of:=[.F108]" office:value-type="string" office:string-value="Q184469" calcext:value-type="string">
            <text:p>Q184469</text:p>
          </table:table-cell>
          <table:table-cell table:number-columns-repeated="1012"/>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formula="of:=[$Townlands.A179]" office:value-type="string" office:string-value="Q85396852" calcext:value-type="string">
            <text:p>Q85396852</text:p>
          </table:table-cell>
          <table:table-cell table:formula="of:=[$Townlands.G178]" office:value-type="string" office:string-value="Q27" calcext:value-type="string">
            <text:p>Q27</text:p>
          </table:table-cell>
          <table:table-cell table:formula="of:=[$Townlands.I178]" office:value-type="string" office:string-value="Q184594" calcext:value-type="string">
            <text:p>Q184594</text:p>
          </table:table-cell>
          <table:table-cell/>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style-name="ce72" table:formula="of:=[.D108]" office:value-type="string" office:string-value="Q85395556" calcext:value-type="string">
            <text:p>Q85395556</text:p>
          </table:table-cell>
          <table:table-cell table:style-name="ce72" table:formula="of:=[.E108]" office:value-type="string" office:string-value="Q27" calcext:value-type="string">
            <text:p>Q27</text:p>
          </table:table-cell>
          <table:table-cell table:style-name="ce72" table:formula="of:=[.F108]" office:value-type="string" office:string-value="Q184469" calcext:value-type="string">
            <text:p>Q184469</text:p>
          </table:table-cell>
          <table:table-cell table:number-columns-repeated="1012"/>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formula="of:=[$Townlands.A180]" office:value-type="string" office:string-value="Q85396854" calcext:value-type="string">
            <text:p>Q85396854</text:p>
          </table:table-cell>
          <table:table-cell table:formula="of:=[$Townlands.G179]" office:value-type="string" office:string-value="Q27" calcext:value-type="string">
            <text:p>Q27</text:p>
          </table:table-cell>
          <table:table-cell table:formula="of:=[$Townlands.I179]" office:value-type="string" office:string-value="Q184594" calcext:value-type="string">
            <text:p>Q184594</text:p>
          </table:table-cell>
          <table:table-cell/>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style-name="ce72" table:formula="of:=[.D109]" office:value-type="string" office:string-value="Q85395557" calcext:value-type="string">
            <text:p>Q85395557</text:p>
          </table:table-cell>
          <table:table-cell table:style-name="ce72" table:formula="of:=[.E109]" office:value-type="string" office:string-value="Q27" calcext:value-type="string">
            <text:p>Q27</text:p>
          </table:table-cell>
          <table:table-cell table:style-name="ce72" table:formula="of:=[.F109]" office:value-type="string" office:string-value="Q184469" calcext:value-type="string">
            <text:p>Q184469</text:p>
          </table:table-cell>
          <table:table-cell table:number-columns-repeated="1012"/>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formula="of:=[$Townlands.A181]" office:value-type="string" office:string-value="Q85396911" calcext:value-type="string">
            <text:p>Q85396911</text:p>
          </table:table-cell>
          <table:table-cell table:formula="of:=[$Townlands.G180]" office:value-type="string" office:string-value="Q27" calcext:value-type="string">
            <text:p>Q27</text:p>
          </table:table-cell>
          <table:table-cell table:formula="of:=[$Townlands.I180]" office:value-type="string" office:string-value="Q184594" calcext:value-type="string">
            <text:p>Q184594</text:p>
          </table:table-cell>
          <table:table-cell/>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style-name="ce72" table:formula="of:=[.D110]" office:value-type="string" office:string-value="Q85395597" calcext:value-type="string">
            <text:p>Q85395597</text:p>
          </table:table-cell>
          <table:table-cell table:style-name="ce72" table:formula="of:=[.E110]" office:value-type="string" office:string-value="Q27" calcext:value-type="string">
            <text:p>Q27</text:p>
          </table:table-cell>
          <table:table-cell table:style-name="ce72" table:formula="of:=[.F110]" office:value-type="string" office:string-value="Q184469" calcext:value-type="string">
            <text:p>Q184469</text:p>
          </table:table-cell>
          <table:table-cell table:number-columns-repeated="1012"/>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formula="of:=[$Townlands.A182]" office:value-type="string" office:string-value="Q85396914" calcext:value-type="string">
            <text:p>Q85396914</text:p>
          </table:table-cell>
          <table:table-cell table:formula="of:=[$Townlands.G181]" office:value-type="string" office:string-value="Q27" calcext:value-type="string">
            <text:p>Q27</text:p>
          </table:table-cell>
          <table:table-cell table:formula="of:=[$Townlands.I181]" office:value-type="string" office:string-value="Q184594" calcext:value-type="string">
            <text:p>Q184594</text:p>
          </table:table-cell>
          <table:table-cell/>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style-name="ce72" table:formula="of:=[.D111]" office:value-type="string" office:string-value="Q85395559" calcext:value-type="string">
            <text:p>Q85395559</text:p>
          </table:table-cell>
          <table:table-cell table:style-name="ce72" table:formula="of:=[.E111]" office:value-type="string" office:string-value="Q27" calcext:value-type="string">
            <text:p>Q27</text:p>
          </table:table-cell>
          <table:table-cell table:style-name="ce72" table:formula="of:=[.F111]" office:value-type="string" office:string-value="Q184469" calcext:value-type="string">
            <text:p>Q184469</text:p>
          </table:table-cell>
          <table:table-cell table:number-columns-repeated="1012"/>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formula="of:=[$Townlands.A183]" office:value-type="string" office:string-value="Q85396859" calcext:value-type="string">
            <text:p>Q85396859</text:p>
          </table:table-cell>
          <table:table-cell table:formula="of:=[$Townlands.G182]" office:value-type="string" office:string-value="Q27" calcext:value-type="string">
            <text:p>Q27</text:p>
          </table:table-cell>
          <table:table-cell table:formula="of:=[$Townlands.I182]" office:value-type="string" office:string-value="Q184594" calcext:value-type="string">
            <text:p>Q184594</text:p>
          </table:table-cell>
          <table:table-cell/>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style-name="ce72" table:formula="of:=[.D112]" office:value-type="string" office:string-value="Q85395521" calcext:value-type="string">
            <text:p>Q85395521</text:p>
          </table:table-cell>
          <table:table-cell table:style-name="ce72" table:formula="of:=[.E112]" office:value-type="string" office:string-value="Q27" calcext:value-type="string">
            <text:p>Q27</text:p>
          </table:table-cell>
          <table:table-cell table:style-name="ce72" table:formula="of:=[.F112]" office:value-type="string" office:string-value="Q184469" calcext:value-type="string">
            <text:p>Q184469</text:p>
          </table:table-cell>
          <table:table-cell table:number-columns-repeated="1012"/>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formula="of:=[$Townlands.A184]" office:value-type="string" office:string-value="Q85396862" calcext:value-type="string">
            <text:p>Q85396862</text:p>
          </table:table-cell>
          <table:table-cell table:formula="of:=[$Townlands.G183]" office:value-type="string" office:string-value="Q27" calcext:value-type="string">
            <text:p>Q27</text:p>
          </table:table-cell>
          <table:table-cell table:formula="of:=[$Townlands.I183]" office:value-type="string" office:string-value="Q184594" calcext:value-type="string">
            <text:p>Q184594</text:p>
          </table:table-cell>
          <table:table-cell/>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style-name="ce72" table:formula="of:=[.D113]" office:value-type="string" office:string-value="Q85395522" calcext:value-type="string">
            <text:p>Q85395522</text:p>
          </table:table-cell>
          <table:table-cell table:style-name="ce72" table:formula="of:=[.E113]" office:value-type="string" office:string-value="Q27" calcext:value-type="string">
            <text:p>Q27</text:p>
          </table:table-cell>
          <table:table-cell table:style-name="ce72" table:formula="of:=[.F113]" office:value-type="string" office:string-value="Q184469" calcext:value-type="string">
            <text:p>Q184469</text:p>
          </table:table-cell>
          <table:table-cell table:number-columns-repeated="1012"/>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formula="of:=[$Townlands.A185]" office:value-type="string" office:string-value="Q85396997" calcext:value-type="string">
            <text:p>Q85396997</text:p>
          </table:table-cell>
          <table:table-cell table:formula="of:=[$Townlands.G184]" office:value-type="string" office:string-value="Q27" calcext:value-type="string">
            <text:p>Q27</text:p>
          </table:table-cell>
          <table:table-cell table:formula="of:=[$Townlands.I184]" office:value-type="string" office:string-value="Q184594" calcext:value-type="string">
            <text:p>Q184594</text:p>
          </table:table-cell>
          <table:table-cell/>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style-name="ce72" table:formula="of:=[.D114]" office:value-type="string" office:string-value="Q85395523" calcext:value-type="string">
            <text:p>Q85395523</text:p>
          </table:table-cell>
          <table:table-cell table:style-name="ce72" table:formula="of:=[.E114]" office:value-type="string" office:string-value="Q27" calcext:value-type="string">
            <text:p>Q27</text:p>
          </table:table-cell>
          <table:table-cell table:style-name="ce72" table:formula="of:=[.F114]" office:value-type="string" office:string-value="Q184469" calcext:value-type="string">
            <text:p>Q184469</text:p>
          </table:table-cell>
          <table:table-cell table:number-columns-repeated="1012"/>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formula="of:=[$Townlands.A186]" office:value-type="string" office:string-value="Q85396916" calcext:value-type="string">
            <text:p>Q85396916</text:p>
          </table:table-cell>
          <table:table-cell table:formula="of:=[$Townlands.G185]" office:value-type="string" office:string-value="Q27" calcext:value-type="string">
            <text:p>Q27</text:p>
          </table:table-cell>
          <table:table-cell table:formula="of:=[$Townlands.I185]" office:value-type="string" office:string-value="Q184594" calcext:value-type="string">
            <text:p>Q184594</text:p>
          </table:table-cell>
          <table:table-cell/>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style-name="ce72" table:formula="of:=[.D115]" office:value-type="string" office:string-value="Q85395524" calcext:value-type="string">
            <text:p>Q85395524</text:p>
          </table:table-cell>
          <table:table-cell table:style-name="ce72" table:formula="of:=[.E115]" office:value-type="string" office:string-value="Q27" calcext:value-type="string">
            <text:p>Q27</text:p>
          </table:table-cell>
          <table:table-cell table:style-name="ce72" table:formula="of:=[.F115]" office:value-type="string" office:string-value="Q184469" calcext:value-type="string">
            <text:p>Q184469</text:p>
          </table:table-cell>
          <table:table-cell table:number-columns-repeated="1012"/>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formula="of:=[$Townlands.A187]" office:value-type="string" office:string-value="Q85396978" calcext:value-type="string">
            <text:p>Q85396978</text:p>
          </table:table-cell>
          <table:table-cell table:formula="of:=[$Townlands.G186]" office:value-type="string" office:string-value="Q27" calcext:value-type="string">
            <text:p>Q27</text:p>
          </table:table-cell>
          <table:table-cell table:formula="of:=[$Townlands.I186]" office:value-type="string" office:string-value="Q184594" calcext:value-type="string">
            <text:p>Q184594</text:p>
          </table:table-cell>
          <table:table-cell/>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style-name="ce72" table:formula="of:=[.D116]" office:value-type="string" office:string-value="Q85395526" calcext:value-type="string">
            <text:p>Q85395526</text:p>
          </table:table-cell>
          <table:table-cell table:style-name="ce72" table:formula="of:=[.E116]" office:value-type="string" office:string-value="Q27" calcext:value-type="string">
            <text:p>Q27</text:p>
          </table:table-cell>
          <table:table-cell table:style-name="ce72" table:formula="of:=[.F116]" office:value-type="string" office:string-value="Q184469" calcext:value-type="string">
            <text:p>Q184469</text:p>
          </table:table-cell>
          <table:table-cell table:number-columns-repeated="1012"/>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formula="of:=[$Townlands.A188]" office:value-type="string" office:string-value="Q85396866" calcext:value-type="string">
            <text:p>Q85396866</text:p>
          </table:table-cell>
          <table:table-cell table:formula="of:=[$Townlands.G187]" office:value-type="string" office:string-value="Q27" calcext:value-type="string">
            <text:p>Q27</text:p>
          </table:table-cell>
          <table:table-cell table:formula="of:=[$Townlands.I187]" office:value-type="string" office:string-value="Q184594" calcext:value-type="string">
            <text:p>Q184594</text:p>
          </table:table-cell>
          <table:table-cell/>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style-name="ce80" table:formula="of:=[.D117]" office:value-type="string" office:string-value="Q85395599" calcext:value-type="string">
            <text:p>Q85395599</text:p>
          </table:table-cell>
          <table:table-cell table:style-name="ce80" table:formula="of:=[.E117]" office:value-type="string" office:string-value="Q27" calcext:value-type="string">
            <text:p>Q27</text:p>
          </table:table-cell>
          <table:table-cell table:style-name="ce80" table:formula="of:=[.F117]" office:value-type="string" office:string-value="Q184469" calcext:value-type="string">
            <text:p>Q184469</text:p>
          </table:table-cell>
          <table:table-cell table:number-columns-repeated="1012"/>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formula="of:=[$Townlands.A189]" office:value-type="string" office:string-value="Q85396870" calcext:value-type="string">
            <text:p>Q85396870</text:p>
          </table:table-cell>
          <table:table-cell table:formula="of:=[$Townlands.G188]" office:value-type="string" office:string-value="Q27" calcext:value-type="string">
            <text:p>Q27</text:p>
          </table:table-cell>
          <table:table-cell table:formula="of:=[$Townlands.I188]" office:value-type="string" office:string-value="Q184594" calcext:value-type="string">
            <text:p>Q184594</text:p>
          </table:table-cell>
          <table:table-cell/>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style-name="ce72" table:formula="of:=[.D118]" office:value-type="string" office:string-value="Q85395528" calcext:value-type="string">
            <text:p>Q85395528</text:p>
          </table:table-cell>
          <table:table-cell table:style-name="ce72" table:formula="of:=[.E118]" office:value-type="string" office:string-value="Q27" calcext:value-type="string">
            <text:p>Q27</text:p>
          </table:table-cell>
          <table:table-cell table:style-name="ce72" table:formula="of:=[.F118]" office:value-type="string" office:string-value="Q184469" calcext:value-type="string">
            <text:p>Q184469</text:p>
          </table:table-cell>
          <table:table-cell table:number-columns-repeated="1012"/>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formula="of:=[$Townlands.A190]" office:value-type="string" office:string-value="Q85396919" calcext:value-type="string">
            <text:p>Q85396919</text:p>
          </table:table-cell>
          <table:table-cell table:formula="of:=[$Townlands.G189]" office:value-type="string" office:string-value="Q27" calcext:value-type="string">
            <text:p>Q27</text:p>
          </table:table-cell>
          <table:table-cell table:formula="of:=[$Townlands.I189]" office:value-type="string" office:string-value="Q184594" calcext:value-type="string">
            <text:p>Q184594</text:p>
          </table:table-cell>
          <table:table-cell/>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style-name="ce72" table:formula="of:=[.D119]" office:value-type="string" office:string-value="Q85395530" calcext:value-type="string">
            <text:p>Q85395530</text:p>
          </table:table-cell>
          <table:table-cell table:style-name="ce72" table:formula="of:=[.E119]" office:value-type="string" office:string-value="Q27" calcext:value-type="string">
            <text:p>Q27</text:p>
          </table:table-cell>
          <table:table-cell table:style-name="ce72" table:formula="of:=[.F119]" office:value-type="string" office:string-value="Q184469" calcext:value-type="string">
            <text:p>Q184469</text:p>
          </table:table-cell>
          <table:table-cell table:number-columns-repeated="1012"/>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formula="of:=[$Townlands.A191]" office:value-type="string" office:string-value="Q85392806" calcext:value-type="string">
            <text:p>Q85392806</text:p>
          </table:table-cell>
          <table:table-cell table:formula="of:=[$Townlands.G190]" office:value-type="string" office:string-value="Q27" calcext:value-type="string">
            <text:p>Q27</text:p>
          </table:table-cell>
          <table:table-cell table:formula="of:=[$Townlands.I190]" office:value-type="string" office:string-value="Q184594" calcext:value-type="string">
            <text:p>Q184594</text:p>
          </table:table-cell>
          <table:table-cell/>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style-name="ce72" table:formula="of:=[.D119]" office:value-type="string" office:string-value="Q85395530" calcext:value-type="string">
            <text:p>Q85395530</text:p>
          </table:table-cell>
          <table:table-cell table:style-name="ce72" table:formula="of:=[.E119]" office:value-type="string" office:string-value="Q27" calcext:value-type="string">
            <text:p>Q27</text:p>
          </table:table-cell>
          <table:table-cell table:style-name="ce72" table:formula="of:=[.F119]" office:value-type="string" office:string-value="Q184469" calcext:value-type="string">
            <text:p>Q184469</text:p>
          </table:table-cell>
          <table:table-cell table:number-columns-repeated="1012"/>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formula="of:=[$Townlands.A192]" office:value-type="string" office:string-value="Q85392810" calcext:value-type="string">
            <text:p>Q85392810</text:p>
          </table:table-cell>
          <table:table-cell table:formula="of:=[$Townlands.G191]" office:value-type="string" office:string-value="Q26" calcext:value-type="string">
            <text:p>Q26</text:p>
          </table:table-cell>
          <table:table-cell table:formula="of:=[$Townlands.I191]" office:value-type="string" office:string-value="Q189592" calcext:value-type="string">
            <text:p>Q189592</text:p>
          </table:table-cell>
          <table:table-cell/>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style-name="ce72" table:formula="of:=[.D120]" office:value-type="string" office:string-value="Q85395562" calcext:value-type="string">
            <text:p>Q85395562</text:p>
          </table:table-cell>
          <table:table-cell table:style-name="ce72" table:formula="of:=[.E120]" office:value-type="string" office:string-value="Q27" calcext:value-type="string">
            <text:p>Q27</text:p>
          </table:table-cell>
          <table:table-cell table:style-name="ce72" table:formula="of:=[.F120]" office:value-type="string" office:string-value="Q184469" calcext:value-type="string">
            <text:p>Q184469</text:p>
          </table:table-cell>
          <table:table-cell table:number-columns-repeated="1012"/>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formula="of:=[$Townlands.A193]" office:value-type="string" office:string-value="Q85392813" calcext:value-type="string">
            <text:p>Q85392813</text:p>
          </table:table-cell>
          <table:table-cell table:formula="of:=[$Townlands.G192]" office:value-type="string" office:string-value="Q26" calcext:value-type="string">
            <text:p>Q26</text:p>
          </table:table-cell>
          <table:table-cell table:formula="of:=[$Townlands.I192]" office:value-type="string" office:string-value="Q4792580" calcext:value-type="string">
            <text:p>Q4792580</text:p>
          </table:table-cell>
          <table:table-cell/>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style-name="ce72" table:formula="of:=[.D120]" office:value-type="string" office:string-value="Q85395562" calcext:value-type="string">
            <text:p>Q85395562</text:p>
          </table:table-cell>
          <table:table-cell table:style-name="ce72" table:formula="of:=[.E120]" office:value-type="string" office:string-value="Q27" calcext:value-type="string">
            <text:p>Q27</text:p>
          </table:table-cell>
          <table:table-cell table:style-name="ce72" table:formula="of:=[.F120]" office:value-type="string" office:string-value="Q184469" calcext:value-type="string">
            <text:p>Q184469</text:p>
          </table:table-cell>
          <table:table-cell table:number-columns-repeated="1012"/>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formula="of:=[$Townlands.A194]" office:value-type="string" office:string-value="Q85392823" calcext:value-type="string">
            <text:p>Q85392823</text:p>
          </table:table-cell>
          <table:table-cell table:formula="of:=[$Townlands.G193]" office:value-type="string" office:string-value="Q27" calcext:value-type="string">
            <text:p>Q27</text:p>
          </table:table-cell>
          <table:table-cell table:formula="of:=[$Townlands.I193]" office:value-type="string" office:string-value="Q187402" calcext:value-type="string">
            <text:p>Q187402</text:p>
          </table:table-cell>
          <table:table-cell/>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style-name="ce72" table:formula="of:=[.D121]" office:value-type="string" office:string-value="Q85395622" calcext:value-type="string">
            <text:p>Q85395622</text:p>
          </table:table-cell>
          <table:table-cell table:style-name="ce72" table:formula="of:=[.E121]" office:value-type="string" office:string-value="Q27" calcext:value-type="string">
            <text:p>Q27</text:p>
          </table:table-cell>
          <table:table-cell table:style-name="ce72" table:formula="of:=[.F121]" office:value-type="string" office:string-value="Q184469" calcext:value-type="string">
            <text:p>Q184469</text:p>
          </table:table-cell>
          <table:table-cell table:number-columns-repeated="1012"/>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formula="of:=[$Townlands.A195]" office:value-type="string" office:string-value="Q85392816" calcext:value-type="string">
            <text:p>Q85392816</text:p>
          </table:table-cell>
          <table:table-cell table:formula="of:=[$Townlands.G194]" office:value-type="string" office:string-value="Q27" calcext:value-type="string">
            <text:p>Q27</text:p>
          </table:table-cell>
          <table:table-cell table:formula="of:=[$Townlands.I194]" office:value-type="string" office:string-value="Q187402" calcext:value-type="string">
            <text:p>Q187402</text:p>
          </table:table-cell>
          <table:table-cell/>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style-name="ce72" table:formula="of:=[.D122]" office:value-type="string" office:string-value="Q85395564" calcext:value-type="string">
            <text:p>Q85395564</text:p>
          </table:table-cell>
          <table:table-cell table:style-name="ce72" table:formula="of:=[.E122]" office:value-type="string" office:string-value="Q27" calcext:value-type="string">
            <text:p>Q27</text:p>
          </table:table-cell>
          <table:table-cell table:style-name="ce72" table:formula="of:=[.F122]" office:value-type="string" office:string-value="Q184469" calcext:value-type="string">
            <text:p>Q184469</text:p>
          </table:table-cell>
          <table:table-cell table:number-columns-repeated="1012"/>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formula="of:=[$Townlands.A196]" office:value-type="string" office:string-value="Q85392831" calcext:value-type="string">
            <text:p>Q85392831</text:p>
          </table:table-cell>
          <table:table-cell table:formula="of:=[$Townlands.G195]" office:value-type="string" office:string-value="Q27" calcext:value-type="string">
            <text:p>Q27</text:p>
          </table:table-cell>
          <table:table-cell table:formula="of:=[$Townlands.I195]" office:value-type="string" office:string-value="Q179424" calcext:value-type="string">
            <text:p>Q179424</text:p>
          </table:table-cell>
          <table:table-cell/>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style-name="ce72" table:formula="of:=[.D123]" office:value-type="string" office:string-value="Q85395627" calcext:value-type="string">
            <text:p>Q85395627</text:p>
          </table:table-cell>
          <table:table-cell table:style-name="ce72" table:formula="of:=[.E123]" office:value-type="string" office:string-value="Q27" calcext:value-type="string">
            <text:p>Q27</text:p>
          </table:table-cell>
          <table:table-cell table:style-name="ce72" table:formula="of:=[.F123]" office:value-type="string" office:string-value="Q184469" calcext:value-type="string">
            <text:p>Q184469</text:p>
          </table:table-cell>
          <table:table-cell table:number-columns-repeated="1012"/>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formula="of:=[$Townlands.A197]" office:value-type="string" office:string-value="Q85392833" calcext:value-type="string">
            <text:p>Q85392833</text:p>
          </table:table-cell>
          <table:table-cell table:formula="of:=[$Townlands.G196]" office:value-type="string" office:string-value="Q26" calcext:value-type="string">
            <text:p>Q26</text:p>
          </table:table-cell>
          <table:table-cell table:formula="of:=[$Townlands.I196]" office:value-type="string" office:string-value="Q190678" calcext:value-type="string">
            <text:p>Q190678</text:p>
          </table:table-cell>
          <table:table-cell/>
          <table:table-cell table:style-name="ce78"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style-name="ce72" table:formula="of:=[.D123]" office:value-type="string" office:string-value="Q85395627" calcext:value-type="string">
            <text:p>Q85395627</text:p>
          </table:table-cell>
          <table:table-cell table:style-name="ce72" table:formula="of:=[.E123]" office:value-type="string" office:string-value="Q27" calcext:value-type="string">
            <text:p>Q27</text:p>
          </table:table-cell>
          <table:table-cell table:style-name="ce72" table:formula="of:=[.F123]" office:value-type="string" office:string-value="Q184469" calcext:value-type="string">
            <text:p>Q184469</text:p>
          </table:table-cell>
          <table:table-cell table:number-columns-repeated="1012"/>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formula="of:=[$Townlands.A198]" office:value-type="string" office:string-value="Q85392826" calcext:value-type="string">
            <text:p>Q85392826</text:p>
          </table:table-cell>
          <table:table-cell table:formula="of:=[$Townlands.G197]" office:value-type="string" office:string-value="Q26" calcext:value-type="string">
            <text:p>Q26</text:p>
          </table:table-cell>
          <table:table-cell table:formula="of:=[$Townlands.I197]" office:value-type="string" office:string-value="Q192208" calcext:value-type="string">
            <text:p>Q192208</text:p>
          </table:table-cell>
          <table:table-cell/>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style-name="ce72" table:formula="of:=[.D124]" office:value-type="string" office:string-value="Q85395567" calcext:value-type="string">
            <text:p>Q85395567</text:p>
          </table:table-cell>
          <table:table-cell table:style-name="ce72" table:formula="of:=[.E124]" office:value-type="string" office:string-value="Q27" calcext:value-type="string">
            <text:p>Q27</text:p>
          </table:table-cell>
          <table:table-cell table:style-name="ce72" table:formula="of:=[.F124]" office:value-type="string" office:string-value="Q184469" calcext:value-type="string">
            <text:p>Q184469</text:p>
          </table:table-cell>
          <table:table-cell table:number-columns-repeated="1012"/>
        </table:table-row>
        <table:table-row table:style-name="ro1">
          <table:table-cell table:number-columns-repeated="2"/>
          <table:table-cell table:style-name="ce77"/>
          <table:table-cell table:number-columns-repeated="4"/>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style-name="ce72" table:formula="of:=[.D124]" office:value-type="string" office:string-value="Q85395567" calcext:value-type="string">
            <text:p>Q85395567</text:p>
          </table:table-cell>
          <table:table-cell table:style-name="ce72" table:formula="of:=[.E124]" office:value-type="string" office:string-value="Q27" calcext:value-type="string">
            <text:p>Q27</text:p>
          </table:table-cell>
          <table:table-cell table:style-name="ce72" table:formula="of:=[.F12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style-name="ce72" table:formula="of:=[.D126]" office:value-type="string" office:string-value="Q85395570" calcext:value-type="string">
            <text:p>Q85395570</text:p>
          </table:table-cell>
          <table:table-cell table:style-name="ce72" table:formula="of:=[.E126]" office:value-type="string" office:string-value="Q27" calcext:value-type="string">
            <text:p>Q27</text:p>
          </table:table-cell>
          <table:table-cell table:style-name="ce72" table:formula="of:=[.F12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style-name="ce72" table:formula="of:=[.D127]" office:value-type="string" office:string-value="Q85395535" calcext:value-type="string">
            <text:p>Q85395535</text:p>
          </table:table-cell>
          <table:table-cell table:style-name="ce72" table:formula="of:=[.E127]" office:value-type="string" office:string-value="Q27" calcext:value-type="string">
            <text:p>Q27</text:p>
          </table:table-cell>
          <table:table-cell table:style-name="ce72" table:formula="of:=[.F12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style-name="ce80" table:formula="of:=[.D129]" office:value-type="string" office:string-value="Q85395538" calcext:value-type="string">
            <text:p>Q85395538</text:p>
          </table:table-cell>
          <table:table-cell table:style-name="ce80" table:formula="of:=[.E129]" office:value-type="string" office:string-value="Q27" calcext:value-type="string">
            <text:p>Q27</text:p>
          </table:table-cell>
          <table:table-cell table:style-name="ce80" table:formula="of:=[.F12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style-name="ce72" table:formula="of:=[.D131]" office:value-type="string" office:string-value="Q85395602" calcext:value-type="string">
            <text:p>Q85395602</text:p>
          </table:table-cell>
          <table:table-cell table:style-name="ce72" table:formula="of:=[.E131]" office:value-type="string" office:string-value="Q27" calcext:value-type="string">
            <text:p>Q27</text:p>
          </table:table-cell>
          <table:table-cell table:style-name="ce72" table:formula="of:=[.F13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style-name="ce72" table:formula="of:=[.D132]" office:value-type="string" office:string-value="Q85395573" calcext:value-type="string">
            <text:p>Q85395573</text:p>
          </table:table-cell>
          <table:table-cell table:style-name="ce72" table:formula="of:=[.E132]" office:value-type="string" office:string-value="Q27" calcext:value-type="string">
            <text:p>Q27</text:p>
          </table:table-cell>
          <table:table-cell table:style-name="ce72" table:formula="of:=[.F13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style-name="ce72" table:formula="of:=[.D133]" office:value-type="string" office:string-value="Q85395540" calcext:value-type="string">
            <text:p>Q85395540</text:p>
          </table:table-cell>
          <table:table-cell table:style-name="ce72" table:formula="of:=[.E133]" office:value-type="string" office:string-value="Q27" calcext:value-type="string">
            <text:p>Q27</text:p>
          </table:table-cell>
          <table:table-cell table:style-name="ce72" table:formula="of:=[.F13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style-name="ce72" table:formula="of:=[.D134]" office:value-type="string" office:string-value="Q85395541" calcext:value-type="string">
            <text:p>Q85395541</text:p>
          </table:table-cell>
          <table:table-cell table:style-name="ce72" table:formula="of:=[.E134]" office:value-type="string" office:string-value="Q27" calcext:value-type="string">
            <text:p>Q27</text:p>
          </table:table-cell>
          <table:table-cell table:style-name="ce72" table:formula="of:=[.F13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style-name="ce72" table:formula="of:=[.D135]" office:value-type="string" office:string-value="Q85395605" calcext:value-type="string">
            <text:p>Q85395605</text:p>
          </table:table-cell>
          <table:table-cell table:style-name="ce72" table:formula="of:=[.E135]" office:value-type="string" office:string-value="Q27" calcext:value-type="string">
            <text:p>Q27</text:p>
          </table:table-cell>
          <table:table-cell table:style-name="ce72" table:formula="of:=[.F13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style-name="ce72" table:formula="of:=[.D136]" office:value-type="string" office:string-value="Q85395543" calcext:value-type="string">
            <text:p>Q85395543</text:p>
          </table:table-cell>
          <table:table-cell table:style-name="ce72" table:formula="of:=[.E136]" office:value-type="string" office:string-value="Q27" calcext:value-type="string">
            <text:p>Q27</text:p>
          </table:table-cell>
          <table:table-cell table:style-name="ce72" table:formula="of:=[.F13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style-name="ce72" table:formula="of:=[.D137]" office:value-type="string" office:string-value="Q85395607" calcext:value-type="string">
            <text:p>Q85395607</text:p>
          </table:table-cell>
          <table:table-cell table:style-name="ce72" table:formula="of:=[.E137]" office:value-type="string" office:string-value="Q27" calcext:value-type="string">
            <text:p>Q27</text:p>
          </table:table-cell>
          <table:table-cell table:style-name="ce72" table:formula="of:=[.F13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style-name="ce72" table:formula="of:=[.D138]" office:value-type="string" office:string-value="Q85395624" calcext:value-type="string">
            <text:p>Q85395624</text:p>
          </table:table-cell>
          <table:table-cell table:style-name="ce72" table:formula="of:=[.E138]" office:value-type="string" office:string-value="Q27" calcext:value-type="string">
            <text:p>Q27</text:p>
          </table:table-cell>
          <table:table-cell table:style-name="ce72" table:formula="of:=[.F13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style-name="ce72" table:formula="of:=[.D139]" office:value-type="string" office:string-value="Q85395546" calcext:value-type="string">
            <text:p>Q85395546</text:p>
          </table:table-cell>
          <table:table-cell table:style-name="ce72" table:formula="of:=[.E139]" office:value-type="string" office:string-value="Q27" calcext:value-type="string">
            <text:p>Q27</text:p>
          </table:table-cell>
          <table:table-cell table:style-name="ce72" table:formula="of:=[.F13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style-name="ce72" table:formula="of:=[.D140]" office:value-type="string" office:string-value="Q85395548" calcext:value-type="string">
            <text:p>Q85395548</text:p>
          </table:table-cell>
          <table:table-cell table:style-name="ce72" table:formula="of:=[.E140]" office:value-type="string" office:string-value="Q27" calcext:value-type="string">
            <text:p>Q27</text:p>
          </table:table-cell>
          <table:table-cell table:style-name="ce72" table:formula="of:=[.F14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style-name="ce72" table:formula="of:=[.D141]" office:value-type="string" office:string-value="Q85395576" calcext:value-type="string">
            <text:p>Q85395576</text:p>
          </table:table-cell>
          <table:table-cell table:style-name="ce72" table:formula="of:=[.E141]" office:value-type="string" office:string-value="Q27" calcext:value-type="string">
            <text:p>Q27</text:p>
          </table:table-cell>
          <table:table-cell table:style-name="ce72" table:formula="of:=[.F14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style-name="ce72" table:formula="of:=[.D142]" office:value-type="string" office:string-value="Q85395549" calcext:value-type="string">
            <text:p>Q85395549</text:p>
          </table:table-cell>
          <table:table-cell table:style-name="ce72" table:formula="of:=[.E142]" office:value-type="string" office:string-value="Q27" calcext:value-type="string">
            <text:p>Q27</text:p>
          </table:table-cell>
          <table:table-cell table:style-name="ce72" table:formula="of:=[.F14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style-name="ce72" table:formula="of:=[.D143]" office:value-type="string" office:string-value="Q85395579" calcext:value-type="string">
            <text:p>Q85395579</text:p>
          </table:table-cell>
          <table:table-cell table:style-name="ce72" table:formula="of:=[.E143]" office:value-type="string" office:string-value="Q27" calcext:value-type="string">
            <text:p>Q27</text:p>
          </table:table-cell>
          <table:table-cell table:style-name="ce72" table:formula="of:=[.F14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style-name="ce72" table:formula="of:=[.D143]" office:value-type="string" office:string-value="Q85395579" calcext:value-type="string">
            <text:p>Q85395579</text:p>
          </table:table-cell>
          <table:table-cell table:style-name="ce72" table:formula="of:=[.E143]" office:value-type="string" office:string-value="Q27" calcext:value-type="string">
            <text:p>Q27</text:p>
          </table:table-cell>
          <table:table-cell table:style-name="ce72" table:formula="of:=[.F14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style-name="ce72" table:formula="of:=[.D144]" office:value-type="string" office:string-value="Q85395550" calcext:value-type="string">
            <text:p>Q85395550</text:p>
          </table:table-cell>
          <table:table-cell table:style-name="ce72" table:formula="of:=[.E144]" office:value-type="string" office:string-value="Q27" calcext:value-type="string">
            <text:p>Q27</text:p>
          </table:table-cell>
          <table:table-cell table:style-name="ce72" table:formula="of:=[.F14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style-name="ce72" table:formula="of:=[.D145]" office:value-type="string" office:string-value="Q85395582" calcext:value-type="string">
            <text:p>Q85395582</text:p>
          </table:table-cell>
          <table:table-cell table:style-name="ce72" table:formula="of:=[.E145]" office:value-type="string" office:string-value="Q27" calcext:value-type="string">
            <text:p>Q27</text:p>
          </table:table-cell>
          <table:table-cell table:style-name="ce72" table:formula="of:=[.F14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style-name="ce72" table:formula="of:=[.D146]" office:value-type="string" office:string-value="Q85395618" calcext:value-type="string">
            <text:p>Q85395618</text:p>
          </table:table-cell>
          <table:table-cell table:style-name="ce72" table:formula="of:=[.E146]" office:value-type="string" office:string-value="Q27" calcext:value-type="string">
            <text:p>Q27</text:p>
          </table:table-cell>
          <table:table-cell table:style-name="ce72" table:formula="of:=[.F14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style-name="ce72" table:formula="of:=[.D147]" office:value-type="string" office:string-value="Q85395551" calcext:value-type="string">
            <text:p>Q85395551</text:p>
          </table:table-cell>
          <table:table-cell table:style-name="ce72" table:formula="of:=[.E147]" office:value-type="string" office:string-value="Q27" calcext:value-type="string">
            <text:p>Q27</text:p>
          </table:table-cell>
          <table:table-cell table:style-name="ce72" table:formula="of:=[.F1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style-name="ce72" table:formula="of:=[.D147]" office:value-type="string" office:string-value="Q85395551" calcext:value-type="string">
            <text:p>Q85395551</text:p>
          </table:table-cell>
          <table:table-cell table:style-name="ce72" table:formula="of:=[.E147]" office:value-type="string" office:string-value="Q27" calcext:value-type="string">
            <text:p>Q27</text:p>
          </table:table-cell>
          <table:table-cell table:style-name="ce72" table:formula="of:=[.F1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style-name="ce72" table:formula="of:=[.D148]" office:value-type="string" office:string-value="Q85395585" calcext:value-type="string">
            <text:p>Q85395585</text:p>
          </table:table-cell>
          <table:table-cell table:style-name="ce72" table:formula="of:=[.E148]" office:value-type="string" office:string-value="Q27" calcext:value-type="string">
            <text:p>Q27</text:p>
          </table:table-cell>
          <table:table-cell table:style-name="ce72" table:formula="of:=[.F14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style-name="ce72" table:formula="of:=[.D149]" office:value-type="string" office:string-value="Q85396891" calcext:value-type="string">
            <text:p>Q85396891</text:p>
          </table:table-cell>
          <table:table-cell table:style-name="ce72" table:formula="of:=[.E149]" office:value-type="string" office:string-value="Q27" calcext:value-type="string">
            <text:p>Q27</text:p>
          </table:table-cell>
          <table:table-cell table:style-name="ce72" table:formula="of:=[.F14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style-name="ce72" table:formula="of:=[.D150]" office:value-type="string" office:string-value="Q85396810" calcext:value-type="string">
            <text:p>Q85396810</text:p>
          </table:table-cell>
          <table:table-cell table:style-name="ce72" table:formula="of:=[.E150]" office:value-type="string" office:string-value="Q27" calcext:value-type="string">
            <text:p>Q27</text:p>
          </table:table-cell>
          <table:table-cell table:style-name="ce72" table:formula="of:=[.F15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style-name="ce72" table:formula="of:=[.D151]" office:value-type="string" office:string-value="Q85396894" calcext:value-type="string">
            <text:p>Q85396894</text:p>
          </table:table-cell>
          <table:table-cell table:style-name="ce72" table:formula="of:=[.E151]" office:value-type="string" office:string-value="Q27" calcext:value-type="string">
            <text:p>Q27</text:p>
          </table:table-cell>
          <table:table-cell table:style-name="ce72" table:formula="of:=[.F15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style-name="ce72" table:formula="of:=[.D152]" office:value-type="string" office:string-value="Q85396972" calcext:value-type="string">
            <text:p>Q85396972</text:p>
          </table:table-cell>
          <table:table-cell table:style-name="ce72" table:formula="of:=[.E152]" office:value-type="string" office:string-value="Q27" calcext:value-type="string">
            <text:p>Q27</text:p>
          </table:table-cell>
          <table:table-cell table:style-name="ce72" table:formula="of:=[.F15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2A</text:p>
          </table:table-cell>
          <table:table-cell table:style-name="ce72" table:formula="of:=[.I245]" office:value-type="string" office:string-value="52.0777778,-9.558333333333334" calcext:value-type="string">
            <text:p>52.0777778,-9.558333333333334</text:p>
          </table:table-cell>
          <table:table-cell table:style-name="ce72" table:formula="of:=[.J245]" office:value-type="string" office:string-value="Q85396972" calcext:value-type="string">
            <text:p>Q85396972</text:p>
          </table:table-cell>
          <table:table-cell table:style-name="ce72" table:formula="of:=[.K245]" office:value-type="string" office:string-value="Q27" calcext:value-type="string">
            <text:p>Q27</text:p>
          </table:table-cell>
          <table:table-cell table:style-name="ce72" table:formula="of:=[.L24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style-name="ce72" table:formula="of:=[.D153]" office:value-type="string" office:string-value="Q85396812" calcext:value-type="string">
            <text:p>Q85396812</text:p>
          </table:table-cell>
          <table:table-cell table:style-name="ce72" table:formula="of:=[.E153]" office:value-type="string" office:string-value="Q27" calcext:value-type="string">
            <text:p>Q27</text:p>
          </table:table-cell>
          <table:table-cell table:style-name="ce72" table:formula="of:=[.F15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4" calcext:value-type="float">
            <text:p>244</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5" calcext:value-type="float">
            <text:p>245</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6" calcext:value-type="float">
            <text:p>246</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style-name="ce72" table:formula="of:=[.D154]" office:value-type="string" office:string-value="Q85396815" calcext:value-type="string">
            <text:p>Q85396815</text:p>
          </table:table-cell>
          <table:table-cell table:style-name="ce72" table:formula="of:=[.E154]" office:value-type="string" office:string-value="Q27" calcext:value-type="string">
            <text:p>Q27</text:p>
          </table:table-cell>
          <table:table-cell table:style-name="ce72" table:formula="of:=[.F15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style-name="ce72" table:formula="of:=[.D154]" office:value-type="string" office:string-value="Q85396815" calcext:value-type="string">
            <text:p>Q85396815</text:p>
          </table:table-cell>
          <table:table-cell table:style-name="ce72" table:formula="of:=[.E154]" office:value-type="string" office:string-value="Q27" calcext:value-type="string">
            <text:p>Q27</text:p>
          </table:table-cell>
          <table:table-cell table:style-name="ce72" table:formula="of:=[.F15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style-name="ce72" table:formula="of:=[.D155]" office:value-type="string" office:string-value="Q85396974" calcext:value-type="string">
            <text:p>Q85396974</text:p>
          </table:table-cell>
          <table:table-cell table:style-name="ce72" table:formula="of:=[.E155]" office:value-type="string" office:string-value="Q27" calcext:value-type="string">
            <text:p>Q27</text:p>
          </table:table-cell>
          <table:table-cell table:style-name="ce72" table:formula="of:=[.F15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style-name="ce72" table:formula="of:=[.D156]" office:value-type="string" office:string-value="Q85396897" calcext:value-type="string">
            <text:p>Q85396897</text:p>
          </table:table-cell>
          <table:table-cell table:style-name="ce72" table:formula="of:=[.E156]" office:value-type="string" office:string-value="Q27" calcext:value-type="string">
            <text:p>Q27</text:p>
          </table:table-cell>
          <table:table-cell table:style-name="ce72" table:formula="of:=[.F15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style-name="ce72" table:formula="of:=[.D157]" office:value-type="string" office:string-value="Q85396931" calcext:value-type="string">
            <text:p>Q85396931</text:p>
          </table:table-cell>
          <table:table-cell table:style-name="ce72" table:formula="of:=[.E157]" office:value-type="string" office:string-value="Q27" calcext:value-type="string">
            <text:p>Q27</text:p>
          </table:table-cell>
          <table:table-cell table:style-name="ce72" table:formula="of:=[.F15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style-name="ce72" table:formula="of:=[.D158]" office:value-type="string" office:string-value="Q85396820" calcext:value-type="string">
            <text:p>Q85396820</text:p>
          </table:table-cell>
          <table:table-cell table:style-name="ce72" table:formula="of:=[.E158]" office:value-type="string" office:string-value="Q27" calcext:value-type="string">
            <text:p>Q27</text:p>
          </table:table-cell>
          <table:table-cell table:style-name="ce72" table:formula="of:=[.F15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style-name="ce72" table:formula="of:=[.D159]" office:value-type="string" office:string-value="Q85396823" calcext:value-type="string">
            <text:p>Q85396823</text:p>
          </table:table-cell>
          <table:table-cell table:style-name="ce72" table:formula="of:=[.E159]" office:value-type="string" office:string-value="Q27" calcext:value-type="string">
            <text:p>Q27</text:p>
          </table:table-cell>
          <table:table-cell table:style-name="ce72" table:formula="of:=[.F15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style-name="ce72" table:formula="of:=[.D160]" office:value-type="string" office:string-value="Q85396933" calcext:value-type="string">
            <text:p>Q85396933</text:p>
          </table:table-cell>
          <table:table-cell table:style-name="ce72" table:formula="of:=[.E160]" office:value-type="string" office:string-value="Q27" calcext:value-type="string">
            <text:p>Q27</text:p>
          </table:table-cell>
          <table:table-cell table:style-name="ce72" table:formula="of:=[.F16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style-name="ce72" table:formula="of:=[.D161]" office:value-type="string" office:string-value="Q85396826" calcext:value-type="string">
            <text:p>Q85396826</text:p>
          </table:table-cell>
          <table:table-cell table:style-name="ce72" table:formula="of:=[.E161]" office:value-type="string" office:string-value="Q27" calcext:value-type="string">
            <text:p>Q27</text:p>
          </table:table-cell>
          <table:table-cell table:style-name="ce72" table:formula="of:=[.F16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style-name="ce72" table:formula="of:=[.D162]" office:value-type="string" office:string-value="Q85396936" calcext:value-type="string">
            <text:p>Q85396936</text:p>
          </table:table-cell>
          <table:table-cell table:style-name="ce72" table:formula="of:=[.E162]" office:value-type="string" office:string-value="Q27" calcext:value-type="string">
            <text:p>Q27</text:p>
          </table:table-cell>
          <table:table-cell table:style-name="ce72" table:formula="of:=[.F16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style-name="ce72" table:formula="of:=[.D163]" office:value-type="string" office:string-value="Q85396900" calcext:value-type="string">
            <text:p>Q85396900</text:p>
          </table:table-cell>
          <table:table-cell table:style-name="ce72" table:formula="of:=[.E163]" office:value-type="string" office:string-value="Q27" calcext:value-type="string">
            <text:p>Q27</text:p>
          </table:table-cell>
          <table:table-cell table:style-name="ce72" table:formula="of:=[.F16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6" calcext:value-type="float">
            <text:p>256</text:p>
          </table:table-cell>
          <table:table-cell table:style-name="ce72" table:formula="of:=[.I261]" office:value-type="string" office:string-value="52.1247222,-9.7575" calcext:value-type="string">
            <text:p>52.1247222,-9.7575</text:p>
          </table:table-cell>
          <table:table-cell table:style-name="ce72" table:formula="of:=[.J261]" office:value-type="string" office:string-value="Q85396900" calcext:value-type="string">
            <text:p>Q85396900</text:p>
          </table:table-cell>
          <table:table-cell table:style-name="ce72" table:formula="of:=[.K261]" office:value-type="string" office:string-value="Q27" calcext:value-type="string">
            <text:p>Q27</text:p>
          </table:table-cell>
          <table:table-cell table:style-name="ce72" table:formula="of:=[.L26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style-name="ce72" table:formula="of:=[.D164]" office:value-type="string" office:string-value="Q85396830" calcext:value-type="string">
            <text:p>Q85396830</text:p>
          </table:table-cell>
          <table:table-cell table:style-name="ce72" table:formula="of:=[.E164]" office:value-type="string" office:string-value="Q27" calcext:value-type="string">
            <text:p>Q27</text:p>
          </table:table-cell>
          <table:table-cell table:style-name="ce72" table:formula="of:=[.F16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style-name="ce80" table:formula="of:=[.D165]" office:value-type="string" office:string-value="Q85396834" calcext:value-type="string">
            <text:p>Q85396834</text:p>
          </table:table-cell>
          <table:table-cell table:style-name="ce80" table:formula="of:=[.E165]" office:value-type="string" office:string-value="Q27" calcext:value-type="string">
            <text:p>Q27</text:p>
          </table:table-cell>
          <table:table-cell table:style-name="ce80" table:formula="of:=[.F16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style-name="ce72" table:formula="of:=[.D166]" office:value-type="string" office:string-value="Q85396837" calcext:value-type="string">
            <text:p>Q85396837</text:p>
          </table:table-cell>
          <table:table-cell table:style-name="ce72" table:formula="of:=[.E166]" office:value-type="string" office:string-value="Q27" calcext:value-type="string">
            <text:p>Q27</text:p>
          </table:table-cell>
          <table:table-cell table:style-name="ce72" table:formula="of:=[.F166]" office:value-type="string" office:string-value="Q178283" calcext:value-type="string">
            <text:p>Q178283</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style-name="ce80" table:formula="of:=[.D167]" office:value-type="string" office:string-value="Q85396939" calcext:value-type="string">
            <text:p>Q85396939</text:p>
          </table:table-cell>
          <table:table-cell table:style-name="ce80" table:formula="of:=[.E167]" office:value-type="string" office:string-value="Q27" calcext:value-type="string">
            <text:p>Q27</text:p>
          </table:table-cell>
          <table:table-cell table:style-name="ce80" table:formula="of:=[.F167]" office:value-type="string" office:string-value="Q178283" calcext:value-type="string">
            <text:p>Q178283</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style-name="ce80" table:formula="of:=[.D168]" office:value-type="string" office:string-value="Q85396941" calcext:value-type="string">
            <text:p>Q85396941</text:p>
          </table:table-cell>
          <table:table-cell table:style-name="ce80" table:formula="of:=[.E168]" office:value-type="string" office:string-value="Q27" calcext:value-type="string">
            <text:p>Q27</text:p>
          </table:table-cell>
          <table:table-cell table:style-name="ce80" table:formula="of:=[.F168]" office:value-type="string" office:string-value="Q178283" calcext:value-type="string">
            <text:p>Q178283</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style-name="ce72" table:formula="of:=[.D169]" office:value-type="string" office:string-value="Q85396903" calcext:value-type="string">
            <text:p>Q85396903</text:p>
          </table:table-cell>
          <table:table-cell table:style-name="ce72" table:formula="of:=[.E169]" office:value-type="string" office:string-value="Q27" calcext:value-type="string">
            <text:p>Q27</text:p>
          </table:table-cell>
          <table:table-cell table:style-name="ce72" table:formula="of:=[.F169]" office:value-type="string" office:string-value="Q184618" calcext:value-type="string">
            <text:p>Q18461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style-name="ce72" table:formula="of:=[.D170]" office:value-type="string" office:string-value="Q85396840" calcext:value-type="string">
            <text:p>Q85396840</text:p>
          </table:table-cell>
          <table:table-cell table:style-name="ce72" table:formula="of:=[.E170]" office:value-type="string" office:string-value="Q27" calcext:value-type="string">
            <text:p>Q27</text:p>
          </table:table-cell>
          <table:table-cell table:style-name="ce72" table:formula="of:=[.F170]" office:value-type="string" office:string-value="Q184618" calcext:value-type="string">
            <text:p>Q18461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style-name="ce72" table:formula="of:=[.D171]" office:value-type="string" office:string-value="Q85396905" calcext:value-type="string">
            <text:p>Q85396905</text:p>
          </table:table-cell>
          <table:table-cell table:style-name="ce72" table:formula="of:=[.E171]" office:value-type="string" office:string-value="Q27" calcext:value-type="string">
            <text:p>Q27</text:p>
          </table:table-cell>
          <table:table-cell table:style-name="ce72" table:formula="of:=[.F171]"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4" calcext:value-type="float">
            <text:p>264</text:p>
          </table:table-cell>
          <table:table-cell table:style-name="ce72" table:formula="of:=[.I270]" office:value-type="string" office:string-value="51.9441667, -7.729166666666667" calcext:value-type="string">
            <text:p>51.9441667, -7.729166666666667</text:p>
          </table:table-cell>
          <table:table-cell table:style-name="ce72" table:formula="of:=[.J270]" office:value-type="string" office:string-value="Q85396905" calcext:value-type="string">
            <text:p>Q85396905</text:p>
          </table:table-cell>
          <table:table-cell table:style-name="ce72" table:formula="of:=[.K270]" office:value-type="string" office:string-value="Q27" calcext:value-type="string">
            <text:p>Q27</text:p>
          </table:table-cell>
          <table:table-cell table:style-name="ce72" table:formula="of:=[.L27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5" calcext:value-type="float">
            <text:p>265</text:p>
          </table:table-cell>
          <table:table-cell table:style-name="ce72" table:formula="of:=[.I270]" office:value-type="string" office:string-value="51.9441667, -7.729166666666667" calcext:value-type="string">
            <text:p>51.9441667, -7.729166666666667</text:p>
          </table:table-cell>
          <table:table-cell table:style-name="ce72" table:formula="of:=[.J270]" office:value-type="string" office:string-value="Q85396905" calcext:value-type="string">
            <text:p>Q85396905</text:p>
          </table:table-cell>
          <table:table-cell table:style-name="ce72" table:formula="of:=[.K270]" office:value-type="string" office:string-value="Q27" calcext:value-type="string">
            <text:p>Q27</text:p>
          </table:table-cell>
          <table:table-cell table:style-name="ce72" table:formula="of:=[.L27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style-name="ce72" table:formula="of:=[.D172]" office:value-type="string" office:string-value="Q85396907" calcext:value-type="string">
            <text:p>Q85396907</text:p>
          </table:table-cell>
          <table:table-cell table:style-name="ce72" table:formula="of:=[.E172]" office:value-type="string" office:string-value="Q27" calcext:value-type="string">
            <text:p>Q27</text:p>
          </table:table-cell>
          <table:table-cell table:style-name="ce72" table:formula="of:=[.F172]"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7" calcext:value-type="float">
            <text:p>267</text:p>
          </table:table-cell>
          <table:table-cell table:style-name="ce72" table:formula="of:=[.I273]" office:value-type="string" office:string-value="52.0644444,-7.848888888888888" calcext:value-type="string">
            <text:p>52.0644444,-7.848888888888888</text:p>
          </table:table-cell>
          <table:table-cell table:style-name="ce72" table:formula="of:=[.J273]" office:value-type="string" office:string-value="Q85396907" calcext:value-type="string">
            <text:p>Q85396907</text:p>
          </table:table-cell>
          <table:table-cell table:style-name="ce72" table:formula="of:=[.K273]" office:value-type="string" office:string-value="Q27" calcext:value-type="string">
            <text:p>Q27</text:p>
          </table:table-cell>
          <table:table-cell table:style-name="ce72" table:formula="of:=[.L273]"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8" calcext:value-type="float">
            <text:p>268</text:p>
          </table:table-cell>
          <table:table-cell table:style-name="ce72" table:formula="of:=[.I273]" office:value-type="string" office:string-value="52.0644444,-7.848888888888888" calcext:value-type="string">
            <text:p>52.0644444,-7.848888888888888</text:p>
          </table:table-cell>
          <table:table-cell table:style-name="ce72" table:formula="of:=[.J273]" office:value-type="string" office:string-value="Q85396907" calcext:value-type="string">
            <text:p>Q85396907</text:p>
          </table:table-cell>
          <table:table-cell table:style-name="ce72" table:formula="of:=[.K273]" office:value-type="string" office:string-value="Q27" calcext:value-type="string">
            <text:p>Q27</text:p>
          </table:table-cell>
          <table:table-cell table:style-name="ce72" table:formula="of:=[.L27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style-name="ce72" table:formula="of:=[.D173]" office:value-type="string" office:string-value="Q85396845" calcext:value-type="string">
            <text:p>Q85396845</text:p>
          </table:table-cell>
          <table:table-cell table:style-name="ce72" table:formula="of:=[.E173]" office:value-type="string" office:string-value="Q27" calcext:value-type="string">
            <text:p>Q27</text:p>
          </table:table-cell>
          <table:table-cell table:style-name="ce72" table:formula="of:=[.F17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style-name="ce72" table:formula="of:=[.D174]" office:value-type="string" office:string-value="Q85396847" calcext:value-type="string">
            <text:p>Q85396847</text:p>
          </table:table-cell>
          <table:table-cell table:style-name="ce72" table:formula="of:=[.E174]" office:value-type="string" office:string-value="Q27" calcext:value-type="string">
            <text:p>Q27</text:p>
          </table:table-cell>
          <table:table-cell table:style-name="ce72" table:formula="of:=[.F174]"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1" calcext:value-type="float">
            <text:p>271</text:p>
          </table:table-cell>
          <table:table-cell table:style-name="ce72" table:formula="of:=[.I277]" office:value-type="string" office:string-value="52.1333333,-7.439166666666667" calcext:value-type="string">
            <text:p>52.1333333,-7.439166666666667</text:p>
          </table:table-cell>
          <table:table-cell table:style-name="ce72" table:formula="of:=[.J277]" office:value-type="string" office:string-value="Q85396847" calcext:value-type="string">
            <text:p>Q85396847</text:p>
          </table:table-cell>
          <table:table-cell table:style-name="ce72" table:formula="of:=[.K277]" office:value-type="string" office:string-value="Q27" calcext:value-type="string">
            <text:p>Q27</text:p>
          </table:table-cell>
          <table:table-cell table:style-name="ce72" table:formula="of:=[.L277]"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style-name="ce80" table:formula="of:=[.D176]" office:value-type="string" office:string-value="Q85396851" calcext:value-type="string">
            <text:p>Q85396851</text:p>
          </table:table-cell>
          <table:table-cell table:style-name="ce80" table:formula="of:=[.E176]" office:value-type="string" office:string-value="Q27" calcext:value-type="string">
            <text:p>Q27</text:p>
          </table:table-cell>
          <table:table-cell table:style-name="ce80" table:formula="of:=[.F176]"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style-name="ce72" table:formula="of:=[.D177]" office:value-type="string" office:string-value="Q85396944" calcext:value-type="string">
            <text:p>Q85396944</text:p>
          </table:table-cell>
          <table:table-cell table:style-name="ce72" table:formula="of:=[.E177]" office:value-type="string" office:string-value="Q27" calcext:value-type="string">
            <text:p>Q27</text:p>
          </table:table-cell>
          <table:table-cell table:style-name="ce72" table:formula="of:=[.F177]"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4" calcext:value-type="float">
            <text:p>284</text:p>
          </table:table-cell>
          <table:table-cell table:style-name="ce72" table:formula="of:=[.I290]" office:value-type="string" office:string-value="52.1913889,-7.483333333333333" calcext:value-type="string">
            <text:p>52.1913889,-7.483333333333333</text:p>
          </table:table-cell>
          <table:table-cell table:style-name="ce72" table:formula="of:=[.J290]" office:value-type="string" office:string-value="Q85396944" calcext:value-type="string">
            <text:p>Q85396944</text:p>
          </table:table-cell>
          <table:table-cell table:style-name="ce72" table:formula="of:=[.K290]" office:value-type="string" office:string-value="Q27" calcext:value-type="string">
            <text:p>Q27</text:p>
          </table:table-cell>
          <table:table-cell table:style-name="ce72" table:formula="of:=[.L290]"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style-name="ce72" table:formula="of:=[.D178]" office:value-type="string" office:string-value="Q85396852" calcext:value-type="string">
            <text:p>Q85396852</text:p>
          </table:table-cell>
          <table:table-cell table:style-name="ce72" table:formula="of:=[.E178]" office:value-type="string" office:string-value="Q27" calcext:value-type="string">
            <text:p>Q27</text:p>
          </table:table-cell>
          <table:table-cell table:style-name="ce72" table:formula="of:=[.F178]"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style-name="ce72" table:formula="of:=[.D179]" office:value-type="string" office:string-value="Q85396854" calcext:value-type="string">
            <text:p>Q85396854</text:p>
          </table:table-cell>
          <table:table-cell table:style-name="ce72" table:formula="of:=[.E179]" office:value-type="string" office:string-value="Q27" calcext:value-type="string">
            <text:p>Q27</text:p>
          </table:table-cell>
          <table:table-cell table:style-name="ce72" table:formula="of:=[.F179]"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7" calcext:value-type="float">
            <text:p>287</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8" calcext:value-type="float">
            <text:p>288</text:p>
          </table:table-cell>
          <table:table-cell table:style-name="ce72" table:formula="of:=[.I294]" office:value-type="string" office:string-value="52.0905556,-7.549722222222222" calcext:value-type="string">
            <text:p>52.0905556,-7.549722222222222</text:p>
          </table:table-cell>
          <table:table-cell table:style-name="ce72" table:formula="of:=[.J294]" office:value-type="string" office:string-value="Q85396854" calcext:value-type="string">
            <text:p>Q85396854</text:p>
          </table:table-cell>
          <table:table-cell table:style-name="ce72" table:formula="of:=[.K294]" office:value-type="string" office:string-value="Q27" calcext:value-type="string">
            <text:p>Q27</text:p>
          </table:table-cell>
          <table:table-cell table:style-name="ce72" table:formula="of:=[.L294]"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9" calcext:value-type="float">
            <text:p>289</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0" calcext:value-type="float">
            <text:p>290</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style-name="ce72" table:formula="of:=[.D180]" office:value-type="string" office:string-value="Q85396911" calcext:value-type="string">
            <text:p>Q85396911</text:p>
          </table:table-cell>
          <table:table-cell table:style-name="ce72" table:formula="of:=[.E180]" office:value-type="string" office:string-value="Q27" calcext:value-type="string">
            <text:p>Q27</text:p>
          </table:table-cell>
          <table:table-cell table:style-name="ce72" table:formula="of:=[.F180]"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style-name="ce72" table:formula="of:=[.D181]" office:value-type="string" office:string-value="Q85396914" calcext:value-type="string">
            <text:p>Q85396914</text:p>
          </table:table-cell>
          <table:table-cell table:style-name="ce72" table:formula="of:=[.E181]" office:value-type="string" office:string-value="Q27" calcext:value-type="string">
            <text:p>Q27</text:p>
          </table:table-cell>
          <table:table-cell table:style-name="ce72" table:formula="of:=[.F181]"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3" calcext:value-type="float">
            <text:p>293</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4" calcext:value-type="float">
            <text:p>294</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5" calcext:value-type="float">
            <text:p>295</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6" calcext:value-type="float">
            <text:p>296</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7" calcext:value-type="float">
            <text:p>297</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8" calcext:value-type="float">
            <text:p>298</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9" calcext:value-type="float">
            <text:p>299</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style-name="ce72" table:formula="of:=[.D182]" office:value-type="string" office:string-value="Q85396859" calcext:value-type="string">
            <text:p>Q85396859</text:p>
          </table:table-cell>
          <table:table-cell table:style-name="ce72" table:formula="of:=[.E182]" office:value-type="string" office:string-value="Q27" calcext:value-type="string">
            <text:p>Q27</text:p>
          </table:table-cell>
          <table:table-cell table:style-name="ce72" table:formula="of:=[.F182]"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style-name="ce72" table:formula="of:=[.D183]" office:value-type="string" office:string-value="Q85396862" calcext:value-type="string">
            <text:p>Q85396862</text:p>
          </table:table-cell>
          <table:table-cell table:style-name="ce72" table:formula="of:=[.E183]" office:value-type="string" office:string-value="Q27" calcext:value-type="string">
            <text:p>Q27</text:p>
          </table:table-cell>
          <table:table-cell table:style-name="ce72" table:formula="of:=[.F183]"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style-name="ce72" table:formula="of:=[.D184]" office:value-type="string" office:string-value="Q85396997" calcext:value-type="string">
            <text:p>Q85396997</text:p>
          </table:table-cell>
          <table:table-cell table:style-name="ce72" table:formula="of:=[.E184]" office:value-type="string" office:string-value="Q27" calcext:value-type="string">
            <text:p>Q27</text:p>
          </table:table-cell>
          <table:table-cell table:style-name="ce72" table:formula="of:=[.F184]"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style-name="ce72" table:formula="of:=[.D185]" office:value-type="string" office:string-value="Q85396916" calcext:value-type="string">
            <text:p>Q85396916</text:p>
          </table:table-cell>
          <table:table-cell table:style-name="ce72" table:formula="of:=[.E185]" office:value-type="string" office:string-value="Q27" calcext:value-type="string">
            <text:p>Q27</text:p>
          </table:table-cell>
          <table:table-cell table:style-name="ce72" table:formula="of:=[.F185]"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style-name="ce80" table:formula="of:=[.D186]" office:value-type="string" office:string-value="Q85396978" calcext:value-type="string">
            <text:p>Q85396978</text:p>
          </table:table-cell>
          <table:table-cell table:style-name="ce80" table:formula="of:=[.E186]" office:value-type="string" office:string-value="Q27" calcext:value-type="string">
            <text:p>Q27</text:p>
          </table:table-cell>
          <table:table-cell table:style-name="ce80" table:formula="of:=[.F186]"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style-name="ce72" table:formula="of:=[.D187]" office:value-type="string" office:string-value="Q85396866" calcext:value-type="string">
            <text:p>Q85396866</text:p>
          </table:table-cell>
          <table:table-cell table:style-name="ce72" table:formula="of:=[.E187]" office:value-type="string" office:string-value="Q27" calcext:value-type="string">
            <text:p>Q27</text:p>
          </table:table-cell>
          <table:table-cell table:style-name="ce72" table:formula="of:=[.F187]"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style-name="ce72" table:formula="of:=[.D188]" office:value-type="string" office:string-value="Q85396870" calcext:value-type="string">
            <text:p>Q85396870</text:p>
          </table:table-cell>
          <table:table-cell table:style-name="ce72" table:formula="of:=[.E188]" office:value-type="string" office:string-value="Q27" calcext:value-type="string">
            <text:p>Q27</text:p>
          </table:table-cell>
          <table:table-cell table:style-name="ce72" table:formula="of:=[.F188]"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style-name="ce72" table:formula="of:=[.D189]" office:value-type="string" office:string-value="Q85396919" calcext:value-type="string">
            <text:p>Q85396919</text:p>
          </table:table-cell>
          <table:table-cell table:style-name="ce72" table:formula="of:=[.E189]" office:value-type="string" office:string-value="Q27" calcext:value-type="string">
            <text:p>Q27</text:p>
          </table:table-cell>
          <table:table-cell table:style-name="ce72" table:formula="of:=[.F18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8" calcext:value-type="float">
            <text:p>308</text:p>
          </table:table-cell>
          <table:table-cell table:style-name="ce72" table:formula="of:=[.I314]" office:value-type="string" office:string-value="52.3419444,-7.487777777777778" calcext:value-type="string">
            <text:p>52.3419444,-7.487777777777778</text:p>
          </table:table-cell>
          <table:table-cell table:style-name="ce72" table:formula="of:=[.J314]" office:value-type="string" office:string-value="Q85396919" calcext:value-type="string">
            <text:p>Q85396919</text:p>
          </table:table-cell>
          <table:table-cell table:style-name="ce72" table:formula="of:=[.K314]" office:value-type="string" office:string-value="Q27" calcext:value-type="string">
            <text:p>Q27</text:p>
          </table:table-cell>
          <table:table-cell table:style-name="ce72" table:formula="of:=[.L314]"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style-name="ce72" table:formula="of:=[.D190]" office:value-type="string" office:string-value="Q85392806" calcext:value-type="string">
            <text:p>Q85392806</text:p>
          </table:table-cell>
          <table:table-cell table:style-name="ce72" table:formula="of:=[.E190]" office:value-type="string" office:string-value="Q27" calcext:value-type="string">
            <text:p>Q27</text:p>
          </table:table-cell>
          <table:table-cell table:style-name="ce72" table:formula="of:=[.F19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0" calcext:value-type="float">
            <text:p>310</text:p>
          </table:table-cell>
          <table:table-cell table:style-name="ce72" table:formula="of:=[.I316]" office:value-type="string" office:string-value="54.8030556,-6.183333333333334" calcext:value-type="string">
            <text:p>54.8030556,-6.183333333333334</text:p>
          </table:table-cell>
          <table:table-cell table:style-name="ce72" table:formula="of:=[.J316]" office:value-type="string" office:string-value="Q85392806" calcext:value-type="string">
            <text:p>Q85392806</text:p>
          </table:table-cell>
          <table:table-cell table:style-name="ce72" table:formula="of:=[.K316]" office:value-type="string" office:string-value="Q27" calcext:value-type="string">
            <text:p>Q27</text:p>
          </table:table-cell>
          <table:table-cell table:style-name="ce72" table:formula="of:=[.L316]"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style-name="ce72" table:formula="of:=[.D191]" office:value-type="string" office:string-value="Q85392810" calcext:value-type="string">
            <text:p>Q85392810</text:p>
          </table:table-cell>
          <table:table-cell table:style-name="ce72" table:formula="of:=[.E191]" office:value-type="string" office:string-value="Q26" calcext:value-type="string">
            <text:p>Q26</text:p>
          </table:table-cell>
          <table:table-cell table:style-name="ce72" table:formula="of:=[.F191]" office:value-type="string" office:string-value="Q189592" calcext:value-type="string">
            <text:p>Q18959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style-name="ce72" table:formula="of:=[.D192]" office:value-type="string" office:string-value="Q85392813" calcext:value-type="string">
            <text:p>Q85392813</text:p>
          </table:table-cell>
          <table:table-cell table:style-name="ce72" table:formula="of:=[.E192]" office:value-type="string" office:string-value="Q26" calcext:value-type="string">
            <text:p>Q26</text:p>
          </table:table-cell>
          <table:table-cell table:style-name="ce72" table:formula="of:=[.F192]" office:value-type="string" office:string-value="Q4792580" calcext:value-type="string">
            <text:p>Q4792580</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style-name="ce72" table:formula="of:=[.D193]" office:value-type="string" office:string-value="Q85392823" calcext:value-type="string">
            <text:p>Q85392823</text:p>
          </table:table-cell>
          <table:table-cell table:style-name="ce72" table:formula="of:=[.E193]" office:value-type="string" office:string-value="Q27" calcext:value-type="string">
            <text:p>Q27</text:p>
          </table:table-cell>
          <table:table-cell table:style-name="ce72" table:formula="of:=[.F193]" office:value-type="string" office:string-value="Q187402" calcext:value-type="string">
            <text:p>Q18740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style-name="ce72" table:formula="of:=[.D194]" office:value-type="string" office:string-value="Q85392816" calcext:value-type="string">
            <text:p>Q85392816</text:p>
          </table:table-cell>
          <table:table-cell table:style-name="ce72" table:formula="of:=[.E194]" office:value-type="string" office:string-value="Q27" calcext:value-type="string">
            <text:p>Q27</text:p>
          </table:table-cell>
          <table:table-cell table:style-name="ce72" table:formula="of:=[.F194]" office:value-type="string" office:string-value="Q187402" calcext:value-type="string">
            <text:p>Q18740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style-name="ce72" table:formula="of:=[.D195]" office:value-type="string" office:string-value="Q85392831" calcext:value-type="string">
            <text:p>Q85392831</text:p>
          </table:table-cell>
          <table:table-cell table:style-name="ce72" table:formula="of:=[.E195]" office:value-type="string" office:string-value="Q27" calcext:value-type="string">
            <text:p>Q27</text:p>
          </table:table-cell>
          <table:table-cell table:style-name="ce72" table:formula="of:=[.F195]" office:value-type="string" office:string-value="Q179424" calcext:value-type="string">
            <text:p>Q17942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style-name="ce72" table:formula="of:=[.D196]" office:value-type="string" office:string-value="Q85392833" calcext:value-type="string">
            <text:p>Q85392833</text:p>
          </table:table-cell>
          <table:table-cell table:style-name="ce72" table:formula="of:=[.E196]" office:value-type="string" office:string-value="Q26" calcext:value-type="string">
            <text:p>Q26</text:p>
          </table:table-cell>
          <table:table-cell table:style-name="ce72" table:formula="of:=[.F196]" office:value-type="string" office:string-value="Q190678" calcext:value-type="string">
            <text:p>Q19067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style-name="ce72" table:formula="of:=[.D197]" office:value-type="string" office:string-value="Q85392826" calcext:value-type="string">
            <text:p>Q85392826</text:p>
          </table:table-cell>
          <table:table-cell table:style-name="ce72" table:formula="of:=[.E197]" office:value-type="string" office:string-value="Q26" calcext:value-type="string">
            <text:p>Q26</text:p>
          </table:table-cell>
          <table:table-cell table:style-name="ce72" table:formula="of:=[.F197]" office:value-type="string" office:string-value="Q192208" calcext:value-type="string">
            <text:p>Q192208</text:p>
          </table:table-cell>
          <table:table-cell table:number-columns-repeated="1012"/>
        </table:table-row>
        <table:table-row table:style-name="ro5" table:number-rows-repeated="15">
          <table:table-cell table:style-name="ce71"/>
          <table:table-cell/>
          <table:table-cell table:style-name="ce74"/>
          <table:table-cell table:number-columns-repeated="4"/>
          <table:table-cell table:style-name="ce79"/>
          <table:table-cell table:number-columns-repeated="1016"/>
        </table:table-row>
        <table:table-row table:style-name="ro5" table:number-rows-repeated="19">
          <table:table-cell table:style-name="ce71"/>
          <table:table-cell/>
          <table:table-cell table:style-name="ce74"/>
          <table:table-cell table:number-columns-repeated="4"/>
          <table:table-cell table:style-name="ce79"/>
          <table:table-cell/>
          <table:table-cell table:style-name="ce72"/>
          <table:table-cell table:number-columns-repeated="1014"/>
        </table:table-row>
        <table:table-row table:style-name="ro5" table:number-rows-repeated="642">
          <table:table-cell table:style-name="ce71"/>
          <table:table-cell/>
          <table:table-cell table:style-name="ce74"/>
          <table:table-cell table:number-columns-repeated="4"/>
          <table:table-cell table:style-name="ce79"/>
          <table:table-cell table:number-columns-repeated="1016"/>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H1:GeoExport.H1000">
            <calcext:condition calcext:apply-style-name="ConditionalStyle_5" calcext:value="contains-text(&quot;A&quot;)" calcext:base-cell-address="GeoExport.H1"/>
          </calcext:conditional-format>
          <calcext:conditional-format calcext:target-range-address="GeoExport.H1:GeoExport.H1000">
            <calcext:condition calcext:apply-style-name="ConditionalStyle_5" calcext:value="contains-text(&quot;B&quot;)" calcext:base-cell-address="GeoExport.H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13:51:34.42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18:03:58.598000000</dc:date>
    <meta:editing-duration>PT6H46M33S</meta:editing-duration>
    <meta:editing-cycles>41</meta:editing-cycles>
    <meta:document-statistic meta:table-count="9" meta:cell-count="9653" meta:object-count="0"/>
  </office:meta>
</office:document-meta>
</file>